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5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098in"/>
    </style:style>
    <style:style style:name="co9" style:family="table-column">
      <style:table-column-properties fo:break-before="auto" style:column-width="1.6083in"/>
    </style:style>
    <style:style style:name="co10" style:family="table-column">
      <style:table-column-properties fo:break-before="auto" style:column-width="1.4654in"/>
    </style:style>
    <style:style style:name="co11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_data_200" table:style-name="ta1">
        <office:forms form:automatic-focus="false" form:apply-design-mode="false"/>
        <table:shapes>
          <draw:frame draw:z-index="0" draw:style-name="gr1" draw:text-style-name="P1" svg:width="11.5in" svg:height="6.4701in" svg:x="15.8114in" svg:y="0.678in">
            <draw:object draw:notify-on-update-of-ranges="cr_data_200.A2:cr_data_200.A197 cr_data_200.B1:cr_data_200.B1 cr_data_200.B2:cr_data_200.B197 cr_data_200.A2:cr_data_200.A197 cr_data_200.C1:cr_data_200.C1 cr_data_200.C2:cr_data_200.C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in" svg:height="6.4701in" svg:x="15.8114in" svg:y="7.4079in">
            <draw:object draw:notify-on-update-of-ranges="cr_data_200.A2:cr_data_200.A197 cr_data_200.H1:cr_data_200.H1 cr_data_200.H2:cr_data_200.H1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5in" svg:height="6.4701in" svg:x="15.8114in" svg:y="14.2378in">
            <draw:object draw:notify-on-update-of-ranges="cr_data_200.A2:cr_data_200.A197 cr_data_200.I1:cr_data_200.I1 cr_data_200.I2:cr_data_200.I1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5in" svg:height="6.4701in" svg:x="15.8012in" svg:y="21.0524in">
            <draw:object draw:notify-on-update-of-ranges="curves.A2:curves.A197 curves.K1:curves.K1 curves.K2:curves.K197 curves.A2:curves.A197 curves.L1:curves.L1 curves.L2:curves.L197 curves.A2:curves.A197 curves.M1:curves.M1 curves.M2:curves.M1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1.5in" svg:height="6.4701in" svg:x="26.2697in" svg:y="14.3413in">
            <draw:object draw:notify-on-update-of-ranges="cr_data_200.A1:cr_data_200.A1 cr_data_200.A2:cr_data_200.A197 cr_data_200.J1:cr_data_200.J1 cr_data_200.J2:cr_data_200.J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1.5in" svg:height="6.4701in" svg:x="26.2787in" svg:y="20.2705in">
            <draw:object draw:notify-on-update-of-ranges="cr_data_200.A1:cr_data_200.A1 cr_data_200.A2:cr_data_200.A197 cr_data_200.K1:cr_data_200.K1 cr_data_200.K2:cr_data_200.K19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1.5in" svg:height="6.4701in" svg:x="26.2976in" svg:y="8.5244in">
            <draw:object draw:notify-on-update-of-ranges="cr_data_200.A1:cr_data_200.A1 cr_data_200.A2:cr_data_200.A197 cr_data_200.L1:cr_data_200.L1 cr_data_200.L2:cr_data_200.L1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16372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diff</text:p>
          </table:table-cell>
          <table:table-cell table:style-name="ce1" office:value-type="string" calcext:value-type="string">
            <text:p>extrm_diff</text:p>
          </table:table-cell>
          <table:table-cell table:style-name="ce1" office:value-type="string" calcext:value-type="string">
            <text:p>mp_ratio1_num</text:p>
          </table:table-cell>
          <table:table-cell table:style-name="ce1" office:value-type="string" calcext:value-type="string">
            <text:p>mp_ratio1_denom</text:p>
          </table:table-cell>
          <table:table-cell table:style-name="ce1" office:value-type="string" calcext:value-type="string">
            <text:p>mp_ratio2_num</text:p>
          </table:table-cell>
          <table:table-cell table:style-name="ce1" office:value-type="string" calcext:value-type="string">
            <text:p>mp_ratio2_denom</text:p>
          </table:table-cell>
          <table:table-cell table:style-name="ce1" office:value-type="string" calcext:value-type="string">
            <text:p>mp_delta</text:p>
          </table:table-cell>
          <table:table-cell table:style-name="ce1" office:value-type="string" calcext:value-type="string">
            <text:p>mp_ratio (am)</text:p>
          </table:table-cell>
          <table:table-cell table:style-name="ce1" office:value-type="string" calcext:value-type="string">
            <text:p>mp_ratio (gm)</text:p>
          </table:table-cell>
          <table:table-cell table:style-name="ce1" office:value-type="string" calcext:value-type="string">
            <text:p>mp_ratio (hm)</text:p>
          </table:table-cell>
          <table:table-cell table:style-name="ce1" office:value-type="string" calcext:value-type="string">
            <text:p>mp_ratio (qm)</text:p>
          </table:table-cell>
          <table:table-cell table:style-name="ce1" office:value-type="string" calcext:value-type="string">
            <text:p>curve_no</text:p>
          </table:table-cell>
          <table:table-cell table:style-name="ce1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]-[.C2]" office:value-type="float" office:value="0.05" calcext:value-type="float">
            <text:p>0.05</text:p>
          </table:table-cell>
          <table:table-cell table:formula="of:=(([.F2] / [.G2]) + ([.D2] / [.E2])) / 2" office:value-type="float" office:value="0.45" calcext:value-type="float">
            <text:p>0.45</text:p>
          </table:table-cell>
          <table:table-cell table:formula="of:=SQRT(([.$F2] / [.$G2]) * ([.$D2] / [.$E2]))" office:value-type="float" office:value="0.447213595499958" calcext:value-type="float">
            <text:p>0.447213595499958</text:p>
          </table:table-cell>
          <table:table-cell table:formula="of:=2 / (([.$G2] / [.$F2]) + ([.$E2] / [.$D2]))" office:value-type="float" office:value="0.444444444444444" calcext:value-type="float">
            <text:p>0.444444444444444</text:p>
          </table:table-cell>
          <table:table-cell table:formula="of:=SQRT((([.$F2] / [.$G2])^2 + ([.$D2] / [.$E2])^2) / 2)" office:value-type="float" office:value="0.452769256906871" calcext:value-type="float">
            <text:p>0.452769256906871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333333333333334" calcext:value-type="float">
            <text:p>0.03333333333333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-[.C3]" office:value-type="float" office:value="0.0333333333333333" calcext:value-type="float">
            <text:p>0.0333333333333333</text:p>
          </table:table-cell>
          <table:table-cell table:formula="of:=(([.F3] / [.G3]) + ([.D3] / [.E3])) / 2" office:value-type="float" office:value="0.366666666666667" calcext:value-type="float">
            <text:p>0.366666666666667</text:p>
          </table:table-cell>
          <table:table-cell table:formula="of:=SQRT(([.$F3] / [.$G3]) * ([.$D3] / [.$E3]))" office:value-type="float" office:value="0.365148371670111" calcext:value-type="float">
            <text:p>0.365148371670111</text:p>
          </table:table-cell>
          <table:table-cell table:formula="of:=2 / (([.$G3] / [.$F3]) + ([.$E3] / [.$D3]))" office:value-type="float" office:value="0.363636363636364" calcext:value-type="float">
            <text:p>0.363636363636364</text:p>
          </table:table-cell>
          <table:table-cell table:formula="of:=SQRT((([.$F3] / [.$G3])^2 + ([.$D3] / [.$E3])^2) / 2)" office:value-type="float" office:value="0.368178700572909" calcext:value-type="float">
            <text:p>0.36817870057290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85714285714285" calcext:value-type="float">
            <text:p>0.0285714285714285</text:p>
          </table:table-cell>
          <table:table-cell office:value-type="float" office:value="0.0238095238095238" calcext:value-type="float">
            <text:p>0.023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]-[.C4]" office:value-type="float" office:value="0.0047619047619047" calcext:value-type="float">
            <text:p>0.0047619047619047</text:p>
          </table:table-cell>
          <table:table-cell table:formula="of:=(([.F4] / [.G4]) + ([.D4] / [.E4])) / 2" office:value-type="float" office:value="0.414285714285714" calcext:value-type="float">
            <text:p>0.414285714285714</text:p>
          </table:table-cell>
          <table:table-cell table:formula="of:=SQRT(([.$F4] / [.$G4]) * ([.$D4] / [.$E4]))" office:value-type="float" office:value="0.414039335605413" calcext:value-type="float">
            <text:p>0.414039335605413</text:p>
          </table:table-cell>
          <table:table-cell table:formula="of:=2 / (([.$G4] / [.$F4]) + ([.$E4] / [.$D4]))" office:value-type="float" office:value="0.413793103448276" calcext:value-type="float">
            <text:p>0.413793103448276</text:p>
          </table:table-cell>
          <table:table-cell table:formula="of:=SQRT((([.$F4] / [.$G4])^2 + ([.$D4] / [.$E4])^2) / 2)" office:value-type="float" office:value="0.414531946529912" calcext:value-type="float">
            <text:p>0.41453194652991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0.0071428571428571" calcext:value-type="float">
            <text:p>0.0071428571428571</text:p>
          </table:table-cell>
          <table:table-cell table:formula="of:=(([.F5] / [.G5]) + ([.D5] / [.E5])) / 2" office:value-type="float" office:value="0.3875" calcext:value-type="float">
            <text:p>0.3875</text:p>
          </table:table-cell>
          <table:table-cell table:formula="of:=SQRT(([.$F5] / [.$G5]) * ([.$D5] / [.$E5]))" office:value-type="float" office:value="0.387298334620742" calcext:value-type="float">
            <text:p>0.387298334620742</text:p>
          </table:table-cell>
          <table:table-cell table:formula="of:=2 / (([.$G5] / [.$F5]) + ([.$E5] / [.$D5]))" office:value-type="float" office:value="0.387096774193548" calcext:value-type="float">
            <text:p>0.387096774193548</text:p>
          </table:table-cell>
          <table:table-cell table:formula="of:=SQRT((([.$F5] / [.$G5])^2 + ([.$D5] / [.$E5])^2) / 2)" office:value-type="float" office:value="0.387701560481771" calcext:value-type="float">
            <text:p>0.387701560481771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8730158730159" calcext:value-type="float">
            <text:p>0.0158730158730159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6]-[.C6]" office:value-type="float" office:value="0.001984126984127" calcext:value-type="float">
            <text:p>0.001984126984127</text:p>
          </table:table-cell>
          <table:table-cell table:formula="of:=(([.F6] / [.G6]) + ([.D6] / [.E6])) / 2" office:value-type="float" office:value="0.436507936507937" calcext:value-type="float">
            <text:p>0.436507936507937</text:p>
          </table:table-cell>
          <table:table-cell table:formula="of:=SQRT(([.$F6] / [.$G6]) * ([.$D6] / [.$E6]))" office:value-type="float" office:value="0.436435780471985" calcext:value-type="float">
            <text:p>0.436435780471985</text:p>
          </table:table-cell>
          <table:table-cell table:formula="of:=2 / (([.$G6] / [.$F6]) + ([.$E6] / [.$D6]))" office:value-type="float" office:value="0.436363636363636" calcext:value-type="float">
            <text:p>0.436363636363636</text:p>
          </table:table-cell>
          <table:table-cell table:formula="of:=SQRT((([.$F6] / [.$G6])^2 + ([.$D6] / [.$E6])^2) / 2)" office:value-type="float" office:value="0.436580080618256" calcext:value-type="float">
            <text:p>0.43658008061825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C7]" office:value-type="float" office:value="0.0031746031746032" calcext:value-type="float">
            <text:p>0.0031746031746032</text:p>
          </table:table-cell>
          <table:table-cell table:formula="of:=(([.F7] / [.G7]) + ([.D7] / [.E7])) / 2" office:value-type="float" office:value="0.292857142857143" calcext:value-type="float">
            <text:p>0.292857142857143</text:p>
          </table:table-cell>
          <table:table-cell table:formula="of:=SQRT(([.$F7] / [.$G7]) * ([.$D7] / [.$E7]))" office:value-type="float" office:value="0.29277002188456" calcext:value-type="float">
            <text:p>0.29277002188456</text:p>
          </table:table-cell>
          <table:table-cell table:formula="of:=2 / (([.$G7] / [.$F7]) + ([.$E7] / [.$D7]))" office:value-type="float" office:value="0.292682926829268" calcext:value-type="float">
            <text:p>0.292682926829268</text:p>
          </table:table-cell>
          <table:table-cell table:formula="of:=SQRT((([.$F7] / [.$G7])^2 + ([.$D7] / [.$E7])^2) / 2)" office:value-type="float" office:value="0.292944237920141" calcext:value-type="float">
            <text:p>0.292944237920141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8]-[.C8]" office:value-type="float" office:value="0.00101010101010101" calcext:value-type="float">
            <text:p>0.00101010101010101</text:p>
          </table:table-cell>
          <table:table-cell table:formula="of:=(([.F8] / [.G8]) + ([.D8] / [.E8])) / 2" office:value-type="float" office:value="0.44949494949495" calcext:value-type="float">
            <text:p>0.44949494949495</text:p>
          </table:table-cell>
          <table:table-cell table:formula="of:=SQRT(([.$F8] / [.$G8]) * ([.$D8] / [.$E8]))" office:value-type="float" office:value="0.449466574975495" calcext:value-type="float">
            <text:p>0.449466574975495</text:p>
          </table:table-cell>
          <table:table-cell table:formula="of:=2 / (([.$G8] / [.$F8]) + ([.$E8] / [.$D8]))" office:value-type="float" office:value="0.449438202247191" calcext:value-type="float">
            <text:p>0.449438202247191</text:p>
          </table:table-cell>
          <table:table-cell table:formula="of:=SQRT((([.$F8] / [.$G8])^2 + ([.$D8] / [.$E8])^2) / 2)" office:value-type="float" office:value="0.449523322223366" calcext:value-type="float">
            <text:p>0.44952332222336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9]-[.C9]" office:value-type="float" office:value="0.00252525252525252" calcext:value-type="float">
            <text:p>0.00252525252525252</text:p>
          </table:table-cell>
          <table:table-cell table:formula="of:=(([.F9] / [.G9]) + ([.D9] / [.E9])) / 2" office:value-type="float" office:value="0.44949494949495" calcext:value-type="float">
            <text:p>0.44949494949495</text:p>
          </table:table-cell>
          <table:table-cell table:formula="of:=SQRT(([.$F9] / [.$G9]) * ([.$D9] / [.$E9]))" office:value-type="float" office:value="0.449466574975495" calcext:value-type="float">
            <text:p>0.449466574975495</text:p>
          </table:table-cell>
          <table:table-cell table:formula="of:=2 / (([.$G9] / [.$F9]) + ([.$E9] / [.$D9]))" office:value-type="float" office:value="0.449438202247191" calcext:value-type="float">
            <text:p>0.449438202247191</text:p>
          </table:table-cell>
          <table:table-cell table:formula="of:=SQRT((([.$F9] / [.$G9])^2 + ([.$D9] / [.$E9])^2) / 2)" office:value-type="float" office:value="0.449523322223366" calcext:value-type="float">
            <text:p>0.44952332222336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99300699300703" calcext:value-type="float">
            <text:p>0.00699300699300703</text:p>
          </table:table-cell>
          <table:table-cell office:value-type="float" office:value="0.0064102564102564" calcext:value-type="float">
            <text:p>0.00641025641025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0]-[.C10]" office:value-type="float" office:value="0.000582750582750631" calcext:value-type="float">
            <text:p>0.000582750582750631</text:p>
          </table:table-cell>
          <table:table-cell table:formula="of:=(([.F10] / [.G10]) + ([.D10] / [.E10])) / 2" office:value-type="float" office:value="0.458041958041958" calcext:value-type="float">
            <text:p>0.458041958041958</text:p>
          </table:table-cell>
          <table:table-cell table:formula="of:=SQRT(([.$F10] / [.$G10]) * ([.$D10] / [.$E10]))" office:value-type="float" office:value="0.458028612414344" calcext:value-type="float">
            <text:p>0.458028612414344</text:p>
          </table:table-cell>
          <table:table-cell table:formula="of:=2 / (([.$G10] / [.$F10]) + ([.$E10] / [.$D10]))" office:value-type="float" office:value="0.458015267175572" calcext:value-type="float">
            <text:p>0.458015267175572</text:p>
          </table:table-cell>
          <table:table-cell table:formula="of:=SQRT((([.$F10] / [.$G10])^2 + ([.$D10] / [.$E10])^2) / 2)" office:value-type="float" office:value="0.458055303280741" calcext:value-type="float">
            <text:p>0.45805530328074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0054945054945055" calcext:value-type="float">
            <text:p>0.00549450549450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1]-[.C11]" office:value-type="float" office:value="0.000999000999001" calcext:value-type="float">
            <text:p>0.000999000999001</text:p>
          </table:table-cell>
          <table:table-cell table:formula="of:=(([.F11] / [.G11]) + ([.D11] / [.E11])) / 2" office:value-type="float" office:value="0.36038961038961" calcext:value-type="float">
            <text:p>0.36038961038961</text:p>
          </table:table-cell>
          <table:table-cell table:formula="of:=SQRT(([.$F11] / [.$G11]) * ([.$D11] / [.$E11]))" office:value-type="float" office:value="0.360374985078224" calcext:value-type="float">
            <text:p>0.360374985078224</text:p>
          </table:table-cell>
          <table:table-cell table:formula="of:=2 / (([.$G11] / [.$F11]) + ([.$E11] / [.$D11]))" office:value-type="float" office:value="0.36036036036036" calcext:value-type="float">
            <text:p>0.36036036036036</text:p>
          </table:table-cell>
          <table:table-cell table:formula="of:=SQRT((([.$F11] / [.$G11])^2 + ([.$D11] / [.$E11])^2) / 2)" office:value-type="float" office:value="0.360404235107498" calcext:value-type="float">
            <text:p>0.360404235107498</text:p>
          </table:table-cell>
          <table:table-cell table:formula="of:=IF([.I11]&gt;0.4;1;IF([.I1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12820512820511" calcext:value-type="float">
            <text:p>0.00512820512820511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2]-[.C12]" office:value-type="float" office:value="0.00036630036630035" calcext:value-type="float">
            <text:p>0.00036630036630035</text:p>
          </table:table-cell>
          <table:table-cell table:formula="of:=(([.F12] / [.G12]) + ([.D12] / [.E12])) / 2" office:value-type="float" office:value="0.464102564102564" calcext:value-type="float">
            <text:p>0.464102564102564</text:p>
          </table:table-cell>
          <table:table-cell table:formula="of:=SQRT(([.$F12] / [.$G12]) * ([.$D12] / [.$E12]))" office:value-type="float" office:value="0.464095480892257" calcext:value-type="float">
            <text:p>0.464095480892257</text:p>
          </table:table-cell>
          <table:table-cell table:formula="of:=2 / (([.$G12] / [.$F12]) + ([.$E12] / [.$D12]))" office:value-type="float" office:value="0.464088397790055" calcext:value-type="float">
            <text:p>0.464088397790055</text:p>
          </table:table-cell>
          <table:table-cell table:formula="of:=SQRT((([.$F12] / [.$G12])^2 + ([.$D12] / [.$E12])^2) / 2)" office:value-type="float" office:value="0.464109647204768" calcext:value-type="float">
            <text:p>0.464109647204768</text:p>
          </table:table-cell>
          <table:table-cell table:formula="of:=IF([.I12]&gt;0.4;1;IF([.I1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80769230769229" calcext:value-type="float">
            <text:p>0.00480769230769229</text:p>
          </table:table-cell>
          <table:table-cell office:value-type="float" office:value="0.00416666666666667" calcext:value-type="float">
            <text:p>0.0041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-[.C13]" office:value-type="float" office:value="0.00064102564102562" calcext:value-type="float">
            <text:p>0.00064102564102562</text:p>
          </table:table-cell>
          <table:table-cell table:formula="of:=(([.F13] / [.G13]) + ([.D13] / [.E13])) / 2" office:value-type="float" office:value="0.310096153846154" calcext:value-type="float">
            <text:p>0.310096153846154</text:p>
          </table:table-cell>
          <table:table-cell table:formula="of:=SQRT(([.$F13] / [.$G13]) * ([.$D13] / [.$E13]))" office:value-type="float" office:value="0.310086836473021" calcext:value-type="float">
            <text:p>0.310086836473021</text:p>
          </table:table-cell>
          <table:table-cell table:formula="of:=2 / (([.$G13] / [.$F13]) + ([.$E13] / [.$D13]))" office:value-type="float" office:value="0.310077519379845" calcext:value-type="float">
            <text:p>0.310077519379845</text:p>
          </table:table-cell>
          <table:table-cell table:formula="of:=SQRT((([.$F13] / [.$G13])^2 + ([.$D13] / [.$E13])^2) / 2)" office:value-type="float" office:value="0.310105470939338" calcext:value-type="float">
            <text:p>0.310105470939338</text:p>
          </table:table-cell>
          <table:table-cell table:formula="of:=IF([.I13]&gt;0.4;1;IF([.I1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6764705882353" calcext:value-type="float">
            <text:p>0.00367647058823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4]-[.C14]" office:value-type="float" office:value="0.00024509803921567" calcext:value-type="float">
            <text:p>0.00024509803921567</text:p>
          </table:table-cell>
          <table:table-cell table:formula="of:=(([.F14] / [.G14]) + ([.D14] / [.E14])) / 2" office:value-type="float" office:value="0.468627450980392" calcext:value-type="float">
            <text:p>0.468627450980392</text:p>
          </table:table-cell>
          <table:table-cell table:formula="of:=SQRT(([.$F14] / [.$G14]) * ([.$D14] / [.$E14]))" office:value-type="float" office:value="0.468623348903205" calcext:value-type="float">
            <text:p>0.468623348903205</text:p>
          </table:table-cell>
          <table:table-cell table:formula="of:=2 / (([.$G14] / [.$F14]) + ([.$E14] / [.$D14]))" office:value-type="float" office:value="0.468619246861925" calcext:value-type="float">
            <text:p>0.468619246861925</text:p>
          </table:table-cell>
          <table:table-cell table:formula="of:=SQRT((([.$F14] / [.$G14])^2 + ([.$D14] / [.$E14])^2) / 2)" office:value-type="float" office:value="0.468631553021673" calcext:value-type="float">
            <text:p>0.468631553021673</text:p>
          </table:table-cell>
          <table:table-cell table:formula="of:=IF([.I14]&gt;0.4;1;IF([.I1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26797385620915" calcext:value-type="float">
            <text:p>0.003267973856209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0.00065359477124182" calcext:value-type="float">
            <text:p>0.00065359477124182</text:p>
          </table:table-cell>
          <table:table-cell table:formula="of:=(([.F15] / [.G15]) + ([.D15] / [.E15])) / 2" office:value-type="float" office:value="0.468627450980392" calcext:value-type="float">
            <text:p>0.468627450980392</text:p>
          </table:table-cell>
          <table:table-cell table:formula="of:=SQRT(([.$F15] / [.$G15]) * ([.$D15] / [.$E15]))" office:value-type="float" office:value="0.468623348903205" calcext:value-type="float">
            <text:p>0.468623348903205</text:p>
          </table:table-cell>
          <table:table-cell table:formula="of:=2 / (([.$G15] / [.$F15]) + ([.$E15] / [.$D15]))" office:value-type="float" office:value="0.468619246861925" calcext:value-type="float">
            <text:p>0.468619246861925</text:p>
          </table:table-cell>
          <table:table-cell table:formula="of:=SQRT((([.$F15] / [.$G15])^2 + ([.$D15] / [.$E15])^2) / 2)" office:value-type="float" office:value="0.468631553021673" calcext:value-type="float">
            <text:p>0.468631553021673</text:p>
          </table:table-cell>
          <table:table-cell table:formula="of:=IF([.I15]&gt;0.4;1;IF([.I1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09597523219812" calcext:value-type="float">
            <text:p>0.00309597523219812</text:p>
          </table:table-cell>
          <table:table-cell office:value-type="float" office:value="0.00292397660818713" calcext:value-type="float">
            <text:p>0.002923976608187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16]-[.C16]" office:value-type="float" office:value="0.00017199862401099" calcext:value-type="float">
            <text:p>0.00017199862401099</text:p>
          </table:table-cell>
          <table:table-cell table:formula="of:=(([.F16] / [.G16]) + ([.D16] / [.E16])) / 2" office:value-type="float" office:value="0.472136222910217" calcext:value-type="float">
            <text:p>0.472136222910217</text:p>
          </table:table-cell>
          <table:table-cell table:formula="of:=SQRT(([.$F16] / [.$G16]) * ([.$D16] / [.$E16]))" office:value-type="float" office:value="0.47213368521878" calcext:value-type="float">
            <text:p>0.47213368521878</text:p>
          </table:table-cell>
          <table:table-cell table:formula="of:=2 / (([.$G16] / [.$F16]) + ([.$E16] / [.$D16]))" office:value-type="float" office:value="0.472131147540984" calcext:value-type="float">
            <text:p>0.472131147540984</text:p>
          </table:table-cell>
          <table:table-cell table:formula="of:=SQRT((([.$F16] / [.$G16])^2 + ([.$D16] / [.$E16])^2) / 2)" office:value-type="float" office:value="0.472138760588013" calcext:value-type="float">
            <text:p>0.472138760588013</text:p>
          </table:table-cell>
          <table:table-cell table:formula="of:=IF([.I16]&gt;0.4;1;IF([.I1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94117647058828" calcext:value-type="float">
            <text:p>0.00294117647058828</text:p>
          </table:table-cell>
          <table:table-cell office:value-type="float" office:value="0.00263157894736842" calcext:value-type="float">
            <text:p>0.002631578947368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17]-[.C17]" office:value-type="float" office:value="0.00030959752321986" calcext:value-type="float">
            <text:p>0.00030959752321986</text:p>
          </table:table-cell>
          <table:table-cell table:formula="of:=(([.F17] / [.G17]) + ([.D17] / [.E17])) / 2" office:value-type="float" office:value="0.351470588235294" calcext:value-type="float">
            <text:p>0.351470588235294</text:p>
          </table:table-cell>
          <table:table-cell table:formula="of:=SQRT(([.$F17] / [.$G17]) * ([.$D17] / [.$E17]))" office:value-type="float" office:value="0.351467511677404" calcext:value-type="float">
            <text:p>0.351467511677404</text:p>
          </table:table-cell>
          <table:table-cell table:formula="of:=2 / (([.$G17] / [.$F17]) + ([.$E17] / [.$D17]))" office:value-type="float" office:value="0.351464435146444" calcext:value-type="float">
            <text:p>0.351464435146444</text:p>
          </table:table-cell>
          <table:table-cell table:formula="of:=SQRT((([.$F17] / [.$G17])^2 + ([.$D17] / [.$E17])^2) / 2)" office:value-type="float" office:value="0.351473664766255" calcext:value-type="float">
            <text:p>0.351473664766255</text:p>
          </table:table-cell>
          <table:table-cell table:formula="of:=IF([.I17]&gt;0.4;1;IF([.I1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5062656641604" calcext:value-type="float">
            <text:p>0.0025062656641604</text:p>
          </table:table-cell>
          <table:table-cell office:value-type="float" office:value="0.00238095238095239" calcext:value-type="float">
            <text:p>0.0023809523809523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B18]-[.C18]" office:value-type="float" office:value="0.00012531328320801" calcext:value-type="float">
            <text:p>0.00012531328320801</text:p>
          </table:table-cell>
          <table:table-cell table:formula="of:=(([.F18] / [.G18]) + ([.D18] / [.E18])) / 2" office:value-type="float" office:value="0.474937343358396" calcext:value-type="float">
            <text:p>0.474937343358396</text:p>
          </table:table-cell>
          <table:table-cell table:formula="of:=SQRT(([.$F18] / [.$G18]) * ([.$D18] / [.$E18]))" office:value-type="float" office:value="0.474935690145978" calcext:value-type="float">
            <text:p>0.474935690145978</text:p>
          </table:table-cell>
          <table:table-cell table:formula="of:=2 / (([.$G18] / [.$F18]) + ([.$E18] / [.$D18]))" office:value-type="float" office:value="0.474934036939314" calcext:value-type="float">
            <text:p>0.474934036939314</text:p>
          </table:table-cell>
          <table:table-cell table:formula="of:=SQRT((([.$F18] / [.$G18])^2 + ([.$D18] / [.$E18])^2) / 2)" office:value-type="float" office:value="0.47493899656506" calcext:value-type="float">
            <text:p>0.47493899656506</text:p>
          </table:table-cell>
          <table:table-cell table:formula="of:=IF([.I18]&gt;0.4;1;IF([.I1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39234449760767" calcext:value-type="float">
            <text:p>0.00239234449760767</text:p>
          </table:table-cell>
          <table:table-cell office:value-type="float" office:value="0.00216450216450216" calcext:value-type="float">
            <text:p>0.002164502164502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B19]-[.C19]" office:value-type="float" office:value="0.00022784233310551" calcext:value-type="float">
            <text:p>0.00022784233310551</text:p>
          </table:table-cell>
          <table:table-cell table:formula="of:=(([.F19] / [.G19]) + ([.D19] / [.E19])) / 2" office:value-type="float" office:value="0.316985645933014" calcext:value-type="float">
            <text:p>0.316985645933014</text:p>
          </table:table-cell>
          <table:table-cell table:formula="of:=SQRT(([.$F19] / [.$G19]) * ([.$D19] / [.$E19]))" office:value-type="float" office:value="0.316983388996208" calcext:value-type="float">
            <text:p>0.316983388996208</text:p>
          </table:table-cell>
          <table:table-cell table:formula="of:=2 / (([.$G19] / [.$F19]) + ([.$E19] / [.$D19]))" office:value-type="float" office:value="0.316981132075472" calcext:value-type="float">
            <text:p>0.316981132075472</text:p>
          </table:table-cell>
          <table:table-cell table:formula="of:=SQRT((([.$F19] / [.$G19])^2 + ([.$D19] / [.$E19])^2) / 2)" office:value-type="float" office:value="0.316987902853751" calcext:value-type="float">
            <text:p>0.316987902853751</text:p>
          </table:table-cell>
          <table:table-cell table:formula="of:=IF([.I19]&gt;0.4;1;IF([.I1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97628458498024" calcext:value-type="float">
            <text:p>0.001976284584980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0]-[.C20]" office:value-type="float" office:value="0.000094108789761" calcext:value-type="float">
            <text:p>0.000094108789761</text:p>
          </table:table-cell>
          <table:table-cell table:formula="of:=(([.F20] / [.G20]) + ([.D20] / [.E20])) / 2" office:value-type="float" office:value="0.477225672877847" calcext:value-type="float">
            <text:p>0.477225672877847</text:p>
          </table:table-cell>
          <table:table-cell table:formula="of:=SQRT(([.$F20] / [.$G20]) * ([.$D20] / [.$E20]))" office:value-type="float" office:value="0.477224550103546" calcext:value-type="float">
            <text:p>0.477224550103546</text:p>
          </table:table-cell>
          <table:table-cell table:formula="of:=2 / (([.$G20] / [.$F20]) + ([.$E20] / [.$D20]))" office:value-type="float" office:value="0.477223427331887" calcext:value-type="float">
            <text:p>0.477223427331887</text:p>
          </table:table-cell>
          <table:table-cell table:formula="of:=SQRT((([.$F20] / [.$G20])^2 + ([.$D20] / [.$E20])^2) / 2)" office:value-type="float" office:value="0.477226795649506" calcext:value-type="float">
            <text:p>0.477226795649506</text:p>
          </table:table-cell>
          <table:table-cell table:formula="of:=IF([.I20]&gt;0.4;1;IF([.I2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81159420289855" calcext:value-type="float">
            <text:p>0.001811594202898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1]-[.C21]" office:value-type="float" office:value="0.00025879917184269" calcext:value-type="float">
            <text:p>0.00025879917184269</text:p>
          </table:table-cell>
          <table:table-cell table:formula="of:=(([.F21] / [.G21]) + ([.D21] / [.E21])) / 2" office:value-type="float" office:value="0.477225672877847" calcext:value-type="float">
            <text:p>0.477225672877847</text:p>
          </table:table-cell>
          <table:table-cell table:formula="of:=SQRT(([.$F21] / [.$G21]) * ([.$D21] / [.$E21]))" office:value-type="float" office:value="0.477224550103546" calcext:value-type="float">
            <text:p>0.477224550103546</text:p>
          </table:table-cell>
          <table:table-cell table:formula="of:=2 / (([.$G21] / [.$F21]) + ([.$E21] / [.$D21]))" office:value-type="float" office:value="0.477223427331887" calcext:value-type="float">
            <text:p>0.477223427331887</text:p>
          </table:table-cell>
          <table:table-cell table:formula="of:=SQRT((([.$F21] / [.$G21])^2 + ([.$D21] / [.$E21])^2) / 2)" office:value-type="float" office:value="0.477226795649506" calcext:value-type="float">
            <text:p>0.477226795649506</text:p>
          </table:table-cell>
          <table:table-cell table:formula="of:=IF([.I21]&gt;0.4;1;IF([.I2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0.00166666666666666" calcext:value-type="float">
            <text:p>0.001666666666666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22]-[.C22]" office:value-type="float" office:value="0.0000724637681159199" calcext:value-type="float">
            <text:p>7.24637681159199E-05</text:p>
          </table:table-cell>
          <table:table-cell table:formula="of:=(([.F22] / [.G22]) + ([.D22] / [.E22])) / 2" office:value-type="float" office:value="0.479130434782609" calcext:value-type="float">
            <text:p>0.479130434782609</text:p>
          </table:table-cell>
          <table:table-cell table:formula="of:=SQRT(([.$F22] / [.$G22]) * ([.$D22] / [.$E22]))" office:value-type="float" office:value="0.479129645702814" calcext:value-type="float">
            <text:p>0.479129645702814</text:p>
          </table:table-cell>
          <table:table-cell table:formula="of:=2 / (([.$G22] / [.$F22]) + ([.$E22] / [.$D22]))" office:value-type="float" office:value="0.47912885662432" calcext:value-type="float">
            <text:p>0.47912885662432</text:p>
          </table:table-cell>
          <table:table-cell table:formula="of:=SQRT((([.$F22] / [.$G22])^2 + ([.$D22] / [.$E22])^2) / 2)" office:value-type="float" office:value="0.479131223861104" calcext:value-type="float">
            <text:p>0.479131223861104</text:p>
          </table:table-cell>
          <table:table-cell table:formula="of:=IF([.I22]&gt;0.4;1;IF([.I2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67224080267558" calcext:value-type="float">
            <text:p>0.00167224080267558</text:p>
          </table:table-cell>
          <table:table-cell office:value-type="float" office:value="0.00153846153846154" calcext:value-type="float">
            <text:p>0.00153846153846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23]-[.C23]" office:value-type="float" office:value="0.00013377926421404" calcext:value-type="float">
            <text:p>0.00013377926421404</text:p>
          </table:table-cell>
          <table:table-cell table:formula="of:=(([.F23] / [.G23]) + ([.D23] / [.E23])) / 2" office:value-type="float" office:value="0.346989966555184" calcext:value-type="float">
            <text:p>0.346989966555184</text:p>
          </table:table-cell>
          <table:table-cell table:formula="of:=SQRT(([.$F23] / [.$G23]) * ([.$D23] / [.$E23]))" office:value-type="float" office:value="0.346988959179744" calcext:value-type="float">
            <text:p>0.346988959179744</text:p>
          </table:table-cell>
          <table:table-cell table:formula="of:=2 / (([.$G23] / [.$F23]) + ([.$E23] / [.$D23]))" office:value-type="float" office:value="0.346987951807229" calcext:value-type="float">
            <text:p>0.346987951807229</text:p>
          </table:table-cell>
          <table:table-cell table:formula="of:=SQRT((([.$F23] / [.$G23])^2 + ([.$D23] / [.$E23])^2) / 2)" office:value-type="float" office:value="0.346990973927699" calcext:value-type="float">
            <text:p>0.346990973927699</text:p>
          </table:table-cell>
          <table:table-cell table:formula="of:=IF([.I23]&gt;0.4;1;IF([.I2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48148148148147" calcext:value-type="float">
            <text:p>0.00148148148148147</text:p>
          </table:table-cell>
          <table:table-cell office:value-type="float" office:value="0.00142450142450143" calcext:value-type="float">
            <text:p>0.0014245014245014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B24]-[.C24]" office:value-type="float" office:value="0.0000569800569800399" calcext:value-type="float">
            <text:p>5.69800569800399E-05</text:p>
          </table:table-cell>
          <table:table-cell table:formula="of:=(([.F24] / [.G24]) + ([.D24] / [.E24])) / 2" office:value-type="float" office:value="0.480740740740741" calcext:value-type="float">
            <text:p>0.480740740740741</text:p>
          </table:table-cell>
          <table:table-cell table:formula="of:=SQRT(([.$F24] / [.$G24]) * ([.$D24] / [.$E24]))" office:value-type="float" office:value="0.480740170061865" calcext:value-type="float">
            <text:p>0.480740170061865</text:p>
          </table:table-cell>
          <table:table-cell table:formula="of:=2 / (([.$G24] / [.$F24]) + ([.$E24] / [.$D24]))" office:value-type="float" office:value="0.480739599383667" calcext:value-type="float">
            <text:p>0.480739599383667</text:p>
          </table:table-cell>
          <table:table-cell table:formula="of:=SQRT((([.$F24] / [.$G24])^2 + ([.$D24] / [.$E24])^2) / 2)" office:value-type="float" office:value="0.480741311418939" calcext:value-type="float">
            <text:p>0.480741311418939</text:p>
          </table:table-cell>
          <table:table-cell table:formula="of:=IF([.I24]&gt;0.4;1;IF([.I2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32275132275132" calcext:value-type="float">
            <text:p>0.001322751322751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B25]-[.C25]" office:value-type="float" office:value="0.00010582010582013" calcext:value-type="float">
            <text:p>0.00010582010582013</text:p>
          </table:table-cell>
          <table:table-cell table:formula="of:=(([.F25] / [.G25]) + ([.D25] / [.E25])) / 2" office:value-type="float" office:value="0.320714285714286" calcext:value-type="float">
            <text:p>0.320714285714286</text:p>
          </table:table-cell>
          <table:table-cell table:formula="of:=SQRT(([.$F25] / [.$G25]) * ([.$D25] / [.$E25]))" office:value-type="float" office:value="0.320713490294909" calcext:value-type="float">
            <text:p>0.320713490294909</text:p>
          </table:table-cell>
          <table:table-cell table:formula="of:=2 / (([.$G25] / [.$F25]) + ([.$E25] / [.$D25]))" office:value-type="float" office:value="0.320712694877506" calcext:value-type="float">
            <text:p>0.320712694877506</text:p>
          </table:table-cell>
          <table:table-cell table:formula="of:=SQRT((([.$F25] / [.$G25])^2 + ([.$D25] / [.$E25])^2) / 2)" office:value-type="float" office:value="0.320715081131689" calcext:value-type="float">
            <text:p>0.320715081131689</text:p>
          </table:table-cell>
          <table:table-cell table:formula="of:=IF([.I25]&gt;0.4;1;IF([.I2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23152709359606" calcext:value-type="float">
            <text:p>0.0012315270935960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6]-[.C26]" office:value-type="float" office:value="0.00004561211457768" calcext:value-type="float">
            <text:p>4.561211457768E-05</text:p>
          </table:table-cell>
          <table:table-cell table:formula="of:=(([.F26] / [.G26]) + ([.D26] / [.E26])) / 2" office:value-type="float" office:value="0.482120051085568" calcext:value-type="float">
            <text:p>0.482120051085568</text:p>
          </table:table-cell>
          <table:table-cell table:formula="of:=SQRT(([.$F26] / [.$G26]) * ([.$D26] / [.$E26]))" office:value-type="float" office:value="0.482119628191605" calcext:value-type="float">
            <text:p>0.482119628191605</text:p>
          </table:table-cell>
          <table:table-cell table:formula="of:=2 / (([.$G26] / [.$F26]) + ([.$E26] / [.$D26]))" office:value-type="float" office:value="0.482119205298013" calcext:value-type="float">
            <text:p>0.482119205298013</text:p>
          </table:table-cell>
          <table:table-cell table:formula="of:=SQRT((([.$F26] / [.$G26])^2 + ([.$D26] / [.$E26])^2) / 2)" office:value-type="float" office:value="0.48212047397916" calcext:value-type="float">
            <text:p>0.48212047397916</text:p>
          </table:table-cell>
          <table:table-cell table:formula="of:=IF([.I26]&gt;0.4;1;IF([.I2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14942528735632" calcext:value-type="float">
            <text:p>0.001149425287356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7]-[.C27]" office:value-type="float" office:value="0.00012771392081742" calcext:value-type="float">
            <text:p>0.00012771392081742</text:p>
          </table:table-cell>
          <table:table-cell table:formula="of:=(([.F27] / [.G27]) + ([.D27] / [.E27])) / 2" office:value-type="float" office:value="0.482120051085568" calcext:value-type="float">
            <text:p>0.482120051085568</text:p>
          </table:table-cell>
          <table:table-cell table:formula="of:=SQRT(([.$F27] / [.$G27]) * ([.$D27] / [.$E27]))" office:value-type="float" office:value="0.482119628191605" calcext:value-type="float">
            <text:p>0.482119628191605</text:p>
          </table:table-cell>
          <table:table-cell table:formula="of:=2 / (([.$G27] / [.$F27]) + ([.$E27] / [.$D27]))" office:value-type="float" office:value="0.482119205298013" calcext:value-type="float">
            <text:p>0.482119205298013</text:p>
          </table:table-cell>
          <table:table-cell table:formula="of:=SQRT((([.$F27] / [.$G27])^2 + ([.$D27] / [.$E27])^2) / 2)" office:value-type="float" office:value="0.48212047397916" calcext:value-type="float">
            <text:p>0.48212047397916</text:p>
          </table:table-cell>
          <table:table-cell table:formula="of:=IF([.I27]&gt;0.4;1;IF([.I2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1123470522803" calcext:value-type="float">
            <text:p>0.0011123470522803</text:p>
          </table:table-cell>
          <table:table-cell office:value-type="float" office:value="0.0010752688172043" calcext:value-type="float">
            <text:p>0.00107526881720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28]-[.C28]" office:value-type="float" office:value="0.000037078235076" calcext:value-type="float">
            <text:p>0.000037078235076</text:p>
          </table:table-cell>
          <table:table-cell table:formula="of:=(([.F28] / [.G28]) + ([.D28] / [.E28])) / 2" office:value-type="float" office:value="0.483314794215795" calcext:value-type="float">
            <text:p>0.483314794215795</text:p>
          </table:table-cell>
          <table:table-cell table:formula="of:=SQRT(([.$F28] / [.$G28]) * ([.$D28] / [.$E28]))" office:value-type="float" office:value="0.483314474207907" calcext:value-type="float">
            <text:p>0.483314474207907</text:p>
          </table:table-cell>
          <table:table-cell table:formula="of:=2 / (([.$G28] / [.$F28]) + ([.$E28] / [.$D28]))" office:value-type="float" office:value="0.48331415420023" calcext:value-type="float">
            <text:p>0.48331415420023</text:p>
          </table:table-cell>
          <table:table-cell table:formula="of:=SQRT((([.$F28] / [.$G28])^2 + ([.$D28] / [.$E28])^2) / 2)" office:value-type="float" office:value="0.483315114223472" calcext:value-type="float">
            <text:p>0.483315114223472</text:p>
          </table:table-cell>
          <table:table-cell table:formula="of:=IF([.I28]&gt;0.4;1;IF([.I2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758620689657" calcext:value-type="float">
            <text:p>0.00107758620689657</text:p>
          </table:table-cell>
          <table:table-cell office:value-type="float" office:value="0.00100806451612903" calcext:value-type="float">
            <text:p>0.0010080645161290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29]-[.C29]" office:value-type="float" office:value="0.0000695216907675399" calcext:value-type="float">
            <text:p>6.95216907675399E-05</text:p>
          </table:table-cell>
          <table:table-cell table:formula="of:=(([.F29] / [.G29]) + ([.D29] / [.E29])) / 2" office:value-type="float" office:value="0.344288793103448" calcext:value-type="float">
            <text:p>0.344288793103448</text:p>
          </table:table-cell>
          <table:table-cell table:formula="of:=SQRT(([.$F29] / [.$G29]) * ([.$D29] / [.$E29]))" office:value-type="float" office:value="0.344288371512342" calcext:value-type="float">
            <text:p>0.344288371512342</text:p>
          </table:table-cell>
          <table:table-cell table:formula="of:=2 / (([.$G29] / [.$F29]) + ([.$E29] / [.$D29]))" office:value-type="float" office:value="0.344287949921753" calcext:value-type="float">
            <text:p>0.344287949921753</text:p>
          </table:table-cell>
          <table:table-cell table:formula="of:=SQRT((([.$F29] / [.$G29])^2 + ([.$D29] / [.$E29])^2) / 2)" office:value-type="float" office:value="0.344289214694038" calcext:value-type="float">
            <text:p>0.344289214694038</text:p>
          </table:table-cell>
          <table:table-cell table:formula="of:=IF([.I29]&gt;0.4;1;IF([.I2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977517106549364" calcext:value-type="float">
            <text:p>0.000977517106549364</text:p>
          </table:table-cell>
          <table:table-cell office:value-type="float" office:value="0.000946969696969696" calcext:value-type="float">
            <text:p>0.00094696969696969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30]-[.C30]" office:value-type="float" office:value="0.0000305474095796679" calcext:value-type="float">
            <text:p>3.05474095796679E-05</text:p>
          </table:table-cell>
          <table:table-cell table:formula="of:=(([.F30] / [.G30]) + ([.D30] / [.E30])) / 2" office:value-type="float" office:value="0.48435972629521" calcext:value-type="float">
            <text:p>0.48435972629521</text:p>
          </table:table-cell>
          <table:table-cell table:formula="of:=SQRT(([.$F30] / [.$G30]) * ([.$D30] / [.$E30]))" office:value-type="float" office:value="0.484359479696483" calcext:value-type="float">
            <text:p>0.484359479696483</text:p>
          </table:table-cell>
          <table:table-cell table:formula="of:=2 / (([.$G30] / [.$F30]) + ([.$E30] / [.$D30]))" office:value-type="float" office:value="0.484359233097881" calcext:value-type="float">
            <text:p>0.484359233097881</text:p>
          </table:table-cell>
          <table:table-cell table:formula="of:=SQRT((([.$F30] / [.$G30])^2 + ([.$D30] / [.$E30])^2) / 2)" office:value-type="float" office:value="0.484359972893812" calcext:value-type="float">
            <text:p>0.484359972893812</text:p>
          </table:table-cell>
          <table:table-cell table:formula="of:=IF([.I30]&gt;0.4;1;IF([.I3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948766603415585" calcext:value-type="float">
            <text:p>0.000948766603415585</text:p>
          </table:table-cell>
          <table:table-cell office:value-type="float" office:value="0.000891265597147951" calcext:value-type="float">
            <text:p>0.0008912655971479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B31]-[.C31]" office:value-type="float" office:value="0.000057501006267634" calcext:value-type="float">
            <text:p>5.7501006267634E-05</text:p>
          </table:table-cell>
          <table:table-cell table:formula="of:=(([.F31] / [.G31]) + ([.D31] / [.E31])) / 2" office:value-type="float" office:value="0.323055028462998" calcext:value-type="float">
            <text:p>0.323055028462998</text:p>
          </table:table-cell>
          <table:table-cell table:formula="of:=SQRT(([.$F31] / [.$G31]) * ([.$D31] / [.$E31]))" office:value-type="float" office:value="0.323054680163764" calcext:value-type="float">
            <text:p>0.323054680163764</text:p>
          </table:table-cell>
          <table:table-cell table:formula="of:=2 / (([.$G31] / [.$F31]) + ([.$E31] / [.$D31]))" office:value-type="float" office:value="0.323054331864905" calcext:value-type="float">
            <text:p>0.323054331864905</text:p>
          </table:table-cell>
          <table:table-cell table:formula="of:=SQRT((([.$F31] / [.$G31])^2 + ([.$D31] / [.$E31])^2) / 2)" office:value-type="float" office:value="0.323055376761857" calcext:value-type="float">
            <text:p>0.323055376761857</text:p>
          </table:table-cell>
          <table:table-cell table:formula="of:=IF([.I31]&gt;0.4;1;IF([.I3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840336134453782" calcext:value-type="float">
            <text:p>0.00084033613445378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2]-[.C32]" office:value-type="float" office:value="0.000025464731347066" calcext:value-type="float">
            <text:p>2.5464731347066E-05</text:p>
          </table:table-cell>
          <table:table-cell table:formula="of:=(([.F32] / [.G32]) + ([.D32] / [.E32])) / 2" office:value-type="float" office:value="0.485281385281385" calcext:value-type="float">
            <text:p>0.485281385281385</text:p>
          </table:table-cell>
          <table:table-cell table:formula="of:=SQRT(([.$F32] / [.$G32]) * ([.$D32] / [.$E32]))" office:value-type="float" office:value="0.485281192194624" calcext:value-type="float">
            <text:p>0.485281192194624</text:p>
          </table:table-cell>
          <table:table-cell table:formula="of:=2 / (([.$G32] / [.$F32]) + ([.$E32] / [.$D32]))" office:value-type="float" office:value="0.485280999107939" calcext:value-type="float">
            <text:p>0.485280999107939</text:p>
          </table:table-cell>
          <table:table-cell table:formula="of:=SQRT((([.$F32] / [.$G32])^2 + ([.$D32] / [.$E32])^2) / 2)" office:value-type="float" office:value="0.48528157836807" calcext:value-type="float">
            <text:p>0.48528157836807</text:p>
          </table:table-cell>
          <table:table-cell table:formula="of:=IF([.I32]&gt;0.4;1;IF([.I3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793650793650794" calcext:value-type="float">
            <text:p>0.00079365079365079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3]-[.C33]" office:value-type="float" office:value="0.000072150072150054" calcext:value-type="float">
            <text:p>7.2150072150054E-05</text:p>
          </table:table-cell>
          <table:table-cell table:formula="of:=(([.F33] / [.G33]) + ([.D33] / [.E33])) / 2" office:value-type="float" office:value="0.485281385281385" calcext:value-type="float">
            <text:p>0.485281385281385</text:p>
          </table:table-cell>
          <table:table-cell table:formula="of:=SQRT(([.$F33] / [.$G33]) * ([.$D33] / [.$E33]))" office:value-type="float" office:value="0.485281192194624" calcext:value-type="float">
            <text:p>0.485281192194624</text:p>
          </table:table-cell>
          <table:table-cell table:formula="of:=2 / (([.$G33] / [.$F33]) + ([.$E33] / [.$D33]))" office:value-type="float" office:value="0.485280999107939" calcext:value-type="float">
            <text:p>0.485280999107939</text:p>
          </table:table-cell>
          <table:table-cell table:formula="of:=SQRT((([.$F33] / [.$G33])^2 + ([.$D33] / [.$E33])^2) / 2)" office:value-type="float" office:value="0.48528157836807" calcext:value-type="float">
            <text:p>0.48528157836807</text:p>
          </table:table-cell>
          <table:table-cell table:formula="of:=IF([.I33]&gt;0.4;1;IF([.I3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772200772200804" calcext:value-type="float">
            <text:p>0.000772200772200804</text:p>
          </table:table-cell>
          <table:table-cell office:value-type="float" office:value="0.000750750750750748" calcext:value-type="float">
            <text:p>0.0007507507507507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B34]-[.C34]" office:value-type="float" office:value="0.0000214500214500559" calcext:value-type="float">
            <text:p>2.14500214500559E-05</text:p>
          </table:table-cell>
          <table:table-cell table:formula="of:=(([.F34] / [.G34]) + ([.D34] / [.E34])) / 2" office:value-type="float" office:value="0.486100386100386" calcext:value-type="float">
            <text:p>0.486100386100386</text:p>
          </table:table-cell>
          <table:table-cell table:formula="of:=SQRT(([.$F34] / [.$G34]) * ([.$D34] / [.$E34]))" office:value-type="float" office:value="0.486100232764228" calcext:value-type="float">
            <text:p>0.486100232764228</text:p>
          </table:table-cell>
          <table:table-cell table:formula="of:=2 / (([.$G34] / [.$F34]) + ([.$E34] / [.$D34]))" office:value-type="float" office:value="0.486100079428118" calcext:value-type="float">
            <text:p>0.486100079428118</text:p>
          </table:table-cell>
          <table:table-cell table:formula="of:=SQRT((([.$F34] / [.$G34])^2 + ([.$D34] / [.$E34])^2) / 2)" office:value-type="float" office:value="0.486100539436496" calcext:value-type="float">
            <text:p>0.486100539436496</text:p>
          </table:table-cell>
          <table:table-cell table:formula="of:=IF([.I34]&gt;0.4;1;IF([.I3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51879699248115" calcext:value-type="float">
            <text:p>0.000751879699248115</text:p>
          </table:table-cell>
          <table:table-cell office:value-type="float" office:value="0.00071123755334282" calcext:value-type="float">
            <text:p>0.0007112375533428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35]-[.C35]" office:value-type="float" office:value="0.000040642145905295" calcext:value-type="float">
            <text:p>4.0642145905295E-05</text:p>
          </table:table-cell>
          <table:table-cell table:formula="of:=(([.F35] / [.G35]) + ([.D35] / [.E35])) / 2" office:value-type="float" office:value="0.342481203007519" calcext:value-type="float">
            <text:p>0.342481203007519</text:p>
          </table:table-cell>
          <table:table-cell table:formula="of:=SQRT(([.$F35] / [.$G35]) * ([.$D35] / [.$E35]))" office:value-type="float" office:value="0.34248099667384" calcext:value-type="float">
            <text:p>0.34248099667384</text:p>
          </table:table-cell>
          <table:table-cell table:formula="of:=2 / (([.$G35] / [.$F35]) + ([.$E35] / [.$D35]))" office:value-type="float" office:value="0.342480790340285" calcext:value-type="float">
            <text:p>0.342480790340285</text:p>
          </table:table-cell>
          <table:table-cell table:formula="of:=SQRT((([.$F35] / [.$G35])^2 + ([.$D35] / [.$E35])^2) / 2)" office:value-type="float" office:value="0.342481409341073" calcext:value-type="float">
            <text:p>0.342481409341073</text:p>
          </table:table-cell>
          <table:table-cell table:formula="of:=IF([.I35]&gt;0.4;1;IF([.I3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93000693000656" calcext:value-type="float">
            <text:p>0.000693000693000656</text:p>
          </table:table-cell>
          <table:table-cell office:value-type="float" office:value="0.000674763832658569" calcext:value-type="float">
            <text:p>0.00067476383265856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[.B36]-[.C36]" office:value-type="float" office:value="0.000018236860342087" calcext:value-type="float">
            <text:p>1.8236860342087E-05</text:p>
          </table:table-cell>
          <table:table-cell table:formula="of:=(([.F36] / [.G36]) + ([.D36] / [.E36])) / 2" office:value-type="float" office:value="0.486832986832987" calcext:value-type="float">
            <text:p>0.486832986832987</text:p>
          </table:table-cell>
          <table:table-cell table:formula="of:=SQRT(([.$F36] / [.$G36]) * ([.$D36] / [.$E36]))" office:value-type="float" office:value="0.486832863523239" calcext:value-type="float">
            <text:p>0.486832863523239</text:p>
          </table:table-cell>
          <table:table-cell table:formula="of:=2 / (([.$G36] / [.$F36]) + ([.$E36] / [.$D36]))" office:value-type="float" office:value="0.486832740213523" calcext:value-type="float">
            <text:p>0.486832740213523</text:p>
          </table:table-cell>
          <table:table-cell table:formula="of:=SQRT((([.$F36] / [.$G36])^2 + ([.$D36] / [.$E36])^2) / 2)" office:value-type="float" office:value="0.486833110142703" calcext:value-type="float">
            <text:p>0.486833110142703</text:p>
          </table:table-cell>
          <table:table-cell table:formula="of:=IF([.I36]&gt;0.4;1;IF([.I3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75675675675669" calcext:value-type="float">
            <text:p>0.000675675675675669</text:p>
          </table:table-cell>
          <table:table-cell office:value-type="float" office:value="0.000641025641025639" calcext:value-type="float">
            <text:p>0.00064102564102563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37]-[.C37]" office:value-type="float" office:value="0.00003465003465003" calcext:value-type="float">
            <text:p>3.465003465003E-05</text:p>
          </table:table-cell>
          <table:table-cell table:formula="of:=(([.F37] / [.G37]) + ([.D37] / [.E37])) / 2" office:value-type="float" office:value="0.324662162162162" calcext:value-type="float">
            <text:p>0.324662162162162</text:p>
          </table:table-cell>
          <table:table-cell table:formula="of:=SQRT(([.$F37] / [.$G37]) * ([.$D37] / [.$E37]))" office:value-type="float" office:value="0.324661986388005" calcext:value-type="float">
            <text:p>0.324661986388005</text:p>
          </table:table-cell>
          <table:table-cell table:formula="of:=2 / (([.$G37] / [.$F37]) + ([.$E37] / [.$D37]))" office:value-type="float" office:value="0.324661810613944" calcext:value-type="float">
            <text:p>0.324661810613944</text:p>
          </table:table-cell>
          <table:table-cell table:formula="of:=SQRT((([.$F37] / [.$G37])^2 + ([.$D37] / [.$E37])^2) / 2)" office:value-type="float" office:value="0.324662337936224" calcext:value-type="float">
            <text:p>0.324662337936224</text:p>
          </table:table-cell>
          <table:table-cell table:formula="of:=IF([.I37]&gt;0.4;1;IF([.I3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609756097560976" calcext:value-type="float">
            <text:p>0.00060975609756097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8]-[.C38]" office:value-type="float" office:value="0.000015634771732331" calcext:value-type="float">
            <text:p>1.5634771732331E-05</text:p>
          </table:table-cell>
          <table:table-cell table:formula="of:=(([.F38] / [.G38]) + ([.D38] / [.E38])) / 2" office:value-type="float" office:value="0.487492182614134" calcext:value-type="float">
            <text:p>0.487492182614134</text:p>
          </table:table-cell>
          <table:table-cell table:formula="of:=SQRT(([.$F38] / [.$G38]) * ([.$D38] / [.$E38]))" office:value-type="float" office:value="0.487492082326941" calcext:value-type="float">
            <text:p>0.487492082326941</text:p>
          </table:table-cell>
          <table:table-cell table:formula="of:=2 / (([.$G38] / [.$F38]) + ([.$E38] / [.$D38]))" office:value-type="float" office:value="0.487491982039769" calcext:value-type="float">
            <text:p>0.487491982039769</text:p>
          </table:table-cell>
          <table:table-cell table:formula="of:=SQRT((([.$F38] / [.$G38])^2 + ([.$D38] / [.$E38])^2) / 2)" office:value-type="float" office:value="0.487492282901306" calcext:value-type="float">
            <text:p>0.487492282901306</text:p>
          </table:table-cell>
          <table:table-cell table:formula="of:=IF([.I38]&gt;0.4;1;IF([.I3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580720092915217" calcext:value-type="float">
            <text:p>0.0005807200929152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9]-[.C39]" office:value-type="float" office:value="0.00004467077637809" calcext:value-type="float">
            <text:p>4.467077637809E-05</text:p>
          </table:table-cell>
          <table:table-cell table:formula="of:=(([.F39] / [.G39]) + ([.D39] / [.E39])) / 2" office:value-type="float" office:value="0.487492182614134" calcext:value-type="float">
            <text:p>0.487492182614134</text:p>
          </table:table-cell>
          <table:table-cell table:formula="of:=SQRT(([.$F39] / [.$G39]) * ([.$D39] / [.$E39]))" office:value-type="float" office:value="0.487492082326941" calcext:value-type="float">
            <text:p>0.487492082326941</text:p>
          </table:table-cell>
          <table:table-cell table:formula="of:=2 / (([.$G39] / [.$F39]) + ([.$E39] / [.$D39]))" office:value-type="float" office:value="0.487491982039769" calcext:value-type="float">
            <text:p>0.487491982039769</text:p>
          </table:table-cell>
          <table:table-cell table:formula="of:=SQRT((([.$F39] / [.$G39])^2 + ([.$D39] / [.$E39])^2) / 2)" office:value-type="float" office:value="0.487492282901306" calcext:value-type="float">
            <text:p>0.487492282901306</text:p>
          </table:table-cell>
          <table:table-cell table:formula="of:=IF([.I39]&gt;0.4;1;IF([.I3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567214974475316" calcext:value-type="float">
            <text:p>0.000567214974475316</text:p>
          </table:table-cell>
          <table:table-cell office:value-type="float" office:value="0.000553709856035436" calcext:value-type="float">
            <text:p>0.00055370985603543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40]-[.C40]" office:value-type="float" office:value="0.00001350511843988" calcext:value-type="float">
            <text:p>1.350511843988E-05</text:p>
          </table:table-cell>
          <table:table-cell table:formula="of:=(([.F40] / [.G40]) + ([.D40] / [.E40])) / 2" office:value-type="float" office:value="0.488088485536018" calcext:value-type="float">
            <text:p>0.488088485536018</text:p>
          </table:table-cell>
          <table:table-cell table:formula="of:=SQRT(([.$F40] / [.$G40]) * ([.$D40] / [.$E40]))" office:value-type="float" office:value="0.488088403139879" calcext:value-type="float">
            <text:p>0.488088403139879</text:p>
          </table:table-cell>
          <table:table-cell table:formula="of:=2 / (([.$G40] / [.$F40]) + ([.$E40] / [.$D40]))" office:value-type="float" office:value="0.488088320743754" calcext:value-type="float">
            <text:p>0.488088320743754</text:p>
          </table:table-cell>
          <table:table-cell table:formula="of:=SQRT((([.$F40] / [.$G40])^2 + ([.$D40] / [.$E40])^2) / 2)" office:value-type="float" office:value="0.488088567932143" calcext:value-type="float">
            <text:p>0.488088567932143</text:p>
          </table:table-cell>
          <table:table-cell table:formula="of:=IF([.I40]&gt;0.4;1;IF([.I4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554323725055483" calcext:value-type="float">
            <text:p>0.000554323725055483</text:p>
          </table:table-cell>
          <table:table-cell office:value-type="float" office:value="0.000528541226215644" calcext:value-type="float">
            <text:p>0.00052854122621564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41]-[.C41]" office:value-type="float" office:value="0.000025782498839839" calcext:value-type="float">
            <text:p>2.5782498839839E-05</text:p>
          </table:table-cell>
          <table:table-cell table:formula="of:=(([.F41] / [.G41]) + ([.D41] / [.E41])) / 2" office:value-type="float" office:value="0.341186252771619" calcext:value-type="float">
            <text:p>0.341186252771619</text:p>
          </table:table-cell>
          <table:table-cell table:formula="of:=SQRT(([.$F41] / [.$G41]) * ([.$D41] / [.$E41]))" office:value-type="float" office:value="0.341186140195701" calcext:value-type="float">
            <text:p>0.341186140195701</text:p>
          </table:table-cell>
          <table:table-cell table:formula="of:=2 / (([.$G41] / [.$F41]) + ([.$E41] / [.$D41]))" office:value-type="float" office:value="0.341186027619821" calcext:value-type="float">
            <text:p>0.341186027619821</text:p>
          </table:table-cell>
          <table:table-cell table:formula="of:=SQRT((([.$F41] / [.$G41])^2 + ([.$D41] / [.$E41])^2) / 2)" office:value-type="float" office:value="0.341186365347499" calcext:value-type="float">
            <text:p>0.341186365347499</text:p>
          </table:table-cell>
          <table:table-cell table:formula="of:=IF([.I41]&gt;0.4;1;IF([.I4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51679586563308" calcext:value-type="float">
            <text:p>0.00051679586563308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[.B42]-[.C42]" office:value-type="float" office:value="0.0000117453605825749" calcext:value-type="float">
            <text:p>1.17453605825749E-05</text:p>
          </table:table-cell>
          <table:table-cell table:formula="of:=(([.F42] / [.G42]) + ([.D42] / [.E42])) / 2" office:value-type="float" office:value="0.488630490956072" calcext:value-type="float">
            <text:p>0.488630490956072</text:p>
          </table:table-cell>
          <table:table-cell table:formula="of:=SQRT(([.$F42] / [.$G42]) * ([.$D42] / [.$E42]))" office:value-type="float" office:value="0.488630422632976" calcext:value-type="float">
            <text:p>0.488630422632976</text:p>
          </table:table-cell>
          <table:table-cell table:formula="of:=2 / (([.$G42] / [.$F42]) + ([.$E42] / [.$D42]))" office:value-type="float" office:value="0.488630354309889" calcext:value-type="float">
            <text:p>0.488630354309889</text:p>
          </table:table-cell>
          <table:table-cell table:formula="of:=SQRT((([.$F42] / [.$G42])^2 + ([.$D42] / [.$E42])^2) / 2)" office:value-type="float" office:value="0.488630559279159" calcext:value-type="float">
            <text:p>0.488630559279159</text:p>
          </table:table-cell>
          <table:table-cell table:formula="of:=IF([.I42]&gt;0.4;1;IF([.I4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505561172901903" calcext:value-type="float">
            <text:p>0.000505561172901903</text:p>
          </table:table-cell>
          <table:table-cell office:value-type="float" office:value="0.000483091787439615" calcext:value-type="float">
            <text:p>0.0004830917874396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B43]-[.C43]" office:value-type="float" office:value="0.0000224693854622881" calcext:value-type="float">
            <text:p>2.24693854622881E-05</text:p>
          </table:table-cell>
          <table:table-cell table:formula="of:=(([.F43] / [.G43]) + ([.D43] / [.E43])) / 2" office:value-type="float" office:value="0.325834175935288" calcext:value-type="float">
            <text:p>0.325834175935288</text:p>
          </table:table-cell>
          <table:table-cell table:formula="of:=SQRT(([.$F43] / [.$G43]) * ([.$D43] / [.$E43]))" office:value-type="float" office:value="0.325834077882292" calcext:value-type="float">
            <text:p>0.325834077882292</text:p>
          </table:table-cell>
          <table:table-cell table:formula="of:=2 / (([.$G43] / [.$F43]) + ([.$E43] / [.$D43]))" office:value-type="float" office:value="0.325833979829325" calcext:value-type="float">
            <text:p>0.325833979829325</text:p>
          </table:table-cell>
          <table:table-cell table:formula="of:=SQRT((([.$F43] / [.$G43])^2 + ([.$D43] / [.$E43])^2) / 2)" office:value-type="float" office:value="0.325834273988255" calcext:value-type="float">
            <text:p>0.325834273988255</text:p>
          </table:table-cell>
          <table:table-cell table:formula="of:=IF([.I43]&gt;0.4;1;IF([.I4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62534690101758" calcext:value-type="float">
            <text:p>0.00046253469010175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4]-[.C44]" office:value-type="float" office:value="0.000010278548668928" calcext:value-type="float">
            <text:p>1.0278548668928E-05</text:p>
          </table:table-cell>
          <table:table-cell table:formula="of:=(([.F44] / [.G44]) + ([.D44] / [.E44])) / 2" office:value-type="float" office:value="0.489125295508274" calcext:value-type="float">
            <text:p>0.489125295508274</text:p>
          </table:table-cell>
          <table:table-cell table:formula="of:=SQRT(([.$F44] / [.$G44]) * ([.$D44] / [.$E44]))" office:value-type="float" office:value="0.489125238377623" calcext:value-type="float">
            <text:p>0.489125238377623</text:p>
          </table:table-cell>
          <table:table-cell table:formula="of:=2 / (([.$G44] / [.$F44]) + ([.$E44] / [.$D44]))" office:value-type="float" office:value="0.489125181246979" calcext:value-type="float">
            <text:p>0.489125181246979</text:p>
          </table:table-cell>
          <table:table-cell table:formula="of:=SQRT((([.$F44] / [.$G44])^2 + ([.$D44] / [.$E44])^2) / 2)" office:value-type="float" office:value="0.489125352638918" calcext:value-type="float">
            <text:p>0.489125352638918</text:p>
          </table:table-cell>
          <table:table-cell table:formula="of:=IF([.I44]&gt;0.4;1;IF([.I4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43262411347518" calcext:value-type="float">
            <text:p>0.00044326241134751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5]-[.C45]" office:value-type="float" office:value="0.000029550827423168" calcext:value-type="float">
            <text:p>2.9550827423168E-05</text:p>
          </table:table-cell>
          <table:table-cell table:formula="of:=(([.F45] / [.G45]) + ([.D45] / [.E45])) / 2" office:value-type="float" office:value="0.489125295508274" calcext:value-type="float">
            <text:p>0.489125295508274</text:p>
          </table:table-cell>
          <table:table-cell table:formula="of:=SQRT(([.$F45] / [.$G45]) * ([.$D45] / [.$E45]))" office:value-type="float" office:value="0.489125238377623" calcext:value-type="float">
            <text:p>0.489125238377623</text:p>
          </table:table-cell>
          <table:table-cell table:formula="of:=2 / (([.$G45] / [.$F45]) + ([.$E45] / [.$D45]))" office:value-type="float" office:value="0.489125181246979" calcext:value-type="float">
            <text:p>0.489125181246979</text:p>
          </table:table-cell>
          <table:table-cell table:formula="of:=SQRT((([.$F45] / [.$G45])^2 + ([.$D45] / [.$E45])^2) / 2)" office:value-type="float" office:value="0.489125352638918" calcext:value-type="float">
            <text:p>0.489125352638918</text:p>
          </table:table-cell>
          <table:table-cell table:formula="of:=IF([.I45]&gt;0.4;1;IF([.I4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34216239687368" calcext:value-type="float">
            <text:p>0.000434216239687368</text:p>
          </table:table-cell>
          <table:table-cell office:value-type="float" office:value="0.000425170068027211" calcext:value-type="float">
            <text:p>0.0004251700680272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[.B46]-[.C46]" office:value-type="float" office:value="0.00000904617166015703" calcext:value-type="float">
            <text:p>9.04617166015703E-06</text:p>
          </table:table-cell>
          <table:table-cell table:formula="of:=(([.F46] / [.G46]) + ([.D46] / [.E46])) / 2" office:value-type="float" office:value="0.489578810247503" calcext:value-type="float">
            <text:p>0.489578810247503</text:p>
          </table:table-cell>
          <table:table-cell table:formula="of:=SQRT(([.$F46] / [.$G46]) * ([.$D46] / [.$E46]))" office:value-type="float" office:value="0.489578762108228" calcext:value-type="float">
            <text:p>0.489578762108228</text:p>
          </table:table-cell>
          <table:table-cell table:formula="of:=2 / (([.$G46] / [.$F46]) + ([.$E46] / [.$D46]))" office:value-type="float" office:value="0.489578713968958" calcext:value-type="float">
            <text:p>0.489578713968958</text:p>
          </table:table-cell>
          <table:table-cell table:formula="of:=SQRT((([.$F46] / [.$G46])^2 + ([.$D46] / [.$E46])^2) / 2)" office:value-type="float" office:value="0.489578858386774" calcext:value-type="float">
            <text:p>0.489578858386774</text:p>
          </table:table-cell>
          <table:table-cell table:formula="of:=IF([.I46]&gt;0.4;1;IF([.I4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25531914893584" calcext:value-type="float">
            <text:p>0.000425531914893584</text:p>
          </table:table-cell>
          <table:table-cell office:value-type="float" office:value="0.00040816326530612" calcext:value-type="float">
            <text:p>0.0004081632653061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B47]-[.C47]" office:value-type="float" office:value="0.000017368649587464" calcext:value-type="float">
            <text:p>1.7368649587464E-05</text:p>
          </table:table-cell>
          <table:table-cell table:formula="of:=(([.F47] / [.G47]) + ([.D47] / [.E47])) / 2" office:value-type="float" office:value="0.340212765957447" calcext:value-type="float">
            <text:p>0.340212765957447</text:p>
          </table:table-cell>
          <table:table-cell table:formula="of:=SQRT(([.$F47] / [.$G47]) * ([.$D47] / [.$E47]))" office:value-type="float" office:value="0.340212699426497" calcext:value-type="float">
            <text:p>0.340212699426497</text:p>
          </table:table-cell>
          <table:table-cell table:formula="of:=2 / (([.$G47] / [.$F47]) + ([.$E47] / [.$D47]))" office:value-type="float" office:value="0.34021263289556" calcext:value-type="float">
            <text:p>0.34021263289556</text:p>
          </table:table-cell>
          <table:table-cell table:formula="of:=SQRT((([.$F47] / [.$G47])^2 + ([.$D47] / [.$E47])^2) / 2)" office:value-type="float" office:value="0.340212832488384" calcext:value-type="float">
            <text:p>0.340212832488384</text:p>
          </table:table-cell>
          <table:table-cell table:formula="of:=IF([.I47]&gt;0.4;1;IF([.I4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400160064025601" calcext:value-type="float">
            <text:p>0.000400160064025601</text:p>
          </table:table-cell>
          <table:table-cell office:value-type="float" office:value="0.000392156862745099" calcext:value-type="float">
            <text:p>0.00039215686274509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48]-[.C48]" office:value-type="float" office:value="0.000008003201280502" calcext:value-type="float">
            <text:p>8.003201280502E-06</text:p>
          </table:table-cell>
          <table:table-cell table:formula="of:=(([.F48] / [.G48]) + ([.D48] / [.E48])) / 2" office:value-type="float" office:value="0.48999599839936" calcext:value-type="float">
            <text:p>0.48999599839936</text:p>
          </table:table-cell>
          <table:table-cell table:formula="of:=SQRT(([.$F48] / [.$G48]) * ([.$D48] / [.$E48]))" office:value-type="float" office:value="0.489995957550025" calcext:value-type="float">
            <text:p>0.489995957550025</text:p>
          </table:table-cell>
          <table:table-cell table:formula="of:=2 / (([.$G48] / [.$F48]) + ([.$E48] / [.$D48]))" office:value-type="float" office:value="0.489995916700694" calcext:value-type="float">
            <text:p>0.489995916700694</text:p>
          </table:table-cell>
          <table:table-cell table:formula="of:=SQRT((([.$F48] / [.$G48])^2 + ([.$D48] / [.$E48])^2) / 2)" office:value-type="float" office:value="0.489996039248691" calcext:value-type="float">
            <text:p>0.489996039248691</text:p>
          </table:table-cell>
          <table:table-cell table:formula="of:=IF([.I48]&gt;0.4;1;IF([.I4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92464678178994" calcext:value-type="float">
            <text:p>0.000392464678178994</text:p>
          </table:table-cell>
          <table:table-cell office:value-type="float" office:value="0.00037707390648567" calcext:value-type="float">
            <text:p>0.0003770739064856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49]-[.C49]" office:value-type="float" office:value="0.000015390771693324" calcext:value-type="float">
            <text:p>1.5390771693324E-05</text:p>
          </table:table-cell>
          <table:table-cell table:formula="of:=(([.F49] / [.G49]) + ([.D49] / [.E49])) / 2" office:value-type="float" office:value="0.326726844583987" calcext:value-type="float">
            <text:p>0.326726844583987</text:p>
          </table:table-cell>
          <table:table-cell table:formula="of:=SQRT(([.$F49] / [.$G49]) * ([.$D49] / [.$E49]))" office:value-type="float" office:value="0.326726785655352" calcext:value-type="float">
            <text:p>0.326726785655352</text:p>
          </table:table-cell>
          <table:table-cell table:formula="of:=2 / (([.$G49] / [.$F49]) + ([.$E49] / [.$D49]))" office:value-type="float" office:value="0.326726726726727" calcext:value-type="float">
            <text:p>0.326726726726727</text:p>
          </table:table-cell>
          <table:table-cell table:formula="of:=SQRT((([.$F49] / [.$G49])^2 + ([.$D49] / [.$E49])^2) / 2)" office:value-type="float" office:value="0.326726903512612" calcext:value-type="float">
            <text:p>0.326726903512612</text:p>
          </table:table-cell>
          <table:table-cell table:formula="of:=IF([.I49]&gt;0.4;1;IF([.I4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62844702467346" calcext:value-type="float">
            <text:p>0.00036284470246734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0]-[.C50]" office:value-type="float" office:value="0.000007114602009184" calcext:value-type="float">
            <text:p>7.114602009184E-06</text:p>
          </table:table-cell>
          <table:table-cell table:formula="of:=(([.F50] / [.G50]) + ([.D50] / [.E50])) / 2" office:value-type="float" office:value="0.490381058083611" calcext:value-type="float">
            <text:p>0.490381058083611</text:p>
          </table:table-cell>
          <table:table-cell table:formula="of:=SQRT(([.$F50] / [.$G50]) * ([.$D50] / [.$E50]))" office:value-type="float" office:value="0.490381023194954" calcext:value-type="float">
            <text:p>0.490381023194954</text:p>
          </table:table-cell>
          <table:table-cell table:formula="of:=2 / (([.$G50] / [.$F50]) + ([.$E50] / [.$D50]))" office:value-type="float" office:value="0.4903809883063" calcext:value-type="float">
            <text:p>0.4903809883063</text:p>
          </table:table-cell>
          <table:table-cell table:formula="of:=SQRT((([.$F50] / [.$G50])^2 + ([.$D50] / [.$E50])^2) / 2)" office:value-type="float" office:value="0.490381092972265" calcext:value-type="float">
            <text:p>0.490381092972265</text:p>
          </table:table-cell>
          <table:table-cell table:formula="of:=IF([.I50]&gt;0.4;1;IF([.I5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49406009783369" calcext:value-type="float">
            <text:p>0.00034940600978336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1]-[.C51]" office:value-type="float" office:value="0.000020553294693161" calcext:value-type="float">
            <text:p>2.0553294693161E-05</text:p>
          </table:table-cell>
          <table:table-cell table:formula="of:=(([.F51] / [.G51]) + ([.D51] / [.E51])) / 2" office:value-type="float" office:value="0.490381058083611" calcext:value-type="float">
            <text:p>0.490381058083611</text:p>
          </table:table-cell>
          <table:table-cell table:formula="of:=SQRT(([.$F51] / [.$G51]) * ([.$D51] / [.$E51]))" office:value-type="float" office:value="0.490381023194954" calcext:value-type="float">
            <text:p>0.490381023194954</text:p>
          </table:table-cell>
          <table:table-cell table:formula="of:=2 / (([.$G51] / [.$F51]) + ([.$E51] / [.$D51]))" office:value-type="float" office:value="0.4903809883063" calcext:value-type="float">
            <text:p>0.4903809883063</text:p>
          </table:table-cell>
          <table:table-cell table:formula="of:=SQRT((([.$F51] / [.$G51])^2 + ([.$D51] / [.$E51])^2) / 2)" office:value-type="float" office:value="0.490381092972265" calcext:value-type="float">
            <text:p>0.490381092972265</text:p>
          </table:table-cell>
          <table:table-cell table:formula="of:=IF([.I51]&gt;0.4;1;IF([.I5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43053173241847" calcext:value-type="float">
            <text:p>0.000343053173241847</text:p>
          </table:table-cell>
          <table:table-cell office:value-type="float" office:value="0.000336700336700337" calcext:value-type="float">
            <text:p>0.00033670033670033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[.B52]-[.C52]" office:value-type="float" office:value="0.00000635283654151" calcext:value-type="float">
            <text:p>6.35283654151E-06</text:p>
          </table:table-cell>
          <table:table-cell table:formula="of:=(([.F52] / [.G52]) + ([.D52] / [.E52])) / 2" office:value-type="float" office:value="0.49073756432247" calcext:value-type="float">
            <text:p>0.49073756432247</text:p>
          </table:table-cell>
          <table:table-cell table:formula="of:=SQRT(([.$F52] / [.$G52]) * ([.$D52] / [.$E52]))" office:value-type="float" office:value="0.490737534345785" calcext:value-type="float">
            <text:p>0.490737534345785</text:p>
          </table:table-cell>
          <table:table-cell table:formula="of:=2 / (([.$G52] / [.$F52]) + ([.$E52] / [.$D52]))" office:value-type="float" office:value="0.490737504369102" calcext:value-type="float">
            <text:p>0.490737504369102</text:p>
          </table:table-cell>
          <table:table-cell table:formula="of:=SQRT((([.$F52] / [.$G52])^2 + ([.$D52] / [.$E52])^2) / 2)" office:value-type="float" office:value="0.490737594299153" calcext:value-type="float">
            <text:p>0.490737594299153</text:p>
          </table:table-cell>
          <table:table-cell table:formula="of:=IF([.I52]&gt;0.4;1;IF([.I5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36927223719641" calcext:value-type="float">
            <text:p>0.000336927223719641</text:p>
          </table:table-cell>
          <table:table-cell office:value-type="float" office:value="0.000324675324675325" calcext:value-type="float">
            <text:p>0.00032467532467532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B53]-[.C53]" office:value-type="float" office:value="0.000012251899044316" calcext:value-type="float">
            <text:p>1.2251899044316E-05</text:p>
          </table:table-cell>
          <table:table-cell table:formula="of:=(([.F53] / [.G53]) + ([.D53] / [.E53])) / 2" office:value-type="float" office:value="0.339454177897574" calcext:value-type="float">
            <text:p>0.339454177897574</text:p>
          </table:table-cell>
          <table:table-cell table:formula="of:=SQRT(([.$F53] / [.$G53]) * ([.$D53] / [.$E53]))" office:value-type="float" office:value="0.339454136095187" calcext:value-type="float">
            <text:p>0.339454136095187</text:p>
          </table:table-cell>
          <table:table-cell table:formula="of:=2 / (([.$G53] / [.$F53]) + ([.$E53] / [.$D53]))" office:value-type="float" office:value="0.339454094292804" calcext:value-type="float">
            <text:p>0.339454094292804</text:p>
          </table:table-cell>
          <table:table-cell table:formula="of:=SQRT((([.$F53] / [.$G53])^2 + ([.$D53] / [.$E53])^2) / 2)" office:value-type="float" office:value="0.339454219699957" calcext:value-type="float">
            <text:p>0.339454219699957</text:p>
          </table:table-cell>
          <table:table-cell table:formula="of:=IF([.I53]&gt;0.4;1;IF([.I5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318979266347663" calcext:value-type="float">
            <text:p>0.000318979266347663</text:p>
          </table:table-cell>
          <table:table-cell office:value-type="float" office:value="0.00031328320802005" calcext:value-type="float">
            <text:p>0.0003132832080200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[.B54]-[.C54]" office:value-type="float" office:value="0.000005696058327613" calcext:value-type="float">
            <text:p>5.696058327613E-06</text:p>
          </table:table-cell>
          <table:table-cell table:formula="of:=(([.F54] / [.G54]) + ([.D54] / [.E54])) / 2" office:value-type="float" office:value="0.491068580542265" calcext:value-type="float">
            <text:p>0.491068580542265</text:p>
          </table:table-cell>
          <table:table-cell table:formula="of:=SQRT(([.$F54] / [.$G54]) * ([.$D54] / [.$E54]))" office:value-type="float" office:value="0.491068554642681" calcext:value-type="float">
            <text:p>0.491068554642681</text:p>
          </table:table-cell>
          <table:table-cell table:formula="of:=2 / (([.$G54] / [.$F54]) + ([.$E54] / [.$D54]))" office:value-type="float" office:value="0.491068528743098" calcext:value-type="float">
            <text:p>0.491068528743098</text:p>
          </table:table-cell>
          <table:table-cell table:formula="of:=SQRT((([.$F54] / [.$G54])^2 + ([.$D54] / [.$E54])^2) / 2)" office:value-type="float" office:value="0.491068606441847" calcext:value-type="float">
            <text:p>0.491068606441847</text:p>
          </table:table-cell>
          <table:table-cell table:formula="of:=IF([.I54]&gt;0.4;1;IF([.I5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313479623824442" calcext:value-type="float">
            <text:p>0.000313479623824442</text:p>
          </table:table-cell>
          <table:table-cell office:value-type="float" office:value="0.000302480338777979" calcext:value-type="float">
            <text:p>0.00030248033877797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[.B55]-[.C55]" office:value-type="float" office:value="0.000010999285046463" calcext:value-type="float">
            <text:p>1.0999285046463E-05</text:p>
          </table:table-cell>
          <table:table-cell table:formula="of:=(([.F55] / [.G55]) + ([.D55] / [.E55])) / 2" office:value-type="float" office:value="0.32742946708464" calcext:value-type="float">
            <text:p>0.32742946708464</text:p>
          </table:table-cell>
          <table:table-cell table:formula="of:=SQRT(([.$F55] / [.$G55]) * ([.$D55] / [.$E55]))" office:value-type="float" office:value="0.327429429569125" calcext:value-type="float">
            <text:p>0.327429429569125</text:p>
          </table:table-cell>
          <table:table-cell table:formula="of:=2 / (([.$G55] / [.$F55]) + ([.$E55] / [.$D55]))" office:value-type="float" office:value="0.327429392053614" calcext:value-type="float">
            <text:p>0.327429392053614</text:p>
          </table:table-cell>
          <table:table-cell table:formula="of:=SQRT((([.$F55] / [.$G55])^2 + ([.$D55] / [.$E55])^2) / 2)" office:value-type="float" office:value="0.32742950460015" calcext:value-type="float">
            <text:p>0.32742950460015</text:p>
          </table:table-cell>
          <table:table-cell table:formula="of:=IF([.I55]&gt;0.4;1;IF([.I5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92226767971946" calcext:value-type="float">
            <text:p>0.00029222676797194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6]-[.C56]" office:value-type="float" office:value="0.00000512678540306701" calcext:value-type="float">
            <text:p>5.12678540306701E-06</text:p>
          </table:table-cell>
          <table:table-cell table:formula="of:=(([.F56] / [.G56]) + ([.D56] / [.E56])) / 2" office:value-type="float" office:value="0.491376746952126" calcext:value-type="float">
            <text:p>0.491376746952126</text:p>
          </table:table-cell>
          <table:table-cell table:formula="of:=SQRT(([.$F56] / [.$G56]) * ([.$D56] / [.$E56]))" office:value-type="float" office:value="0.491376724459421" calcext:value-type="float">
            <text:p>0.491376724459421</text:p>
          </table:table-cell>
          <table:table-cell table:formula="of:=2 / (([.$G56] / [.$F56]) + ([.$E56] / [.$D56]))" office:value-type="float" office:value="0.491376701966717" calcext:value-type="float">
            <text:p>0.491376701966717</text:p>
          </table:table-cell>
          <table:table-cell table:formula="of:=SQRT((([.$F56] / [.$G56])^2 + ([.$D56] / [.$E56])^2) / 2)" office:value-type="float" office:value="0.49137676944483" calcext:value-type="float">
            <text:p>0.49137676944483</text:p>
          </table:table-cell>
          <table:table-cell table:formula="of:=IF([.I56]&gt;0.4;1;IF([.I5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82485875706215" calcext:value-type="float">
            <text:p>0.00028248587570621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7]-[.C57]" office:value-type="float" office:value="0.000014867677668798" calcext:value-type="float">
            <text:p>1.4867677668798E-05</text:p>
          </table:table-cell>
          <table:table-cell table:formula="of:=(([.F57] / [.G57]) + ([.D57] / [.E57])) / 2" office:value-type="float" office:value="0.491376746952126" calcext:value-type="float">
            <text:p>0.491376746952126</text:p>
          </table:table-cell>
          <table:table-cell table:formula="of:=SQRT(([.$F57] / [.$G57]) * ([.$D57] / [.$E57]))" office:value-type="float" office:value="0.491376724459421" calcext:value-type="float">
            <text:p>0.491376724459421</text:p>
          </table:table-cell>
          <table:table-cell table:formula="of:=2 / (([.$G57] / [.$F57]) + ([.$E57] / [.$D57]))" office:value-type="float" office:value="0.491376701966717" calcext:value-type="float">
            <text:p>0.491376701966717</text:p>
          </table:table-cell>
          <table:table-cell table:formula="of:=SQRT((([.$F57] / [.$G57])^2 + ([.$D57] / [.$E57])^2) / 2)" office:value-type="float" office:value="0.49137676944483" calcext:value-type="float">
            <text:p>0.49137676944483</text:p>
          </table:table-cell>
          <table:table-cell table:formula="of:=IF([.I57]&gt;0.4;1;IF([.I5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77854959710999" calcext:value-type="float">
            <text:p>0.000277854959710999</text:p>
          </table:table-cell>
          <table:table-cell office:value-type="float" office:value="0.000273224043715846" calcext:value-type="float">
            <text:p>0.00027322404371584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[.B58]-[.C58]" office:value-type="float" office:value="0.00000463091599515298" calcext:value-type="float">
            <text:p>4.63091599515298E-06</text:p>
          </table:table-cell>
          <table:table-cell table:formula="of:=(([.F58] / [.G58]) + ([.D58] / [.E58])) / 2" office:value-type="float" office:value="0.491664351208669" calcext:value-type="float">
            <text:p>0.491664351208669</text:p>
          </table:table-cell>
          <table:table-cell table:formula="of:=SQRT(([.$F58] / [.$G58]) * ([.$D58] / [.$E58]))" office:value-type="float" office:value="0.491664331580599" calcext:value-type="float">
            <text:p>0.491664331580599</text:p>
          </table:table-cell>
          <table:table-cell table:formula="of:=2 / (([.$G58] / [.$F58]) + ([.$E58] / [.$D58]))" office:value-type="float" office:value="0.491664311952529" calcext:value-type="float">
            <text:p>0.491664311952529</text:p>
          </table:table-cell>
          <table:table-cell table:formula="of:=SQRT((([.$F58] / [.$G58])^2 + ([.$D58] / [.$E58])^2) / 2)" office:value-type="float" office:value="0.491664370836739" calcext:value-type="float">
            <text:p>0.491664370836739</text:p>
          </table:table-cell>
          <table:table-cell table:formula="of:=IF([.I58]&gt;0.4;1;IF([.I5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73373428102797" calcext:value-type="float">
            <text:p>0.000273373428102797</text:p>
          </table:table-cell>
          <table:table-cell office:value-type="float" office:value="0.000264410364886305" calcext:value-type="float">
            <text:p>0.00026441036488630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[.B59]-[.C59]" office:value-type="float" office:value="0.00000896306321649201" calcext:value-type="float">
            <text:p>8.96306321649201E-06</text:p>
          </table:table-cell>
          <table:table-cell table:formula="of:=(([.F59] / [.G59]) + ([.D59] / [.E59])) / 2" office:value-type="float" office:value="0.338846364133406" calcext:value-type="float">
            <text:p>0.338846364133406</text:p>
          </table:table-cell>
          <table:table-cell table:formula="of:=SQRT(([.$F59] / [.$G59]) * ([.$D59] / [.$E59]))" office:value-type="float" office:value="0.338846336564483" calcext:value-type="float">
            <text:p>0.338846336564483</text:p>
          </table:table-cell>
          <table:table-cell table:formula="of:=2 / (([.$G59] / [.$F59]) + ([.$E59] / [.$D59]))" office:value-type="float" office:value="0.338846308995563" calcext:value-type="float">
            <text:p>0.338846308995563</text:p>
          </table:table-cell>
          <table:table-cell table:formula="of:=SQRT((([.$F59] / [.$G59])^2 + ([.$D59] / [.$E59])^2) / 2)" office:value-type="float" office:value="0.338846391702327" calcext:value-type="float">
            <text:p>0.338846391702327</text:p>
          </table:table-cell>
          <table:table-cell table:formula="of:=IF([.I59]&gt;0.4;1;IF([.I5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60213374967455" calcext:value-type="float">
            <text:p>0.000260213374967455</text:p>
          </table:table-cell>
          <table:table-cell office:value-type="float" office:value="0.000256016385048644" calcext:value-type="float">
            <text:p>0.0002560163850486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[.B60]-[.C60]" office:value-type="float" office:value="0.00000419698991881103" calcext:value-type="float">
            <text:p>4.19698991881103E-06</text:p>
          </table:table-cell>
          <table:table-cell table:formula="of:=(([.F60] / [.G60]) + ([.D60] / [.E60])) / 2" office:value-type="float" office:value="0.491933385376008" calcext:value-type="float">
            <text:p>0.491933385376008</text:p>
          </table:table-cell>
          <table:table-cell table:formula="of:=SQRT(([.$F60] / [.$G60]) * ([.$D60] / [.$E60]))" office:value-type="float" office:value="0.49193336817068" calcext:value-type="float">
            <text:p>0.49193336817068</text:p>
          </table:table-cell>
          <table:table-cell table:formula="of:=2 / (([.$G60] / [.$F60]) + ([.$E60] / [.$D60]))" office:value-type="float" office:value="0.491933350965353" calcext:value-type="float">
            <text:p>0.491933350965353</text:p>
          </table:table-cell>
          <table:table-cell table:formula="of:=SQRT((([.$F60] / [.$G60])^2 + ([.$D60] / [.$E60])^2) / 2)" office:value-type="float" office:value="0.491933402581336" calcext:value-type="float">
            <text:p>0.491933402581336</text:p>
          </table:table-cell>
          <table:table-cell table:formula="of:=IF([.I60]&gt;0.4;1;IF([.I6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56147540983631" calcext:value-type="float">
            <text:p>0.000256147540983631</text:p>
          </table:table-cell>
          <table:table-cell office:value-type="float" office:value="0.000248015873015872" calcext:value-type="float">
            <text:p>0.00024801587301587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[.B61]-[.C61]" office:value-type="float" office:value="0.00000813166796775899" calcext:value-type="float">
            <text:p>8.13166796775899E-06</text:p>
          </table:table-cell>
          <table:table-cell table:formula="of:=(([.F61] / [.G61]) + ([.D61] / [.E61])) / 2" office:value-type="float" office:value="0.327996926229508" calcext:value-type="float">
            <text:p>0.327996926229508</text:p>
          </table:table-cell>
          <table:table-cell table:formula="of:=SQRT(([.$F61] / [.$G61]) * ([.$D61] / [.$E61]))" office:value-type="float" office:value="0.327996901224866" calcext:value-type="float">
            <text:p>0.327996901224866</text:p>
          </table:table-cell>
          <table:table-cell table:formula="of:=2 / (([.$G61] / [.$F61]) + ([.$E61] / [.$D61]))" office:value-type="float" office:value="0.327996876220227" calcext:value-type="float">
            <text:p>0.327996876220227</text:p>
          </table:table-cell>
          <table:table-cell table:formula="of:=SQRT((([.$F61] / [.$G61])^2 + ([.$D61] / [.$E61])^2) / 2)" office:value-type="float" office:value="0.327996951234148" calcext:value-type="float">
            <text:p>0.327996951234148</text:p>
          </table:table-cell>
          <table:table-cell table:formula="of:=IF([.I61]&gt;0.4;1;IF([.I6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40384615384615" calcext:value-type="float">
            <text:p>0.00024038461538461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2]-[.C62]" office:value-type="float" office:value="0.00000381562881568402" calcext:value-type="float">
            <text:p>3.81562881568402E-06</text:p>
          </table:table-cell>
          <table:table-cell table:formula="of:=(([.F62] / [.G62]) + ([.D62] / [.E62])) / 2" office:value-type="float" office:value="0.492185592185592" calcext:value-type="float">
            <text:p>0.492185592185592</text:p>
          </table:table-cell>
          <table:table-cell table:formula="of:=SQRT(([.$F62] / [.$G62]) * ([.$D62] / [.$E62]))" office:value-type="float" office:value="0.492185577040452" calcext:value-type="float">
            <text:p>0.492185577040452</text:p>
          </table:table-cell>
          <table:table-cell table:formula="of:=2 / (([.$G62] / [.$F62]) + ([.$E62] / [.$D62]))" office:value-type="float" office:value="0.492185561895311" calcext:value-type="float">
            <text:p>0.492185561895311</text:p>
          </table:table-cell>
          <table:table-cell table:formula="of:=SQRT((([.$F62] / [.$G62])^2 + ([.$D62] / [.$E62])^2) / 2)" office:value-type="float" office:value="0.492185607330732" calcext:value-type="float">
            <text:p>0.492185607330732</text:p>
          </table:table-cell>
          <table:table-cell table:formula="of:=IF([.I62]&gt;0.4;1;IF([.I6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33100233100234" calcext:value-type="float">
            <text:p>0.0002331002331002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3]-[.C63]" office:value-type="float" office:value="0.000011100011100065" calcext:value-type="float">
            <text:p>1.1100011100065E-05</text:p>
          </table:table-cell>
          <table:table-cell table:formula="of:=(([.F63] / [.G63]) + ([.D63] / [.E63])) / 2" office:value-type="float" office:value="0.492185592185592" calcext:value-type="float">
            <text:p>0.492185592185592</text:p>
          </table:table-cell>
          <table:table-cell table:formula="of:=SQRT(([.$F63] / [.$G63]) * ([.$D63] / [.$E63]))" office:value-type="float" office:value="0.492185577040452" calcext:value-type="float">
            <text:p>0.492185577040452</text:p>
          </table:table-cell>
          <table:table-cell table:formula="of:=2 / (([.$G63] / [.$F63]) + ([.$E63] / [.$D63]))" office:value-type="float" office:value="0.492185561895311" calcext:value-type="float">
            <text:p>0.492185561895311</text:p>
          </table:table-cell>
          <table:table-cell table:formula="of:=SQRT((([.$F63] / [.$G63])^2 + ([.$D63] / [.$E63])^2) / 2)" office:value-type="float" office:value="0.492185607330732" calcext:value-type="float">
            <text:p>0.492185607330732</text:p>
          </table:table-cell>
          <table:table-cell table:formula="of:=IF([.I63]&gt;0.4;1;IF([.I6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29621125143464" calcext:value-type="float">
            <text:p>0.000229621125143464</text:p>
          </table:table-cell>
          <table:table-cell office:value-type="float" office:value="0.000226142017186794" calcext:value-type="float">
            <text:p>0.00022614201718679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[.B64]-[.C64]" office:value-type="float" office:value="0.00000347910795667" calcext:value-type="float">
            <text:p>3.47910795667E-06</text:p>
          </table:table-cell>
          <table:table-cell table:formula="of:=(([.F64] / [.G64]) + ([.D64] / [.E64])) / 2" office:value-type="float" office:value="0.492422502870264" calcext:value-type="float">
            <text:p>0.492422502870264</text:p>
          </table:table-cell>
          <table:table-cell table:formula="of:=SQRT(([.$F64] / [.$G64]) * ([.$D64] / [.$E64]))" office:value-type="float" office:value="0.49242248948596" calcext:value-type="float">
            <text:p>0.49242248948596</text:p>
          </table:table-cell>
          <table:table-cell table:formula="of:=2 / (([.$G64] / [.$F64]) + ([.$E64] / [.$D64]))" office:value-type="float" office:value="0.492422476101655" calcext:value-type="float">
            <text:p>0.492422476101655</text:p>
          </table:table-cell>
          <table:table-cell table:formula="of:=SQRT((([.$F64] / [.$G64])^2 + ([.$D64] / [.$E64])^2) / 2)" office:value-type="float" office:value="0.492422516254568" calcext:value-type="float">
            <text:p>0.492422516254568</text:p>
          </table:table-cell>
          <table:table-cell table:formula="of:=IF([.I64]&gt;0.4;1;IF([.I6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26244343891402" calcext:value-type="float">
            <text:p>0.000226244343891402</text:p>
          </table:table-cell>
          <table:table-cell office:value-type="float" office:value="0.000219490781387182" calcext:value-type="float">
            <text:p>0.00021949078138718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65]-[.C65]" office:value-type="float" office:value="0.00000675356250421998" calcext:value-type="float">
            <text:p>6.75356250421998E-06</text:p>
          </table:table-cell>
          <table:table-cell table:formula="of:=(([.F65] / [.G65]) + ([.D65] / [.E65])) / 2" office:value-type="float" office:value="0.338348416289593" calcext:value-type="float">
            <text:p>0.338348416289593</text:p>
          </table:table-cell>
          <table:table-cell table:formula="of:=SQRT(([.$F65] / [.$G65]) * ([.$D65] / [.$E65]))" office:value-type="float" office:value="0.338348397379166" calcext:value-type="float">
            <text:p>0.338348397379166</text:p>
          </table:table-cell>
          <table:table-cell table:formula="of:=2 / (([.$G65] / [.$F65]) + ([.$E65] / [.$D65]))" office:value-type="float" office:value="0.33834837846874" calcext:value-type="float">
            <text:p>0.33834837846874</text:p>
          </table:table-cell>
          <table:table-cell table:formula="of:=SQRT((([.$F65] / [.$G65])^2 + ([.$D65] / [.$E65])^2) / 2)" office:value-type="float" office:value="0.338348435200019" calcext:value-type="float">
            <text:p>0.338348435200019</text:p>
          </table:table-cell>
          <table:table-cell table:formula="of:=IF([.I65]&gt;0.4;1;IF([.I6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216309755570021" calcext:value-type="float">
            <text:p>0.000216309755570021</text:p>
          </table:table-cell>
          <table:table-cell office:value-type="float" office:value="0.00021312872975277" calcext:value-type="float">
            <text:p>0.0002131287297527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formula="of:=[.B66]-[.C66]" office:value-type="float" office:value="0.000003181025817251" calcext:value-type="float">
            <text:p>3.181025817251E-06</text:p>
          </table:table-cell>
          <table:table-cell table:formula="of:=(([.F66] / [.G66]) + ([.D66] / [.E66])) / 2" office:value-type="float" office:value="0.492645468310621" calcext:value-type="float">
            <text:p>0.492645468310621</text:p>
          </table:table-cell>
          <table:table-cell table:formula="of:=SQRT(([.$F66] / [.$G66]) * ([.$D66] / [.$E66]))" office:value-type="float" office:value="0.492645456438516" calcext:value-type="float">
            <text:p>0.492645456438516</text:p>
          </table:table-cell>
          <table:table-cell table:formula="of:=2 / (([.$G66] / [.$F66]) + ([.$E66] / [.$D66]))" office:value-type="float" office:value="0.492645444566411" calcext:value-type="float">
            <text:p>0.492645444566411</text:p>
          </table:table-cell>
          <table:table-cell table:formula="of:=SQRT((([.$F66] / [.$G66])^2 + ([.$D66] / [.$E66])^2) / 2)" office:value-type="float" office:value="0.492645480182726" calcext:value-type="float">
            <text:p>0.492645480182726</text:p>
          </table:table-cell>
          <table:table-cell table:formula="of:=IF([.I66]&gt;0.4;1;IF([.I6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13219616204685" calcext:value-type="float">
            <text:p>0.000213219616204685</text:p>
          </table:table-cell>
          <table:table-cell office:value-type="float" office:value="0.000207039337474121" calcext:value-type="float">
            <text:p>0.00020703933747412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[.B67]-[.C67]" office:value-type="float" office:value="0.00000618027873056399" calcext:value-type="float">
            <text:p>6.18027873056399E-06</text:p>
          </table:table-cell>
          <table:table-cell table:formula="of:=(([.F67] / [.G67]) + ([.D67] / [.E67])) / 2" office:value-type="float" office:value="0.328464818763326" calcext:value-type="float">
            <text:p>0.328464818763326</text:p>
          </table:table-cell>
          <table:table-cell table:formula="of:=SQRT(([.$F67] / [.$G67]) * ([.$D67] / [.$E67]))" office:value-type="float" office:value="0.328464801462156" calcext:value-type="float">
            <text:p>0.328464801462156</text:p>
          </table:table-cell>
          <table:table-cell table:formula="of:=2 / (([.$G67] / [.$F67]) + ([.$E67] / [.$D67]))" office:value-type="float" office:value="0.328464784160987" calcext:value-type="float">
            <text:p>0.328464784160987</text:p>
          </table:table-cell>
          <table:table-cell table:formula="of:=SQRT((([.$F67] / [.$G67])^2 + ([.$D67] / [.$E67])^2) / 2)" office:value-type="float" office:value="0.328464836064496" calcext:value-type="float">
            <text:p>0.328464836064496</text:p>
          </table:table-cell>
          <table:table-cell table:formula="of:=IF([.I67]&gt;0.4;1;IF([.I6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201207243460764" calcext:value-type="float">
            <text:p>0.000201207243460764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8]-[.C68]" office:value-type="float" office:value="0.00000291604700666402" calcext:value-type="float">
            <text:p>2.91604700666402E-06</text:p>
          </table:table-cell>
          <table:table-cell table:formula="of:=(([.F68] / [.G68]) + ([.D68] / [.E68])) / 2" office:value-type="float" office:value="0.49285568483364" calcext:value-type="float">
            <text:p>0.49285568483364</text:p>
          </table:table-cell>
          <table:table-cell table:formula="of:=SQRT(([.$F68] / [.$G68]) * ([.$D68] / [.$E68]))" office:value-type="float" office:value="0.492855674266064" calcext:value-type="float">
            <text:p>0.492855674266064</text:p>
          </table:table-cell>
          <table:table-cell table:formula="of:=2 / (([.$G68] / [.$F68]) + ([.$E68] / [.$D68]))" office:value-type="float" office:value="0.492855663698488" calcext:value-type="float">
            <text:p>0.492855663698488</text:p>
          </table:table-cell>
          <table:table-cell table:formula="of:=SQRT((([.$F68] / [.$G68])^2 + ([.$D68] / [.$E68])^2) / 2)" office:value-type="float" office:value="0.492855695401215" calcext:value-type="float">
            <text:p>0.492855695401215</text:p>
          </table:table-cell>
          <table:table-cell table:formula="of:=IF([.I68]&gt;0.4;1;IF([.I6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195618153364633" calcext:value-type="float">
            <text:p>0.00019561815336463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9]-[.C69]" office:value-type="float" office:value="0.00000850513710279501" calcext:value-type="float">
            <text:p>8.50513710279501E-06</text:p>
          </table:table-cell>
          <table:table-cell table:formula="of:=(([.F69] / [.G69]) + ([.D69] / [.E69])) / 2" office:value-type="float" office:value="0.49285568483364" calcext:value-type="float">
            <text:p>0.49285568483364</text:p>
          </table:table-cell>
          <table:table-cell table:formula="of:=SQRT(([.$F69] / [.$G69]) * ([.$D69] / [.$E69]))" office:value-type="float" office:value="0.492855674266064" calcext:value-type="float">
            <text:p>0.492855674266064</text:p>
          </table:table-cell>
          <table:table-cell table:formula="of:=2 / (([.$G69] / [.$F69]) + ([.$E69] / [.$D69]))" office:value-type="float" office:value="0.492855663698488" calcext:value-type="float">
            <text:p>0.492855663698488</text:p>
          </table:table-cell>
          <table:table-cell table:formula="of:=SQRT((([.$F69] / [.$G69])^2 + ([.$D69] / [.$E69])^2) / 2)" office:value-type="float" office:value="0.492855695401215" calcext:value-type="float">
            <text:p>0.492855695401215</text:p>
          </table:table-cell>
          <table:table-cell table:formula="of:=IF([.I69]&gt;0.4;1;IF([.I6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92938452633573" calcext:value-type="float">
            <text:p>0.000192938452633573</text:p>
          </table:table-cell>
          <table:table-cell office:value-type="float" office:value="0.000190258751902588" calcext:value-type="float">
            <text:p>0.00019025875190258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[.B70]-[.C70]" office:value-type="float" office:value="0.00000267970073098502" calcext:value-type="float">
            <text:p>2.67970073098502E-06</text:p>
          </table:table-cell>
          <table:table-cell table:formula="of:=(([.F70] / [.G70]) + ([.D70] / [.E70])) / 2" office:value-type="float" office:value="0.49305421570519" calcext:value-type="float">
            <text:p>0.49305421570519</text:p>
          </table:table-cell>
          <table:table-cell table:formula="of:=SQRT(([.$F70] / [.$G70]) * ([.$D70] / [.$E70]))" office:value-type="float" office:value="0.493054206267778" calcext:value-type="float">
            <text:p>0.493054206267778</text:p>
          </table:table-cell>
          <table:table-cell table:formula="of:=2 / (([.$G70] / [.$F70]) + ([.$E70] / [.$D70]))" office:value-type="float" office:value="0.493054196830366" calcext:value-type="float">
            <text:p>0.493054196830366</text:p>
          </table:table-cell>
          <table:table-cell table:formula="of:=SQRT((([.$F70] / [.$G70])^2 + ([.$D70] / [.$E70])^2) / 2)" office:value-type="float" office:value="0.493054225142602" calcext:value-type="float">
            <text:p>0.493054225142602</text:p>
          </table:table-cell>
          <table:table-cell table:formula="of:=IF([.I70]&gt;0.4;1;IF([.I7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190331176246672" calcext:value-type="float">
            <text:p>0.000190331176246672</text:p>
          </table:table-cell>
          <table:table-cell office:value-type="float" office:value="0.000185116623472786" calcext:value-type="float">
            <text:p>0.00018511662347278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formula="of:=[.B71]-[.C71]" office:value-type="float" office:value="0.00000521455277388601" calcext:value-type="float">
            <text:p>5.21455277388601E-06</text:p>
          </table:table-cell>
          <table:table-cell table:formula="of:=(([.F71] / [.G71]) + ([.D71] / [.E71])) / 2" office:value-type="float" office:value="0.337933003425961" calcext:value-type="float">
            <text:p>0.337933003425961</text:p>
          </table:table-cell>
          <table:table-cell table:formula="of:=SQRT(([.$F71] / [.$G71]) * ([.$D71] / [.$E71]))" office:value-type="float" office:value="0.337932990026132" calcext:value-type="float">
            <text:p>0.337932990026132</text:p>
          </table:table-cell>
          <table:table-cell table:formula="of:=2 / (([.$G71] / [.$F71]) + ([.$E71] / [.$D71]))" office:value-type="float" office:value="0.337932976626302" calcext:value-type="float">
            <text:p>0.337932976626302</text:p>
          </table:table-cell>
          <table:table-cell table:formula="of:=SQRT((([.$F71] / [.$G71])^2 + ([.$D71] / [.$E71])^2) / 2)" office:value-type="float" office:value="0.33793301682579" calcext:value-type="float">
            <text:p>0.33793301682579</text:p>
          </table:table-cell>
          <table:table-cell table:formula="of:=IF([.I71]&gt;0.4;1;IF([.I7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82648401826524" calcext:value-type="float">
            <text:p>0.000182648401826524</text:p>
          </table:table-cell>
          <table:table-cell office:value-type="float" office:value="0.00018018018018018" calcext:value-type="float">
            <text:p>0.00018018018018018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formula="of:=[.B72]-[.C72]" office:value-type="float" office:value="0.00000246822164634401" calcext:value-type="float">
            <text:p>2.46822164634401E-06</text:p>
          </table:table-cell>
          <table:table-cell table:formula="of:=(([.F72] / [.G72]) + ([.D72] / [.E72])) / 2" office:value-type="float" office:value="0.49324200913242" calcext:value-type="float">
            <text:p>0.49324200913242</text:p>
          </table:table-cell>
          <table:table-cell table:formula="of:=SQRT(([.$F72] / [.$G72]) * ([.$D72] / [.$E72]))" office:value-type="float" office:value="0.493242000678041" calcext:value-type="float">
            <text:p>0.493242000678041</text:p>
          </table:table-cell>
          <table:table-cell table:formula="of:=2 / (([.$G72] / [.$F72]) + ([.$E72] / [.$D72]))" office:value-type="float" office:value="0.493241992223662" calcext:value-type="float">
            <text:p>0.493241992223662</text:p>
          </table:table-cell>
          <table:table-cell table:formula="of:=SQRT((([.$F72] / [.$G72])^2 + ([.$D72] / [.$E72])^2) / 2)" office:value-type="float" office:value="0.493242017586799" calcext:value-type="float">
            <text:p>0.493242017586799</text:p>
          </table:table-cell>
          <table:table-cell table:formula="of:=IF([.I72]&gt;0.4;1;IF([.I7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18024513338144" calcext:value-type="float">
            <text:p>0.00018024513338144</text:p>
          </table:table-cell>
          <table:table-cell office:value-type="float" office:value="0.00017543859649123" calcext:value-type="float">
            <text:p>0.0001754385964912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[.B73]-[.C73]" office:value-type="float" office:value="0.00000480653689020999" calcext:value-type="float">
            <text:p>4.80653689020999E-06</text:p>
          </table:table-cell>
          <table:table-cell table:formula="of:=(([.F73] / [.G73]) + ([.D73] / [.E73])) / 2" office:value-type="float" office:value="0.328857245854362" calcext:value-type="float">
            <text:p>0.328857245854362</text:p>
          </table:table-cell>
          <table:table-cell table:formula="of:=SQRT(([.$F73] / [.$G73]) * ([.$D73] / [.$E73]))" office:value-type="float" office:value="0.328857233505421" calcext:value-type="float">
            <text:p>0.328857233505421</text:p>
          </table:table-cell>
          <table:table-cell table:formula="of:=2 / (([.$G73] / [.$F73]) + ([.$E73] / [.$D73]))" office:value-type="float" office:value="0.328857221156481" calcext:value-type="float">
            <text:p>0.328857221156481</text:p>
          </table:table-cell>
          <table:table-cell table:formula="of:=SQRT((([.$F73] / [.$G73])^2 + ([.$D73] / [.$E73])^2) / 2)" office:value-type="float" office:value="0.328857258203302" calcext:value-type="float">
            <text:p>0.328857258203302</text:p>
          </table:table-cell>
          <table:table-cell table:formula="of:=IF([.I73]&gt;0.4;1;IF([.I7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70881749829117" calcext:value-type="float">
            <text:p>0.000170881749829117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4]-[.C74]" office:value-type="float" office:value="0.00000227842333104102" calcext:value-type="float">
            <text:p>2.27842333104102E-06</text:p>
          </table:table-cell>
          <table:table-cell table:formula="of:=(([.F74] / [.G74]) + ([.D74] / [.E74])) / 2" office:value-type="float" office:value="0.493419913419913" calcext:value-type="float">
            <text:p>0.493419913419913</text:p>
          </table:table-cell>
          <table:table-cell table:formula="of:=SQRT(([.$F74] / [.$G74]) * ([.$D74] / [.$E74]))" office:value-type="float" office:value="0.493419905823836" calcext:value-type="float">
            <text:p>0.493419905823836</text:p>
          </table:table-cell>
          <table:table-cell table:formula="of:=2 / (([.$G74] / [.$F74]) + ([.$E74] / [.$D74]))" office:value-type="float" office:value="0.493419898227759" calcext:value-type="float">
            <text:p>0.493419898227759</text:p>
          </table:table-cell>
          <table:table-cell table:formula="of:=SQRT((([.$F74] / [.$G74])^2 + ([.$D74] / [.$E74])^2) / 2)" office:value-type="float" office:value="0.49341992101599" calcext:value-type="float">
            <text:p>0.49341992101599</text:p>
          </table:table-cell>
          <table:table-cell table:formula="of:=IF([.I74]&gt;0.4;1;IF([.I7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66500166500168" calcext:value-type="float">
            <text:p>0.00016650016650016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5]-[.C75]" office:value-type="float" office:value="0.00000666000665999002" calcext:value-type="float">
            <text:p>6.66000665999002E-06</text:p>
          </table:table-cell>
          <table:table-cell table:formula="of:=(([.F75] / [.G75]) + ([.D75] / [.E75])) / 2" office:value-type="float" office:value="0.493419913419913" calcext:value-type="float">
            <text:p>0.493419913419913</text:p>
          </table:table-cell>
          <table:table-cell table:formula="of:=SQRT(([.$F75] / [.$G75]) * ([.$D75] / [.$E75]))" office:value-type="float" office:value="0.493419905823836" calcext:value-type="float">
            <text:p>0.493419905823836</text:p>
          </table:table-cell>
          <table:table-cell table:formula="of:=2 / (([.$G75] / [.$F75]) + ([.$E75] / [.$D75]))" office:value-type="float" office:value="0.493419898227759" calcext:value-type="float">
            <text:p>0.493419898227759</text:p>
          </table:table-cell>
          <table:table-cell table:formula="of:=SQRT((([.$F75] / [.$G75])^2 + ([.$D75] / [.$E75])^2) / 2)" office:value-type="float" office:value="0.49341992101599" calcext:value-type="float">
            <text:p>0.49341992101599</text:p>
          </table:table-cell>
          <table:table-cell table:formula="of:=IF([.I75]&gt;0.4;1;IF([.I7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164392569455885" calcext:value-type="float">
            <text:p>0.000164392569455885</text:p>
          </table:table-cell>
          <table:table-cell office:value-type="float" office:value="0.000162284972411554" calcext:value-type="float">
            <text:p>0.0001622849724115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[.B76]-[.C76]" office:value-type="float" office:value="0.00000210759704433099" calcext:value-type="float">
            <text:p>2.10759704433099E-06</text:p>
          </table:table-cell>
          <table:table-cell table:formula="of:=(([.F76] / [.G76]) + ([.D76] / [.E76])) / 2" office:value-type="float" office:value="0.493588689791221" calcext:value-type="float">
            <text:p>0.493588689791221</text:p>
          </table:table-cell>
          <table:table-cell table:formula="of:=SQRT(([.$F76] / [.$G76]) * ([.$D76] / [.$E76]))" office:value-type="float" office:value="0.493588682947234" calcext:value-type="float">
            <text:p>0.493588682947234</text:p>
          </table:table-cell>
          <table:table-cell table:formula="of:=2 / (([.$G76] / [.$F76]) + ([.$E76] / [.$D76]))" office:value-type="float" office:value="0.493588676103247" calcext:value-type="float">
            <text:p>0.493588676103247</text:p>
          </table:table-cell>
          <table:table-cell table:formula="of:=SQRT((([.$F76] / [.$G76])^2 + ([.$D76] / [.$E76])^2) / 2)" office:value-type="float" office:value="0.493588696635208" calcext:value-type="float">
            <text:p>0.493588696635208</text:p>
          </table:table-cell>
          <table:table-cell table:formula="of:=IF([.I76]&gt;0.4;1;IF([.I7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2337662337642" calcext:value-type="float">
            <text:p>0.000162337662337642</text:p>
          </table:table-cell>
          <table:table-cell office:value-type="float" office:value="0.000158227848101265" calcext:value-type="float">
            <text:p>0.0001582278481012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[.B77]-[.C77]" office:value-type="float" office:value="0.000004109814236377" calcext:value-type="float">
            <text:p>4.109814236377E-06</text:p>
          </table:table-cell>
          <table:table-cell table:formula="of:=(([.F77] / [.G77]) + ([.D77] / [.E77])) / 2" office:value-type="float" office:value="0.337581168831169" calcext:value-type="float">
            <text:p>0.337581168831169</text:p>
          </table:table-cell>
          <table:table-cell table:formula="of:=SQRT(([.$F77] / [.$G77]) * ([.$D77] / [.$E77]))" office:value-type="float" office:value="0.337581159072954" calcext:value-type="float">
            <text:p>0.337581159072954</text:p>
          </table:table-cell>
          <table:table-cell table:formula="of:=2 / (([.$G77] / [.$F77]) + ([.$E77] / [.$D77]))" office:value-type="float" office:value="0.337581149314739" calcext:value-type="float">
            <text:p>0.337581149314739</text:p>
          </table:table-cell>
          <table:table-cell table:formula="of:=SQRT((([.$F77] / [.$G77])^2 + ([.$D77] / [.$E77])^2) / 2)" office:value-type="float" office:value="0.337581178589384" calcext:value-type="float">
            <text:p>0.337581178589384</text:p>
          </table:table-cell>
          <table:table-cell table:formula="of:=IF([.I77]&gt;0.4;1;IF([.I7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156274417877744" calcext:value-type="float">
            <text:p>0.000156274417877744</text:p>
          </table:table-cell>
          <table:table-cell office:value-type="float" office:value="0.000154320987654322" calcext:value-type="float">
            <text:p>0.00015432098765432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[.B78]-[.C78]" office:value-type="float" office:value="0.00000195343022342201" calcext:value-type="float">
            <text:p>1.95343022342201E-06</text:p>
          </table:table-cell>
          <table:table-cell table:formula="of:=(([.F78] / [.G78]) + ([.D78] / [.E78])) / 2" office:value-type="float" office:value="0.493749023284888" calcext:value-type="float">
            <text:p>0.493749023284888</text:p>
          </table:table-cell>
          <table:table-cell table:formula="of:=SQRT(([.$F78] / [.$G78]) * ([.$D78] / [.$E78]))" office:value-type="float" office:value="0.493749017102169" calcext:value-type="float">
            <text:p>0.493749017102169</text:p>
          </table:table-cell>
          <table:table-cell table:formula="of:=2 / (([.$G78] / [.$F78]) + ([.$E78] / [.$D78]))" office:value-type="float" office:value="0.493749010919449" calcext:value-type="float">
            <text:p>0.493749010919449</text:p>
          </table:table-cell>
          <table:table-cell table:formula="of:=SQRT((([.$F78] / [.$G78])^2 + ([.$D78] / [.$E78])^2) / 2)" office:value-type="float" office:value="0.493749029467608" calcext:value-type="float">
            <text:p>0.493749029467608</text:p>
          </table:table-cell>
          <table:table-cell table:formula="of:=IF([.I78]&gt;0.4;1;IF([.I7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154368632293955" calcext:value-type="float">
            <text:p>0.000154368632293955</text:p>
          </table:table-cell>
          <table:table-cell office:value-type="float" office:value="0.000150557061126166" calcext:value-type="float">
            <text:p>0.000150557061126166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[.B79]-[.C79]" office:value-type="float" office:value="0.000003811571167789" calcext:value-type="float">
            <text:p>3.811571167789E-06</text:p>
          </table:table-cell>
          <table:table-cell table:formula="of:=(([.F79] / [.G79]) + ([.D79] / [.E79])) / 2" office:value-type="float" office:value="0.32919110836678" calcext:value-type="float">
            <text:p>0.32919110836678</text:p>
          </table:table-cell>
          <table:table-cell table:formula="of:=SQRT(([.$F79] / [.$G79]) * ([.$D79] / [.$E79]))" office:value-type="float" office:value="0.329191099318208" calcext:value-type="float">
            <text:p>0.329191099318208</text:p>
          </table:table-cell>
          <table:table-cell table:formula="of:=2 / (([.$G79] / [.$F79]) + ([.$E79] / [.$D79]))" office:value-type="float" office:value="0.329191090269637" calcext:value-type="float">
            <text:p>0.329191090269637</text:p>
          </table:table-cell>
          <table:table-cell table:formula="of:=SQRT((([.$F79] / [.$G79])^2 + ([.$D79] / [.$E79])^2) / 2)" office:value-type="float" office:value="0.329191117415351" calcext:value-type="float">
            <text:p>0.329191117415351</text:p>
          </table:table-cell>
          <table:table-cell table:formula="of:=IF([.I79]&gt;0.4;1;IF([.I7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6929180135175" calcext:value-type="float">
            <text:p>0.00014692918013517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0]-[.C80]" office:value-type="float" office:value="0.00000181394049550402" calcext:value-type="float">
            <text:p>1.81394049550402E-06</text:p>
          </table:table-cell>
          <table:table-cell table:formula="of:=(([.F80] / [.G80]) + ([.D80] / [.E80])) / 2" office:value-type="float" office:value="0.493901532054142" calcext:value-type="float">
            <text:p>0.493901532054142</text:p>
          </table:table-cell>
          <table:table-cell table:formula="of:=SQRT(([.$F80] / [.$G80]) * ([.$D80] / [.$E80]))" office:value-type="float" office:value="0.493901526454718" calcext:value-type="float">
            <text:p>0.493901526454718</text:p>
          </table:table-cell>
          <table:table-cell table:formula="of:=2 / (([.$G80] / [.$F80]) + ([.$E80] / [.$D80]))" office:value-type="float" office:value="0.493901520855293" calcext:value-type="float">
            <text:p>0.493901520855293</text:p>
          </table:table-cell>
          <table:table-cell table:formula="of:=SQRT((([.$F80] / [.$G80])^2 + ([.$D80] / [.$E80])^2) / 2)" office:value-type="float" office:value="0.493901537653567" calcext:value-type="float">
            <text:p>0.493901537653567</text:p>
          </table:table-cell>
          <table:table-cell table:formula="of:=IF([.I80]&gt;0.4;1;IF([.I8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3430866322434" calcext:value-type="float">
            <text:p>0.00014343086632243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1]-[.C81]" office:value-type="float" office:value="0.000005312254308245" calcext:value-type="float">
            <text:p>5.312254308245E-06</text:p>
          </table:table-cell>
          <table:table-cell table:formula="of:=(([.F81] / [.G81]) + ([.D81] / [.E81])) / 2" office:value-type="float" office:value="0.493901532054142" calcext:value-type="float">
            <text:p>0.493901532054142</text:p>
          </table:table-cell>
          <table:table-cell table:formula="of:=SQRT(([.$F81] / [.$G81]) * ([.$D81] / [.$E81]))" office:value-type="float" office:value="0.493901526454718" calcext:value-type="float">
            <text:p>0.493901526454718</text:p>
          </table:table-cell>
          <table:table-cell table:formula="of:=2 / (([.$G81] / [.$F81]) + ([.$E81] / [.$D81]))" office:value-type="float" office:value="0.493901520855293" calcext:value-type="float">
            <text:p>0.493901520855293</text:p>
          </table:table-cell>
          <table:table-cell table:formula="of:=SQRT((([.$F81] / [.$G81])^2 + ([.$D81] / [.$E81])^2) / 2)" office:value-type="float" office:value="0.493901537653567" calcext:value-type="float">
            <text:p>0.493901537653567</text:p>
          </table:table-cell>
          <table:table-cell table:formula="of:=IF([.I81]&gt;0.4;1;IF([.I8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141743444365738" calcext:value-type="float">
            <text:p>0.000141743444365738</text:p>
          </table:table-cell>
          <table:table-cell office:value-type="float" office:value="0.000140056022408963" calcext:value-type="float">
            <text:p>0.00014005602240896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[.B82]-[.C82]" office:value-type="float" office:value="0.00000168742195677499" calcext:value-type="float">
            <text:p>1.68742195677499E-06</text:p>
          </table:table-cell>
          <table:table-cell table:formula="of:=(([.F82] / [.G82]) + ([.D82] / [.E82])) / 2" office:value-type="float" office:value="0.494046775336641" calcext:value-type="float">
            <text:p>0.494046775336641</text:p>
          </table:table-cell>
          <table:table-cell table:formula="of:=SQRT(([.$F82] / [.$G82]) * ([.$D82] / [.$E82]))" office:value-type="float" office:value="0.494046770253315" calcext:value-type="float">
            <text:p>0.494046770253315</text:p>
          </table:table-cell>
          <table:table-cell table:formula="of:=2 / (([.$G82] / [.$F82]) + ([.$E82] / [.$D82]))" office:value-type="float" office:value="0.49404676516999" calcext:value-type="float">
            <text:p>0.49404676516999</text:p>
          </table:table-cell>
          <table:table-cell table:formula="of:=SQRT((([.$F82] / [.$G82])^2 + ([.$D82] / [.$E82])^2) / 2)" office:value-type="float" office:value="0.494046780419966" calcext:value-type="float">
            <text:p>0.494046780419966</text:p>
          </table:table-cell>
          <table:table-cell table:formula="of:=IF([.I82]&gt;0.4;1;IF([.I8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140095264780038" calcext:value-type="float">
            <text:p>0.000140095264780038</text:p>
          </table:table-cell>
          <table:table-cell office:value-type="float" office:value="0.000136798905608755" calcext:value-type="float">
            <text:p>0.00013679890560875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formula="of:=[.B83]-[.C83]" office:value-type="float" office:value="0.00000329635917128301" calcext:value-type="float">
            <text:p>3.29635917128301E-06</text:p>
          </table:table-cell>
          <table:table-cell table:formula="of:=(([.F83] / [.G83]) + ([.D83] / [.E83])) / 2" office:value-type="float" office:value="0.337279349957971" calcext:value-type="float">
            <text:p>0.337279349957971</text:p>
          </table:table-cell>
          <table:table-cell table:formula="of:=SQRT(([.$F83] / [.$G83]) * ([.$D83] / [.$E83]))" office:value-type="float" office:value="0.337279342684074" calcext:value-type="float">
            <text:p>0.337279342684074</text:p>
          </table:table-cell>
          <table:table-cell table:formula="of:=2 / (([.$G83] / [.$F83]) + ([.$E83] / [.$D83]))" office:value-type="float" office:value="0.337279335410177" calcext:value-type="float">
            <text:p>0.337279335410177</text:p>
          </table:table-cell>
          <table:table-cell table:formula="of:=SQRT((([.$F83] / [.$G83])^2 + ([.$D83] / [.$E83])^2) / 2)" office:value-type="float" office:value="0.337279357231869" calcext:value-type="float">
            <text:p>0.337279357231869</text:p>
          </table:table-cell>
          <table:table-cell table:formula="of:=IF([.I83]&gt;0.4;1;IF([.I8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135226504394848" calcext:value-type="float">
            <text:p>0.000135226504394848</text:p>
          </table:table-cell>
          <table:table-cell office:value-type="float" office:value="0.000133654103180968" calcext:value-type="float">
            <text:p>0.00013365410318096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formula="of:=[.B84]-[.C84]" office:value-type="float" office:value="0.00000157240121387999" calcext:value-type="float">
            <text:p>1.57240121387999E-06</text:p>
          </table:table-cell>
          <table:table-cell table:formula="of:=(([.F84] / [.G84]) + ([.D84] / [.E84])) / 2" office:value-type="float" office:value="0.494185260311021" calcext:value-type="float">
            <text:p>0.494185260311021</text:p>
          </table:table-cell>
          <table:table-cell table:formula="of:=SQRT(([.$F84] / [.$G84]) * ([.$D84] / [.$E84]))" office:value-type="float" office:value="0.494185255685679" calcext:value-type="float">
            <text:p>0.494185255685679</text:p>
          </table:table-cell>
          <table:table-cell table:formula="of:=2 / (([.$G84] / [.$F84]) + ([.$E84] / [.$D84]))" office:value-type="float" office:value="0.494185251060337" calcext:value-type="float">
            <text:p>0.494185251060337</text:p>
          </table:table-cell>
          <table:table-cell table:formula="of:=SQRT((([.$F84] / [.$G84])^2 + ([.$D84] / [.$E84])^2) / 2)" office:value-type="float" office:value="0.494185264936363" calcext:value-type="float">
            <text:p>0.494185264936363</text:p>
          </table:table-cell>
          <table:table-cell table:formula="of:=IF([.I84]&gt;0.4;1;IF([.I8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133689839572182" calcext:value-type="float">
            <text:p>0.000133689839572182</text:p>
          </table:table-cell>
          <table:table-cell office:value-type="float" office:value="0.000130616509926854" calcext:value-type="float">
            <text:p>0.000130616509926854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formula="of:=[.B85]-[.C85]" office:value-type="float" office:value="0.00000307332964532799" calcext:value-type="float">
            <text:p>3.07332964532799E-06</text:p>
          </table:table-cell>
          <table:table-cell table:formula="of:=(([.F85] / [.G85]) + ([.D85] / [.E85])) / 2" office:value-type="float" office:value="0.329478609625668" calcext:value-type="float">
            <text:p>0.329478609625668</text:p>
          </table:table-cell>
          <table:table-cell table:formula="of:=SQRT(([.$F85] / [.$G85]) * ([.$D85] / [.$E85]))" office:value-type="float" office:value="0.329478602844889" calcext:value-type="float">
            <text:p>0.329478602844889</text:p>
          </table:table-cell>
          <table:table-cell table:formula="of:=2 / (([.$G85] / [.$F85]) + ([.$E85] / [.$D85]))" office:value-type="float" office:value="0.32947859606411" calcext:value-type="float">
            <text:p>0.32947859606411</text:p>
          </table:table-cell>
          <table:table-cell table:formula="of:=SQRT((([.$F85] / [.$G85])^2 + ([.$D85] / [.$E85])^2) / 2)" office:value-type="float" office:value="0.329478616406447" calcext:value-type="float">
            <text:p>0.329478616406447</text:p>
          </table:table-cell>
          <table:table-cell table:formula="of:=IF([.I85]&gt;0.4;1;IF([.I8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7681307456589" calcext:value-type="float">
            <text:p>0.000127681307456589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6]-[.C86]" office:value-type="float" office:value="0.00000146760123511199" calcext:value-type="float">
            <text:p>1.46760123511199E-06</text:p>
          </table:table-cell>
          <table:table-cell table:formula="of:=(([.F86] / [.G86]) + ([.D86] / [.E86])) / 2" office:value-type="float" office:value="0.494317448017564" calcext:value-type="float">
            <text:p>0.494317448017564</text:p>
          </table:table-cell>
          <table:table-cell table:formula="of:=SQRT(([.$F86] / [.$G86]) * ([.$D86] / [.$E86]))" office:value-type="float" office:value="0.494317443799768" calcext:value-type="float">
            <text:p>0.494317443799768</text:p>
          </table:table-cell>
          <table:table-cell table:formula="of:=2 / (([.$G86] / [.$F86]) + ([.$E86] / [.$D86]))" office:value-type="float" office:value="0.494317439581973" calcext:value-type="float">
            <text:p>0.494317439581973</text:p>
          </table:table-cell>
          <table:table-cell table:formula="of:=SQRT((([.$F86] / [.$G86])^2 + ([.$D86] / [.$E86])^2) / 2)" office:value-type="float" office:value="0.49431745223536" calcext:value-type="float">
            <text:p>0.49431745223536</text:p>
          </table:table-cell>
          <table:table-cell table:formula="of:=IF([.I86]&gt;0.4;1;IF([.I8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4843945068663" calcext:value-type="float">
            <text:p>0.000124843945068663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7]-[.C87]" office:value-type="float" office:value="0.000004304963623038" calcext:value-type="float">
            <text:p>4.304963623038E-06</text:p>
          </table:table-cell>
          <table:table-cell table:formula="of:=(([.F87] / [.G87]) + ([.D87] / [.E87])) / 2" office:value-type="float" office:value="0.494317448017564" calcext:value-type="float">
            <text:p>0.494317448017564</text:p>
          </table:table-cell>
          <table:table-cell table:formula="of:=SQRT(([.$F87] / [.$G87]) * ([.$D87] / [.$E87]))" office:value-type="float" office:value="0.494317443799768" calcext:value-type="float">
            <text:p>0.494317443799768</text:p>
          </table:table-cell>
          <table:table-cell table:formula="of:=2 / (([.$G87] / [.$F87]) + ([.$E87] / [.$D87]))" office:value-type="float" office:value="0.494317439581973" calcext:value-type="float">
            <text:p>0.494317439581973</text:p>
          </table:table-cell>
          <table:table-cell table:formula="of:=SQRT((([.$F87] / [.$G87])^2 + ([.$D87] / [.$E87])^2) / 2)" office:value-type="float" office:value="0.49431745223536" calcext:value-type="float">
            <text:p>0.49431745223536</text:p>
          </table:table-cell>
          <table:table-cell table:formula="of:=IF([.I87]&gt;0.4;1;IF([.I8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123472033584426" calcext:value-type="float">
            <text:p>0.000123472033584426</text:p>
          </table:table-cell>
          <table:table-cell office:value-type="float" office:value="0.000122100122100122" calcext:value-type="float">
            <text:p>0.000122100122100122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[.B88]-[.C88]" office:value-type="float" office:value="0.00000137191148430401" calcext:value-type="float">
            <text:p>1.37191148430401E-06</text:p>
          </table:table-cell>
          <table:table-cell table:formula="of:=(([.F88] / [.G88]) + ([.D88] / [.E88])) / 2" office:value-type="float" office:value="0.494443758488702" calcext:value-type="float">
            <text:p>0.494443758488702</text:p>
          </table:table-cell>
          <table:table-cell table:formula="of:=SQRT(([.$F88] / [.$G88]) * ([.$D88] / [.$E88]))" office:value-type="float" office:value="0.494443754634537" calcext:value-type="float">
            <text:p>0.494443754634537</text:p>
          </table:table-cell>
          <table:table-cell table:formula="of:=2 / (([.$G88] / [.$F88]) + ([.$E88] / [.$D88]))" office:value-type="float" office:value="0.494443750780372" calcext:value-type="float">
            <text:p>0.494443750780372</text:p>
          </table:table-cell>
          <table:table-cell table:formula="of:=SQRT((([.$F88] / [.$G88])^2 + ([.$D88] / [.$E88])^2) / 2)" office:value-type="float" office:value="0.494443762342867" calcext:value-type="float">
            <text:p>0.494443762342867</text:p>
          </table:table-cell>
          <table:table-cell table:formula="of:=IF([.I88]&gt;0.4;1;IF([.I8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122129946262817" calcext:value-type="float">
            <text:p>0.000122129946262817</text:p>
          </table:table-cell>
          <table:table-cell office:value-type="float" office:value="0.000119445771619686" calcext:value-type="float">
            <text:p>0.000119445771619686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formula="of:=[.B89]-[.C89]" office:value-type="float" office:value="0.000002684174643131" calcext:value-type="float">
            <text:p>2.684174643131E-06</text:p>
          </table:table-cell>
          <table:table-cell table:formula="of:=(([.F89] / [.G89]) + ([.D89] / [.E89])) / 2" office:value-type="float" office:value="0.337017586712262" calcext:value-type="float">
            <text:p>0.337017586712262</text:p>
          </table:table-cell>
          <table:table-cell table:formula="of:=SQRT(([.$F89] / [.$G89]) * ([.$D89] / [.$E89]))" office:value-type="float" office:value="0.337017581180012" calcext:value-type="float">
            <text:p>0.337017581180012</text:p>
          </table:table-cell>
          <table:table-cell table:formula="of:=2 / (([.$G89] / [.$F89]) + ([.$E89] / [.$D89]))" office:value-type="float" office:value="0.337017575647762" calcext:value-type="float">
            <text:p>0.337017575647762</text:p>
          </table:table-cell>
          <table:table-cell table:formula="of:=SQRT((([.$F89] / [.$G89])^2 + ([.$D89] / [.$E89])^2) / 2)" office:value-type="float" office:value="0.337017592244512" calcext:value-type="float">
            <text:p>0.337017592244512</text:p>
          </table:table-cell>
          <table:table-cell table:formula="of:=IF([.I89]&gt;0.4;1;IF([.I8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18161408483974" calcext:value-type="float">
            <text:p>0.000118161408483974</text:p>
          </table:table-cell>
          <table:table-cell office:value-type="float" office:value="0.000116877045348292" calcext:value-type="float">
            <text:p>0.000116877045348292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[.B90]-[.C90]" office:value-type="float" office:value="0.000001284363135682" calcext:value-type="float">
            <text:p>1.284363135682E-06</text:p>
          </table:table-cell>
          <table:table-cell table:formula="of:=(([.F90] / [.G90]) + ([.D90] / [.E90])) / 2" office:value-type="float" office:value="0.494564575209737" calcext:value-type="float">
            <text:p>0.494564575209737</text:p>
          </table:table-cell>
          <table:table-cell table:formula="of:=SQRT(([.$F90] / [.$G90]) * ([.$D90] / [.$E90]))" office:value-type="float" office:value="0.494564571680845" calcext:value-type="float">
            <text:p>0.494564571680845</text:p>
          </table:table-cell>
          <table:table-cell table:formula="of:=2 / (([.$G90] / [.$F90]) + ([.$E90] / [.$D90]))" office:value-type="float" office:value="0.494564568151953" calcext:value-type="float">
            <text:p>0.494564568151953</text:p>
          </table:table-cell>
          <table:table-cell table:formula="of:=SQRT((([.$F90] / [.$G90])^2 + ([.$D90] / [.$E90])^2) / 2)" office:value-type="float" office:value="0.494564578738628" calcext:value-type="float">
            <text:p>0.494564578738628</text:p>
          </table:table-cell>
          <table:table-cell table:formula="of:=IF([.I90]&gt;0.4;1;IF([.I9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16904372223503" calcext:value-type="float">
            <text:p>0.000116904372223503</text:p>
          </table:table-cell>
          <table:table-cell office:value-type="float" office:value="0.000114390299702586" calcext:value-type="float">
            <text:p>0.00011439029970258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formula="of:=[.B91]-[.C91]" office:value-type="float" office:value="0.000002514072520917" calcext:value-type="float">
            <text:p>2.514072520917E-06</text:p>
          </table:table-cell>
          <table:table-cell table:formula="of:=(([.F91] / [.G91]) + ([.D91] / [.E91])) / 2" office:value-type="float" office:value="0.329728781856441" calcext:value-type="float">
            <text:p>0.329728781856441</text:p>
          </table:table-cell>
          <table:table-cell table:formula="of:=SQRT(([.$F91] / [.$G91]) * ([.$D91] / [.$E91]))" office:value-type="float" office:value="0.329728776675429" calcext:value-type="float">
            <text:p>0.329728776675429</text:p>
          </table:table-cell>
          <table:table-cell table:formula="of:=2 / (([.$G91] / [.$F91]) + ([.$E91] / [.$D91]))" office:value-type="float" office:value="0.329728771494416" calcext:value-type="float">
            <text:p>0.329728771494416</text:p>
          </table:table-cell>
          <table:table-cell table:formula="of:=SQRT((([.$F91] / [.$G91])^2 + ([.$D91] / [.$E91])^2) / 2)" office:value-type="float" office:value="0.329728787037454" calcext:value-type="float">
            <text:p>0.329728787037454</text:p>
          </table:table-cell>
          <table:table-cell table:formula="of:=IF([.I91]&gt;0.4;1;IF([.I9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11982082866741" calcext:value-type="float">
            <text:p>0.00011198208286674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2]-[.C92]" office:value-type="float" office:value="0.000001204108417901" calcext:value-type="float">
            <text:p>1.204108417901E-06</text:p>
          </table:table-cell>
          <table:table-cell table:formula="of:=(([.F92] / [.G92]) + ([.D92] / [.E92])) / 2" office:value-type="float" office:value="0.494680249009621" calcext:value-type="float">
            <text:p>0.494680249009621</text:p>
          </table:table-cell>
          <table:table-cell table:formula="of:=SQRT(([.$F92] / [.$G92]) * ([.$D92] / [.$E92]))" office:value-type="float" office:value="0.4946802457724" calcext:value-type="float">
            <text:p>0.4946802457724</text:p>
          </table:table-cell>
          <table:table-cell table:formula="of:=2 / (([.$G92] / [.$F92]) + ([.$E92] / [.$D92]))" office:value-type="float" office:value="0.494680242535179" calcext:value-type="float">
            <text:p>0.494680242535179</text:p>
          </table:table-cell>
          <table:table-cell table:formula="of:=SQRT((([.$F92] / [.$G92])^2 + ([.$D92] / [.$E92])^2) / 2)" office:value-type="float" office:value="0.494680252246842" calcext:value-type="float">
            <text:p>0.494680252246842</text:p>
          </table:table-cell>
          <table:table-cell table:formula="of:=IF([.I92]&gt;0.4;1;IF([.I9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09649122807018" calcext:value-type="float">
            <text:p>0.00010964912280701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3]-[.C93]" office:value-type="float" office:value="0.00000353706847762399" calcext:value-type="float">
            <text:p>3.53706847762399E-06</text:p>
          </table:table-cell>
          <table:table-cell table:formula="of:=(([.F93] / [.G93]) + ([.D93] / [.E93])) / 2" office:value-type="float" office:value="0.494680249009621" calcext:value-type="float">
            <text:p>0.494680249009621</text:p>
          </table:table-cell>
          <table:table-cell table:formula="of:=SQRT(([.$F93] / [.$G93]) * ([.$D93] / [.$E93]))" office:value-type="float" office:value="0.4946802457724" calcext:value-type="float">
            <text:p>0.4946802457724</text:p>
          </table:table-cell>
          <table:table-cell table:formula="of:=2 / (([.$G93] / [.$F93]) + ([.$E93] / [.$D93]))" office:value-type="float" office:value="0.494680242535179" calcext:value-type="float">
            <text:p>0.494680242535179</text:p>
          </table:table-cell>
          <table:table-cell table:formula="of:=SQRT((([.$F93] / [.$G93])^2 + ([.$D93] / [.$E93])^2) / 2)" office:value-type="float" office:value="0.494680252246842" calcext:value-type="float">
            <text:p>0.494680252246842</text:p>
          </table:table-cell>
          <table:table-cell table:formula="of:=IF([.I93]&gt;0.4;1;IF([.I9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08518719479145" calcext:value-type="float">
            <text:p>0.000108518719479145</text:p>
          </table:table-cell>
          <table:table-cell office:value-type="float" office:value="0.000107388316151202" calcext:value-type="float">
            <text:p>0.00010738831615120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B94]-[.C94]" office:value-type="float" office:value="0.000001130403327943" calcext:value-type="float">
            <text:p>1.130403327943E-06</text:p>
          </table:table-cell>
          <table:table-cell table:formula="of:=(([.F94] / [.G94]) + ([.D94] / [.E94])) / 2" office:value-type="float" office:value="0.494791101465003" calcext:value-type="float">
            <text:p>0.494791101465003</text:p>
          </table:table-cell>
          <table:table-cell table:formula="of:=SQRT(([.$F94] / [.$G94]) * ([.$D94] / [.$E94]))" office:value-type="float" office:value="0.494791098489931" calcext:value-type="float">
            <text:p>0.494791098489931</text:p>
          </table:table-cell>
          <table:table-cell table:formula="of:=2 / (([.$G94] / [.$F94]) + ([.$E94] / [.$D94]))" office:value-type="float" office:value="0.494791095514859" calcext:value-type="float">
            <text:p>0.494791095514859</text:p>
          </table:table-cell>
          <table:table-cell table:formula="of:=SQRT((([.$F94] / [.$G94])^2 + ([.$D94] / [.$E94])^2) / 2)" office:value-type="float" office:value="0.494791104440075" calcext:value-type="float">
            <text:p>0.494791104440075</text:p>
          </table:table-cell>
          <table:table-cell table:formula="of:=IF([.I94]&gt;0.4;1;IF([.I9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07411385606881" calcext:value-type="float">
            <text:p>0.000107411385606881</text:p>
          </table:table-cell>
          <table:table-cell office:value-type="float" office:value="0.000105196717862403" calcext:value-type="float">
            <text:p>0.000105196717862403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formula="of:=[.B95]-[.C95]" office:value-type="float" office:value="0.000002214667744478" calcext:value-type="float">
            <text:p>2.214667744478E-06</text:p>
          </table:table-cell>
          <table:table-cell table:formula="of:=(([.F95] / [.G95]) + ([.D95] / [.E95])) / 2" office:value-type="float" office:value="0.336788399570354" calcext:value-type="float">
            <text:p>0.336788399570354</text:p>
          </table:table-cell>
          <table:table-cell table:formula="of:=SQRT(([.$F95] / [.$G95]) * ([.$D95] / [.$E95]))" office:value-type="float" office:value="0.336788395288287" calcext:value-type="float">
            <text:p>0.336788395288287</text:p>
          </table:table-cell>
          <table:table-cell table:formula="of:=2 / (([.$G95] / [.$F95]) + ([.$E95] / [.$D95]))" office:value-type="float" office:value="0.336788391006219" calcext:value-type="float">
            <text:p>0.336788391006219</text:p>
          </table:table-cell>
          <table:table-cell table:formula="of:=SQRT((([.$F95] / [.$G95])^2 + ([.$D95] / [.$E95])^2) / 2)" office:value-type="float" office:value="0.336788403852422" calcext:value-type="float">
            <text:p>0.336788403852422</text:p>
          </table:table-cell>
          <table:table-cell table:formula="of:=IF([.I95]&gt;0.4;1;IF([.I9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104134124752686" calcext:value-type="float">
            <text:p>0.000104134124752686</text:p>
          </table:table-cell>
          <table:table-cell office:value-type="float" office:value="0.000103071531642959" calcext:value-type="float">
            <text:p>0.00010307153164295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formula="of:=[.B96]-[.C96]" office:value-type="float" office:value="0.00000106259310972699" calcext:value-type="float">
            <text:p>1.06259310972699E-06</text:p>
          </table:table-cell>
          <table:table-cell table:formula="of:=(([.F96] / [.G96]) + ([.D96] / [.E96])) / 2" office:value-type="float" office:value="0.494897427887119" calcext:value-type="float">
            <text:p>0.494897427887119</text:p>
          </table:table-cell>
          <table:table-cell table:formula="of:=SQRT(([.$F96] / [.$G96]) * ([.$D96] / [.$E96]))" office:value-type="float" office:value="0.494897425148188" calcext:value-type="float">
            <text:p>0.494897425148188</text:p>
          </table:table-cell>
          <table:table-cell table:formula="of:=2 / (([.$G96] / [.$F96]) + ([.$E96] / [.$D96]))" office:value-type="float" office:value="0.494897422409258" calcext:value-type="float">
            <text:p>0.494897422409258</text:p>
          </table:table-cell>
          <table:table-cell table:formula="of:=SQRT((([.$F96] / [.$G96])^2 + ([.$D96] / [.$E96])^2) / 2)" office:value-type="float" office:value="0.494897430626049" calcext:value-type="float">
            <text:p>0.494897430626049</text:p>
          </table:table-cell>
          <table:table-cell table:formula="of:=IF([.I96]&gt;0.4;1;IF([.I9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092783505176" calcext:value-type="float">
            <text:p>0.000103092783505176</text:p>
          </table:table-cell>
          <table:table-cell office:value-type="float" office:value="0.000101010101010102" calcext:value-type="float">
            <text:p>0.000101010101010102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B97]-[.C97]" office:value-type="float" office:value="0.000002082682495074" calcext:value-type="float">
            <text:p>2.082682495074E-06</text:p>
          </table:table-cell>
          <table:table-cell table:formula="of:=(([.F97] / [.G97]) + ([.D97] / [.E97])) / 2" office:value-type="float" office:value="0.329948453608247" calcext:value-type="float">
            <text:p>0.329948453608247</text:p>
          </table:table-cell>
          <table:table-cell table:formula="of:=SQRT(([.$F97] / [.$G97]) * ([.$D97] / [.$E97]))" office:value-type="float" office:value="0.329948449581815" calcext:value-type="float">
            <text:p>0.329948449581815</text:p>
          </table:table-cell>
          <table:table-cell table:formula="of:=2 / (([.$G97] / [.$F97]) + ([.$E97] / [.$D97]))" office:value-type="float" office:value="0.329948445555382" calcext:value-type="float">
            <text:p>0.329948445555382</text:p>
          </table:table-cell>
          <table:table-cell table:formula="of:=SQRT((([.$F97] / [.$G97])^2 + ([.$D97] / [.$E97])^2) / 2)" office:value-type="float" office:value="0.32994845763468" calcext:value-type="float">
            <text:p>0.32994845763468</text:p>
          </table:table-cell>
          <table:table-cell table:formula="of:=IF([.I97]&gt;0.4;1;IF([.I9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90099009900991" calcext:value-type="float">
            <text:p>9.90099009900991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8]-[.C98]" office:value-type="float" office:value="0.00000100010000997391" calcext:value-type="float">
            <text:p>1.00010000997391E-06</text:p>
          </table:table-cell>
          <table:table-cell table:formula="of:=(([.F98] / [.G98]) + ([.D98] / [.E98])) / 2" office:value-type="float" office:value="0.494999499949995" calcext:value-type="float">
            <text:p>0.494999499949995</text:p>
          </table:table-cell>
          <table:table-cell table:formula="of:=SQRT(([.$F98] / [.$G98]) * ([.$D98] / [.$E98]))" office:value-type="float" office:value="0.494999497424235" calcext:value-type="float">
            <text:p>0.494999497424235</text:p>
          </table:table-cell>
          <table:table-cell table:formula="of:=2 / (([.$G98] / [.$F98]) + ([.$E98] / [.$D98]))" office:value-type="float" office:value="0.494999494898475" calcext:value-type="float">
            <text:p>0.494999494898475</text:p>
          </table:table-cell>
          <table:table-cell table:formula="of:=SQRT((([.$F98] / [.$G98])^2 + ([.$D98] / [.$E98])^2) / 2)" office:value-type="float" office:value="0.494999502475755" calcext:value-type="float">
            <text:p>0.494999502475755</text:p>
          </table:table-cell>
          <table:table-cell table:formula="of:=IF([.I98]&gt;0.4;1;IF([.I9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70685303824503" calcext:value-type="float">
            <text:p>9.70685303824503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9]-[.C99]" office:value-type="float" office:value="0.0000029414706176227" calcext:value-type="float">
            <text:p>2.9414706176227E-06</text:p>
          </table:table-cell>
          <table:table-cell table:formula="of:=(([.F99] / [.G99]) + ([.D99] / [.E99])) / 2" office:value-type="float" office:value="0.494999499949995" calcext:value-type="float">
            <text:p>0.494999499949995</text:p>
          </table:table-cell>
          <table:table-cell table:formula="of:=SQRT(([.$F99] / [.$G99]) * ([.$D99] / [.$E99]))" office:value-type="float" office:value="0.494999497424235" calcext:value-type="float">
            <text:p>0.494999497424235</text:p>
          </table:table-cell>
          <table:table-cell table:formula="of:=2 / (([.$G99] / [.$F99]) + ([.$E99] / [.$D99]))" office:value-type="float" office:value="0.494999494898475" calcext:value-type="float">
            <text:p>0.494999494898475</text:p>
          </table:table-cell>
          <table:table-cell table:formula="of:=SQRT((([.$F99] / [.$G99])^2 + ([.$D99] / [.$E99])^2) / 2)" office:value-type="float" office:value="0.494999502475755" calcext:value-type="float">
            <text:p>0.494999502475755</text:p>
          </table:table-cell>
          <table:table-cell table:formula="of:=IF([.I99]&gt;0.4;1;IF([.I9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961261174661221" calcext:value-type="float">
            <text:p>9.61261174661221E-05</text:p>
          </table:table-cell>
          <table:table-cell office:value-type="float" office:value="0.0000951837045497818" calcext:value-type="float">
            <text:p>9.51837045497818E-0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100]-[.C100]" office:value-type="float" office:value="0.000000942412916340299" calcext:value-type="float">
            <text:p>9.42412916340299E-07</text:p>
          </table:table-cell>
          <table:table-cell table:formula="of:=(([.F100] / [.G100]) + ([.D100] / [.E100])) / 2" office:value-type="float" office:value="0.495097568009228" calcext:value-type="float">
            <text:p>0.495097568009228</text:p>
          </table:table-cell>
          <table:table-cell table:formula="of:=SQRT(([.$F100] / [.$G100]) * ([.$D100] / [.$E100]))" office:value-type="float" office:value="0.495097565676296" calcext:value-type="float">
            <text:p>0.495097565676296</text:p>
          </table:table-cell>
          <table:table-cell table:formula="of:=2 / (([.$G100] / [.$F100]) + ([.$E100] / [.$D100]))" office:value-type="float" office:value="0.495097563343365" calcext:value-type="float">
            <text:p>0.495097563343365</text:p>
          </table:table-cell>
          <table:table-cell table:formula="of:=SQRT((([.$F100] / [.$G100])^2 + ([.$D100] / [.$E100])^2) / 2)" office:value-type="float" office:value="0.49509757034216" calcext:value-type="float">
            <text:p>0.49509757034216</text:p>
          </table:table-cell>
          <table:table-cell table:formula="of:=IF([.I100]&gt;0.4;1;IF([.I10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95201827875091" calcext:value-type="float">
            <text:p>9.5201827875091E-05</text:p>
          </table:table-cell>
          <table:table-cell office:value-type="float" office:value="0.0000933532486930531" calcext:value-type="float">
            <text:p>9.33532486930531E-05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[.B101]-[.C101]" office:value-type="float" office:value="0.0000018485791820379" calcext:value-type="float">
            <text:p>1.8485791820379E-06</text:p>
          </table:table-cell>
          <table:table-cell table:formula="of:=(([.F101] / [.G101]) + ([.D101] / [.E101])) / 2" office:value-type="float" office:value="0.336586062452399" calcext:value-type="float">
            <text:p>0.336586062452399</text:p>
          </table:table-cell>
          <table:table-cell table:formula="of:=SQRT(([.$F101] / [.$G101]) * ([.$D101] / [.$E101]))" office:value-type="float" office:value="0.336586059086474" calcext:value-type="float">
            <text:p>0.336586059086474</text:p>
          </table:table-cell>
          <table:table-cell table:formula="of:=2 / (([.$G101] / [.$F101]) + ([.$E101] / [.$D101]))" office:value-type="float" office:value="0.336586055720549" calcext:value-type="float">
            <text:p>0.336586055720549</text:p>
          </table:table-cell>
          <table:table-cell table:formula="of:=SQRT((([.$F101] / [.$G101])^2 + ([.$D101] / [.$E101])^2) / 2)" office:value-type="float" office:value="0.336586065818324" calcext:value-type="float">
            <text:p>0.336586065818324</text:p>
          </table:table-cell>
          <table:table-cell table:formula="of:=IF([.I101]&gt;0.4;1;IF([.I10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924641701340878" calcext:value-type="float">
            <text:p>9.24641701340878E-05</text:p>
          </table:table-cell>
          <table:table-cell office:value-type="float" office:value="0.0000915750915750913" calcext:value-type="float">
            <text:p>9.15750915750913E-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102]-[.C102]" office:value-type="float" office:value="0.000000889078558996491" calcext:value-type="float">
            <text:p>8.89078558996491E-07</text:p>
          </table:table-cell>
          <table:table-cell table:formula="of:=(([.F102] / [.G102]) + ([.D102] / [.E102])) / 2" office:value-type="float" office:value="0.495191863153028" calcext:value-type="float">
            <text:p>0.495191863153028</text:p>
          </table:table-cell>
          <table:table-cell table:formula="of:=SQRT(([.$F102] / [.$G102]) * ([.$D102] / [.$E102]))" office:value-type="float" office:value="0.495191860994869" calcext:value-type="float">
            <text:p>0.495191860994869</text:p>
          </table:table-cell>
          <table:table-cell table:formula="of:=2 / (([.$G102] / [.$F102]) + ([.$E102] / [.$D102]))" office:value-type="float" office:value="0.49519185883671" calcext:value-type="float">
            <text:p>0.49519185883671</text:p>
          </table:table-cell>
          <table:table-cell table:formula="of:=SQRT((([.$F102] / [.$G102])^2 + ([.$D102] / [.$E102])^2) / 2)" office:value-type="float" office:value="0.495191865311187" calcext:value-type="float">
            <text:p>0.495191865311187</text:p>
          </table:table-cell>
          <table:table-cell table:formula="of:=IF([.I102]&gt;0.4;1;IF([.I10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915918666422044" calcext:value-type="float">
            <text:p>9.15918666422044E-05</text:p>
          </table:table-cell>
          <table:table-cell office:value-type="float" office:value="0.0000898472596585816" calcext:value-type="float">
            <text:p>8.98472596585816E-05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B103]-[.C103]" office:value-type="float" office:value="0.00000174460698362279" calcext:value-type="float">
            <text:p>1.74460698362279E-06</text:p>
          </table:table-cell>
          <table:table-cell table:formula="of:=(([.F103] / [.G103]) + ([.D103] / [.E103])) / 2" office:value-type="float" office:value="0.330142883311962" calcext:value-type="float">
            <text:p>0.330142883311962</text:p>
          </table:table-cell>
          <table:table-cell table:formula="of:=SQRT(([.$F103] / [.$G103]) * ([.$D103] / [.$E103]))" office:value-type="float" office:value="0.330142880135659" calcext:value-type="float">
            <text:p>0.330142880135659</text:p>
          </table:table-cell>
          <table:table-cell table:formula="of:=2 / (([.$G103] / [.$F103]) + ([.$E103] / [.$D103]))" office:value-type="float" office:value="0.330142876959356" calcext:value-type="float">
            <text:p>0.330142876959356</text:p>
          </table:table-cell>
          <table:table-cell table:formula="of:=SQRT((([.$F103] / [.$G103])^2 + ([.$D103] / [.$E103])^2) / 2)" office:value-type="float" office:value="0.330142886488265" calcext:value-type="float">
            <text:p>0.330142886488265</text:p>
          </table:table-cell>
          <table:table-cell table:formula="of:=IF([.I103]&gt;0.4;1;IF([.I10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81678716275793" calcext:value-type="float">
            <text:p>8.81678716275793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4]-[.C104]" office:value-type="float" office:value="0.000000839694015482897" calcext:value-type="float">
            <text:p>8.39694015482897E-07</text:p>
          </table:table-cell>
          <table:table-cell table:formula="of:=(([.F104] / [.G104]) + ([.D104] / [.E104])) / 2" office:value-type="float" office:value="0.495282599020917" calcext:value-type="float">
            <text:p>0.495282599020917</text:p>
          </table:table-cell>
          <table:table-cell table:formula="of:=SQRT(([.$F104] / [.$G104]) * ([.$D104] / [.$E104]))" office:value-type="float" office:value="0.495282597021466" calcext:value-type="float">
            <text:p>0.495282597021466</text:p>
          </table:table-cell>
          <table:table-cell table:formula="of:=2 / (([.$G104] / [.$F104]) + ([.$E104] / [.$D104]))" office:value-type="float" office:value="0.495282595022015" calcext:value-type="float">
            <text:p>0.495282595022015</text:p>
          </table:table-cell>
          <table:table-cell table:formula="of:=SQRT((([.$F104] / [.$G104])^2 + ([.$D104] / [.$E104])^2) / 2)" office:value-type="float" office:value="0.495282601020368" calcext:value-type="float">
            <text:p>0.495282601020368</text:p>
          </table:table-cell>
          <table:table-cell table:formula="of:=IF([.I104]&gt;0.4;1;IF([.I10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6535133264105" calcext:value-type="float">
            <text:p>8.6535133264105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5]-[.C105]" office:value-type="float" office:value="0.0000024724323789572" calcext:value-type="float">
            <text:p>2.4724323789572E-06</text:p>
          </table:table-cell>
          <table:table-cell table:formula="of:=(([.F105] / [.G105]) + ([.D105] / [.E105])) / 2" office:value-type="float" office:value="0.495282599020917" calcext:value-type="float">
            <text:p>0.495282599020917</text:p>
          </table:table-cell>
          <table:table-cell table:formula="of:=SQRT(([.$F105] / [.$G105]) * ([.$D105] / [.$E105]))" office:value-type="float" office:value="0.495282597021466" calcext:value-type="float">
            <text:p>0.495282597021466</text:p>
          </table:table-cell>
          <table:table-cell table:formula="of:=2 / (([.$G105] / [.$F105]) + ([.$E105] / [.$D105]))" office:value-type="float" office:value="0.495282595022015" calcext:value-type="float">
            <text:p>0.495282595022015</text:p>
          </table:table-cell>
          <table:table-cell table:formula="of:=SQRT((([.$F105] / [.$G105])^2 + ([.$D105] / [.$E105])^2) / 2)" office:value-type="float" office:value="0.495282601020368" calcext:value-type="float">
            <text:p>0.495282601020368</text:p>
          </table:table-cell>
          <table:table-cell table:formula="of:=IF([.I105]&gt;0.4;1;IF([.I10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85741232958958" calcext:value-type="float">
            <text:p>8.5741232958958E-05</text:p>
          </table:table-cell>
          <table:table-cell office:value-type="float" office:value="0.0000849473326537537" calcext:value-type="float">
            <text:p>8.49473326537537E-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table:formula="of:=[.B106]-[.C106]" office:value-type="float" office:value="0.000000793900305204293" calcext:value-type="float">
            <text:p>7.93900305204293E-07</text:p>
          </table:table-cell>
          <table:table-cell table:formula="of:=(([.F106] / [.G106]) + ([.D106] / [.E106])) / 2" office:value-type="float" office:value="0.495369973420218" calcext:value-type="float">
            <text:p>0.495369973420218</text:p>
          </table:table-cell>
          <table:table-cell table:formula="of:=SQRT(([.$F106] / [.$G106]) * ([.$D106] / [.$E106]))" office:value-type="float" office:value="0.49536997156515" calcext:value-type="float">
            <text:p>0.49536997156515</text:p>
          </table:table-cell>
          <table:table-cell table:formula="of:=2 / (([.$G106] / [.$F106]) + ([.$E106] / [.$D106]))" office:value-type="float" office:value="0.495369969710082" calcext:value-type="float">
            <text:p>0.495369969710082</text:p>
          </table:table-cell>
          <table:table-cell table:formula="of:=SQRT((([.$F106] / [.$G106])^2 + ([.$D106] / [.$E106])^2) / 2)" office:value-type="float" office:value="0.495369975275286" calcext:value-type="float">
            <text:p>0.495369975275286</text:p>
          </table:table-cell>
          <table:table-cell table:formula="of:=IF([.I106]&gt;0.4;1;IF([.I10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849617672047387" calcext:value-type="float">
            <text:p>8.49617672047387E-05</text:p>
          </table:table-cell>
          <table:table-cell office:value-type="float" office:value="0.0000834028356964146" calcext:value-type="float">
            <text:p>8.34028356964146E-05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[.B107]-[.C107]" office:value-type="float" office:value="0.0000015589315083241" calcext:value-type="float">
            <text:p>1.5589315083241E-06</text:p>
          </table:table-cell>
          <table:table-cell table:formula="of:=(([.F107] / [.G107]) + ([.D107] / [.E107])) / 2" office:value-type="float" office:value="0.336406117247239" calcext:value-type="float">
            <text:p>0.336406117247239</text:p>
          </table:table-cell>
          <table:table-cell table:formula="of:=SQRT(([.$F107] / [.$G107]) * ([.$D107] / [.$E107]))" office:value-type="float" office:value="0.336406114565026" calcext:value-type="float">
            <text:p>0.336406114565026</text:p>
          </table:table-cell>
          <table:table-cell table:formula="of:=2 / (([.$G107] / [.$F107]) + ([.$E107] / [.$D107]))" office:value-type="float" office:value="0.336406111882814" calcext:value-type="float">
            <text:p>0.336406111882814</text:p>
          </table:table-cell>
          <table:table-cell table:formula="of:=SQRT((([.$F107] / [.$G107])^2 + ([.$D107] / [.$E107])^2) / 2)" office:value-type="float" office:value="0.336406119929451" calcext:value-type="float">
            <text:p>0.336406119929451</text:p>
          </table:table-cell>
          <table:table-cell table:formula="of:=IF([.I107]&gt;0.4;1;IF([.I10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826514587982108" calcext:value-type="float">
            <text:p>8.26514587982108E-05</text:p>
          </table:table-cell>
          <table:table-cell office:value-type="float" office:value="0.0000819000819000815" calcext:value-type="float">
            <text:p>8.19000819000815E-05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108]-[.C108]" office:value-type="float" office:value="0.000000751376898129304" calcext:value-type="float">
            <text:p>7.51376898129304E-07</text:p>
          </table:table-cell>
          <table:table-cell table:formula="of:=(([.F108] / [.G108]) + ([.D108] / [.E108])) / 2" office:value-type="float" office:value="0.495454169766096" calcext:value-type="float">
            <text:p>0.495454169766096</text:p>
          </table:table-cell>
          <table:table-cell table:formula="of:=SQRT(([.$F108] / [.$G108]) * ([.$D108] / [.$E108]))" office:value-type="float" office:value="0.495454168042611" calcext:value-type="float">
            <text:p>0.495454168042611</text:p>
          </table:table-cell>
          <table:table-cell table:formula="of:=2 / (([.$G108] / [.$F108]) + ([.$E108] / [.$D108]))" office:value-type="float" office:value="0.495454166319126" calcext:value-type="float">
            <text:p>0.495454166319126</text:p>
          </table:table-cell>
          <table:table-cell table:formula="of:=SQRT((([.$F108] / [.$G108])^2 + ([.$D108] / [.$E108])^2) / 2)" office:value-type="float" office:value="0.495454171489582" calcext:value-type="float">
            <text:p>0.495454171489582</text:p>
          </table:table-cell>
          <table:table-cell table:formula="of:=IF([.I108]&gt;0.4;1;IF([.I10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819134993446657" calcext:value-type="float">
            <text:p>8.19134993446657E-05</text:p>
          </table:table-cell>
          <table:table-cell office:value-type="float" office:value="0.0000804375804375809" calcext:value-type="float">
            <text:p>8.04375804375809E-05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109]-[.C109]" office:value-type="float" office:value="0.0000014759189070848" calcext:value-type="float">
            <text:p>1.4759189070848E-06</text:p>
          </table:table-cell>
          <table:table-cell table:formula="of:=(([.F109] / [.G109]) + ([.D109] / [.E109])) / 2" office:value-type="float" office:value="0.330316186107471" calcext:value-type="float">
            <text:p>0.330316186107471</text:p>
          </table:table-cell>
          <table:table-cell table:formula="of:=SQRT(([.$F109] / [.$G109]) * ([.$D109] / [.$E109]))" office:value-type="float" office:value="0.330316183568304" calcext:value-type="float">
            <text:p>0.330316183568304</text:p>
          </table:table-cell>
          <table:table-cell table:formula="of:=2 / (([.$G109] / [.$F109]) + ([.$E109] / [.$D109]))" office:value-type="float" office:value="0.330316181029138" calcext:value-type="float">
            <text:p>0.330316181029138</text:p>
          </table:table-cell>
          <table:table-cell table:formula="of:=SQRT((([.$F109] / [.$G109])^2 + ([.$D109] / [.$E109])^2) / 2)" office:value-type="float" office:value="0.330316188646637" calcext:value-type="float">
            <text:p>0.330316188646637</text:p>
          </table:table-cell>
          <table:table-cell table:formula="of:=IF([.I109]&gt;0.4;1;IF([.I10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90139064475344" calcext:value-type="float">
            <text:p>7.90139064475344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0]-[.C110]" office:value-type="float" office:value="0.000000711836995025806" calcext:value-type="float">
            <text:p>7.11836995025806E-07</text:p>
          </table:table-cell>
          <table:table-cell table:formula="of:=(([.F110] / [.G110]) + ([.D110] / [.E110])) / 2" office:value-type="float" office:value="0.495535358367217" calcext:value-type="float">
            <text:p>0.495535358367217</text:p>
          </table:table-cell>
          <table:table-cell table:formula="of:=SQRT(([.$F110] / [.$G110]) * ([.$D110] / [.$E110]))" office:value-type="float" office:value="0.495535356763851" calcext:value-type="float">
            <text:p>0.495535356763851</text:p>
          </table:table-cell>
          <table:table-cell table:formula="of:=2 / (([.$G110] / [.$F110]) + ([.$E110] / [.$D110]))" office:value-type="float" office:value="0.495535355160486" calcext:value-type="float">
            <text:p>0.495535355160486</text:p>
          </table:table-cell>
          <table:table-cell table:formula="of:=SQRT((([.$F110] / [.$G110])^2 + ([.$D110] / [.$E110])^2) / 2)" office:value-type="float" office:value="0.495535359970582" calcext:value-type="float">
            <text:p>0.495535359970582</text:p>
          </table:table-cell>
          <table:table-cell table:formula="of:=IF([.I110]&gt;0.4;1;IF([.I11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76276975624907" calcext:value-type="float">
            <text:p>7.76276975624907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1]-[.C111]" office:value-type="float" office:value="0.0000020980458800695" calcext:value-type="float">
            <text:p>2.0980458800695E-06</text:p>
          </table:table-cell>
          <table:table-cell table:formula="of:=(([.F111] / [.G111]) + ([.D111] / [.E111])) / 2" office:value-type="float" office:value="0.495535358367217" calcext:value-type="float">
            <text:p>0.495535358367217</text:p>
          </table:table-cell>
          <table:table-cell table:formula="of:=SQRT(([.$F111] / [.$G111]) * ([.$D111] / [.$E111]))" office:value-type="float" office:value="0.495535356763851" calcext:value-type="float">
            <text:p>0.495535356763851</text:p>
          </table:table-cell>
          <table:table-cell table:formula="of:=2 / (([.$G111] / [.$F111]) + ([.$E111] / [.$D111]))" office:value-type="float" office:value="0.495535355160486" calcext:value-type="float">
            <text:p>0.495535355160486</text:p>
          </table:table-cell>
          <table:table-cell table:formula="of:=SQRT((([.$F111] / [.$G111])^2 + ([.$D111] / [.$E111])^2) / 2)" office:value-type="float" office:value="0.495535359970582" calcext:value-type="float">
            <text:p>0.495535359970582</text:p>
          </table:table-cell>
          <table:table-cell table:formula="of:=IF([.I111]&gt;0.4;1;IF([.I11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769526741054571" calcext:value-type="float">
            <text:p>7.69526741054571E-05</text:p>
          </table:table-cell>
          <table:table-cell office:value-type="float" office:value="0.0000762776506483594" calcext:value-type="float">
            <text:p>7.62776506483594E-0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formula="of:=[.B112]-[.C112]" office:value-type="float" office:value="0.000000675023457097704" calcext:value-type="float">
            <text:p>6.75023457097704E-07</text:p>
          </table:table-cell>
          <table:table-cell table:formula="of:=(([.F112] / [.G112]) + ([.D112] / [.E112])) / 2" office:value-type="float" office:value="0.495613697575991" calcext:value-type="float">
            <text:p>0.495613697575991</text:p>
          </table:table-cell>
          <table:table-cell table:formula="of:=SQRT(([.$F112] / [.$G112]) * ([.$D112] / [.$E112]))" office:value-type="float" office:value="0.49561369608246" calcext:value-type="float">
            <text:p>0.49561369608246</text:p>
          </table:table-cell>
          <table:table-cell table:formula="of:=2 / (([.$G112] / [.$F112]) + ([.$E112] / [.$D112]))" office:value-type="float" office:value="0.495613694588929" calcext:value-type="float">
            <text:p>0.495613694588929</text:p>
          </table:table-cell>
          <table:table-cell table:formula="of:=SQRT((([.$F112] / [.$G112])^2 + ([.$D112] / [.$E112])^2) / 2)" office:value-type="float" office:value="0.495613699069521" calcext:value-type="float">
            <text:p>0.495613699069521</text:p>
          </table:table-cell>
          <table:table-cell table:formula="of:=IF([.I112]&gt;0.4;1;IF([.I11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76289288983844" calcext:value-type="float">
            <text:p>7.6289288983844E-05</text:p>
          </table:table-cell>
          <table:table-cell office:value-type="float" office:value="0.0000749625187406299" calcext:value-type="float">
            <text:p>7.49625187406299E-0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formula="of:=[.B113]-[.C113]" office:value-type="float" office:value="0.00000132677024321411" calcext:value-type="float">
            <text:p>1.32677024321411E-06</text:p>
          </table:table-cell>
          <table:table-cell table:formula="of:=(([.F113] / [.G113]) + ([.D113] / [.E113])) / 2" office:value-type="float" office:value="0.336245041196216" calcext:value-type="float">
            <text:p>0.336245041196216</text:p>
          </table:table-cell>
          <table:table-cell table:formula="of:=SQRT(([.$F113] / [.$G113]) * ([.$D113] / [.$E113]))" office:value-type="float" office:value="0.336245039032595" calcext:value-type="float">
            <text:p>0.336245039032595</text:p>
          </table:table-cell>
          <table:table-cell table:formula="of:=2 / (([.$G113] / [.$F113]) + ([.$E113] / [.$D113]))" office:value-type="float" office:value="0.336245036868973" calcext:value-type="float">
            <text:p>0.336245036868973</text:p>
          </table:table-cell>
          <table:table-cell table:formula="of:=SQRT((([.$F113] / [.$G113])^2 + ([.$D113] / [.$E113])^2) / 2)" office:value-type="float" office:value="0.336245043359837" calcext:value-type="float">
            <text:p>0.336245043359837</text:p>
          </table:table-cell>
          <table:table-cell table:formula="of:=IF([.I113]&gt;0.4;1;IF([.I11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743218134522383" calcext:value-type="float">
            <text:p>7.43218134522383E-05</text:p>
          </table:table-cell>
          <table:table-cell office:value-type="float" office:value="0.0000736811081638658" calcext:value-type="float">
            <text:p>7.36811081638658E-05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table:formula="of:=[.B114]-[.C114]" office:value-type="float" office:value="0.000000640705288372498" calcext:value-type="float">
            <text:p>6.40705288372498E-07</text:p>
          </table:table-cell>
          <table:table-cell table:formula="of:=(([.F114] / [.G114]) + ([.D114] / [.E114])) / 2" office:value-type="float" office:value="0.49568933481977" calcext:value-type="float">
            <text:p>0.49568933481977</text:p>
          </table:table-cell>
          <table:table-cell table:formula="of:=SQRT(([.$F114] / [.$G114]) * ([.$D114] / [.$E114]))" office:value-type="float" office:value="0.495689333426828" calcext:value-type="float">
            <text:p>0.495689333426828</text:p>
          </table:table-cell>
          <table:table-cell table:formula="of:=2 / (([.$G114] / [.$F114]) + ([.$E114] / [.$D114]))" office:value-type="float" office:value="0.495689332033886" calcext:value-type="float">
            <text:p>0.495689332033886</text:p>
          </table:table-cell>
          <table:table-cell table:formula="of:=SQRT((([.$F114] / [.$G114])^2 + ([.$D114] / [.$E114])^2) / 2)" office:value-type="float" office:value="0.495689336212712" calcext:value-type="float">
            <text:p>0.495689336212712</text:p>
          </table:table-cell>
          <table:table-cell table:formula="of:=IF([.I114]&gt;0.4;1;IF([.I11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736919675755621" calcext:value-type="float">
            <text:p>7.36919675755621E-05</text:p>
          </table:table-cell>
          <table:table-cell office:value-type="float" office:value="0.0000724322758221072" calcext:value-type="float">
            <text:p>7.24322758221072E-0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115]-[.C115]" office:value-type="float" office:value="0.00000125969175345489" calcext:value-type="float">
            <text:p>1.25969175345489E-06</text:p>
          </table:table-cell>
          <table:table-cell table:formula="of:=(([.F115] / [.G115]) + ([.D115] / [.E115])) / 2" office:value-type="float" office:value="0.330471628592483" calcext:value-type="float">
            <text:p>0.330471628592483</text:p>
          </table:table-cell>
          <table:table-cell table:formula="of:=SQRT(([.$F115] / [.$G115]) * ([.$D115] / [.$E115]))" office:value-type="float" office:value="0.330471626538409" calcext:value-type="float">
            <text:p>0.330471626538409</text:p>
          </table:table-cell>
          <table:table-cell table:formula="of:=2 / (([.$G115] / [.$F115]) + ([.$E115] / [.$D115]))" office:value-type="float" office:value="0.330471624484335" calcext:value-type="float">
            <text:p>0.330471624484335</text:p>
          </table:table-cell>
          <table:table-cell table:formula="of:=SQRT((([.$F115] / [.$G115])^2 + ([.$D115] / [.$E115])^2) / 2)" office:value-type="float" office:value="0.330471630646558" calcext:value-type="float">
            <text:p>0.330471630646558</text:p>
          </table:table-cell>
          <table:table-cell table:formula="of:=IF([.I115]&gt;0.4;1;IF([.I11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12149266486259" calcext:value-type="float">
            <text:p>7.12149266486259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6]-[.C116]" office:value-type="float" office:value="0.000000608674586739799" calcext:value-type="float">
            <text:p>6.08674586739799E-07</text:p>
          </table:table-cell>
          <table:table-cell table:formula="of:=(([.F116] / [.G116]) + ([.D116] / [.E116])) / 2" office:value-type="float" office:value="0.495762407527113" calcext:value-type="float">
            <text:p>0.495762407527113</text:p>
          </table:table-cell>
          <table:table-cell table:formula="of:=SQRT(([.$F116] / [.$G116]) * ([.$D116] / [.$E116]))" office:value-type="float" office:value="0.495762406226433" calcext:value-type="float">
            <text:p>0.495762406226433</text:p>
          </table:table-cell>
          <table:table-cell table:formula="of:=2 / (([.$G116] / [.$F116]) + ([.$E116] / [.$D116]))" office:value-type="float" office:value="0.495762404925752" calcext:value-type="float">
            <text:p>0.495762404925752</text:p>
          </table:table-cell>
          <table:table-cell table:formula="of:=SQRT((([.$F116] / [.$G116])^2 + ([.$D116] / [.$E116])^2) / 2)" office:value-type="float" office:value="0.495762408827794" calcext:value-type="float">
            <text:p>0.495762408827794</text:p>
          </table:table-cell>
          <table:table-cell table:formula="of:=IF([.I116]&gt;0.4;1;IF([.I11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7]-[.C117]" office:value-type="float" office:value="0.0000017955900308842" calcext:value-type="float">
            <text:p>1.7955900308842E-06</text:p>
          </table:table-cell>
          <table:table-cell table:formula="of:=(([.F117] / [.G117]) + ([.D117] / [.E117])) / 2" office:value-type="float" office:value="0.495762407527113" calcext:value-type="float">
            <text:p>0.495762407527113</text:p>
          </table:table-cell>
          <table:table-cell table:formula="of:=SQRT(([.$F117] / [.$G117]) * ([.$D117] / [.$E117]))" office:value-type="float" office:value="0.495762406226433" calcext:value-type="float">
            <text:p>0.495762406226433</text:p>
          </table:table-cell>
          <table:table-cell table:formula="of:=2 / (([.$G117] / [.$F117]) + ([.$E117] / [.$D117]))" office:value-type="float" office:value="0.495762404925752" calcext:value-type="float">
            <text:p>0.495762404925752</text:p>
          </table:table-cell>
          <table:table-cell table:formula="of:=SQRT((([.$F117] / [.$G117])^2 + ([.$D117] / [.$E117])^2) / 2)" office:value-type="float" office:value="0.495762408827794" calcext:value-type="float">
            <text:p>0.495762408827794</text:p>
          </table:table-cell>
          <table:table-cell table:formula="of:=IF([.I117]&gt;0.4;1;IF([.I11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694492673102287" calcext:value-type="float">
            <text:p>6.94492673102287E-05</text:p>
          </table:table-cell>
          <table:table-cell office:value-type="float" office:value="0.0000688705234159776" calcext:value-type="float">
            <text:p>6.88705234159776E-05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formula="of:=[.B118]-[.C118]" office:value-type="float" office:value="0.000000578743894251096" calcext:value-type="float">
            <text:p>5.78743894251096E-07</text:p>
          </table:table-cell>
          <table:table-cell table:formula="of:=(([.F118] / [.G118]) + ([.D118] / [.E118])) / 2" office:value-type="float" office:value="0.495833043961386" calcext:value-type="float">
            <text:p>0.495833043961386</text:p>
          </table:table-cell>
          <table:table-cell table:formula="of:=SQRT(([.$F118] / [.$G118]) * ([.$D118] / [.$E118]))" office:value-type="float" office:value="0.495833042745453" calcext:value-type="float">
            <text:p>0.495833042745453</text:p>
          </table:table-cell>
          <table:table-cell table:formula="of:=2 / (([.$G118] / [.$F118]) + ([.$E118] / [.$D118]))" office:value-type="float" office:value="0.495833041529519" calcext:value-type="float">
            <text:p>0.495833041529519</text:p>
          </table:table-cell>
          <table:table-cell table:formula="of:=SQRT((([.$F118] / [.$G118])^2 + ([.$D118] / [.$E118])^2) / 2)" office:value-type="float" office:value="0.49583304517732" calcext:value-type="float">
            <text:p>0.49583304517732</text:p>
          </table:table-cell>
          <table:table-cell table:formula="of:=IF([.I118]&gt;0.4;1;IF([.I11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688800110208443" calcext:value-type="float">
            <text:p>6.88800110208443E-05</text:p>
          </table:table-cell>
          <table:table-cell office:value-type="float" office:value="0.0000677414984419453" calcext:value-type="float">
            <text:p>6.77414984419453E-05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table:formula="of:=[.B119]-[.C119]" office:value-type="float" office:value="0.00000113851257889901" calcext:value-type="float">
            <text:p>1.13851257889901E-06</text:p>
          </table:table-cell>
          <table:table-cell table:formula="of:=(([.F119] / [.G119]) + ([.D119] / [.E119])) / 2" office:value-type="float" office:value="0.336100013776002" calcext:value-type="float">
            <text:p>0.336100013776002</text:p>
          </table:table-cell>
          <table:table-cell table:formula="of:=SQRT(([.$F119] / [.$G119]) * ([.$D119] / [.$E119]))" office:value-type="float" office:value="0.336100012011477" calcext:value-type="float">
            <text:p>0.336100012011477</text:p>
          </table:table-cell>
          <table:table-cell table:formula="of:=2 / (([.$G119] / [.$F119]) + ([.$E119] / [.$D119]))" office:value-type="float" office:value="0.336100010246952" calcext:value-type="float">
            <text:p>0.336100010246952</text:p>
          </table:table-cell>
          <table:table-cell table:formula="of:=SQRT((([.$F119] / [.$G119])^2 + ([.$D119] / [.$E119])^2) / 2)" office:value-type="float" office:value="0.336100015540528" calcext:value-type="float">
            <text:p>0.336100015540528</text:p>
          </table:table-cell>
          <table:table-cell table:formula="of:=IF([.I119]&gt;0.4;1;IF([.I11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671907545521377" calcext:value-type="float">
            <text:p>6.71907545521377E-05</text:p>
          </table:table-cell>
          <table:table-cell office:value-type="float" office:value="0.0000666400106624013" calcext:value-type="float">
            <text:p>6.66400106624013E-0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formula="of:=[.B120]-[.C120]" office:value-type="float" office:value="0.000000550743889736404" calcext:value-type="float">
            <text:p>5.50743889736404E-07</text:p>
          </table:table-cell>
          <table:table-cell table:formula="of:=(([.F120] / [.G120]) + ([.D120] / [.E120])) / 2" office:value-type="float" office:value="0.495901363972317" calcext:value-type="float">
            <text:p>0.495901363972317</text:p>
          </table:table-cell>
          <table:table-cell table:formula="of:=SQRT(([.$F120] / [.$G120]) * ([.$D120] / [.$E120]))" office:value-type="float" office:value="0.49590136283434" calcext:value-type="float">
            <text:p>0.49590136283434</text:p>
          </table:table-cell>
          <table:table-cell table:formula="of:=2 / (([.$G120] / [.$F120]) + ([.$E120] / [.$D120]))" office:value-type="float" office:value="0.495901361696362" calcext:value-type="float">
            <text:p>0.495901361696362</text:p>
          </table:table-cell>
          <table:table-cell table:formula="of:=SQRT((([.$F120] / [.$G120])^2 + ([.$D120] / [.$E120])^2) / 2)" office:value-type="float" office:value="0.495901365110295" calcext:value-type="float">
            <text:p>0.495901365110295</text:p>
          </table:table-cell>
          <table:table-cell table:formula="of:=IF([.I120]&gt;0.4;1;IF([.I12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666488936283405" calcext:value-type="float">
            <text:p>6.66488936283405E-05</text:p>
          </table:table-cell>
          <table:table-cell office:value-type="float" office:value="0.0000655651717807512" calcext:value-type="float">
            <text:p>6.55651717807512E-05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table:formula="of:=[.B121]-[.C121]" office:value-type="float" office:value="0.0000010837218475893" calcext:value-type="float">
            <text:p>1.0837218475893E-06</text:p>
          </table:table-cell>
          <table:table-cell table:formula="of:=(([.F121] / [.G121]) + ([.D121] / [.E121])) / 2" office:value-type="float" office:value="0.330611836843508" calcext:value-type="float">
            <text:p>0.330611836843508</text:p>
          </table:table-cell>
          <table:table-cell table:formula="of:=SQRT(([.$F121] / [.$G121]) * ([.$D121] / [.$E121]))" office:value-type="float" office:value="0.330611835164018" calcext:value-type="float">
            <text:p>0.330611835164018</text:p>
          </table:table-cell>
          <table:table-cell table:formula="of:=2 / (([.$G121] / [.$F121]) + ([.$E121] / [.$D121]))" office:value-type="float" office:value="0.330611833484528" calcext:value-type="float">
            <text:p>0.330611833484528</text:p>
          </table:table-cell>
          <table:table-cell table:formula="of:=SQRT((([.$F121] / [.$G121])^2 + ([.$D121] / [.$E121])^2) / 2)" office:value-type="float" office:value="0.330611838522999" calcext:value-type="float">
            <text:p>0.330611838522999</text:p>
          </table:table-cell>
          <table:table-cell table:formula="of:=IF([.I121]&gt;0.4;1;IF([.I12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45161290322577" calcext:value-type="float">
            <text:p>6.45161290322577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2]-[.C122]" office:value-type="float" office:value="0.000000524521374264898" calcext:value-type="float">
            <text:p>5.24521374264898E-07</text:p>
          </table:table-cell>
          <table:table-cell table:formula="of:=(([.F122] / [.G122]) + ([.D122] / [.E122])) / 2" office:value-type="float" office:value="0.495967479674797" calcext:value-type="float">
            <text:p>0.495967479674797</text:p>
          </table:table-cell>
          <table:table-cell table:formula="of:=SQRT(([.$F122] / [.$G122]) * ([.$D122] / [.$E122]))" office:value-type="float" office:value="0.495967478608626" calcext:value-type="float">
            <text:p>0.495967478608626</text:p>
          </table:table-cell>
          <table:table-cell table:formula="of:=2 / (([.$G122] / [.$F122]) + ([.$E122] / [.$D122]))" office:value-type="float" office:value="0.495967477542456" calcext:value-type="float">
            <text:p>0.495967477542456</text:p>
          </table:table-cell>
          <table:table-cell table:formula="of:=SQRT((([.$F122] / [.$G122])^2 + ([.$D122] / [.$E122])^2) / 2)" office:value-type="float" office:value="0.495967480740967" calcext:value-type="float">
            <text:p>0.495967480740967</text:p>
          </table:table-cell>
          <table:table-cell table:formula="of:=IF([.I122]&gt;0.4;1;IF([.I12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34920634920641" calcext:value-type="float">
            <text:p>6.34920634920641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3]-[.C123]" office:value-type="float" office:value="0.0000015485869144585" calcext:value-type="float">
            <text:p>1.5485869144585E-06</text:p>
          </table:table-cell>
          <table:table-cell table:formula="of:=(([.F123] / [.G123]) + ([.D123] / [.E123])) / 2" office:value-type="float" office:value="0.495967479674797" calcext:value-type="float">
            <text:p>0.495967479674797</text:p>
          </table:table-cell>
          <table:table-cell table:formula="of:=SQRT(([.$F123] / [.$G123]) * ([.$D123] / [.$E123]))" office:value-type="float" office:value="0.495967478608626" calcext:value-type="float">
            <text:p>0.495967478608626</text:p>
          </table:table-cell>
          <table:table-cell table:formula="of:=2 / (([.$G123] / [.$F123]) + ([.$E123] / [.$D123]))" office:value-type="float" office:value="0.495967477542456" calcext:value-type="float">
            <text:p>0.495967477542456</text:p>
          </table:table-cell>
          <table:table-cell table:formula="of:=SQRT((([.$F123] / [.$G123])^2 + ([.$D123] / [.$E123])^2) / 2)" office:value-type="float" office:value="0.495967480740967" calcext:value-type="float">
            <text:p>0.495967480740967</text:p>
          </table:table-cell>
          <table:table-cell table:formula="of:=IF([.I123]&gt;0.4;1;IF([.I12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629921259842625" calcext:value-type="float">
            <text:p>6.29921259842625E-05</text:p>
          </table:table-cell>
          <table:table-cell office:value-type="float" office:value="0.0000624921884764401" calcext:value-type="float">
            <text:p>6.24921884764401E-0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formula="of:=[.B124]-[.C124]" office:value-type="float" office:value="0.000000499937507822401" calcext:value-type="float">
            <text:p>4.99937507822401E-07</text:p>
          </table:table-cell>
          <table:table-cell table:formula="of:=(([.F124] / [.G124]) + ([.D124] / [.E124])) / 2" office:value-type="float" office:value="0.496031496062992" calcext:value-type="float">
            <text:p>0.496031496062992</text:p>
          </table:table-cell>
          <table:table-cell table:formula="of:=SQRT(([.$F124] / [.$G124]) * ([.$D124] / [.$E124]))" office:value-type="float" office:value="0.496031495063054" calcext:value-type="float">
            <text:p>0.496031495063054</text:p>
          </table:table-cell>
          <table:table-cell table:formula="of:=2 / (([.$G124] / [.$F124]) + ([.$E124] / [.$D124]))" office:value-type="float" office:value="0.496031494063115" calcext:value-type="float">
            <text:p>0.496031494063115</text:p>
          </table:table-cell>
          <table:table-cell table:formula="of:=SQRT((([.$F124] / [.$G124])^2 + ([.$D124] / [.$E124])^2) / 2)" office:value-type="float" office:value="0.496031497062931" calcext:value-type="float">
            <text:p>0.496031497062931</text:p>
          </table:table-cell>
          <table:table-cell table:formula="of:=IF([.I124]&gt;0.4;1;IF([.I12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25000000000209" calcext:value-type="float">
            <text:p>6.25000000000209E-05</text:p>
          </table:table-cell>
          <table:table-cell office:value-type="float" office:value="0.000061515748031496" calcext:value-type="float">
            <text:p>6.1515748031496E-05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B125]-[.C125]" office:value-type="float" office:value="0.000000984251968524905" calcext:value-type="float">
            <text:p>9.84251968524905E-07</text:p>
          </table:table-cell>
          <table:table-cell table:formula="of:=(([.F125] / [.G125]) + ([.D125] / [.E125])) / 2" office:value-type="float" office:value="0.33596875" calcext:value-type="float">
            <text:p>0.33596875</text:p>
          </table:table-cell>
          <table:table-cell table:formula="of:=SQRT(([.$F125] / [.$G125]) * ([.$D125] / [.$E125]))" office:value-type="float" office:value="0.335968748546647" calcext:value-type="float">
            <text:p>0.335968748546647</text:p>
          </table:table-cell>
          <table:table-cell table:formula="of:=2 / (([.$G125] / [.$F125]) + ([.$E125] / [.$D125]))" office:value-type="float" office:value="0.335968747093294" calcext:value-type="float">
            <text:p>0.335968747093294</text:p>
          </table:table-cell>
          <table:table-cell table:formula="of:=SQRT((([.$F125] / [.$G125])^2 + ([.$D125] / [.$E125])^2) / 2)" office:value-type="float" office:value="0.335968751453353" calcext:value-type="float">
            <text:p>0.335968751453353</text:p>
          </table:table-cell>
          <table:table-cell table:formula="of:=IF([.I125]&gt;0.4;1;IF([.I12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610388817676721" calcext:value-type="float">
            <text:p>6.10388817676721E-05</text:p>
          </table:table-cell>
          <table:table-cell office:value-type="float" office:value="0.0000605620155038761" calcext:value-type="float">
            <text:p>6.05620155038761E-0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table:formula="of:=[.B126]-[.C126]" office:value-type="float" office:value="0.000000476866263796" calcext:value-type="float">
            <text:p>4.76866263796E-07</text:p>
          </table:table-cell>
          <table:table-cell table:formula="of:=(([.F126] / [.G126]) + ([.D126] / [.E126])) / 2" office:value-type="float" office:value="0.496093511566868" calcext:value-type="float">
            <text:p>0.496093511566868</text:p>
          </table:table-cell>
          <table:table-cell table:formula="of:=SQRT(([.$F126] / [.$G126]) * ([.$D126] / [.$E126]))" office:value-type="float" office:value="0.496093510628097" calcext:value-type="float">
            <text:p>0.496093510628097</text:p>
          </table:table-cell>
          <table:table-cell table:formula="of:=2 / (([.$G126] / [.$F126]) + ([.$E126] / [.$D126]))" office:value-type="float" office:value="0.496093509689326" calcext:value-type="float">
            <text:p>0.496093509689326</text:p>
          </table:table-cell>
          <table:table-cell table:formula="of:=SQRT((([.$F126] / [.$G126])^2 + ([.$D126] / [.$E126])^2) / 2)" office:value-type="float" office:value="0.496093512505639" calcext:value-type="float">
            <text:p>0.496093512505639</text:p>
          </table:table-cell>
          <table:table-cell table:formula="of:=IF([.I126]&gt;0.4;1;IF([.I12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60569351907902" calcext:value-type="float">
            <text:p>6.0569351907902E-05</text:p>
          </table:table-cell>
          <table:table-cell office:value-type="float" office:value="0.0000596302921884312" calcext:value-type="float">
            <text:p>5.96302921884312E-05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127]-[.C127]" office:value-type="float" office:value="0.000000939059719470795" calcext:value-type="float">
            <text:p>9.39059719470795E-07</text:p>
          </table:table-cell>
          <table:table-cell table:formula="of:=(([.F127] / [.G127]) + ([.D127] / [.E127])) / 2" office:value-type="float" office:value="0.330738946093277" calcext:value-type="float">
            <text:p>0.330738946093277</text:p>
          </table:table-cell>
          <table:table-cell table:formula="of:=SQRT(([.$F127] / [.$G127]) * ([.$D127] / [.$E127]))" office:value-type="float" office:value="0.330738944706743" calcext:value-type="float">
            <text:p>0.330738944706743</text:p>
          </table:table-cell>
          <table:table-cell table:formula="of:=2 / (([.$G127] / [.$F127]) + ([.$E127] / [.$D127]))" office:value-type="float" office:value="0.330738943320209" calcext:value-type="float">
            <text:p>0.330738943320209</text:p>
          </table:table-cell>
          <table:table-cell table:formula="of:=SQRT((([.$F127] / [.$G127])^2 + ([.$D127] / [.$E127])^2) / 2)" office:value-type="float" office:value="0.330738947479811" calcext:value-type="float">
            <text:p>0.330738947479811</text:p>
          </table:table-cell>
          <table:table-cell table:formula="of:=IF([.I127]&gt;0.4;1;IF([.I12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87199060481511" calcext:value-type="float">
            <text:p>5.87199060481511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8]-[.C128]" office:value-type="float" office:value="0.000000455193070140497" calcext:value-type="float">
            <text:p>4.55193070140497E-07</text:p>
          </table:table-cell>
          <table:table-cell table:formula="of:=(([.F128] / [.G128]) + ([.D128] / [.E128])) / 2" office:value-type="float" office:value="0.496153618557311" calcext:value-type="float">
            <text:p>0.496153618557311</text:p>
          </table:table-cell>
          <table:table-cell table:formula="of:=SQRT(([.$F128] / [.$G128]) * ([.$D128] / [.$E128]))" office:value-type="float" office:value="0.496153617675101" calcext:value-type="float">
            <text:p>0.496153617675101</text:p>
          </table:table-cell>
          <table:table-cell table:formula="of:=2 / (([.$G128] / [.$F128]) + ([.$E128] / [.$D128]))" office:value-type="float" office:value="0.496153616792892" calcext:value-type="float">
            <text:p>0.496153616792892</text:p>
          </table:table-cell>
          <table:table-cell table:formula="of:=SQRT((([.$F128] / [.$G128])^2 + ([.$D128] / [.$E128])^2) / 2)" office:value-type="float" office:value="0.496153619439521" calcext:value-type="float">
            <text:p>0.496153619439521</text:p>
          </table:table-cell>
          <table:table-cell table:formula="of:=IF([.I128]&gt;0.4;1;IF([.I12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78302105019657" calcext:value-type="float">
            <text:p>5.78302105019657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9]-[.C129]" office:value-type="float" office:value="0.0000013448886163259" calcext:value-type="float">
            <text:p>1.3448886163259E-06</text:p>
          </table:table-cell>
          <table:table-cell table:formula="of:=(([.F129] / [.G129]) + ([.D129] / [.E129])) / 2" office:value-type="float" office:value="0.496153618557311" calcext:value-type="float">
            <text:p>0.496153618557311</text:p>
          </table:table-cell>
          <table:table-cell table:formula="of:=SQRT(([.$F129] / [.$G129]) * ([.$D129] / [.$E129]))" office:value-type="float" office:value="0.496153617675101" calcext:value-type="float">
            <text:p>0.496153617675101</text:p>
          </table:table-cell>
          <table:table-cell table:formula="of:=2 / (([.$G129] / [.$F129]) + ([.$E129] / [.$D129]))" office:value-type="float" office:value="0.496153616792892" calcext:value-type="float">
            <text:p>0.496153616792892</text:p>
          </table:table-cell>
          <table:table-cell table:formula="of:=SQRT((([.$F129] / [.$G129])^2 + ([.$D129] / [.$E129])^2) / 2)" office:value-type="float" office:value="0.496153619439521" calcext:value-type="float">
            <text:p>0.496153619439521</text:p>
          </table:table-cell>
          <table:table-cell table:formula="of:=IF([.I129]&gt;0.4;1;IF([.I12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573953968891483" calcext:value-type="float">
            <text:p>5.73953968891483E-05</text:p>
          </table:table-cell>
          <table:table-cell office:value-type="float" office:value="0.0000569605832763734" calcext:value-type="float">
            <text:p>5.69605832763734E-05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30]-[.C130]" office:value-type="float" office:value="0.0000004348136127749" calcext:value-type="float">
            <text:p>4.348136127749E-07</text:p>
          </table:table-cell>
          <table:table-cell table:formula="of:=(([.F130] / [.G130]) + ([.D130] / [.E130])) / 2" office:value-type="float" office:value="0.496211903805315" calcext:value-type="float">
            <text:p>0.496211903805315</text:p>
          </table:table-cell>
          <table:table-cell table:formula="of:=SQRT(([.$F130] / [.$G130]) * ([.$D130] / [.$E130]))" office:value-type="float" office:value="0.49621190297547" calcext:value-type="float">
            <text:p>0.49621190297547</text:p>
          </table:table-cell>
          <table:table-cell table:formula="of:=2 / (([.$G130] / [.$F130]) + ([.$E130] / [.$D130]))" office:value-type="float" office:value="0.496211902145625" calcext:value-type="float">
            <text:p>0.496211902145625</text:p>
          </table:table-cell>
          <table:table-cell table:formula="of:=SQRT((([.$F130] / [.$G130])^2 + ([.$D130] / [.$E130])^2) / 2)" office:value-type="float" office:value="0.49621190463516" calcext:value-type="float">
            <text:p>0.49621190463516</text:p>
          </table:table-cell>
          <table:table-cell table:formula="of:=IF([.I130]&gt;0.4;1;IF([.I13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69670730317662" calcext:value-type="float">
            <text:p>5.69670730317662E-05</text:p>
          </table:table-cell>
          <table:table-cell office:value-type="float" office:value="0.0000561104253170236" calcext:value-type="float">
            <text:p>5.61104253170236E-05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table:formula="of:=[.B131]-[.C131]" office:value-type="float" office:value="0.000000856647714742599" calcext:value-type="float">
            <text:p>8.56647714742599E-07</text:p>
          </table:table-cell>
          <table:table-cell table:formula="of:=(([.F131] / [.G131]) + ([.D131] / [.E131])) / 2" office:value-type="float" office:value="0.335849379058904" calcext:value-type="float">
            <text:p>0.335849379058904</text:p>
          </table:table-cell>
          <table:table-cell table:formula="of:=SQRT(([.$F131] / [.$G131]) * ([.$D131] / [.$E131]))" office:value-type="float" office:value="0.335849377851053" calcext:value-type="float">
            <text:p>0.335849377851053</text:p>
          </table:table-cell>
          <table:table-cell table:formula="of:=2 / (([.$G131] / [.$F131]) + ([.$E131] / [.$D131]))" office:value-type="float" office:value="0.335849376643202" calcext:value-type="float">
            <text:p>0.335849376643202</text:p>
          </table:table-cell>
          <table:table-cell table:formula="of:=SQRT((([.$F131] / [.$G131])^2 + ([.$D131] / [.$E131])^2) / 2)" office:value-type="float" office:value="0.335849380266755" calcext:value-type="float">
            <text:p>0.335849380266755</text:p>
          </table:table-cell>
          <table:table-cell table:formula="of:=IF([.I131]&gt;0.4;1;IF([.I13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5569479253692" calcext:value-type="float">
            <text:p>5.569479253692E-05</text:p>
          </table:table-cell>
          <table:table-cell office:value-type="float" office:value="0.0000552791597567713" calcext:value-type="float">
            <text:p>5.52791597567713E-0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formula="of:=[.B132]-[.C132]" office:value-type="float" office:value="0.000000415632780148702" calcext:value-type="float">
            <text:p>4.15632780148702E-07</text:p>
          </table:table-cell>
          <table:table-cell table:formula="of:=(([.F132] / [.G132]) + ([.D132] / [.E132])) / 2" office:value-type="float" office:value="0.496268448900028" calcext:value-type="float">
            <text:p>0.496268448900028</text:p>
          </table:table-cell>
          <table:table-cell table:formula="of:=SQRT(([.$F132] / [.$G132]) * ([.$D132] / [.$E132]))" office:value-type="float" office:value="0.496268448118719" calcext:value-type="float">
            <text:p>0.496268448118719</text:p>
          </table:table-cell>
          <table:table-cell table:formula="of:=2 / (([.$G132] / [.$F132]) + ([.$E132] / [.$D132]))" office:value-type="float" office:value="0.496268447337411" calcext:value-type="float">
            <text:p>0.496268447337411</text:p>
          </table:table-cell>
          <table:table-cell table:formula="of:=SQRT((([.$F132] / [.$G132])^2 + ([.$D132] / [.$E132])^2) / 2)" office:value-type="float" office:value="0.496268449681336" calcext:value-type="float">
            <text:p>0.496268449681336</text:p>
          </table:table-cell>
          <table:table-cell table:formula="of:=IF([.I132]&gt;0.4;1;IF([.I13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552852720035468" calcext:value-type="float">
            <text:p>5.52852720035468E-05</text:p>
          </table:table-cell>
          <table:table-cell office:value-type="float" office:value="0.0000544662309368196" calcext:value-type="float">
            <text:p>5.44662309368196E-05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table:formula="of:=[.B133]-[.C133]" office:value-type="float" office:value="0.000000819041066727201" calcext:value-type="float">
            <text:p>8.19041066727201E-07</text:p>
          </table:table-cell>
          <table:table-cell table:formula="of:=(([.F133] / [.G133]) + ([.D133] / [.E133])) / 2" office:value-type="float" office:value="0.330854710305175" calcext:value-type="float">
            <text:p>0.330854710305175</text:p>
          </table:table-cell>
          <table:table-cell table:formula="of:=SQRT(([.$F133] / [.$G133]) * ([.$D133] / [.$E133]))" office:value-type="float" office:value="0.330854709150415" calcext:value-type="float">
            <text:p>0.330854709150415</text:p>
          </table:table-cell>
          <table:table-cell table:formula="of:=2 / (([.$G133] / [.$F133]) + ([.$E133] / [.$D133]))" office:value-type="float" office:value="0.330854707995655" calcext:value-type="float">
            <text:p>0.330854707995655</text:p>
          </table:table-cell>
          <table:table-cell table:formula="of:=SQRT((([.$F133] / [.$G133])^2 + ([.$D133] / [.$E133])^2) / 2)" office:value-type="float" office:value="0.330854711459934" calcext:value-type="float">
            <text:p>0.330854711459934</text:p>
          </table:table-cell>
          <table:table-cell table:formula="of:=IF([.I133]&gt;0.4;1;IF([.I13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36711034778876" calcext:value-type="float">
            <text:p>5.36711034778876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4]-[.C134]" office:value-type="float" office:value="0.000000397563729475497" calcext:value-type="float">
            <text:p>3.97563729475497E-07</text:p>
          </table:table-cell>
          <table:table-cell table:formula="of:=(([.F134] / [.G134]) + ([.D134] / [.E134])) / 2" office:value-type="float" office:value="0.4963233306299" calcext:value-type="float">
            <text:p>0.4963233306299</text:p>
          </table:table-cell>
          <table:table-cell table:formula="of:=SQRT(([.$F134] / [.$G134]) * ([.$D134] / [.$E134]))" office:value-type="float" office:value="0.496323329893631" calcext:value-type="float">
            <text:p>0.496323329893631</text:p>
          </table:table-cell>
          <table:table-cell table:formula="of:=2 / (([.$G134] / [.$F134]) + ([.$E134] / [.$D134]))" office:value-type="float" office:value="0.496323329157362" calcext:value-type="float">
            <text:p>0.496323329157362</text:p>
          </table:table-cell>
          <table:table-cell table:formula="of:=SQRT((([.$F134] / [.$G134])^2 + ([.$D134] / [.$E134])^2) / 2)" office:value-type="float" office:value="0.496323331366169" calcext:value-type="float">
            <text:p>0.496323331366169</text:p>
          </table:table-cell>
          <table:table-cell table:formula="of:=IF([.I134]&gt;0.4;1;IF([.I13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28932613984975" calcext:value-type="float">
            <text:p>5.28932613984975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5]-[.C135]" office:value-type="float" office:value="0.0000011754058088656" calcext:value-type="float">
            <text:p>1.1754058088656E-06</text:p>
          </table:table-cell>
          <table:table-cell table:formula="of:=(([.F135] / [.G135]) + ([.D135] / [.E135])) / 2" office:value-type="float" office:value="0.4963233306299" calcext:value-type="float">
            <text:p>0.4963233306299</text:p>
          </table:table-cell>
          <table:table-cell table:formula="of:=SQRT(([.$F135] / [.$G135]) * ([.$D135] / [.$E135]))" office:value-type="float" office:value="0.496323329893631" calcext:value-type="float">
            <text:p>0.496323329893631</text:p>
          </table:table-cell>
          <table:table-cell table:formula="of:=2 / (([.$G135] / [.$F135]) + ([.$E135] / [.$D135]))" office:value-type="float" office:value="0.496323329157362" calcext:value-type="float">
            <text:p>0.496323329157362</text:p>
          </table:table-cell>
          <table:table-cell table:formula="of:=SQRT((([.$F135] / [.$G135])^2 + ([.$D135] / [.$E135])^2) / 2)" office:value-type="float" office:value="0.496323331366169" calcext:value-type="float">
            <text:p>0.496323331366169</text:p>
          </table:table-cell>
          <table:table-cell table:formula="of:=IF([.I135]&gt;0.4;1;IF([.I13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525127343380949" calcext:value-type="float">
            <text:p>5.25127343380949E-05</text:p>
          </table:table-cell>
          <table:table-cell office:value-type="float" office:value="0.0000521322072776559" calcext:value-type="float">
            <text:p>5.21322072776559E-0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table:formula="of:=[.B136]-[.C136]" office:value-type="float" office:value="0.000000380527060439001" calcext:value-type="float">
            <text:p>3.80527060439001E-07</text:p>
          </table:table-cell>
          <table:table-cell table:formula="of:=(([.F136] / [.G136]) + ([.D136] / [.E136])) / 2" office:value-type="float" office:value="0.496376621330673" calcext:value-type="float">
            <text:p>0.496376621330673</text:p>
          </table:table-cell>
          <table:table-cell table:formula="of:=SQRT(([.$F136] / [.$G136]) * ([.$D136] / [.$E136]))" office:value-type="float" office:value="0.496376620636244" calcext:value-type="float">
            <text:p>0.496376620636244</text:p>
          </table:table-cell>
          <table:table-cell table:formula="of:=2 / (([.$G136] / [.$F136]) + ([.$E136] / [.$D136]))" office:value-type="float" office:value="0.496376619941814" calcext:value-type="float">
            <text:p>0.496376619941814</text:p>
          </table:table-cell>
          <table:table-cell table:formula="of:=SQRT((([.$F136] / [.$G136])^2 + ([.$D136] / [.$E136])^2) / 2)" office:value-type="float" office:value="0.496376622025102" calcext:value-type="float">
            <text:p>0.496376622025102</text:p>
          </table:table-cell>
          <table:table-cell table:formula="of:=IF([.I136]&gt;0.4;1;IF([.I13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521376433785248" calcext:value-type="float">
            <text:p>5.21376433785248E-05</text:p>
          </table:table-cell>
          <table:table-cell office:value-type="float" office:value="0.0000513874614594045" calcext:value-type="float">
            <text:p>5.13874614594045E-05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formula="of:=[.B137]-[.C137]" office:value-type="float" office:value="0.000000750181919120296" calcext:value-type="float">
            <text:p>7.50181919120296E-07</text:p>
          </table:table-cell>
          <table:table-cell table:formula="of:=(([.F137] / [.G137]) + ([.D137] / [.E137])) / 2" office:value-type="float" office:value="0.335740354535975" calcext:value-type="float">
            <text:p>0.335740354535975</text:p>
          </table:table-cell>
          <table:table-cell table:formula="of:=SQRT(([.$F137] / [.$G137]) * ([.$D137] / [.$E137]))" office:value-type="float" office:value="0.335740353523908" calcext:value-type="float">
            <text:p>0.335740353523908</text:p>
          </table:table-cell>
          <table:table-cell table:formula="of:=2 / (([.$G137] / [.$F137]) + ([.$E137] / [.$D137]))" office:value-type="float" office:value="0.335740352511841" calcext:value-type="float">
            <text:p>0.335740352511841</text:p>
          </table:table-cell>
          <table:table-cell table:formula="of:=SQRT((([.$F137] / [.$G137])^2 + ([.$D137] / [.$E137])^2) / 2)" office:value-type="float" office:value="0.335740355548042" calcext:value-type="float">
            <text:p>0.335740355548042</text:p>
          </table:table-cell>
          <table:table-cell table:formula="of:=IF([.I137]&gt;0.4;1;IF([.I13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510230113781041" calcext:value-type="float">
            <text:p>5.10230113781041E-05</text:p>
          </table:table-cell>
          <table:table-cell office:value-type="float" office:value="0.0000506585612968591" calcext:value-type="float">
            <text:p>5.06585612968591E-05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formula="of:=[.B138]-[.C138]" office:value-type="float" office:value="0.000000364450081245004" calcext:value-type="float">
            <text:p>3.64450081245004E-07</text:p>
          </table:table-cell>
          <table:table-cell table:formula="of:=(([.F138] / [.G138]) + ([.D138] / [.E138])) / 2" office:value-type="float" office:value="0.496428389203531" calcext:value-type="float">
            <text:p>0.496428389203531</text:p>
          </table:table-cell>
          <table:table-cell table:formula="of:=SQRT(([.$F138] / [.$G138]) * ([.$D138] / [.$E138]))" office:value-type="float" office:value="0.496428388548011" calcext:value-type="float">
            <text:p>0.496428388548011</text:p>
          </table:table-cell>
          <table:table-cell table:formula="of:=2 / (([.$G138] / [.$F138]) + ([.$E138] / [.$D138]))" office:value-type="float" office:value="0.496428387892492" calcext:value-type="float">
            <text:p>0.496428387892492</text:p>
          </table:table-cell>
          <table:table-cell table:formula="of:=SQRT((([.$F138] / [.$G138])^2 + ([.$D138] / [.$E138])^2) / 2)" office:value-type="float" office:value="0.49642838985905" calcext:value-type="float">
            <text:p>0.49642838985905</text:p>
          </table:table-cell>
          <table:table-cell table:formula="of:=IF([.I138]&gt;0.4;1;IF([.I13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06636943966021" calcext:value-type="float">
            <text:p>5.06636943966021E-05</text:p>
          </table:table-cell>
          <table:table-cell office:value-type="float" office:value="0.0000499450604335228" calcext:value-type="float">
            <text:p>4.99450604335228E-05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table:formula="of:=[.B139]-[.C139]" office:value-type="float" office:value="0.000000718633963079301" calcext:value-type="float">
            <text:p>7.18633963079301E-07</text:p>
          </table:table-cell>
          <table:table-cell table:formula="of:=(([.F139] / [.G139]) + ([.D139] / [.E139])) / 2" office:value-type="float" office:value="0.330960583645759" calcext:value-type="float">
            <text:p>0.330960583645759</text:p>
          </table:table-cell>
          <table:table-cell table:formula="of:=SQRT(([.$F139] / [.$G139]) * ([.$D139] / [.$E139]))" office:value-type="float" office:value="0.330960582676305" calcext:value-type="float">
            <text:p>0.330960582676305</text:p>
          </table:table-cell>
          <table:table-cell table:formula="of:=2 / (([.$G139] / [.$F139]) + ([.$E139] / [.$D139]))" office:value-type="float" office:value="0.33096058170685" calcext:value-type="float">
            <text:p>0.33096058170685</text:p>
          </table:table-cell>
          <table:table-cell table:formula="of:=SQRT((([.$F139] / [.$G139])^2 + ([.$D139] / [.$E139])^2) / 2)" office:value-type="float" office:value="0.330960584615214" calcext:value-type="float">
            <text:p>0.330960584615214</text:p>
          </table:table-cell>
          <table:table-cell table:formula="of:=IF([.I139]&gt;0.4;1;IF([.I13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92465281197677" calcext:value-type="float">
            <text:p>4.92465281197677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0]-[.C140]" office:value-type="float" office:value="0.000000349266156890099" calcext:value-type="float">
            <text:p>3.49266156890099E-07</text:p>
          </table:table-cell>
          <table:table-cell table:formula="of:=(([.F140] / [.G140]) + ([.D140] / [.E140])) / 2" office:value-type="float" office:value="0.496478698606358" calcext:value-type="float">
            <text:p>0.496478698606358</text:p>
          </table:table-cell>
          <table:table-cell table:formula="of:=SQRT(([.$F140] / [.$G140]) * ([.$D140] / [.$E140]))" office:value-type="float" office:value="0.496478697987061" calcext:value-type="float">
            <text:p>0.496478697987061</text:p>
          </table:table-cell>
          <table:table-cell table:formula="of:=2 / (([.$G140] / [.$F140]) + ([.$E140] / [.$D140]))" office:value-type="float" office:value="0.496478697367764" calcext:value-type="float">
            <text:p>0.496478697367764</text:p>
          </table:table-cell>
          <table:table-cell table:formula="of:=SQRT((([.$F140] / [.$G140])^2 + ([.$D140] / [.$E140])^2) / 2)" office:value-type="float" office:value="0.496478699225655" calcext:value-type="float">
            <text:p>0.496478699225655</text:p>
          </table:table-cell>
          <table:table-cell table:formula="of:=IF([.I140]&gt;0.4;1;IF([.I14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85625485625489" calcext:value-type="float">
            <text:p>4.85625485625489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1]-[.C141]" office:value-type="float" office:value="0.0000010332457141089" calcext:value-type="float">
            <text:p>1.0332457141089E-06</text:p>
          </table:table-cell>
          <table:table-cell table:formula="of:=(([.F141] / [.G141]) + ([.D141] / [.E141])) / 2" office:value-type="float" office:value="0.496478698606358" calcext:value-type="float">
            <text:p>0.496478698606358</text:p>
          </table:table-cell>
          <table:table-cell table:formula="of:=SQRT(([.$F141] / [.$G141]) * ([.$D141] / [.$E141]))" office:value-type="float" office:value="0.496478697987061" calcext:value-type="float">
            <text:p>0.496478697987061</text:p>
          </table:table-cell>
          <table:table-cell table:formula="of:=2 / (([.$G141] / [.$F141]) + ([.$E141] / [.$D141]))" office:value-type="float" office:value="0.496478697367764" calcext:value-type="float">
            <text:p>0.496478697367764</text:p>
          </table:table-cell>
          <table:table-cell table:formula="of:=SQRT((([.$F141] / [.$G141])^2 + ([.$D141] / [.$E141])^2) / 2)" office:value-type="float" office:value="0.496478699225655" calcext:value-type="float">
            <text:p>0.496478699225655</text:p>
          </table:table-cell>
          <table:table-cell table:formula="of:=IF([.I141]&gt;0.4;1;IF([.I14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482276344345167" calcext:value-type="float">
            <text:p>4.82276344345167E-05</text:p>
          </table:table-cell>
          <table:table-cell office:value-type="float" office:value="0.0000478927203065131" calcext:value-type="float">
            <text:p>4.78927203065131E-05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table:formula="of:=[.B142]-[.C142]" office:value-type="float" office:value="0.000000334914128003599" calcext:value-type="float">
            <text:p>3.34914128003599E-07</text:p>
          </table:table-cell>
          <table:table-cell table:formula="of:=(([.F142] / [.G142]) + ([.D142] / [.E142])) / 2" office:value-type="float" office:value="0.496527610320714" calcext:value-type="float">
            <text:p>0.496527610320714</text:p>
          </table:table-cell>
          <table:table-cell table:formula="of:=SQRT(([.$F142] / [.$G142]) * ([.$D142] / [.$E142]))" office:value-type="float" office:value="0.496527609735171" calcext:value-type="float">
            <text:p>0.496527609735171</text:p>
          </table:table-cell>
          <table:table-cell table:formula="of:=2 / (([.$G142] / [.$F142]) + ([.$E142] / [.$D142]))" office:value-type="float" office:value="0.496527609149629" calcext:value-type="float">
            <text:p>0.496527609149629</text:p>
          </table:table-cell>
          <table:table-cell table:formula="of:=SQRT((([.$F142] / [.$G142])^2 + ([.$D142] / [.$E142])^2) / 2)" office:value-type="float" office:value="0.496527610906256" calcext:value-type="float">
            <text:p>0.496527610906256</text:p>
          </table:table-cell>
          <table:table-cell table:formula="of:=IF([.I142]&gt;0.4;1;IF([.I14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478973081712852" calcext:value-type="float">
            <text:p>4.78973081712852E-05</text:p>
          </table:table-cell>
          <table:table-cell office:value-type="float" office:value="0.0000472366556447806" calcext:value-type="float">
            <text:p>4.72366556447806E-05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table:formula="of:=[.B143]-[.C143]" office:value-type="float" office:value="0.000000660652526504602" calcext:value-type="float">
            <text:p>6.60652526504602E-07</text:p>
          </table:table-cell>
          <table:table-cell table:formula="of:=(([.F143] / [.G143]) + ([.D143] / [.E143])) / 2" office:value-type="float" office:value="0.33564038701025" calcext:value-type="float">
            <text:p>0.33564038701025</text:p>
          </table:table-cell>
          <table:table-cell table:formula="of:=SQRT(([.$F143] / [.$G143]) * ([.$D143] / [.$E143]))" office:value-type="float" office:value="0.335640386155856" calcext:value-type="float">
            <text:p>0.335640386155856</text:p>
          </table:table-cell>
          <table:table-cell table:formula="of:=2 / (([.$G143] / [.$F143]) + ([.$E143] / [.$D143]))" office:value-type="float" office:value="0.335640385301463" calcext:value-type="float">
            <text:p>0.335640385301463</text:p>
          </table:table-cell>
          <table:table-cell table:formula="of:=SQRT((([.$F143] / [.$G143])^2 + ([.$D143] / [.$E143])^2) / 2)" office:value-type="float" office:value="0.335640387864644" calcext:value-type="float">
            <text:p>0.335640387864644</text:p>
          </table:table-cell>
          <table:table-cell table:formula="of:=IF([.I143]&gt;0.4;1;IF([.I14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469153178512816" calcext:value-type="float">
            <text:p>4.69153178512816E-05</text:p>
          </table:table-cell>
          <table:table-cell office:value-type="float" office:value="0.0000465939800577764" calcext:value-type="float">
            <text:p>4.65939800577764E-05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table:formula="of:=[.B144]-[.C144]" office:value-type="float" office:value="0.000000321337793505196" calcext:value-type="float">
            <text:p>3.21337793505196E-07</text:p>
          </table:table-cell>
          <table:table-cell table:formula="of:=(([.F144] / [.G144]) + ([.D144] / [.E144])) / 2" office:value-type="float" office:value="0.496575181796857" calcext:value-type="float">
            <text:p>0.496575181796857</text:p>
          </table:table-cell>
          <table:table-cell table:formula="of:=SQRT(([.$F144] / [.$G144]) * ([.$D144] / [.$E144]))" office:value-type="float" office:value="0.4965751812428" calcext:value-type="float">
            <text:p>0.4965751812428</text:p>
          </table:table-cell>
          <table:table-cell table:formula="of:=2 / (([.$G144] / [.$F144]) + ([.$E144] / [.$D144]))" office:value-type="float" office:value="0.496575180688743" calcext:value-type="float">
            <text:p>0.496575180688743</text:p>
          </table:table-cell>
          <table:table-cell table:formula="of:=SQRT((([.$F144] / [.$G144])^2 + ([.$D144] / [.$E144])^2) / 2)" office:value-type="float" office:value="0.496575182350914" calcext:value-type="float">
            <text:p>0.496575182350914</text:p>
          </table:table-cell>
          <table:table-cell table:formula="of:=IF([.I144]&gt;0.4;1;IF([.I14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465983224604005" calcext:value-type="float">
            <text:p>4.65983224604005E-05</text:p>
          </table:table-cell>
          <table:table-cell office:value-type="float" office:value="0.0000459643316786168" calcext:value-type="float">
            <text:p>4.59643316786168E-05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table:formula="of:=[.B145]-[.C145]" office:value-type="float" office:value="0.000000633990781783703" calcext:value-type="float">
            <text:p>6.33990781783703E-07</text:p>
          </table:table-cell>
          <table:table-cell table:formula="of:=(([.F145] / [.G145]) + ([.D145] / [.E145])) / 2" office:value-type="float" office:value="0.331057781919851" calcext:value-type="float">
            <text:p>0.331057781919851</text:p>
          </table:table-cell>
          <table:table-cell table:formula="of:=SQRT(([.$F145] / [.$G145]) * ([.$D145] / [.$E145]))" office:value-type="float" office:value="0.331057781099978" calcext:value-type="float">
            <text:p>0.331057781099978</text:p>
          </table:table-cell>
          <table:table-cell table:formula="of:=2 / (([.$G145] / [.$F145]) + ([.$E145] / [.$D145]))" office:value-type="float" office:value="0.331057780280104" calcext:value-type="float">
            <text:p>0.331057780280104</text:p>
          </table:table-cell>
          <table:table-cell table:formula="of:=SQRT((([.$F145] / [.$G145])^2 + ([.$D145] / [.$E145])^2) / 2)" office:value-type="float" office:value="0.331057782739724" calcext:value-type="float">
            <text:p>0.331057782739724</text:p>
          </table:table-cell>
          <table:table-cell table:formula="of:=IF([.I145]&gt;0.4;1;IF([.I14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53473607836029" calcext:value-type="float">
            <text:p>4.53473607836029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6]-[.C146]" office:value-type="float" office:value="0.000000308485447515598" calcext:value-type="float">
            <text:p>3.08485447515598E-07</text:p>
          </table:table-cell>
          <table:table-cell table:formula="of:=(([.F146] / [.G146]) + ([.D146] / [.E146])) / 2" office:value-type="float" office:value="0.496621467378898" calcext:value-type="float">
            <text:p>0.496621467378898</text:p>
          </table:table-cell>
          <table:table-cell table:formula="of:=SQRT(([.$F146] / [.$G146]) * ([.$D146] / [.$E146]))" office:value-type="float" office:value="0.496621466854239" calcext:value-type="float">
            <text:p>0.496621466854239</text:p>
          </table:table-cell>
          <table:table-cell table:formula="of:=2 / (([.$G146] / [.$F146]) + ([.$E146] / [.$D146]))" office:value-type="float" office:value="0.496621466329579" calcext:value-type="float">
            <text:p>0.496621466329579</text:p>
          </table:table-cell>
          <table:table-cell table:formula="of:=SQRT((([.$F146] / [.$G146])^2 + ([.$D146] / [.$E146])^2) / 2)" office:value-type="float" office:value="0.496621467903557" calcext:value-type="float">
            <text:p>0.496621467903557</text:p>
          </table:table-cell>
          <table:table-cell table:formula="of:=IF([.I146]&gt;0.4;1;IF([.I14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47427293064871" calcext:value-type="float">
            <text:p>4.47427293064871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7]-[.C147]" office:value-type="float" office:value="0.000000913116924631398" calcext:value-type="float">
            <text:p>9.13116924631398E-07</text:p>
          </table:table-cell>
          <table:table-cell table:formula="of:=(([.F147] / [.G147]) + ([.D147] / [.E147])) / 2" office:value-type="float" office:value="0.496621467378898" calcext:value-type="float">
            <text:p>0.496621467378898</text:p>
          </table:table-cell>
          <table:table-cell table:formula="of:=SQRT(([.$F147] / [.$G147]) * ([.$D147] / [.$E147]))" office:value-type="float" office:value="0.496621466854239" calcext:value-type="float">
            <text:p>0.496621466854239</text:p>
          </table:table-cell>
          <table:table-cell table:formula="of:=2 / (([.$G147] / [.$F147]) + ([.$E147] / [.$D147]))" office:value-type="float" office:value="0.496621466329579" calcext:value-type="float">
            <text:p>0.496621466329579</text:p>
          </table:table-cell>
          <table:table-cell table:formula="of:=SQRT((([.$F147] / [.$G147])^2 + ([.$D147] / [.$E147])^2) / 2)" office:value-type="float" office:value="0.496621467903557" calcext:value-type="float">
            <text:p>0.496621467903557</text:p>
          </table:table-cell>
          <table:table-cell table:formula="of:=IF([.I147]&gt;0.4;1;IF([.I14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444464198408601" calcext:value-type="float">
            <text:p>4.44464198408601E-05</text:p>
          </table:table-cell>
          <table:table-cell office:value-type="float" office:value="0.0000441501103752764" calcext:value-type="float">
            <text:p>4.41501103752764E-05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table:formula="of:=[.B148]-[.C148]" office:value-type="float" office:value="0.000000296309465583698" calcext:value-type="float">
            <text:p>2.96309465583698E-07</text:p>
          </table:table-cell>
          <table:table-cell table:formula="of:=(([.F148] / [.G148]) + ([.D148] / [.E148])) / 2" office:value-type="float" office:value="0.496666518511934" calcext:value-type="float">
            <text:p>0.496666518511934</text:p>
          </table:table-cell>
          <table:table-cell table:formula="of:=SQRT(([.$F148] / [.$G148]) * ([.$D148] / [.$E148]))" office:value-type="float" office:value="0.496666518014748" calcext:value-type="float">
            <text:p>0.496666518014748</text:p>
          </table:table-cell>
          <table:table-cell table:formula="of:=2 / (([.$G148] / [.$F148]) + ([.$E148] / [.$D148]))" office:value-type="float" office:value="0.496666517517562" calcext:value-type="float">
            <text:p>0.496666517517562</text:p>
          </table:table-cell>
          <table:table-cell table:formula="of:=SQRT((([.$F148] / [.$G148])^2 + ([.$D148] / [.$E148])^2) / 2)" office:value-type="float" office:value="0.49666651900912" calcext:value-type="float">
            <text:p>0.49666651900912</text:p>
          </table:table-cell>
          <table:table-cell table:formula="of:=IF([.I148]&gt;0.4;1;IF([.I14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441540091840609" calcext:value-type="float">
            <text:p>4.41540091840609E-05</text:p>
          </table:table-cell>
          <table:table-cell office:value-type="float" office:value="0.0000435691878703385" calcext:value-type="float">
            <text:p>4.35691878703385E-05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table:formula="of:=[.B149]-[.C149]" office:value-type="float" office:value="0.000000584821313722402" calcext:value-type="float">
            <text:p>5.84821313722402E-07</text:p>
          </table:table-cell>
          <table:table-cell table:formula="of:=(([.F149] / [.G149]) + ([.D149] / [.E149])) / 2" office:value-type="float" office:value="0.335548392794066" calcext:value-type="float">
            <text:p>0.335548392794066</text:p>
          </table:table-cell>
          <table:table-cell table:formula="of:=SQRT(([.$F149] / [.$G149]) * ([.$D149] / [.$E149]))" office:value-type="float" office:value="0.335548392067801" calcext:value-type="float">
            <text:p>0.335548392067801</text:p>
          </table:table-cell>
          <table:table-cell table:formula="of:=2 / (([.$G149] / [.$F149]) + ([.$E149] / [.$D149]))" office:value-type="float" office:value="0.335548391341536" calcext:value-type="float">
            <text:p>0.335548391341536</text:p>
          </table:table-cell>
          <table:table-cell table:formula="of:=SQRT((([.$F149] / [.$G149])^2 + ([.$D149] / [.$E149])^2) / 2)" office:value-type="float" office:value="0.335548393520331" calcext:value-type="float">
            <text:p>0.335548393520331</text:p>
          </table:table-cell>
          <table:table-cell table:formula="of:=IF([.I149]&gt;0.4;1;IF([.I14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432844219365736" calcext:value-type="float">
            <text:p>4.32844219365736E-05</text:p>
          </table:table-cell>
          <table:table-cell office:value-type="float" office:value="0.0000429996560027514" calcext:value-type="float">
            <text:p>4.29996560027514E-05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[.B150]-[.C150]" office:value-type="float" office:value="0.000000284765933822198" calcext:value-type="float">
            <text:p>2.84765933822198E-07</text:p>
          </table:table-cell>
          <table:table-cell table:formula="of:=(([.F150] / [.G150]) + ([.D150] / [.E150])) / 2" office:value-type="float" office:value="0.496710383932823" calcext:value-type="float">
            <text:p>0.496710383932823</text:p>
          </table:table-cell>
          <table:table-cell table:formula="of:=SQRT(([.$F150] / [.$G150]) * ([.$D150] / [.$E150]))" office:value-type="float" office:value="0.496710383461335" calcext:value-type="float">
            <text:p>0.496710383461335</text:p>
          </table:table-cell>
          <table:table-cell table:formula="of:=2 / (([.$G150] / [.$F150]) + ([.$E150] / [.$D150]))" office:value-type="float" office:value="0.496710382989848" calcext:value-type="float">
            <text:p>0.496710382989848</text:p>
          </table:table-cell>
          <table:table-cell table:formula="of:=SQRT((([.$F150] / [.$G150])^2 + ([.$D150] / [.$E150])^2) / 2)" office:value-type="float" office:value="0.49671038440431" calcext:value-type="float">
            <text:p>0.49671038440431</text:p>
          </table:table-cell>
          <table:table-cell table:formula="of:=IF([.I150]&gt;0.4;1;IF([.I15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43003354261606" calcext:value-type="float">
            <text:p>4.3003354261606E-05</text:p>
          </table:table-cell>
          <table:table-cell office:value-type="float" office:value="0.0000424412189118069" calcext:value-type="float">
            <text:p>4.24412189118069E-05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151]-[.C151]" office:value-type="float" office:value="0.000000562135349799103" calcext:value-type="float">
            <text:p>5.62135349799103E-07</text:p>
          </table:table-cell>
          <table:table-cell table:formula="of:=(([.F151] / [.G151]) + ([.D151] / [.E151])) / 2" office:value-type="float" office:value="0.3311473294917" calcext:value-type="float">
            <text:p>0.3311473294917</text:p>
          </table:table-cell>
          <table:table-cell table:formula="of:=SQRT(([.$F151] / [.$G151]) * ([.$D151] / [.$E151]))" office:value-type="float" office:value="0.331147328793639" calcext:value-type="float">
            <text:p>0.331147328793639</text:p>
          </table:table-cell>
          <table:table-cell table:formula="of:=2 / (([.$G151] / [.$F151]) + ([.$E151] / [.$D151]))" office:value-type="float" office:value="0.331147328095578" calcext:value-type="float">
            <text:p>0.331147328095578</text:p>
          </table:table-cell>
          <table:table-cell table:formula="of:=SQRT((([.$F151] / [.$G151])^2 + ([.$D151] / [.$E151])^2) / 2)" office:value-type="float" office:value="0.331147330189761" calcext:value-type="float">
            <text:p>0.331147330189761</text:p>
          </table:table-cell>
          <table:table-cell table:formula="of:=IF([.I151]&gt;0.4;1;IF([.I15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8935902806875" calcext:value-type="float">
            <text:p>4.18935902806875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2]-[.C152]" office:value-type="float" office:value="0.000000273814315539799" calcext:value-type="float">
            <text:p>2.73814315539799E-07</text:p>
          </table:table-cell>
          <table:table-cell table:formula="of:=(([.F152] / [.G152]) + ([.D152] / [.E152])) / 2" office:value-type="float" office:value="0.496753109846089" calcext:value-type="float">
            <text:p>0.496753109846089</text:p>
          </table:table-cell>
          <table:table-cell table:formula="of:=SQRT(([.$F152] / [.$G152]) * ([.$D152] / [.$E152]))" office:value-type="float" office:value="0.496753109398661" calcext:value-type="float">
            <text:p>0.496753109398661</text:p>
          </table:table-cell>
          <table:table-cell table:formula="of:=2 / (([.$G152] / [.$F152]) + ([.$E152] / [.$D152]))" office:value-type="float" office:value="0.496753108951233" calcext:value-type="float">
            <text:p>0.496753108951233</text:p>
          </table:table-cell>
          <table:table-cell table:formula="of:=SQRT((([.$F152] / [.$G152])^2 + ([.$D152] / [.$E152])^2) / 2)" office:value-type="float" office:value="0.496753110293517" calcext:value-type="float">
            <text:p>0.496753110293517</text:p>
          </table:table-cell>
          <table:table-cell table:formula="of:=IF([.I152]&gt;0.4;1;IF([.I15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3564929693964" calcext:value-type="float">
            <text:p>4.13564929693964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3]-[.C153]" office:value-type="float" office:value="0.000000810911626830903" calcext:value-type="float">
            <text:p>8.10911626830903E-07</text:p>
          </table:table-cell>
          <table:table-cell table:formula="of:=(([.F153] / [.G153]) + ([.D153] / [.E153])) / 2" office:value-type="float" office:value="0.496753109846089" calcext:value-type="float">
            <text:p>0.496753109846089</text:p>
          </table:table-cell>
          <table:table-cell table:formula="of:=SQRT(([.$F153] / [.$G153]) * ([.$D153] / [.$E153]))" office:value-type="float" office:value="0.496753109398661" calcext:value-type="float">
            <text:p>0.496753109398661</text:p>
          </table:table-cell>
          <table:table-cell table:formula="of:=2 / (([.$G153] / [.$F153]) + ([.$E153] / [.$D153]))" office:value-type="float" office:value="0.496753108951233" calcext:value-type="float">
            <text:p>0.496753108951233</text:p>
          </table:table-cell>
          <table:table-cell table:formula="of:=SQRT((([.$F153] / [.$G153])^2 + ([.$D153] / [.$E153])^2) / 2)" office:value-type="float" office:value="0.496753110293517" calcext:value-type="float">
            <text:p>0.496753110293517</text:p>
          </table:table-cell>
          <table:table-cell table:formula="of:=IF([.I153]&gt;0.4;1;IF([.I15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410930758167338" calcext:value-type="float">
            <text:p>4.10930758167338E-05</text:p>
          </table:table-cell>
          <table:table-cell office:value-type="float" office:value="0.000040829658664053" calcext:value-type="float">
            <text:p>4.0829658664053E-05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table:formula="of:=[.B154]-[.C154]" office:value-type="float" office:value="0.0000002634171526808" calcext:value-type="float">
            <text:p>2.634171526808E-07</text:p>
          </table:table-cell>
          <table:table-cell table:formula="of:=(([.F154] / [.G154]) + ([.D154] / [.E154])) / 2" office:value-type="float" office:value="0.496794740086295" calcext:value-type="float">
            <text:p>0.496794740086295</text:p>
          </table:table-cell>
          <table:table-cell table:formula="of:=SQRT(([.$F154] / [.$G154]) * ([.$D154] / [.$E154]))" office:value-type="float" office:value="0.496794739661412" calcext:value-type="float">
            <text:p>0.496794739661412</text:p>
          </table:table-cell>
          <table:table-cell table:formula="of:=2 / (([.$G154] / [.$F154]) + ([.$E154] / [.$D154]))" office:value-type="float" office:value="0.496794739236528" calcext:value-type="float">
            <text:p>0.496794739236528</text:p>
          </table:table-cell>
          <table:table-cell table:formula="of:=SQRT((([.$F154] / [.$G154])^2 + ([.$D154] / [.$E154])^2) / 2)" office:value-type="float" office:value="0.496794740511179" calcext:value-type="float">
            <text:p>0.496794740511179</text:p>
          </table:table-cell>
          <table:table-cell table:formula="of:=IF([.I154]&gt;0.4;1;IF([.I15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408329930584039" calcext:value-type="float">
            <text:p>4.08329930584039E-05</text:p>
          </table:table-cell>
          <table:table-cell office:value-type="float" office:value="0.0000403128275417242" calcext:value-type="float">
            <text:p>4.03128275417242E-05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155" calcext:value-type="float">
            <text:p>155</text:p>
          </table:table-cell>
          <table:table-cell table:formula="of:=[.B155]-[.C155]" office:value-type="float" office:value="0.000000520165516679696" calcext:value-type="float">
            <text:p>5.20165516679696E-07</text:p>
          </table:table-cell>
          <table:table-cell table:formula="of:=(([.F155] / [.G155]) + ([.D155] / [.E155])) / 2" office:value-type="float" office:value="0.335463454471213" calcext:value-type="float">
            <text:p>0.335463454471213</text:p>
          </table:table-cell>
          <table:table-cell table:formula="of:=SQRT(([.$F155] / [.$G155]) * ([.$D155] / [.$E155]))" office:value-type="float" office:value="0.335463453849933" calcext:value-type="float">
            <text:p>0.335463453849933</text:p>
          </table:table-cell>
          <table:table-cell table:formula="of:=2 / (([.$G155] / [.$F155]) + ([.$E155] / [.$D155]))" office:value-type="float" office:value="0.335463453228653" calcext:value-type="float">
            <text:p>0.335463453228653</text:p>
          </table:table-cell>
          <table:table-cell table:formula="of:=SQRT((([.$F155] / [.$G155])^2 + ([.$D155] / [.$E155])^2) / 2)" office:value-type="float" office:value="0.335463455092493" calcext:value-type="float">
            <text:p>0.335463455092493</text:p>
          </table:table-cell>
          <table:table-cell table:formula="of:=IF([.I155]&gt;0.4;1;IF([.I15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400592877458639" calcext:value-type="float">
            <text:p>4.00592877458639E-05</text:p>
          </table:table-cell>
          <table:table-cell office:value-type="float" office:value="0.0000398057479500035" calcext:value-type="float">
            <text:p>3.98057479500035E-0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[.B156]-[.C156]" office:value-type="float" office:value="0.000000253539795860394" calcext:value-type="float">
            <text:p>2.53539795860394E-07</text:p>
          </table:table-cell>
          <table:table-cell table:formula="of:=(([.F156] / [.G156]) + ([.D156] / [.E156])) / 2" office:value-type="float" office:value="0.496835316268077" calcext:value-type="float">
            <text:p>0.496835316268077</text:p>
          </table:table-cell>
          <table:table-cell table:formula="of:=SQRT(([.$F156] / [.$G156]) * ([.$D156] / [.$E156]))" office:value-type="float" office:value="0.496835315864335" calcext:value-type="float">
            <text:p>0.496835315864335</text:p>
          </table:table-cell>
          <table:table-cell table:formula="of:=2 / (([.$G156] / [.$F156]) + ([.$E156] / [.$D156]))" office:value-type="float" office:value="0.496835315460593" calcext:value-type="float">
            <text:p>0.496835315460593</text:p>
          </table:table-cell>
          <table:table-cell table:formula="of:=SQRT((([.$F156] / [.$G156])^2 + ([.$D156] / [.$E156])^2) / 2)" office:value-type="float" office:value="0.496835316671819" calcext:value-type="float">
            <text:p>0.496835316671819</text:p>
          </table:table-cell>
          <table:table-cell table:formula="of:=IF([.I156]&gt;0.4;1;IF([.I15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98089171974592" calcext:value-type="float">
            <text:p>3.98089171974592E-05</text:p>
          </table:table-cell>
          <table:table-cell office:value-type="float" office:value="0.0000393081761006289" calcext:value-type="float">
            <text:p>3.93081761006289E-0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table:formula="of:=[.B157]-[.C157]" office:value-type="float" office:value="0.000000500741096830298" calcext:value-type="float">
            <text:p>5.00741096830298E-07</text:p>
          </table:table-cell>
          <table:table-cell table:formula="of:=(([.F157] / [.G157]) + ([.D157] / [.E157])) / 2" office:value-type="float" office:value="0.331230095541401" calcext:value-type="float">
            <text:p>0.331230095541401</text:p>
          </table:table-cell>
          <table:table-cell table:formula="of:=SQRT(([.$F157] / [.$G157]) * ([.$D157] / [.$E157]))" office:value-type="float" office:value="0.331230094943347" calcext:value-type="float">
            <text:p>0.331230094943347</text:p>
          </table:table-cell>
          <table:table-cell table:formula="of:=2 / (([.$G157] / [.$F157]) + ([.$E157] / [.$D157]))" office:value-type="float" office:value="0.331230094345292" calcext:value-type="float">
            <text:p>0.331230094345292</text:p>
          </table:table-cell>
          <table:table-cell table:formula="of:=SQRT((([.$F157] / [.$G157])^2 + ([.$D157] / [.$E157])^2) / 2)" office:value-type="float" office:value="0.331230096139456" calcext:value-type="float">
            <text:p>0.331230096139456</text:p>
          </table:table-cell>
          <table:table-cell table:formula="of:=IF([.I157]&gt;0.4;1;IF([.I15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8198757763983" calcext:value-type="float">
            <text:p>3.88198757763983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8]-[.C158]" office:value-type="float" office:value="0.000000244150162108394" calcext:value-type="float">
            <text:p>2.44150162108394E-07</text:p>
          </table:table-cell>
          <table:table-cell table:formula="of:=(([.F158] / [.G158]) + ([.D158] / [.E158])) / 2" office:value-type="float" office:value="0.496874877924919" calcext:value-type="float">
            <text:p>0.496874877924919</text:p>
          </table:table-cell>
          <table:table-cell table:formula="of:=SQRT(([.$F158] / [.$G158]) * ([.$D158] / [.$E158]))" office:value-type="float" office:value="0.49687487754102" calcext:value-type="float">
            <text:p>0.49687487754102</text:p>
          </table:table-cell>
          <table:table-cell table:formula="of:=2 / (([.$G158] / [.$F158]) + ([.$E158] / [.$D158]))" office:value-type="float" office:value="0.496874877157121" calcext:value-type="float">
            <text:p>0.496874877157121</text:p>
          </table:table-cell>
          <table:table-cell table:formula="of:=SQRT((([.$F158] / [.$G158])^2 + ([.$D158] / [.$E158])^2) / 2)" office:value-type="float" office:value="0.496874878308818" calcext:value-type="float">
            <text:p>0.496874878308818</text:p>
          </table:table-cell>
          <table:table-cell table:formula="of:=IF([.I158]&gt;0.4;1;IF([.I15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3406180507629" calcext:value-type="float">
            <text:p>3.83406180507629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9]-[.C159]" office:value-type="float" office:value="0.000000723407887743797" calcext:value-type="float">
            <text:p>7.23407887743797E-07</text:p>
          </table:table-cell>
          <table:table-cell table:formula="of:=(([.F159] / [.G159]) + ([.D159] / [.E159])) / 2" office:value-type="float" office:value="0.496874877924919" calcext:value-type="float">
            <text:p>0.496874877924919</text:p>
          </table:table-cell>
          <table:table-cell table:formula="of:=SQRT(([.$F159] / [.$G159]) * ([.$D159] / [.$E159]))" office:value-type="float" office:value="0.49687487754102" calcext:value-type="float">
            <text:p>0.49687487754102</text:p>
          </table:table-cell>
          <table:table-cell table:formula="of:=2 / (([.$G159] / [.$F159]) + ([.$E159] / [.$D159]))" office:value-type="float" office:value="0.496874877157121" calcext:value-type="float">
            <text:p>0.496874877157121</text:p>
          </table:table-cell>
          <table:table-cell table:formula="of:=SQRT((([.$F159] / [.$G159])^2 + ([.$D159] / [.$E159])^2) / 2)" office:value-type="float" office:value="0.496874878308818" calcext:value-type="float">
            <text:p>0.496874878308818</text:p>
          </table:table-cell>
          <table:table-cell table:formula="of:=IF([.I159]&gt;0.4;1;IF([.I15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81053995351377" calcext:value-type="float">
            <text:p>3.81053995351377E-05</text:p>
          </table:table-cell>
          <table:table-cell office:value-type="float" office:value="0.0000378701810194648" calcext:value-type="float">
            <text:p>3.78701810194648E-05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table:formula="of:=[.B160]-[.C160]" office:value-type="float" office:value="0.000000235218515672903" calcext:value-type="float">
            <text:p>2.35218515672903E-07</text:p>
          </table:table-cell>
          <table:table-cell table:formula="of:=(([.F160] / [.G160]) + ([.D160] / [.E160])) / 2" office:value-type="float" office:value="0.496913462637656" calcext:value-type="float">
            <text:p>0.496913462637656</text:p>
          </table:table-cell>
          <table:table-cell table:formula="of:=SQRT(([.$F160] / [.$G160]) * ([.$D160] / [.$E160]))" office:value-type="float" office:value="0.496913462272396" calcext:value-type="float">
            <text:p>0.496913462272396</text:p>
          </table:table-cell>
          <table:table-cell table:formula="of:=2 / (([.$G160] / [.$F160]) + ([.$E160] / [.$D160]))" office:value-type="float" office:value="0.496913461907135" calcext:value-type="float">
            <text:p>0.496913461907135</text:p>
          </table:table-cell>
          <table:table-cell table:formula="of:=SQRT((([.$F160] / [.$G160])^2 + ([.$D160] / [.$E160])^2) / 2)" office:value-type="float" office:value="0.496913463002916" calcext:value-type="float">
            <text:p>0.496913463002916</text:p>
          </table:table-cell>
          <table:table-cell table:formula="of:=IF([.I160]&gt;0.4;1;IF([.I16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378730495379509" calcext:value-type="float">
            <text:p>3.78730495379509E-05</text:p>
          </table:table-cell>
          <table:table-cell office:value-type="float" office:value="0.0000374083495436181" calcext:value-type="float">
            <text:p>3.74083495436181E-05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table:formula="of:=[.B161]-[.C161]" office:value-type="float" office:value="0.000000464699994332796" calcext:value-type="float">
            <text:p>4.64699994332796E-07</text:p>
          </table:table-cell>
          <table:table-cell table:formula="of:=(([.F161] / [.G161]) + ([.D161] / [.E161])) / 2" office:value-type="float" office:value="0.335384790183306" calcext:value-type="float">
            <text:p>0.335384790183306</text:p>
          </table:table-cell>
          <table:table-cell table:formula="of:=SQRT(([.$F161] / [.$G161]) * ([.$D161] / [.$E161]))" office:value-type="float" office:value="0.335384789648708" calcext:value-type="float">
            <text:p>0.335384789648708</text:p>
          </table:table-cell>
          <table:table-cell table:formula="of:=2 / (([.$G161] / [.$F161]) + ([.$E161] / [.$D161]))" office:value-type="float" office:value="0.33538478911411" calcext:value-type="float">
            <text:p>0.33538478911411</text:p>
          </table:table-cell>
          <table:table-cell table:formula="of:=SQRT((([.$F161] / [.$G161])^2 + ([.$D161] / [.$E161])^2) / 2)" office:value-type="float" office:value="0.335384790717903" calcext:value-type="float">
            <text:p>0.335384790717903</text:p>
          </table:table-cell>
          <table:table-cell table:formula="of:=IF([.I161]&gt;0.4;1;IF([.I16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371816322736196" calcext:value-type="float">
            <text:p>3.71816322736196E-05</text:p>
          </table:table-cell>
          <table:table-cell office:value-type="float" office:value="0.0000369549150036957" calcext:value-type="float">
            <text:p>3.69549150036957E-05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table:formula="of:=[.B162]-[.C162]" office:value-type="float" office:value="0.000000226717269923897" calcext:value-type="float">
            <text:p>2.26717269923897E-07</text:p>
          </table:table-cell>
          <table:table-cell table:formula="of:=(([.F162] / [.G162]) + ([.D162] / [.E162])) / 2" office:value-type="float" office:value="0.49695110615356" calcext:value-type="float">
            <text:p>0.49695110615356</text:p>
          </table:table-cell>
          <table:table-cell table:formula="of:=SQRT(([.$F162] / [.$G162]) * ([.$D162] / [.$E162]))" office:value-type="float" office:value="0.496951105805821" calcext:value-type="float">
            <text:p>0.496951105805821</text:p>
          </table:table-cell>
          <table:table-cell table:formula="of:=2 / (([.$G162] / [.$F162]) + ([.$E162] / [.$D162]))" office:value-type="float" office:value="0.496951105458082" calcext:value-type="float">
            <text:p>0.496951105458082</text:p>
          </table:table-cell>
          <table:table-cell table:formula="of:=SQRT((([.$F162] / [.$G162])^2 + ([.$D162] / [.$E162])^2) / 2)" office:value-type="float" office:value="0.496951106501299" calcext:value-type="float">
            <text:p>0.496951106501299</text:p>
          </table:table-cell>
          <table:table-cell table:formula="of:=IF([.I162]&gt;0.4;1;IF([.I16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69576465371058" calcext:value-type="float">
            <text:p>3.69576465371058E-05</text:p>
          </table:table-cell>
          <table:table-cell office:value-type="float" office:value="0.0000365096750638916" calcext:value-type="float">
            <text:p>3.65096750638916E-05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table:formula="of:=[.B163]-[.C163]" office:value-type="float" office:value="0.000000447971473214201" calcext:value-type="float">
            <text:p>4.47971473214201E-07</text:p>
          </table:table-cell>
          <table:table-cell table:formula="of:=(([.F163] / [.G163]) + ([.D163] / [.E163])) / 2" office:value-type="float" office:value="0.331306822381551" calcext:value-type="float">
            <text:p>0.331306822381551</text:p>
          </table:table-cell>
          <table:table-cell table:formula="of:=SQRT(([.$F163] / [.$G163]) * ([.$D163] / [.$E163]))" office:value-type="float" office:value="0.331306821866217" calcext:value-type="float">
            <text:p>0.331306821866217</text:p>
          </table:table-cell>
          <table:table-cell table:formula="of:=2 / (([.$G163] / [.$F163]) + ([.$E163] / [.$D163]))" office:value-type="float" office:value="0.331306821350884" calcext:value-type="float">
            <text:p>0.331306821350884</text:p>
          </table:table-cell>
          <table:table-cell table:formula="of:=SQRT((([.$F163] / [.$G163])^2 + ([.$D163] / [.$E163])^2) / 2)" office:value-type="float" office:value="0.331306822896884" calcext:value-type="float">
            <text:p>0.331306822896884</text:p>
          </table:table-cell>
          <table:table-cell table:formula="of:=IF([.I163]&gt;0.4;1;IF([.I16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60724334463602" calcext:value-type="float">
            <text:p>3.60724334463602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4]-[.C164]" office:value-type="float" office:value="0.000000218620808761796" calcext:value-type="float">
            <text:p>2.18620808761796E-07</text:p>
          </table:table-cell>
          <table:table-cell table:formula="of:=(([.F164] / [.G164]) + ([.D164] / [.E164])) / 2" office:value-type="float" office:value="0.496987842496825" calcext:value-type="float">
            <text:p>0.496987842496825</text:p>
          </table:table-cell>
          <table:table-cell table:formula="of:=SQRT(([.$F164] / [.$G164]) * ([.$D164] / [.$E164]))" office:value-type="float" office:value="0.496987842165569" calcext:value-type="float">
            <text:p>0.496987842165569</text:p>
          </table:table-cell>
          <table:table-cell table:formula="of:=2 / (([.$G164] / [.$F164]) + ([.$E164] / [.$D164]))" office:value-type="float" office:value="0.496987841834313" calcext:value-type="float">
            <text:p>0.496987841834313</text:p>
          </table:table-cell>
          <table:table-cell table:formula="of:=SQRT((([.$F164] / [.$G164])^2 + ([.$D164] / [.$E164])^2) / 2)" office:value-type="float" office:value="0.49698784282808" calcext:value-type="float">
            <text:p>0.49698784282808</text:p>
          </table:table-cell>
          <table:table-cell table:formula="of:=IF([.I164]&gt;0.4;1;IF([.I16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56429997148567" calcext:value-type="float">
            <text:p>3.56429997148567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5]-[.C165]" office:value-type="float" office:value="0.000000648054540265294" calcext:value-type="float">
            <text:p>6.48054540265294E-07</text:p>
          </table:table-cell>
          <table:table-cell table:formula="of:=(([.F165] / [.G165]) + ([.D165] / [.E165])) / 2" office:value-type="float" office:value="0.496987842496825" calcext:value-type="float">
            <text:p>0.496987842496825</text:p>
          </table:table-cell>
          <table:table-cell table:formula="of:=SQRT(([.$F165] / [.$G165]) * ([.$D165] / [.$E165]))" office:value-type="float" office:value="0.496987842165569" calcext:value-type="float">
            <text:p>0.496987842165569</text:p>
          </table:table-cell>
          <table:table-cell table:formula="of:=2 / (([.$G165] / [.$F165]) + ([.$E165] / [.$D165]))" office:value-type="float" office:value="0.496987841834313" calcext:value-type="float">
            <text:p>0.496987841834313</text:p>
          </table:table-cell>
          <table:table-cell table:formula="of:=SQRT((([.$F165] / [.$G165])^2 + ([.$D165] / [.$E165])^2) / 2)" office:value-type="float" office:value="0.49698784282808" calcext:value-type="float">
            <text:p>0.49698784282808</text:p>
          </table:table-cell>
          <table:table-cell table:formula="of:=IF([.I165]&gt;0.4;1;IF([.I16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5432094391108" calcext:value-type="float">
            <text:p>3.5432094391108E-05</text:p>
          </table:table-cell>
          <table:table-cell office:value-type="float" office:value="0.0000352211890673427" calcext:value-type="float">
            <text:p>3.52211890673427E-0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table:formula="of:=[.B166]-[.C166]" office:value-type="float" office:value="0.000000210905323765302" calcext:value-type="float">
            <text:p>2.10905323765302E-07</text:p>
          </table:table-cell>
          <table:table-cell table:formula="of:=(([.F166] / [.G166]) + ([.D166] / [.E166])) / 2" office:value-type="float" office:value="0.497023704071148" calcext:value-type="float">
            <text:p>0.497023704071148</text:p>
          </table:table-cell>
          <table:table-cell table:formula="of:=SQRT(([.$F166] / [.$G166]) * ([.$D166] / [.$E166]))" office:value-type="float" office:value="0.49702370375541" calcext:value-type="float">
            <text:p>0.49702370375541</text:p>
          </table:table-cell>
          <table:table-cell table:formula="of:=2 / (([.$G166] / [.$F166]) + ([.$E166] / [.$D166]))" office:value-type="float" office:value="0.497023703439672" calcext:value-type="float">
            <text:p>0.497023703439672</text:p>
          </table:table-cell>
          <table:table-cell table:formula="of:=SQRT((([.$F166] / [.$G166])^2 + ([.$D166] / [.$E166])^2) / 2)" office:value-type="float" office:value="0.497023704386885" calcext:value-type="float">
            <text:p>0.497023704386885</text:p>
          </table:table-cell>
          <table:table-cell table:formula="of:=IF([.I166]&gt;0.4;1;IF([.I16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52236703064501" calcext:value-type="float">
            <text:p>3.52236703064501E-05</text:p>
          </table:table-cell>
          <table:table-cell office:value-type="float" office:value="0.0000348068221371388" calcext:value-type="float">
            <text:p>3.48068221371388E-0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table:formula="of:=[.B167]-[.C167]" office:value-type="float" office:value="0.000000416848169311299" calcext:value-type="float">
            <text:p>4.16848169311299E-07</text:p>
          </table:table-cell>
          <table:table-cell table:formula="of:=(([.F167] / [.G167]) + ([.D167] / [.E167])) / 2" office:value-type="float" office:value="0.335311729482212" calcext:value-type="float">
            <text:p>0.335311729482212</text:p>
          </table:table-cell>
          <table:table-cell table:formula="of:=SQRT(([.$F167] / [.$G167]) * ([.$D167] / [.$E167]))" office:value-type="float" office:value="0.335311729019692" calcext:value-type="float">
            <text:p>0.335311729019692</text:p>
          </table:table-cell>
          <table:table-cell table:formula="of:=2 / (([.$G167] / [.$F167]) + ([.$E167] / [.$D167]))" office:value-type="float" office:value="0.335311728557172" calcext:value-type="float">
            <text:p>0.335311728557172</text:p>
          </table:table-cell>
          <table:table-cell table:formula="of:=SQRT((([.$F167] / [.$G167])^2 + ([.$D167] / [.$E167])^2) / 2)" office:value-type="float" office:value="0.335311729944732" calcext:value-type="float">
            <text:p>0.335311729944732</text:p>
          </table:table-cell>
          <table:table-cell table:formula="of:=IF([.I167]&gt;0.4;1;IF([.I167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46032734696578" calcext:value-type="float">
            <text:p>3.46032734696578E-05</text:p>
          </table:table-cell>
          <table:table-cell office:value-type="float" office:value="0.0000343997248022018" calcext:value-type="float">
            <text:p>3.43997248022018E-05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table:formula="of:=[.B168]-[.C168]" office:value-type="float" office:value="0.000000203548667456003" calcext:value-type="float">
            <text:p>2.03548667456003E-07</text:p>
          </table:table-cell>
          <table:table-cell table:formula="of:=(([.F168] / [.G168]) + ([.D168] / [.E168])) / 2" office:value-type="float" office:value="0.497058721755078" calcext:value-type="float">
            <text:p>0.497058721755078</text:p>
          </table:table-cell>
          <table:table-cell table:formula="of:=SQRT(([.$F168] / [.$G168]) * ([.$D168] / [.$E168]))" office:value-type="float" office:value="0.49705872145396" calcext:value-type="float">
            <text:p>0.49705872145396</text:p>
          </table:table-cell>
          <table:table-cell table:formula="of:=2 / (([.$G168] / [.$F168]) + ([.$E168] / [.$D168]))" office:value-type="float" office:value="0.497058721152842" calcext:value-type="float">
            <text:p>0.497058721152842</text:p>
          </table:table-cell>
          <table:table-cell table:formula="of:=SQRT((([.$F168] / [.$G168])^2 + ([.$D168] / [.$E168])^2) / 2)" office:value-type="float" office:value="0.497058722056196" calcext:value-type="float">
            <text:p>0.497058722056196</text:p>
          </table:table-cell>
          <table:table-cell table:formula="of:=IF([.I168]&gt;0.4;1;IF([.I16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344020916471233" calcext:value-type="float">
            <text:p>3.44020916471233E-05</text:p>
          </table:table-cell>
          <table:table-cell office:value-type="float" office:value="0.0000339997280021757" calcext:value-type="float">
            <text:p>3.39997280021757E-05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table:formula="of:=[.B169]-[.C169]" office:value-type="float" office:value="0.000000402363644947603" calcext:value-type="float">
            <text:p>4.02363644947603E-07</text:p>
          </table:table-cell>
          <table:table-cell table:formula="of:=(([.F169] / [.G169]) + ([.D169] / [.E169])) / 2" office:value-type="float" office:value="0.331378147791386" calcext:value-type="float">
            <text:p>0.331378147791386</text:p>
          </table:table-cell>
          <table:table-cell table:formula="of:=SQRT(([.$F169] / [.$G169]) * ([.$D169] / [.$E169]))" office:value-type="float" office:value="0.331378147344953" calcext:value-type="float">
            <text:p>0.331378147344953</text:p>
          </table:table-cell>
          <table:table-cell table:formula="of:=2 / (([.$G169] / [.$F169]) + ([.$E169] / [.$D169]))" office:value-type="float" office:value="0.331378146898521" calcext:value-type="float">
            <text:p>0.331378146898521</text:p>
          </table:table-cell>
          <table:table-cell table:formula="of:=SQRT((([.$F169] / [.$G169])^2 + ([.$D169] / [.$E169])^2) / 2)" office:value-type="float" office:value="0.331378148237818" calcext:value-type="float">
            <text:p>0.331378148237818</text:p>
          </table:table-cell>
          <table:table-cell table:formula="of:=IF([.I169]&gt;0.4;1;IF([.I169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6066675628447" calcext:value-type="float">
            <text:p>3.36066675628447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0]-[.C170]" office:value-type="float" office:value="0.0000001965302196668" calcext:value-type="float">
            <text:p>1.965302196668E-07</text:p>
          </table:table-cell>
          <table:table-cell table:formula="of:=(([.F170] / [.G170]) + ([.D170] / [.E170])) / 2" office:value-type="float" office:value="0.497092924990704" calcext:value-type="float">
            <text:p>0.497092924990704</text:p>
          </table:table-cell>
          <table:table-cell table:formula="of:=SQRT(([.$F170] / [.$G170]) * ([.$D170] / [.$E170]))" office:value-type="float" office:value="0.497092924703369" calcext:value-type="float">
            <text:p>0.497092924703369</text:p>
          </table:table-cell>
          <table:table-cell table:formula="of:=2 / (([.$G170] / [.$F170]) + ([.$E170] / [.$D170]))" office:value-type="float" office:value="0.497092924416035" calcext:value-type="float">
            <text:p>0.497092924416035</text:p>
          </table:table-cell>
          <table:table-cell table:formula="of:=SQRT((([.$F170] / [.$G170])^2 + ([.$D170] / [.$E170])^2) / 2)" office:value-type="float" office:value="0.497092925278039" calcext:value-type="float">
            <text:p>0.497092925278039</text:p>
          </table:table-cell>
          <table:table-cell table:formula="of:=IF([.I170]&gt;0.4;1;IF([.I17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2203840276392" calcext:value-type="float">
            <text:p>3.32203840276392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1]-[.C171]" office:value-type="float" office:value="0.000000582813754872299" calcext:value-type="float">
            <text:p>5.82813754872299E-07</text:p>
          </table:table-cell>
          <table:table-cell table:formula="of:=(([.F171] / [.G171]) + ([.D171] / [.E171])) / 2" office:value-type="float" office:value="0.497092924990704" calcext:value-type="float">
            <text:p>0.497092924990704</text:p>
          </table:table-cell>
          <table:table-cell table:formula="of:=SQRT(([.$F171] / [.$G171]) * ([.$D171] / [.$E171]))" office:value-type="float" office:value="0.497092924703369" calcext:value-type="float">
            <text:p>0.497092924703369</text:p>
          </table:table-cell>
          <table:table-cell table:formula="of:=2 / (([.$G171] / [.$F171]) + ([.$E171] / [.$D171]))" office:value-type="float" office:value="0.497092924416035" calcext:value-type="float">
            <text:p>0.497092924416035</text:p>
          </table:table-cell>
          <table:table-cell table:formula="of:=SQRT((([.$F171] / [.$G171])^2 + ([.$D171] / [.$E171])^2) / 2)" office:value-type="float" office:value="0.497092925278039" calcext:value-type="float">
            <text:p>0.497092925278039</text:p>
          </table:table-cell>
          <table:table-cell table:formula="of:=IF([.I171]&gt;0.4;1;IF([.I171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330305532618147" calcext:value-type="float">
            <text:p>3.30305532618147E-05</text:p>
          </table:table-cell>
          <table:table-cell office:value-type="float" office:value="0.0000328407224958948" calcext:value-type="float">
            <text:p>3.28407224958948E-05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172]-[.C172]" office:value-type="float" office:value="0.000000189830765919898" calcext:value-type="float">
            <text:p>1.89830765919898E-07</text:p>
          </table:table-cell>
          <table:table-cell table:formula="of:=(([.F172] / [.G172]) + ([.D172] / [.E172])) / 2" office:value-type="float" office:value="0.497126341866226" calcext:value-type="float">
            <text:p>0.497126341866226</text:p>
          </table:table-cell>
          <table:table-cell table:formula="of:=SQRT(([.$F172] / [.$G172]) * ([.$D172] / [.$E172]))" office:value-type="float" office:value="0.497126341591895" calcext:value-type="float">
            <text:p>0.497126341591895</text:p>
          </table:table-cell>
          <table:table-cell table:formula="of:=2 / (([.$G172] / [.$F172]) + ([.$E172] / [.$D172]))" office:value-type="float" office:value="0.497126341317564" calcext:value-type="float">
            <text:p>0.497126341317564</text:p>
          </table:table-cell>
          <table:table-cell table:formula="of:=SQRT((([.$F172] / [.$G172])^2 + ([.$D172] / [.$E172])^2) / 2)" office:value-type="float" office:value="0.497126342140557" calcext:value-type="float">
            <text:p>0.497126342140557</text:p>
          </table:table-cell>
          <table:table-cell table:formula="of:=IF([.I172]&gt;0.4;1;IF([.I17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328428796637081" calcext:value-type="float">
            <text:p>3.28428796637081E-05</text:p>
          </table:table-cell>
          <table:table-cell office:value-type="float" office:value="0.0000324675324675323" calcext:value-type="float">
            <text:p>3.24675324675323E-05</text:p>
          </table:table-cell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73" calcext:value-type="float">
            <text:p>173</text:p>
          </table:table-cell>
          <table:table-cell table:formula="of:=[.B173]-[.C173]" office:value-type="float" office:value="0.000000375347196175804" calcext:value-type="float">
            <text:p>3.75347196175804E-07</text:p>
          </table:table-cell>
          <table:table-cell table:formula="of:=(([.F173] / [.G173]) + ([.D173] / [.E173])) / 2" office:value-type="float" office:value="0.335243694167105" calcext:value-type="float">
            <text:p>0.335243694167105</text:p>
          </table:table-cell>
          <table:table-cell table:formula="of:=SQRT(([.$F173] / [.$G173]) * ([.$D173] / [.$E173]))" office:value-type="float" office:value="0.335243693764914" calcext:value-type="float">
            <text:p>0.335243693764914</text:p>
          </table:table-cell>
          <table:table-cell table:formula="of:=2 / (([.$G173] / [.$F173]) + ([.$E173] / [.$D173]))" office:value-type="float" office:value="0.335243693362723" calcext:value-type="float">
            <text:p>0.335243693362723</text:p>
          </table:table-cell>
          <table:table-cell table:formula="of:=SQRT((([.$F173] / [.$G173])^2 + ([.$D173] / [.$E173])^2) / 2)" office:value-type="float" office:value="0.335243694569295" calcext:value-type="float">
            <text:p>0.335243694569295</text:p>
          </table:table-cell>
          <table:table-cell table:formula="of:=IF([.I173]&gt;0.4;1;IF([.I173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32284100080715" calcext:value-type="float">
            <text:p>3.2284100080715E-05</text:p>
          </table:table-cell>
          <table:table-cell office:value-type="float" office:value="0.0000321006676938882" calcext:value-type="float">
            <text:p>3.21006676938882E-05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table:formula="of:=[.B174]-[.C174]" office:value-type="float" office:value="0.000000183432386826804" calcext:value-type="float">
            <text:p>1.83432386826804E-07</text:p>
          </table:table-cell>
          <table:table-cell table:formula="of:=(([.F174] / [.G174]) + ([.D174] / [.E174])) / 2" office:value-type="float" office:value="0.497158999192898" calcext:value-type="float">
            <text:p>0.497158999192898</text:p>
          </table:table-cell>
          <table:table-cell table:formula="of:=SQRT(([.$F174] / [.$G174]) * ([.$D174] / [.$E174]))" office:value-type="float" office:value="0.497158998930843" calcext:value-type="float">
            <text:p>0.497158998930843</text:p>
          </table:table-cell>
          <table:table-cell table:formula="of:=2 / (([.$G174] / [.$F174]) + ([.$E174] / [.$D174]))" office:value-type="float" office:value="0.497158998668788" calcext:value-type="float">
            <text:p>0.497158998668788</text:p>
          </table:table-cell>
          <table:table-cell table:formula="of:=SQRT((([.$F174] / [.$G174])^2 + ([.$D174] / [.$E174])^2) / 2)" office:value-type="float" office:value="0.497158999454952" calcext:value-type="float">
            <text:p>0.497158999454952</text:p>
          </table:table-cell>
          <table:table-cell table:formula="of:=IF([.I174]&gt;0.4;1;IF([.I17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32102728731942" calcext:value-type="float">
            <text:p>3.2102728731942E-05</text:p>
          </table:table-cell>
          <table:table-cell office:value-type="float" office:value="0.0000317399860344063" calcext:value-type="float">
            <text:p>3.17399860344063E-05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[.B175]-[.C175]" office:value-type="float" office:value="0.000000362742697535695" calcext:value-type="float">
            <text:p>3.62742697535695E-07</text:p>
          </table:table-cell>
          <table:table-cell table:formula="of:=(([.F175] / [.G175]) + ([.D175] / [.E175])) / 2" office:value-type="float" office:value="0.331444622792937" calcext:value-type="float">
            <text:p>0.331444622792937</text:p>
          </table:table-cell>
          <table:table-cell table:formula="of:=SQRT(([.$F175] / [.$G175]) * ([.$D175] / [.$E175]))" office:value-type="float" office:value="0.331444622404266" calcext:value-type="float">
            <text:p>0.331444622404266</text:p>
          </table:table-cell>
          <table:table-cell table:formula="of:=2 / (([.$G175] / [.$F175]) + ([.$E175] / [.$D175]))" office:value-type="float" office:value="0.331444622015594" calcext:value-type="float">
            <text:p>0.331444622015594</text:p>
          </table:table-cell>
          <table:table-cell table:formula="of:=SQRT((([.$F175] / [.$G175])^2 + ([.$D175] / [.$E175])^2) / 2)" office:value-type="float" office:value="0.331444623181609" calcext:value-type="float">
            <text:p>0.331444623181609</text:p>
          </table:table-cell>
          <table:table-cell table:formula="of:=IF([.I175]&gt;0.4;1;IF([.I175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3853493189376" calcext:value-type="float">
            <text:p>3.13853493189376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6]-[.C176]" office:value-type="float" office:value="0.000000177318357683601" calcext:value-type="float">
            <text:p>1.77318357683601E-07</text:p>
          </table:table-cell>
          <table:table-cell table:formula="of:=(([.F176] / [.G176]) + ([.D176] / [.E176])) / 2" office:value-type="float" office:value="0.497190922576776" calcext:value-type="float">
            <text:p>0.497190922576776</text:p>
          </table:table-cell>
          <table:table-cell table:formula="of:=SQRT(([.$F176] / [.$G176]) * ([.$D176] / [.$E176]))" office:value-type="float" office:value="0.497190922326319" calcext:value-type="float">
            <text:p>0.497190922326319</text:p>
          </table:table-cell>
          <table:table-cell table:formula="of:=2 / (([.$G176] / [.$F176]) + ([.$E176] / [.$D176]))" office:value-type="float" office:value="0.497190922075861" calcext:value-type="float">
            <text:p>0.497190922075861</text:p>
          </table:table-cell>
          <table:table-cell table:formula="of:=SQRT((([.$F176] / [.$G176])^2 + ([.$D176] / [.$E176])^2) / 2)" office:value-type="float" office:value="0.497190922827234" calcext:value-type="float">
            <text:p>0.497190922827234</text:p>
          </table:table-cell>
          <table:table-cell table:formula="of:=IF([.I176]&gt;0.4;1;IF([.I17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0366232153941" calcext:value-type="float">
            <text:p>3.10366232153941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7]-[.C177]" office:value-type="float" office:value="0.000000526044461227101" calcext:value-type="float">
            <text:p>5.26044461227101E-07</text:p>
          </table:table-cell>
          <table:table-cell table:formula="of:=(([.F177] / [.G177]) + ([.D177] / [.E177])) / 2" office:value-type="float" office:value="0.497190922576776" calcext:value-type="float">
            <text:p>0.497190922576776</text:p>
          </table:table-cell>
          <table:table-cell table:formula="of:=SQRT(([.$F177] / [.$G177]) * ([.$D177] / [.$E177]))" office:value-type="float" office:value="0.497190922326319" calcext:value-type="float">
            <text:p>0.497190922326319</text:p>
          </table:table-cell>
          <table:table-cell table:formula="of:=2 / (([.$G177] / [.$F177]) + ([.$E177] / [.$D177]))" office:value-type="float" office:value="0.497190922075861" calcext:value-type="float">
            <text:p>0.497190922075861</text:p>
          </table:table-cell>
          <table:table-cell table:formula="of:=SQRT((([.$F177] / [.$G177])^2 + ([.$D177] / [.$E177])^2) / 2)" office:value-type="float" office:value="0.497190922827234" calcext:value-type="float">
            <text:p>0.497190922827234</text:p>
          </table:table-cell>
          <table:table-cell table:formula="of:=IF([.I177]&gt;0.4;1;IF([.I177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08651501589874" calcext:value-type="float">
            <text:p>3.08651501589874E-05</text:p>
          </table:table-cell>
          <table:table-cell office:value-type="float" office:value="0.0000306936771025173" calcext:value-type="float">
            <text:p>3.06936771025173E-05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table:formula="of:=[.B178]-[.C178]" office:value-type="float" office:value="0.000000171473056470097" calcext:value-type="float">
            <text:p>1.71473056470097E-07</text:p>
          </table:table-cell>
          <table:table-cell table:formula="of:=(([.F178] / [.G178]) + ([.D178] / [.E178])) / 2" office:value-type="float" office:value="0.497222136485694" calcext:value-type="float">
            <text:p>0.497222136485694</text:p>
          </table:table-cell>
          <table:table-cell table:formula="of:=SQRT(([.$F178] / [.$G178]) * ([.$D178] / [.$E178]))" office:value-type="float" office:value="0.497222136246199" calcext:value-type="float">
            <text:p>0.497222136246199</text:p>
          </table:table-cell>
          <table:table-cell table:formula="of:=2 / (([.$G178] / [.$F178]) + ([.$E178] / [.$D178]))" office:value-type="float" office:value="0.497222136006704" calcext:value-type="float">
            <text:p>0.497222136006704</text:p>
          </table:table-cell>
          <table:table-cell table:formula="of:=SQRT((([.$F178] / [.$G178])^2 + ([.$D178] / [.$E178])^2) / 2)" office:value-type="float" office:value="0.497222136725189" calcext:value-type="float">
            <text:p>0.497222136725189</text:p>
          </table:table-cell>
          <table:table-cell table:formula="of:=IF([.I178]&gt;0.4;1;IF([.I17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30695561421823" calcext:value-type="float">
            <text:p>3.0695561421823E-05</text:p>
          </table:table-cell>
          <table:table-cell office:value-type="float" office:value="0.0000303563839475435" calcext:value-type="float">
            <text:p>3.03563839475435E-05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table:formula="of:=[.B179]-[.C179]" office:value-type="float" office:value="0.000000339177474279503" calcext:value-type="float">
            <text:p>3.39177474279503E-07</text:p>
          </table:table-cell>
          <table:table-cell table:formula="of:=(([.F179] / [.G179]) + ([.D179] / [.E179])) / 2" office:value-type="float" office:value="0.335180182945546" calcext:value-type="float">
            <text:p>0.335180182945546</text:p>
          </table:table-cell>
          <table:table-cell table:formula="of:=SQRT(([.$F179] / [.$G179]) * ([.$D179] / [.$E179]))" office:value-type="float" office:value="0.335180182594161" calcext:value-type="float">
            <text:p>0.335180182594161</text:p>
          </table:table-cell>
          <table:table-cell table:formula="of:=2 / (([.$G179] / [.$F179]) + ([.$E179] / [.$D179]))" office:value-type="float" office:value="0.335180182242777" calcext:value-type="float">
            <text:p>0.335180182242777</text:p>
          </table:table-cell>
          <table:table-cell table:formula="of:=SQRT((([.$F179] / [.$G179])^2 + ([.$D179] / [.$E179])^2) / 2)" office:value-type="float" office:value="0.335180183296931" calcext:value-type="float">
            <text:p>0.335180183296931</text:p>
          </table:table-cell>
          <table:table-cell table:formula="of:=IF([.I179]&gt;0.4;1;IF([.I179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301905020680393" calcext:value-type="float">
            <text:p>3.01905020680393E-05</text:p>
          </table:table-cell>
          <table:table-cell office:value-type="float" office:value="0.0000300246201885551" calcext:value-type="float">
            <text:p>3.00246201885551E-05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table:formula="of:=[.B180]-[.C180]" office:value-type="float" office:value="0.000000165881879484202" calcext:value-type="float">
            <text:p>1.65881879484202E-07</text:p>
          </table:table-cell>
          <table:table-cell table:formula="of:=(([.F180] / [.G180]) + ([.D180] / [.E180])) / 2" office:value-type="float" office:value="0.497252664311808" calcext:value-type="float">
            <text:p>0.497252664311808</text:p>
          </table:table-cell>
          <table:table-cell table:formula="of:=SQRT(([.$F180] / [.$G180]) * ([.$D180] / [.$E180]))" office:value-type="float" office:value="0.497252664082682" calcext:value-type="float">
            <text:p>0.497252664082682</text:p>
          </table:table-cell>
          <table:table-cell table:formula="of:=2 / (([.$G180] / [.$F180]) + ([.$E180] / [.$D180]))" office:value-type="float" office:value="0.497252663853556" calcext:value-type="float">
            <text:p>0.497252663853556</text:p>
          </table:table-cell>
          <table:table-cell table:formula="of:=SQRT((([.$F180] / [.$G180])^2 + ([.$D180] / [.$E180])^2) / 2)" office:value-type="float" office:value="0.497252664540933" calcext:value-type="float">
            <text:p>0.497252664540933</text:p>
          </table:table-cell>
          <table:table-cell table:formula="of:=IF([.I180]&gt;0.4;1;IF([.I18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300264232524494" calcext:value-type="float">
            <text:p>3.00264232524494E-05</text:p>
          </table:table-cell>
          <table:table-cell office:value-type="float" office:value="0.0000296982656212879" calcext:value-type="float">
            <text:p>2.96982656212879E-05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table:formula="of:=[.B181]-[.C181]" office:value-type="float" office:value="0.000000328157631161499" calcext:value-type="float">
            <text:p>3.28157631161499E-07</text:p>
          </table:table-cell>
          <table:table-cell table:formula="of:=(([.F181] / [.G181]) + ([.D181] / [.E181])) / 2" office:value-type="float" office:value="0.331506725918809" calcext:value-type="float">
            <text:p>0.331506725918809</text:p>
          </table:table-cell>
          <table:table-cell table:formula="of:=SQRT(([.$F181] / [.$G181]) * ([.$D181] / [.$E181]))" office:value-type="float" office:value="0.331506725578851" calcext:value-type="float">
            <text:p>0.331506725578851</text:p>
          </table:table-cell>
          <table:table-cell table:formula="of:=2 / (([.$G181] / [.$F181]) + ([.$E181] / [.$D181]))" office:value-type="float" office:value="0.331506725238893" calcext:value-type="float">
            <text:p>0.331506725238893</text:p>
          </table:table-cell>
          <table:table-cell table:formula="of:=SQRT((([.$F181] / [.$G181])^2 + ([.$D181] / [.$E181])^2) / 2)" office:value-type="float" office:value="0.331506726258766" calcext:value-type="float">
            <text:p>0.331506726258766</text:p>
          </table:table-cell>
          <table:table-cell table:formula="of:=IF([.I181]&gt;0.4;1;IF([.I181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3772032902463" calcext:value-type="float">
            <text:p>2.93772032902463E-05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2]-[.C182]" office:value-type="float" office:value="0.000000160531165551598" calcext:value-type="float">
            <text:p>1.60531165551598E-07</text:p>
          </table:table-cell>
          <table:table-cell table:formula="of:=(([.F182] / [.G182]) + ([.D182] / [.E182])) / 2" office:value-type="float" office:value="0.497282528430069" calcext:value-type="float">
            <text:p>0.497282528430069</text:p>
          </table:table-cell>
          <table:table-cell table:formula="of:=SQRT(([.$F182] / [.$G182]) * ([.$D182] / [.$E182]))" office:value-type="float" office:value="0.497282528210758" calcext:value-type="float">
            <text:p>0.497282528210758</text:p>
          </table:table-cell>
          <table:table-cell table:formula="of:=2 / (([.$G182] / [.$F182]) + ([.$E182] / [.$D182]))" office:value-type="float" office:value="0.497282527991447" calcext:value-type="float">
            <text:p>0.497282527991447</text:p>
          </table:table-cell>
          <table:table-cell table:formula="of:=SQRT((([.$F182] / [.$G182])^2 + ([.$D182] / [.$E182])^2) / 2)" office:value-type="float" office:value="0.497282528649381" calcext:value-type="float">
            <text:p>0.497282528649381</text:p>
          </table:table-cell>
          <table:table-cell table:formula="of:=IF([.I182]&gt;0.4;1;IF([.I18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0613193838999" calcext:value-type="float">
            <text:p>0.0000290613193838999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3]-[.C183]" office:value-type="float" office:value="0.000000476415071897998" calcext:value-type="float">
            <text:p>4.76415071897998E-07</text:p>
          </table:table-cell>
          <table:table-cell table:formula="of:=(([.F183] / [.G183]) + ([.D183] / [.E183])) / 2" office:value-type="float" office:value="0.497282528430069" calcext:value-type="float">
            <text:p>0.497282528430069</text:p>
          </table:table-cell>
          <table:table-cell table:formula="of:=SQRT(([.$F183] / [.$G183]) * ([.$D183] / [.$E183]))" office:value-type="float" office:value="0.497282528210758" calcext:value-type="float">
            <text:p>0.497282528210758</text:p>
          </table:table-cell>
          <table:table-cell table:formula="of:=2 / (([.$G183] / [.$F183]) + ([.$E183] / [.$D183]))" office:value-type="float" office:value="0.497282527991447" calcext:value-type="float">
            <text:p>0.497282527991447</text:p>
          </table:table-cell>
          <table:table-cell table:formula="of:=SQRT((([.$F183] / [.$G183])^2 + ([.$D183] / [.$E183])^2) / 2)" office:value-type="float" office:value="0.497282528649381" calcext:value-type="float">
            <text:p>0.497282528649381</text:p>
          </table:table-cell>
          <table:table-cell table:formula="of:=IF([.I183]&gt;0.4;1;IF([.I183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89059112588141" calcext:value-type="float">
            <text:p>2.89059112588141E-05</text:p>
          </table:table-cell>
          <table:table-cell office:value-type="float" office:value="0.0000287505031338056" calcext:value-type="float">
            <text:p>2.87505031338056E-05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table:formula="of:=[.B184]-[.C184]" office:value-type="float" office:value="0.000000155408125008501" calcext:value-type="float">
            <text:p>1.55408125008501E-07</text:p>
          </table:table-cell>
          <table:table-cell table:formula="of:=(([.F184] / [.G184]) + ([.D184] / [.E184])) / 2" office:value-type="float" office:value="0.497311750252927" calcext:value-type="float">
            <text:p>0.497311750252927</text:p>
          </table:table-cell>
          <table:table-cell table:formula="of:=SQRT(([.$F184] / [.$G184]) * ([.$D184] / [.$E184]))" office:value-type="float" office:value="0.49731175004291" calcext:value-type="float">
            <text:p>0.49731175004291</text:p>
          </table:table-cell>
          <table:table-cell table:formula="of:=2 / (([.$G184] / [.$F184]) + ([.$E184] / [.$D184]))" office:value-type="float" office:value="0.497311749832893" calcext:value-type="float">
            <text:p>0.497311749832893</text:p>
          </table:table-cell>
          <table:table-cell table:formula="of:=SQRT((([.$F184] / [.$G184])^2 + ([.$D184] / [.$E184])^2) / 2)" office:value-type="float" office:value="0.497311750462944" calcext:value-type="float">
            <text:p>0.497311750462944</text:p>
          </table:table-cell>
          <table:table-cell table:formula="of:=IF([.I184]&gt;0.4;1;IF([.I18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287521564117377" calcext:value-type="float">
            <text:p>2.87521564117377E-05</text:p>
          </table:table-cell>
          <table:table-cell office:value-type="float" office:value="0.0000284446467174876" calcext:value-type="float">
            <text:p>2.84446467174876E-05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table:formula="of:=[.B185]-[.C185]" office:value-type="float" office:value="0.000000307509694250099" calcext:value-type="float">
            <text:p>3.07509694250099E-07</text:p>
          </table:table-cell>
          <table:table-cell table:formula="of:=(([.F185] / [.G185]) + ([.D185] / [.E185])) / 2" office:value-type="float" office:value="0.335120759056929" calcext:value-type="float">
            <text:p>0.335120759056929</text:p>
          </table:table-cell>
          <table:table-cell table:formula="of:=SQRT(([.$F185] / [.$G185]) * ([.$D185] / [.$E185]))" office:value-type="float" office:value="0.335120758748575" calcext:value-type="float">
            <text:p>0.335120758748575</text:p>
          </table:table-cell>
          <table:table-cell table:formula="of:=2 / (([.$G185] / [.$F185]) + ([.$E185] / [.$D185]))" office:value-type="float" office:value="0.335120758440221" calcext:value-type="float">
            <text:p>0.335120758440221</text:p>
          </table:table-cell>
          <table:table-cell table:formula="of:=SQRT((([.$F185] / [.$G185])^2 + ([.$D185] / [.$E185])^2) / 2)" office:value-type="float" office:value="0.335120759365283" calcext:value-type="float">
            <text:p>0.335120759365283</text:p>
          </table:table-cell>
          <table:table-cell table:formula="of:=IF([.I185]&gt;0.4;1;IF([.I185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82941459411878" calcext:value-type="float">
            <text:p>2.82941459411878E-05</text:p>
          </table:table-cell>
          <table:table-cell office:value-type="float" office:value="0.0000281436451649219" calcext:value-type="float">
            <text:p>2.81436451649219E-0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table:formula="of:=[.B186]-[.C186]" office:value-type="float" office:value="0.000000150500776265897" calcext:value-type="float">
            <text:p>1.50500776265897E-07</text:p>
          </table:table-cell>
          <table:table-cell table:formula="of:=(([.F186] / [.G186]) + ([.D186] / [.E186])) / 2" office:value-type="float" office:value="0.497340350281527" calcext:value-type="float">
            <text:p>0.497340350281527</text:p>
          </table:table-cell>
          <table:table-cell table:formula="of:=SQRT(([.$F186] / [.$G186]) * ([.$D186] / [.$E186]))" office:value-type="float" office:value="0.497340350080317" calcext:value-type="float">
            <text:p>0.497340350080317</text:p>
          </table:table-cell>
          <table:table-cell table:formula="of:=2 / (([.$G186] / [.$F186]) + ([.$E186] / [.$D186]))" office:value-type="float" office:value="0.497340349879107" calcext:value-type="float">
            <text:p>0.497340349879107</text:p>
          </table:table-cell>
          <table:table-cell table:formula="of:=SQRT((([.$F186] / [.$G186])^2 + ([.$D186] / [.$E186])^2) / 2)" office:value-type="float" office:value="0.497340350482737" calcext:value-type="float">
            <text:p>0.497340350482737</text:p>
          </table:table-cell>
          <table:table-cell table:formula="of:=IF([.I186]&gt;0.4;1;IF([.I18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81452293836026" calcext:value-type="float">
            <text:p>2.81452293836026E-05</text:p>
          </table:table-cell>
          <table:table-cell office:value-type="float" office:value="0.0000278473962684487" calcext:value-type="float">
            <text:p>2.78473962684487E-05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formula="of:=[.B187]-[.C187]" office:value-type="float" office:value="0.000000297833115153898" calcext:value-type="float">
            <text:p>2.97833115153898E-07</text:p>
          </table:table-cell>
          <table:table-cell table:formula="of:=(([.F187] / [.G187]) + ([.D187] / [.E187])) / 2" office:value-type="float" office:value="0.331564874753729" calcext:value-type="float">
            <text:p>0.331564874753729</text:p>
          </table:table-cell>
          <table:table-cell table:formula="of:=SQRT(([.$F187] / [.$G187]) * ([.$D187] / [.$E187]))" office:value-type="float" office:value="0.331564874455087" calcext:value-type="float">
            <text:p>0.331564874455087</text:p>
          </table:table-cell>
          <table:table-cell table:formula="of:=2 / (([.$G187] / [.$F187]) + ([.$E187] / [.$D187]))" office:value-type="float" office:value="0.331564874156445" calcext:value-type="float">
            <text:p>0.331564874156445</text:p>
          </table:table-cell>
          <table:table-cell table:formula="of:=SQRT((([.$F187] / [.$G187])^2 + ([.$D187] / [.$E187])^2) / 2)" office:value-type="float" office:value="0.331564875052371" calcext:value-type="float">
            <text:p>0.331564875052371</text:p>
          </table:table-cell>
          <table:table-cell table:formula="of:=IF([.I187]&gt;0.4;1;IF([.I187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555800496004" calcext:value-type="float">
            <text:p>2.7555800496004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8]-[.C188]" office:value-type="float" office:value="0.000000145797886275299" calcext:value-type="float">
            <text:p>1.45797886275299E-07</text:p>
          </table:table-cell>
          <table:table-cell table:formula="of:=(([.F188] / [.G188]) + ([.D188] / [.E188])) / 2" office:value-type="float" office:value="0.497368348153688" calcext:value-type="float">
            <text:p>0.497368348153688</text:p>
          </table:table-cell>
          <table:table-cell table:formula="of:=SQRT(([.$F188] / [.$G188]) * ([.$D188] / [.$E188]))" office:value-type="float" office:value="0.497368347960829" calcext:value-type="float">
            <text:p>0.497368347960829</text:p>
          </table:table-cell>
          <table:table-cell table:formula="of:=2 / (([.$G188] / [.$F188]) + ([.$E188] / [.$D188]))" office:value-type="float" office:value="0.497368347767969" calcext:value-type="float">
            <text:p>0.497368347767969</text:p>
          </table:table-cell>
          <table:table-cell table:formula="of:=SQRT((([.$F188] / [.$G188])^2 + ([.$D188] / [.$E188])^2) / 2)" office:value-type="float" office:value="0.497368348346548" calcext:value-type="float">
            <text:p>0.497368348346548</text:p>
          </table:table-cell>
          <table:table-cell table:formula="of:=IF([.I188]&gt;0.4;1;IF([.I188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268760907505" calcext:value-type="float">
            <text:p>2.7268760907505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9]-[.C189]" office:value-type="float" office:value="0.000000432837474774298" calcext:value-type="float">
            <text:p>4.32837474774298E-07</text:p>
          </table:table-cell>
          <table:table-cell table:formula="of:=(([.F189] / [.G189]) + ([.D189] / [.E189])) / 2" office:value-type="float" office:value="0.497368348153688" calcext:value-type="float">
            <text:p>0.497368348153688</text:p>
          </table:table-cell>
          <table:table-cell table:formula="of:=SQRT(([.$F189] / [.$G189]) * ([.$D189] / [.$E189]))" office:value-type="float" office:value="0.497368347960829" calcext:value-type="float">
            <text:p>0.497368347960829</text:p>
          </table:table-cell>
          <table:table-cell table:formula="of:=2 / (([.$G189] / [.$F189]) + ([.$E189] / [.$D189]))" office:value-type="float" office:value="0.497368347767969" calcext:value-type="float">
            <text:p>0.497368347767969</text:p>
          </table:table-cell>
          <table:table-cell table:formula="of:=SQRT((([.$F189] / [.$G189])^2 + ([.$D189] / [.$E189])^2) / 2)" office:value-type="float" office:value="0.497368348346548" calcext:value-type="float">
            <text:p>0.497368348346548</text:p>
          </table:table-cell>
          <table:table-cell table:formula="of:=IF([.I189]&gt;0.4;1;IF([.I189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27127471990851" calcext:value-type="float">
            <text:p>2.7127471990851E-05</text:p>
          </table:table-cell>
          <table:table-cell office:value-type="float" office:value="0.0000269861830742655" calcext:value-type="float">
            <text:p>2.69861830742655E-05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table:formula="of:=[.B190]-[.C190]" office:value-type="float" office:value="0.000000141288916585501" calcext:value-type="float">
            <text:p>1.41288916585501E-07</text:p>
          </table:table-cell>
          <table:table-cell table:formula="of:=(([.F190] / [.G190]) + ([.D190] / [.E190])) / 2" office:value-type="float" office:value="0.497395762688875" calcext:value-type="float">
            <text:p>0.497395762688875</text:p>
          </table:table-cell>
          <table:table-cell table:formula="of:=SQRT(([.$F190] / [.$G190]) * ([.$D190] / [.$E190]))" office:value-type="float" office:value="0.497395762503937" calcext:value-type="float">
            <text:p>0.497395762503937</text:p>
          </table:table-cell>
          <table:table-cell table:formula="of:=2 / (([.$G190] / [.$F190]) + ([.$E190] / [.$D190]))" office:value-type="float" office:value="0.497395762318999" calcext:value-type="float">
            <text:p>0.497395762318999</text:p>
          </table:table-cell>
          <table:table-cell table:formula="of:=SQRT((([.$F190] / [.$G190])^2 + ([.$D190] / [.$E190])^2) / 2)" office:value-type="float" office:value="0.497395762873813" calcext:value-type="float">
            <text:p>0.497395762873813</text:p>
          </table:table-cell>
          <table:table-cell table:formula="of:=IF([.I190]&gt;0.4;1;IF([.I190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69876396610802" calcext:value-type="float">
            <text:p>2.69876396610802E-05</text:p>
          </table:table-cell>
          <table:table-cell office:value-type="float" office:value="0.0000267079750013357" calcext:value-type="float">
            <text:p>2.67079750013357E-05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table:formula="of:=[.B191]-[.C191]" office:value-type="float" office:value="0.000000279664659744501" calcext:value-type="float">
            <text:p>2.79664659744501E-07</text:p>
          </table:table-cell>
          <table:table-cell table:formula="of:=(([.F191] / [.G191]) + ([.D191] / [.E191])) / 2" office:value-type="float" office:value="0.335065040211583" calcext:value-type="float">
            <text:p>0.335065040211583</text:p>
          </table:table-cell>
          <table:table-cell table:formula="of:=SQRT(([.$F191] / [.$G191]) * ([.$D191] / [.$E191]))" office:value-type="float" office:value="0.33506503993987" calcext:value-type="float">
            <text:p>0.33506503993987</text:p>
          </table:table-cell>
          <table:table-cell table:formula="of:=2 / (([.$G191] / [.$F191]) + ([.$E191] / [.$D191]))" office:value-type="float" office:value="0.335065039668157" calcext:value-type="float">
            <text:p>0.335065039668157</text:p>
          </table:table-cell>
          <table:table-cell table:formula="of:=SQRT((([.$F191] / [.$G191])^2 + ([.$D191] / [.$E191])^2) / 2)" office:value-type="float" office:value="0.335065040483296" calcext:value-type="float">
            <text:p>0.335065040483296</text:p>
          </table:table-cell>
          <table:table-cell table:formula="of:=IF([.I191]&gt;0.4;1;IF([.I191]&gt;1/3;2;3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265710110269879" calcext:value-type="float">
            <text:p>2.65710110269879E-05</text:p>
          </table:table-cell>
          <table:table-cell office:value-type="float" office:value="0.0000264340470526037" calcext:value-type="float">
            <text:p>2.64340470526037E-05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table:formula="of:=[.B192]-[.C192]" office:value-type="float" office:value="0.000000136963974384199" calcext:value-type="float">
            <text:p>1.36963974384199E-07</text:p>
          </table:table-cell>
          <table:table-cell table:formula="of:=(([.F192] / [.G192]) + ([.D192] / [.E192])) / 2" office:value-type="float" office:value="0.497422611930384" calcext:value-type="float">
            <text:p>0.497422611930384</text:p>
          </table:table-cell>
          <table:table-cell table:formula="of:=SQRT(([.$F192] / [.$G192]) * ([.$D192] / [.$E192]))" office:value-type="float" office:value="0.497422611752965" calcext:value-type="float">
            <text:p>0.497422611752965</text:p>
          </table:table-cell>
          <table:table-cell table:formula="of:=2 / (([.$G192] / [.$F192]) + ([.$E192] / [.$D192]))" office:value-type="float" office:value="0.497422611575546" calcext:value-type="float">
            <text:p>0.497422611575546</text:p>
          </table:table-cell>
          <table:table-cell table:formula="of:=SQRT((([.$F192] / [.$G192])^2 + ([.$D192] / [.$E192])^2) / 2)" office:value-type="float" office:value="0.497422612107803" calcext:value-type="float">
            <text:p>0.497422612107803</text:p>
          </table:table-cell>
          <table:table-cell table:formula="of:=IF([.I192]&gt;0.4;1;IF([.I192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264354446441462" calcext:value-type="float">
            <text:p>2.64354446441462E-05</text:p>
          </table:table-cell>
          <table:table-cell office:value-type="float" office:value="0.000026164311878598" calcext:value-type="float">
            <text:p>2.6164311878598E-05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formula="of:=[.B193]-[.C193]" office:value-type="float" office:value="0.000000271132765548201" calcext:value-type="float">
            <text:p>2.71132765548201E-07</text:p>
          </table:table-cell>
          <table:table-cell table:formula="of:=(([.F193] / [.G193]) + ([.D193] / [.E193])) / 2" office:value-type="float" office:value="0.331619435338902" calcext:value-type="float">
            <text:p>0.331619435338902</text:p>
          </table:table-cell>
          <table:table-cell table:formula="of:=SQRT(([.$F193] / [.$G193]) * ([.$D193] / [.$E193]))" office:value-type="float" office:value="0.331619435075486" calcext:value-type="float">
            <text:p>0.331619435075486</text:p>
          </table:table-cell>
          <table:table-cell table:formula="of:=2 / (([.$G193] / [.$F193]) + ([.$E193] / [.$D193]))" office:value-type="float" office:value="0.331619434812069" calcext:value-type="float">
            <text:p>0.331619434812069</text:p>
          </table:table-cell>
          <table:table-cell table:formula="of:=SQRT((([.$F193] / [.$G193])^2 + ([.$D193] / [.$E193])^2) / 2)" office:value-type="float" office:value="0.331619435602319" calcext:value-type="float">
            <text:p>0.331619435602319</text:p>
          </table:table-cell>
          <table:table-cell table:formula="of:=IF([.I193]&gt;0.4;1;IF([.I193]&gt;1/3;2;3)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8986843468352" calcext:value-type="float">
            <text:p>2.58986843468352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4]-[.C194]" office:value-type="float" office:value="0.000000132813765864499" calcext:value-type="float">
            <text:p>1.32813765864499E-07</text:p>
          </table:table-cell>
          <table:table-cell table:formula="of:=(([.F194] / [.G194]) + ([.D194] / [.E194])) / 2" office:value-type="float" office:value="0.497448913184954" calcext:value-type="float">
            <text:p>0.497448913184954</text:p>
          </table:table-cell>
          <table:table-cell table:formula="of:=SQRT(([.$F194] / [.$G194]) * ([.$D194] / [.$E194]))" office:value-type="float" office:value="0.497448913014675" calcext:value-type="float">
            <text:p>0.497448913014675</text:p>
          </table:table-cell>
          <table:table-cell table:formula="of:=2 / (([.$G194] / [.$F194]) + ([.$E194] / [.$D194]))" office:value-type="float" office:value="0.497448912844397" calcext:value-type="float">
            <text:p>0.497448912844397</text:p>
          </table:table-cell>
          <table:table-cell table:formula="of:=SQRT((([.$F194] / [.$G194])^2 + ([.$D194] / [.$E194])^2) / 2)" office:value-type="float" office:value="0.497448913355232" calcext:value-type="float">
            <text:p>0.497448913355232</text:p>
          </table:table-cell>
          <table:table-cell table:formula="of:=IF([.I194]&gt;0.4;1;IF([.I194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6370814746441" calcext:value-type="float">
            <text:p>2.56370814746441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5]-[.C195]" office:value-type="float" office:value="0.000000394416638055599" calcext:value-type="float">
            <text:p>3.94416638055599E-07</text:p>
          </table:table-cell>
          <table:table-cell table:formula="of:=(([.F195] / [.G195]) + ([.D195] / [.E195])) / 2" office:value-type="float" office:value="0.497448913184954" calcext:value-type="float">
            <text:p>0.497448913184954</text:p>
          </table:table-cell>
          <table:table-cell table:formula="of:=SQRT(([.$F195] / [.$G195]) * ([.$D195] / [.$E195]))" office:value-type="float" office:value="0.497448913014675" calcext:value-type="float">
            <text:p>0.497448913014675</text:p>
          </table:table-cell>
          <table:table-cell table:formula="of:=2 / (([.$G195] / [.$F195]) + ([.$E195] / [.$D195]))" office:value-type="float" office:value="0.497448912844397" calcext:value-type="float">
            <text:p>0.497448912844397</text:p>
          </table:table-cell>
          <table:table-cell table:formula="of:=SQRT((([.$F195] / [.$G195])^2 + ([.$D195] / [.$E195])^2) / 2)" office:value-type="float" office:value="0.497448913355232" calcext:value-type="float">
            <text:p>0.497448913355232</text:p>
          </table:table-cell>
          <table:table-cell table:formula="of:=IF([.I195]&gt;0.4;1;IF([.I195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255082519194927" calcext:value-type="float">
            <text:p>2.55082519194927E-05</text:p>
          </table:table-cell>
          <table:table-cell office:value-type="float" office:value="0.0000253794223643473" calcext:value-type="float">
            <text:p>2.53794223643473E-0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table:formula="of:=[.B196]-[.C196]" office:value-type="float" office:value="0.000000128829555145401" calcext:value-type="float">
            <text:p>1.28829555145401E-07</text:p>
          </table:table-cell>
          <table:table-cell table:formula="of:=(([.F196] / [.G196]) + ([.D196] / [.E196])) / 2" office:value-type="float" office:value="0.49747468305997" calcext:value-type="float">
            <text:p>0.49747468305997</text:p>
          </table:table-cell>
          <table:table-cell table:formula="of:=SQRT(([.$F196] / [.$G196]) * ([.$D196] / [.$E196]))" office:value-type="float" office:value="0.497474682896476" calcext:value-type="float">
            <text:p>0.497474682896476</text:p>
          </table:table-cell>
          <table:table-cell table:formula="of:=2 / (([.$G196] / [.$F196]) + ([.$E196] / [.$D196]))" office:value-type="float" office:value="0.497474682732983" calcext:value-type="float">
            <text:p>0.497474682732983</text:p>
          </table:table-cell>
          <table:table-cell table:formula="of:=SQRT((([.$F196] / [.$G196])^2 + ([.$D196] / [.$E196])^2) / 2)" office:value-type="float" office:value="0.497474683223463" calcext:value-type="float">
            <text:p>0.497474683223463</text:p>
          </table:table-cell>
          <table:table-cell table:formula="of:=IF([.I196]&gt;0.4;1;IF([.I196]&gt;1/3;2;3)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53807106598836" calcext:value-type="float">
            <text:p>2.53807106598836E-05</text:p>
          </table:table-cell>
          <table:table-cell office:value-type="float" office:value="0.0000251256281407035" calcext:value-type="float">
            <text:p>2.51256281407035E-05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table:formula="of:=[.B197]-[.C197]" office:value-type="float" office:value="0.000000255082519180098" calcext:value-type="float">
            <text:p>2.55082519180098E-07</text:p>
          </table:table-cell>
          <table:table-cell table:formula="of:=(([.F197] / [.G197]) + ([.D197] / [.E197])) / 2" office:value-type="float" office:value="0.33501269035533" calcext:value-type="float">
            <text:p>0.33501269035533</text:p>
          </table:table-cell>
          <table:table-cell table:formula="of:=SQRT(([.$F197] / [.$G197]) * ([.$D197] / [.$E197]))" office:value-type="float" office:value="0.335012690114973" calcext:value-type="float">
            <text:p>0.335012690114973</text:p>
          </table:table-cell>
          <table:table-cell table:formula="of:=2 / (([.$G197] / [.$F197]) + ([.$E197] / [.$D197]))" office:value-type="float" office:value="0.335012689874616" calcext:value-type="float">
            <text:p>0.335012689874616</text:p>
          </table:table-cell>
          <table:table-cell table:formula="of:=SQRT((([.$F197] / [.$G197])^2 + ([.$D197] / [.$E197])^2) / 2)" office:value-type="float" office:value="0.335012690595687" calcext:value-type="float">
            <text:p>0.335012690595687</text:p>
          </table:table-cell>
          <table:table-cell table:formula="of:=IF([.I197]&gt;0.4;1;IF([.I197]&gt;1/3;2;3))" office:value-type="float" office:value="2" calcext:value-type="float">
            <text:p>2</text:p>
          </table:table-cell>
          <table:table-cell table:number-columns-repeated="16371"/>
        </table:table-row>
      </table:table>
      <table:table table:name="curves" table:style-name="ta1">
        <office:forms form:automatic-focus="false" form:apply-design-mode="false"/>
        <table:shapes>
          <draw:frame draw:z-index="0" draw:style-name="gr1" draw:text-style-name="P1" svg:width="10.9295in" svg:height="6.1476in" svg:x="18.9189in" svg:y="0.35in">
            <draw:object draw:notify-on-update-of-ranges="curves.A2:curves.A197 curves.K1:curves.K1 curves.K2:curves.K197 curves.A2:curves.A197 curves.L1:curves.L1 curves.L2:curves.L197 curves.A2:curves.A197 curves.M1:curves.M1 curves.M2:curves.M1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4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ratio (am)</text:p>
          </table:table-cell>
          <table:table-cell table:style-name="ce1" office:value-type="string" calcext:value-type="string">
            <text:p>mp_ratio (gm)</text:p>
          </table:table-cell>
          <table:table-cell table:style-name="ce1" office:value-type="string" calcext:value-type="string">
            <text:p>mp_ratio (hm)</text:p>
          </table:table-cell>
          <table:table-cell table:style-name="ce1" office:value-type="string" calcext:value-type="string">
            <text:p>mp_ratio (qm)</text:p>
          </table:table-cell>
          <table:table-cell table:style-name="ce1" office:value-type="string" calcext:value-type="string">
            <text:p>mp_ratio_dedup (am)</text:p>
          </table:table-cell>
          <table:table-cell table:style-name="ce1" office:value-type="string" calcext:value-type="string">
            <text:p>mp_ratio_dedup (gm)</text:p>
          </table:table-cell>
          <table:table-cell table:style-name="ce1" office:value-type="string" calcext:value-type="string">
            <text:p>mp_ratio_dedup (hm)</text:p>
          </table:table-cell>
          <table:table-cell table:style-name="ce1" office:value-type="string" calcext:value-type="string">
            <text:p>mp_ratio_dedup (qm)</text:p>
          </table:table-cell>
          <table:table-cell table:style-name="ce1" office:value-type="string" calcext:value-type="string">
            <text:p>curve_no</text:p>
          </table:table-cell>
          <table:table-cell table:style-name="ce1" office:value-type="string" calcext:value-type="string">
            <text:p>curve_1</text:p>
          </table:table-cell>
          <table:table-cell table:style-name="ce1" office:value-type="string" calcext:value-type="string">
            <text:p>curve_2</text:p>
          </table:table-cell>
          <table:table-cell table:style-name="ce1" office:value-type="string" calcext:value-type="string">
            <text:p>curve_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52769256906871" calcext:value-type="float">
            <text:p>0.452769256906871</text:p>
          </table:table-cell>
          <table:table-cell table:formula="of:=IF([.B2]=[.B1];;[.B2])" office:value-type="float" office:value="0.45" calcext:value-type="float">
            <text:p>0.45</text:p>
          </table:table-cell>
          <table:table-cell table:formula="of:=IF([.C2]=[.C1];;[.C2])" office:value-type="float" office:value="0.447213595499958" calcext:value-type="float">
            <text:p>0.447213595499958</text:p>
          </table:table-cell>
          <table:table-cell table:formula="of:=IF([.D2]=[.D1];;[.D2])" office:value-type="float" office:value="0.444444444444444" calcext:value-type="float">
            <text:p>0.444444444444444</text:p>
          </table:table-cell>
          <table:table-cell table:formula="of:=IF([.E2]=[.E1];;[.E2])" office:value-type="float" office:value="0.452769256906871" calcext:value-type="float">
            <text:p>0.45276925690687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2]=2;[.$H2];)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365148371670111" calcext:value-type="float">
            <text:p>0.36514837167011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68178700572909" calcext:value-type="float">
            <text:p>0.368178700572909</text:p>
          </table:table-cell>
          <table:table-cell table:formula="of:=IF([.B3]=[.B2];;[.B3])" office:value-type="float" office:value="0.366666666666667" calcext:value-type="float">
            <text:p>0.366666666666667</text:p>
          </table:table-cell>
          <table:table-cell table:formula="of:=IF([.C3]=[.C2];;[.C3])" office:value-type="float" office:value="0.365148371670111" calcext:value-type="float">
            <text:p>0.365148371670111</text:p>
          </table:table-cell>
          <table:table-cell table:formula="of:=IF([.D3]=[.D2];;[.D3])" office:value-type="float" office:value="0.363636363636364" calcext:value-type="float">
            <text:p>0.363636363636364</text:p>
          </table:table-cell>
          <table:table-cell table:formula="of:=IF([.E3]=[.E2];;[.E3])" office:value-type="float" office:value="0.368178700572909" calcext:value-type="float">
            <text:p>0.368178700572909</text:p>
          </table:table-cell>
          <table:table-cell office:value-type="float" office:value="1" calcext:value-type="float">
            <text:p>1</text:p>
          </table:table-cell>
          <table:table-cell table:formula="of:=IF([.$J3]=1;[.$H3];)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285714285714" calcext:value-type="float">
            <text:p>0.414285714285714</text:p>
          </table:table-cell>
          <table:table-cell office:value-type="float" office:value="0.414039335605413" calcext:value-type="float">
            <text:p>0.414039335605413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414531946529912" calcext:value-type="float">
            <text:p>0.414531946529912</text:p>
          </table:table-cell>
          <table:table-cell table:formula="of:=IF([.B4]=[.B3];;[.B4])" office:value-type="float" office:value="0.414285714285714" calcext:value-type="float">
            <text:p>0.414285714285714</text:p>
          </table:table-cell>
          <table:table-cell table:formula="of:=IF([.C4]=[.C3];;[.C4])" office:value-type="float" office:value="0.414039335605413" calcext:value-type="float">
            <text:p>0.414039335605413</text:p>
          </table:table-cell>
          <table:table-cell table:formula="of:=IF([.D4]=[.D3];;[.D4])" office:value-type="float" office:value="0.413793103448276" calcext:value-type="float">
            <text:p>0.413793103448276</text:p>
          </table:table-cell>
          <table:table-cell table:formula="of:=IF([.E4]=[.E3];;[.E4])" office:value-type="float" office:value="0.414531946529912" calcext:value-type="float">
            <text:p>0.414531946529912</text:p>
          </table:table-cell>
          <table:table-cell office:value-type="float" office:value="1" calcext:value-type="float">
            <text:p>1</text:p>
          </table:table-cell>
          <table:table-cell table:formula="of:=IF([.$J4]=1;[.$H4];)" office:value-type="float" office:value="0.413793103448276" calcext:value-type="float">
            <text:p>0.4137931034482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87298334620742" calcext:value-type="float">
            <text:p>0.387298334620742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0.387701560481771" calcext:value-type="float">
            <text:p>0.387701560481771</text:p>
          </table:table-cell>
          <table:table-cell table:formula="of:=IF([.B5]=[.B4];;[.B5])" office:value-type="float" office:value="0.3875" calcext:value-type="float">
            <text:p>0.3875</text:p>
          </table:table-cell>
          <table:table-cell table:formula="of:=IF([.C5]=[.C4];;[.C5])" office:value-type="float" office:value="0.387298334620742" calcext:value-type="float">
            <text:p>0.387298334620742</text:p>
          </table:table-cell>
          <table:table-cell table:formula="of:=IF([.D5]=[.D4];;[.D5])" office:value-type="float" office:value="0.387096774193548" calcext:value-type="float">
            <text:p>0.387096774193548</text:p>
          </table:table-cell>
          <table:table-cell table:formula="of:=IF([.E5]=[.E4];;[.E5])" office:value-type="float" office:value="0.387701560481771" calcext:value-type="float">
            <text:p>0.38770156048177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5]=2;[.$H5];)" office:value-type="float" office:value="0.387096774193548" calcext:value-type="float">
            <text:p>0.3870967741935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6507936507937" calcext:value-type="float">
            <text:p>0.436507936507937</text:p>
          </table:table-cell>
          <table:table-cell office:value-type="float" office:value="0.436435780471985" calcext:value-type="float">
            <text:p>0.436435780471985</text:p>
          </table:table-cell>
          <table:table-cell office:value-type="float" office:value="0.436363636363636" calcext:value-type="float">
            <text:p>0.436363636363636</text:p>
          </table:table-cell>
          <table:table-cell office:value-type="float" office:value="0.436580080618256" calcext:value-type="float">
            <text:p>0.436580080618256</text:p>
          </table:table-cell>
          <table:table-cell table:formula="of:=IF([.B6]=[.B5];;[.B6])" office:value-type="float" office:value="0.436507936507937" calcext:value-type="float">
            <text:p>0.436507936507937</text:p>
          </table:table-cell>
          <table:table-cell table:formula="of:=IF([.C6]=[.C5];;[.C6])" office:value-type="float" office:value="0.436435780471985" calcext:value-type="float">
            <text:p>0.436435780471985</text:p>
          </table:table-cell>
          <table:table-cell table:formula="of:=IF([.D6]=[.D5];;[.D6])" office:value-type="float" office:value="0.436363636363636" calcext:value-type="float">
            <text:p>0.436363636363636</text:p>
          </table:table-cell>
          <table:table-cell table:formula="of:=IF([.E6]=[.E5];;[.E6])" office:value-type="float" office:value="0.436580080618256" calcext:value-type="float">
            <text:p>0.436580080618256</text:p>
          </table:table-cell>
          <table:table-cell office:value-type="float" office:value="1" calcext:value-type="float">
            <text:p>1</text:p>
          </table:table-cell>
          <table:table-cell table:formula="of:=IF([.$J6]=1;[.$H6];)" office:value-type="float" office:value="0.436363636363636" calcext:value-type="float">
            <text:p>0.4363636363636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9277002188456" calcext:value-type="float">
            <text:p>0.29277002188456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0.292944237920141" calcext:value-type="float">
            <text:p>0.292944237920141</text:p>
          </table:table-cell>
          <table:table-cell table:formula="of:=IF([.B7]=[.B6];;[.B7])" office:value-type="float" office:value="0.292857142857143" calcext:value-type="float">
            <text:p>0.292857142857143</text:p>
          </table:table-cell>
          <table:table-cell table:formula="of:=IF([.C7]=[.C6];;[.C7])" office:value-type="float" office:value="0.29277002188456" calcext:value-type="float">
            <text:p>0.29277002188456</text:p>
          </table:table-cell>
          <table:table-cell table:formula="of:=IF([.D7]=[.D6];;[.D7])" office:value-type="float" office:value="0.292682926829268" calcext:value-type="float">
            <text:p>0.292682926829268</text:p>
          </table:table-cell>
          <table:table-cell table:formula="of:=IF([.E7]=[.E6];;[.E7])" office:value-type="float" office:value="0.292944237920141" calcext:value-type="float">
            <text:p>0.2929442379201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7]=3;[.$H7];)" office:value-type="float" office:value="0.292682926829268" calcext:value-type="float">
            <text:p>0.292682926829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949494949495" calcext:value-type="float">
            <text:p>0.44949494949495</text:p>
          </table:table-cell>
          <table:table-cell office:value-type="float" office:value="0.449466574975495" calcext:value-type="float">
            <text:p>0.449466574975495</text:p>
          </table:table-cell>
          <table:table-cell office:value-type="float" office:value="0.449438202247191" calcext:value-type="float">
            <text:p>0.449438202247191</text:p>
          </table:table-cell>
          <table:table-cell office:value-type="float" office:value="0.449523322223366" calcext:value-type="float">
            <text:p>0.449523322223366</text:p>
          </table:table-cell>
          <table:table-cell table:formula="of:=IF([.B8]=[.B7];;[.B8])" office:value-type="float" office:value="0.44949494949495" calcext:value-type="float">
            <text:p>0.44949494949495</text:p>
          </table:table-cell>
          <table:table-cell table:formula="of:=IF([.C8]=[.C7];;[.C8])" office:value-type="float" office:value="0.449466574975495" calcext:value-type="float">
            <text:p>0.449466574975495</text:p>
          </table:table-cell>
          <table:table-cell table:formula="of:=IF([.D8]=[.D7];;[.D8])" office:value-type="float" office:value="0.449438202247191" calcext:value-type="float">
            <text:p>0.449438202247191</text:p>
          </table:table-cell>
          <table:table-cell table:formula="of:=IF([.E8]=[.E7];;[.E8])" office:value-type="float" office:value="0.449523322223366" calcext:value-type="float">
            <text:p>0.449523322223366</text:p>
          </table:table-cell>
          <table:table-cell office:value-type="float" office:value="1" calcext:value-type="float">
            <text:p>1</text:p>
          </table:table-cell>
          <table:table-cell table:formula="of:=IF([.$J8]=1;[.$H8];)" office:value-type="float" office:value="0.449438202247191" calcext:value-type="float">
            <text:p>0.4494382022471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49494949495" calcext:value-type="float">
            <text:p>0.44949494949495</text:p>
          </table:table-cell>
          <table:table-cell office:value-type="float" office:value="0.449466574975495" calcext:value-type="float">
            <text:p>0.449466574975495</text:p>
          </table:table-cell>
          <table:table-cell office:value-type="float" office:value="0.449438202247191" calcext:value-type="float">
            <text:p>0.449438202247191</text:p>
          </table:table-cell>
          <table:table-cell office:value-type="float" office:value="0.449523322223366" calcext:value-type="float">
            <text:p>0.449523322223366</text:p>
          </table:table-cell>
          <table:table-cell table:formula="of:=IF([.B9]=[.B8];;[.B9])" office:value-type="float" office:value="0" calcext:value-type="float">
            <text:p>0</text:p>
          </table:table-cell>
          <table:table-cell table:formula="of:=IF([.C9]=[.C8];;[.C9])" office:value-type="float" office:value="0" calcext:value-type="float">
            <text:p>0</text:p>
          </table:table-cell>
          <table:table-cell table:formula="of:=IF([.D9]=[.D8];;[.D9])" office:value-type="float" office:value="0" calcext:value-type="float">
            <text:p>0</text:p>
          </table:table-cell>
          <table:table-cell table:formula="of:=IF([.E9]=[.E8];;[.E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8041958041958" calcext:value-type="float">
            <text:p>0.458041958041958</text:p>
          </table:table-cell>
          <table:table-cell office:value-type="float" office:value="0.458028612414344" calcext:value-type="float">
            <text:p>0.458028612414344</text:p>
          </table:table-cell>
          <table:table-cell office:value-type="float" office:value="0.458015267175572" calcext:value-type="float">
            <text:p>0.458015267175572</text:p>
          </table:table-cell>
          <table:table-cell office:value-type="float" office:value="0.458055303280741" calcext:value-type="float">
            <text:p>0.458055303280741</text:p>
          </table:table-cell>
          <table:table-cell table:formula="of:=IF([.B10]=[.B9];;[.B10])" office:value-type="float" office:value="0.458041958041958" calcext:value-type="float">
            <text:p>0.458041958041958</text:p>
          </table:table-cell>
          <table:table-cell table:formula="of:=IF([.C10]=[.C9];;[.C10])" office:value-type="float" office:value="0.458028612414344" calcext:value-type="float">
            <text:p>0.458028612414344</text:p>
          </table:table-cell>
          <table:table-cell table:formula="of:=IF([.D10]=[.D9];;[.D10])" office:value-type="float" office:value="0.458015267175572" calcext:value-type="float">
            <text:p>0.458015267175572</text:p>
          </table:table-cell>
          <table:table-cell table:formula="of:=IF([.E10]=[.E9];;[.E10])" office:value-type="float" office:value="0.458055303280741" calcext:value-type="float">
            <text:p>0.458055303280741</text:p>
          </table:table-cell>
          <table:table-cell office:value-type="float" office:value="1" calcext:value-type="float">
            <text:p>1</text:p>
          </table:table-cell>
          <table:table-cell table:formula="of:=IF([.$J10]=1;[.$H10];)" office:value-type="float" office:value="0.458015267175572" calcext:value-type="float">
            <text:p>0.4580152671755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038961038961" calcext:value-type="float">
            <text:p>0.36038961038961</text:p>
          </table:table-cell>
          <table:table-cell office:value-type="float" office:value="0.360374985078224" calcext:value-type="float">
            <text:p>0.360374985078224</text:p>
          </table:table-cell>
          <table:table-cell office:value-type="float" office:value="0.36036036036036" calcext:value-type="float">
            <text:p>0.36036036036036</text:p>
          </table:table-cell>
          <table:table-cell office:value-type="float" office:value="0.360404235107498" calcext:value-type="float">
            <text:p>0.360404235107498</text:p>
          </table:table-cell>
          <table:table-cell table:formula="of:=IF([.B11]=[.B10];;[.B11])" office:value-type="float" office:value="0.36038961038961" calcext:value-type="float">
            <text:p>0.36038961038961</text:p>
          </table:table-cell>
          <table:table-cell table:formula="of:=IF([.C11]=[.C10];;[.C11])" office:value-type="float" office:value="0.360374985078224" calcext:value-type="float">
            <text:p>0.360374985078224</text:p>
          </table:table-cell>
          <table:table-cell table:formula="of:=IF([.D11]=[.D10];;[.D11])" office:value-type="float" office:value="0.36036036036036" calcext:value-type="float">
            <text:p>0.36036036036036</text:p>
          </table:table-cell>
          <table:table-cell table:formula="of:=IF([.E11]=[.E10];;[.E11])" office:value-type="float" office:value="0.360404235107498" calcext:value-type="float">
            <text:p>0.36040423510749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1]=2;[.$H11];)" office:value-type="float" office:value="0.36036036036036" calcext:value-type="float">
            <text:p>0.360360360360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4102564102564" calcext:value-type="float">
            <text:p>0.464102564102564</text:p>
          </table:table-cell>
          <table:table-cell office:value-type="float" office:value="0.464095480892257" calcext:value-type="float">
            <text:p>0.464095480892257</text:p>
          </table:table-cell>
          <table:table-cell office:value-type="float" office:value="0.464088397790055" calcext:value-type="float">
            <text:p>0.464088397790055</text:p>
          </table:table-cell>
          <table:table-cell office:value-type="float" office:value="0.464109647204768" calcext:value-type="float">
            <text:p>0.464109647204768</text:p>
          </table:table-cell>
          <table:table-cell table:formula="of:=IF([.B12]=[.B11];;[.B12])" office:value-type="float" office:value="0.464102564102564" calcext:value-type="float">
            <text:p>0.464102564102564</text:p>
          </table:table-cell>
          <table:table-cell table:formula="of:=IF([.C12]=[.C11];;[.C12])" office:value-type="float" office:value="0.464095480892257" calcext:value-type="float">
            <text:p>0.464095480892257</text:p>
          </table:table-cell>
          <table:table-cell table:formula="of:=IF([.D12]=[.D11];;[.D12])" office:value-type="float" office:value="0.464088397790055" calcext:value-type="float">
            <text:p>0.464088397790055</text:p>
          </table:table-cell>
          <table:table-cell table:formula="of:=IF([.E12]=[.E11];;[.E12])" office:value-type="float" office:value="0.464109647204768" calcext:value-type="float">
            <text:p>0.464109647204768</text:p>
          </table:table-cell>
          <table:table-cell office:value-type="float" office:value="1" calcext:value-type="float">
            <text:p>1</text:p>
          </table:table-cell>
          <table:table-cell table:formula="of:=IF([.$J12]=1;[.$H12];)" office:value-type="float" office:value="0.464088397790055" calcext:value-type="float">
            <text:p>0.4640883977900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0096153846154" calcext:value-type="float">
            <text:p>0.310096153846154</text:p>
          </table:table-cell>
          <table:table-cell office:value-type="float" office:value="0.310086836473021" calcext:value-type="float">
            <text:p>0.310086836473021</text:p>
          </table:table-cell>
          <table:table-cell office:value-type="float" office:value="0.310077519379845" calcext:value-type="float">
            <text:p>0.310077519379845</text:p>
          </table:table-cell>
          <table:table-cell office:value-type="float" office:value="0.310105470939338" calcext:value-type="float">
            <text:p>0.310105470939338</text:p>
          </table:table-cell>
          <table:table-cell table:formula="of:=IF([.B13]=[.B12];;[.B13])" office:value-type="float" office:value="0.310096153846154" calcext:value-type="float">
            <text:p>0.310096153846154</text:p>
          </table:table-cell>
          <table:table-cell table:formula="of:=IF([.C13]=[.C12];;[.C13])" office:value-type="float" office:value="0.310086836473021" calcext:value-type="float">
            <text:p>0.310086836473021</text:p>
          </table:table-cell>
          <table:table-cell table:formula="of:=IF([.D13]=[.D12];;[.D13])" office:value-type="float" office:value="0.310077519379845" calcext:value-type="float">
            <text:p>0.310077519379845</text:p>
          </table:table-cell>
          <table:table-cell table:formula="of:=IF([.E13]=[.E12];;[.E13])" office:value-type="float" office:value="0.310105470939338" calcext:value-type="float">
            <text:p>0.3101054709393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3]=3;[.$H13];)" office:value-type="float" office:value="0.310077519379845" calcext:value-type="float">
            <text:p>0.310077519379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8627450980392" calcext:value-type="float">
            <text:p>0.468627450980392</text:p>
          </table:table-cell>
          <table:table-cell office:value-type="float" office:value="0.468623348903205" calcext:value-type="float">
            <text:p>0.468623348903205</text:p>
          </table:table-cell>
          <table:table-cell office:value-type="float" office:value="0.468619246861925" calcext:value-type="float">
            <text:p>0.468619246861925</text:p>
          </table:table-cell>
          <table:table-cell office:value-type="float" office:value="0.468631553021673" calcext:value-type="float">
            <text:p>0.468631553021673</text:p>
          </table:table-cell>
          <table:table-cell table:formula="of:=IF([.B14]=[.B13];;[.B14])" office:value-type="float" office:value="0.468627450980392" calcext:value-type="float">
            <text:p>0.468627450980392</text:p>
          </table:table-cell>
          <table:table-cell table:formula="of:=IF([.C14]=[.C13];;[.C14])" office:value-type="float" office:value="0.468623348903205" calcext:value-type="float">
            <text:p>0.468623348903205</text:p>
          </table:table-cell>
          <table:table-cell table:formula="of:=IF([.D14]=[.D13];;[.D14])" office:value-type="float" office:value="0.468619246861925" calcext:value-type="float">
            <text:p>0.468619246861925</text:p>
          </table:table-cell>
          <table:table-cell table:formula="of:=IF([.E14]=[.E13];;[.E14])" office:value-type="float" office:value="0.468631553021673" calcext:value-type="float">
            <text:p>0.468631553021673</text:p>
          </table:table-cell>
          <table:table-cell office:value-type="float" office:value="1" calcext:value-type="float">
            <text:p>1</text:p>
          </table:table-cell>
          <table:table-cell table:formula="of:=IF([.$J14]=1;[.$H14];)" office:value-type="float" office:value="0.468619246861925" calcext:value-type="float">
            <text:p>0.4686192468619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8627450980392" calcext:value-type="float">
            <text:p>0.468627450980392</text:p>
          </table:table-cell>
          <table:table-cell office:value-type="float" office:value="0.468623348903205" calcext:value-type="float">
            <text:p>0.468623348903205</text:p>
          </table:table-cell>
          <table:table-cell office:value-type="float" office:value="0.468619246861925" calcext:value-type="float">
            <text:p>0.468619246861925</text:p>
          </table:table-cell>
          <table:table-cell office:value-type="float" office:value="0.468631553021673" calcext:value-type="float">
            <text:p>0.468631553021673</text:p>
          </table:table-cell>
          <table:table-cell table:formula="of:=IF([.B15]=[.B14];;[.B15])" office:value-type="float" office:value="0" calcext:value-type="float">
            <text:p>0</text:p>
          </table:table-cell>
          <table:table-cell table:formula="of:=IF([.C15]=[.C14];;[.C15])" office:value-type="float" office:value="0" calcext:value-type="float">
            <text:p>0</text:p>
          </table:table-cell>
          <table:table-cell table:formula="of:=IF([.D15]=[.D14];;[.D15])" office:value-type="float" office:value="0" calcext:value-type="float">
            <text:p>0</text:p>
          </table:table-cell>
          <table:table-cell table:formula="of:=IF([.E15]=[.E14];;[.E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72136222910217" calcext:value-type="float">
            <text:p>0.472136222910217</text:p>
          </table:table-cell>
          <table:table-cell office:value-type="float" office:value="0.47213368521878" calcext:value-type="float">
            <text:p>0.47213368521878</text:p>
          </table:table-cell>
          <table:table-cell office:value-type="float" office:value="0.472131147540984" calcext:value-type="float">
            <text:p>0.472131147540984</text:p>
          </table:table-cell>
          <table:table-cell office:value-type="float" office:value="0.472138760588013" calcext:value-type="float">
            <text:p>0.472138760588013</text:p>
          </table:table-cell>
          <table:table-cell table:formula="of:=IF([.B16]=[.B15];;[.B16])" office:value-type="float" office:value="0.472136222910217" calcext:value-type="float">
            <text:p>0.472136222910217</text:p>
          </table:table-cell>
          <table:table-cell table:formula="of:=IF([.C16]=[.C15];;[.C16])" office:value-type="float" office:value="0.47213368521878" calcext:value-type="float">
            <text:p>0.47213368521878</text:p>
          </table:table-cell>
          <table:table-cell table:formula="of:=IF([.D16]=[.D15];;[.D16])" office:value-type="float" office:value="0.472131147540984" calcext:value-type="float">
            <text:p>0.472131147540984</text:p>
          </table:table-cell>
          <table:table-cell table:formula="of:=IF([.E16]=[.E15];;[.E16])" office:value-type="float" office:value="0.472138760588013" calcext:value-type="float">
            <text:p>0.472138760588013</text:p>
          </table:table-cell>
          <table:table-cell office:value-type="float" office:value="1" calcext:value-type="float">
            <text:p>1</text:p>
          </table:table-cell>
          <table:table-cell table:formula="of:=IF([.$J16]=1;[.$H16];)" office:value-type="float" office:value="0.472131147540984" calcext:value-type="float">
            <text:p>0.47213114754098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1470588235294" calcext:value-type="float">
            <text:p>0.351470588235294</text:p>
          </table:table-cell>
          <table:table-cell office:value-type="float" office:value="0.351467511677404" calcext:value-type="float">
            <text:p>0.351467511677404</text:p>
          </table:table-cell>
          <table:table-cell office:value-type="float" office:value="0.351464435146444" calcext:value-type="float">
            <text:p>0.351464435146444</text:p>
          </table:table-cell>
          <table:table-cell office:value-type="float" office:value="0.351473664766255" calcext:value-type="float">
            <text:p>0.351473664766255</text:p>
          </table:table-cell>
          <table:table-cell table:formula="of:=IF([.B17]=[.B16];;[.B17])" office:value-type="float" office:value="0.351470588235294" calcext:value-type="float">
            <text:p>0.351470588235294</text:p>
          </table:table-cell>
          <table:table-cell table:formula="of:=IF([.C17]=[.C16];;[.C17])" office:value-type="float" office:value="0.351467511677404" calcext:value-type="float">
            <text:p>0.351467511677404</text:p>
          </table:table-cell>
          <table:table-cell table:formula="of:=IF([.D17]=[.D16];;[.D17])" office:value-type="float" office:value="0.351464435146444" calcext:value-type="float">
            <text:p>0.351464435146444</text:p>
          </table:table-cell>
          <table:table-cell table:formula="of:=IF([.E17]=[.E16];;[.E17])" office:value-type="float" office:value="0.351473664766255" calcext:value-type="float">
            <text:p>0.351473664766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7]=2;[.$H17];)" office:value-type="float" office:value="0.351464435146444" calcext:value-type="float">
            <text:p>0.3514644351464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4937343358396" calcext:value-type="float">
            <text:p>0.474937343358396</text:p>
          </table:table-cell>
          <table:table-cell office:value-type="float" office:value="0.474935690145978" calcext:value-type="float">
            <text:p>0.474935690145978</text:p>
          </table:table-cell>
          <table:table-cell office:value-type="float" office:value="0.474934036939314" calcext:value-type="float">
            <text:p>0.474934036939314</text:p>
          </table:table-cell>
          <table:table-cell office:value-type="float" office:value="0.47493899656506" calcext:value-type="float">
            <text:p>0.47493899656506</text:p>
          </table:table-cell>
          <table:table-cell table:formula="of:=IF([.B18]=[.B17];;[.B18])" office:value-type="float" office:value="0.474937343358396" calcext:value-type="float">
            <text:p>0.474937343358396</text:p>
          </table:table-cell>
          <table:table-cell table:formula="of:=IF([.C18]=[.C17];;[.C18])" office:value-type="float" office:value="0.474935690145978" calcext:value-type="float">
            <text:p>0.474935690145978</text:p>
          </table:table-cell>
          <table:table-cell table:formula="of:=IF([.D18]=[.D17];;[.D18])" office:value-type="float" office:value="0.474934036939314" calcext:value-type="float">
            <text:p>0.474934036939314</text:p>
          </table:table-cell>
          <table:table-cell table:formula="of:=IF([.E18]=[.E17];;[.E18])" office:value-type="float" office:value="0.47493899656506" calcext:value-type="float">
            <text:p>0.47493899656506</text:p>
          </table:table-cell>
          <table:table-cell office:value-type="float" office:value="1" calcext:value-type="float">
            <text:p>1</text:p>
          </table:table-cell>
          <table:table-cell table:formula="of:=IF([.$J18]=1;[.$H18];)" office:value-type="float" office:value="0.474934036939314" calcext:value-type="float">
            <text:p>0.47493403693931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6985645933014" calcext:value-type="float">
            <text:p>0.316985645933014</text:p>
          </table:table-cell>
          <table:table-cell office:value-type="float" office:value="0.316983388996208" calcext:value-type="float">
            <text:p>0.316983388996208</text:p>
          </table:table-cell>
          <table:table-cell office:value-type="float" office:value="0.316981132075472" calcext:value-type="float">
            <text:p>0.316981132075472</text:p>
          </table:table-cell>
          <table:table-cell office:value-type="float" office:value="0.316987902853751" calcext:value-type="float">
            <text:p>0.316987902853751</text:p>
          </table:table-cell>
          <table:table-cell table:formula="of:=IF([.B19]=[.B18];;[.B19])" office:value-type="float" office:value="0.316985645933014" calcext:value-type="float">
            <text:p>0.316985645933014</text:p>
          </table:table-cell>
          <table:table-cell table:formula="of:=IF([.C19]=[.C18];;[.C19])" office:value-type="float" office:value="0.316983388996208" calcext:value-type="float">
            <text:p>0.316983388996208</text:p>
          </table:table-cell>
          <table:table-cell table:formula="of:=IF([.D19]=[.D18];;[.D19])" office:value-type="float" office:value="0.316981132075472" calcext:value-type="float">
            <text:p>0.316981132075472</text:p>
          </table:table-cell>
          <table:table-cell table:formula="of:=IF([.E19]=[.E18];;[.E19])" office:value-type="float" office:value="0.316987902853751" calcext:value-type="float">
            <text:p>0.3169879028537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9]=3;[.$H19];)" office:value-type="float" office:value="0.316981132075472" calcext:value-type="float">
            <text:p>0.316981132075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7225672877847" calcext:value-type="float">
            <text:p>0.477225672877847</text:p>
          </table:table-cell>
          <table:table-cell office:value-type="float" office:value="0.477224550103546" calcext:value-type="float">
            <text:p>0.477224550103546</text:p>
          </table:table-cell>
          <table:table-cell office:value-type="float" office:value="0.477223427331887" calcext:value-type="float">
            <text:p>0.477223427331887</text:p>
          </table:table-cell>
          <table:table-cell office:value-type="float" office:value="0.477226795649506" calcext:value-type="float">
            <text:p>0.477226795649506</text:p>
          </table:table-cell>
          <table:table-cell table:formula="of:=IF([.B20]=[.B19];;[.B20])" office:value-type="float" office:value="0.477225672877847" calcext:value-type="float">
            <text:p>0.477225672877847</text:p>
          </table:table-cell>
          <table:table-cell table:formula="of:=IF([.C20]=[.C19];;[.C20])" office:value-type="float" office:value="0.477224550103546" calcext:value-type="float">
            <text:p>0.477224550103546</text:p>
          </table:table-cell>
          <table:table-cell table:formula="of:=IF([.D20]=[.D19];;[.D20])" office:value-type="float" office:value="0.477223427331887" calcext:value-type="float">
            <text:p>0.477223427331887</text:p>
          </table:table-cell>
          <table:table-cell table:formula="of:=IF([.E20]=[.E19];;[.E20])" office:value-type="float" office:value="0.477226795649506" calcext:value-type="float">
            <text:p>0.477226795649506</text:p>
          </table:table-cell>
          <table:table-cell office:value-type="float" office:value="1" calcext:value-type="float">
            <text:p>1</text:p>
          </table:table-cell>
          <table:table-cell table:formula="of:=IF([.$J20]=1;[.$H20];)" office:value-type="float" office:value="0.477223427331887" calcext:value-type="float">
            <text:p>0.47722342733188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7225672877847" calcext:value-type="float">
            <text:p>0.477225672877847</text:p>
          </table:table-cell>
          <table:table-cell office:value-type="float" office:value="0.477224550103546" calcext:value-type="float">
            <text:p>0.477224550103546</text:p>
          </table:table-cell>
          <table:table-cell office:value-type="float" office:value="0.477223427331887" calcext:value-type="float">
            <text:p>0.477223427331887</text:p>
          </table:table-cell>
          <table:table-cell office:value-type="float" office:value="0.477226795649506" calcext:value-type="float">
            <text:p>0.477226795649506</text:p>
          </table:table-cell>
          <table:table-cell table:formula="of:=IF([.B21]=[.B20];;[.B21])" office:value-type="float" office:value="0" calcext:value-type="float">
            <text:p>0</text:p>
          </table:table-cell>
          <table:table-cell table:formula="of:=IF([.C21]=[.C20];;[.C21])" office:value-type="float" office:value="0" calcext:value-type="float">
            <text:p>0</text:p>
          </table:table-cell>
          <table:table-cell table:formula="of:=IF([.D21]=[.D20];;[.D21])" office:value-type="float" office:value="0" calcext:value-type="float">
            <text:p>0</text:p>
          </table:table-cell>
          <table:table-cell table:formula="of:=IF([.E21]=[.E20];;[.E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9130434782609" calcext:value-type="float">
            <text:p>0.479130434782609</text:p>
          </table:table-cell>
          <table:table-cell office:value-type="float" office:value="0.479129645702814" calcext:value-type="float">
            <text:p>0.479129645702814</text:p>
          </table:table-cell>
          <table:table-cell office:value-type="float" office:value="0.47912885662432" calcext:value-type="float">
            <text:p>0.47912885662432</text:p>
          </table:table-cell>
          <table:table-cell office:value-type="float" office:value="0.479131223861104" calcext:value-type="float">
            <text:p>0.479131223861104</text:p>
          </table:table-cell>
          <table:table-cell table:formula="of:=IF([.B22]=[.B21];;[.B22])" office:value-type="float" office:value="0.479130434782609" calcext:value-type="float">
            <text:p>0.479130434782609</text:p>
          </table:table-cell>
          <table:table-cell table:formula="of:=IF([.C22]=[.C21];;[.C22])" office:value-type="float" office:value="0.479129645702814" calcext:value-type="float">
            <text:p>0.479129645702814</text:p>
          </table:table-cell>
          <table:table-cell table:formula="of:=IF([.D22]=[.D21];;[.D22])" office:value-type="float" office:value="0.47912885662432" calcext:value-type="float">
            <text:p>0.47912885662432</text:p>
          </table:table-cell>
          <table:table-cell table:formula="of:=IF([.E22]=[.E21];;[.E22])" office:value-type="float" office:value="0.479131223861104" calcext:value-type="float">
            <text:p>0.479131223861104</text:p>
          </table:table-cell>
          <table:table-cell office:value-type="float" office:value="1" calcext:value-type="float">
            <text:p>1</text:p>
          </table:table-cell>
          <table:table-cell table:formula="of:=IF([.$J22]=1;[.$H22];)" office:value-type="float" office:value="0.47912885662432" calcext:value-type="float">
            <text:p>0.479128856624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6989966555184" calcext:value-type="float">
            <text:p>0.346989966555184</text:p>
          </table:table-cell>
          <table:table-cell office:value-type="float" office:value="0.346988959179744" calcext:value-type="float">
            <text:p>0.346988959179744</text:p>
          </table:table-cell>
          <table:table-cell office:value-type="float" office:value="0.346987951807229" calcext:value-type="float">
            <text:p>0.346987951807229</text:p>
          </table:table-cell>
          <table:table-cell office:value-type="float" office:value="0.346990973927699" calcext:value-type="float">
            <text:p>0.346990973927699</text:p>
          </table:table-cell>
          <table:table-cell table:formula="of:=IF([.B23]=[.B22];;[.B23])" office:value-type="float" office:value="0.346989966555184" calcext:value-type="float">
            <text:p>0.346989966555184</text:p>
          </table:table-cell>
          <table:table-cell table:formula="of:=IF([.C23]=[.C22];;[.C23])" office:value-type="float" office:value="0.346988959179744" calcext:value-type="float">
            <text:p>0.346988959179744</text:p>
          </table:table-cell>
          <table:table-cell table:formula="of:=IF([.D23]=[.D22];;[.D23])" office:value-type="float" office:value="0.346987951807229" calcext:value-type="float">
            <text:p>0.346987951807229</text:p>
          </table:table-cell>
          <table:table-cell table:formula="of:=IF([.E23]=[.E22];;[.E23])" office:value-type="float" office:value="0.346990973927699" calcext:value-type="float">
            <text:p>0.34699097392769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23]=2;[.$H23];)" office:value-type="float" office:value="0.346987951807229" calcext:value-type="float">
            <text:p>0.3469879518072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0740740740741" calcext:value-type="float">
            <text:p>0.480740740740741</text:p>
          </table:table-cell>
          <table:table-cell office:value-type="float" office:value="0.480740170061865" calcext:value-type="float">
            <text:p>0.480740170061865</text:p>
          </table:table-cell>
          <table:table-cell office:value-type="float" office:value="0.480739599383667" calcext:value-type="float">
            <text:p>0.480739599383667</text:p>
          </table:table-cell>
          <table:table-cell office:value-type="float" office:value="0.480741311418939" calcext:value-type="float">
            <text:p>0.480741311418939</text:p>
          </table:table-cell>
          <table:table-cell table:formula="of:=IF([.B24]=[.B23];;[.B24])" office:value-type="float" office:value="0.480740740740741" calcext:value-type="float">
            <text:p>0.480740740740741</text:p>
          </table:table-cell>
          <table:table-cell table:formula="of:=IF([.C24]=[.C23];;[.C24])" office:value-type="float" office:value="0.480740170061865" calcext:value-type="float">
            <text:p>0.480740170061865</text:p>
          </table:table-cell>
          <table:table-cell table:formula="of:=IF([.D24]=[.D23];;[.D24])" office:value-type="float" office:value="0.480739599383667" calcext:value-type="float">
            <text:p>0.480739599383667</text:p>
          </table:table-cell>
          <table:table-cell table:formula="of:=IF([.E24]=[.E23];;[.E24])" office:value-type="float" office:value="0.480741311418939" calcext:value-type="float">
            <text:p>0.480741311418939</text:p>
          </table:table-cell>
          <table:table-cell office:value-type="float" office:value="1" calcext:value-type="float">
            <text:p>1</text:p>
          </table:table-cell>
          <table:table-cell table:formula="of:=IF([.$J24]=1;[.$H24];)" office:value-type="float" office:value="0.480739599383667" calcext:value-type="float">
            <text:p>0.480739599383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0714285714286" calcext:value-type="float">
            <text:p>0.320714285714286</text:p>
          </table:table-cell>
          <table:table-cell office:value-type="float" office:value="0.320713490294909" calcext:value-type="float">
            <text:p>0.320713490294909</text:p>
          </table:table-cell>
          <table:table-cell office:value-type="float" office:value="0.320712694877506" calcext:value-type="float">
            <text:p>0.320712694877506</text:p>
          </table:table-cell>
          <table:table-cell office:value-type="float" office:value="0.320715081131689" calcext:value-type="float">
            <text:p>0.320715081131689</text:p>
          </table:table-cell>
          <table:table-cell table:formula="of:=IF([.B25]=[.B24];;[.B25])" office:value-type="float" office:value="0.320714285714286" calcext:value-type="float">
            <text:p>0.320714285714286</text:p>
          </table:table-cell>
          <table:table-cell table:formula="of:=IF([.C25]=[.C24];;[.C25])" office:value-type="float" office:value="0.320713490294909" calcext:value-type="float">
            <text:p>0.320713490294909</text:p>
          </table:table-cell>
          <table:table-cell table:formula="of:=IF([.D25]=[.D24];;[.D25])" office:value-type="float" office:value="0.320712694877506" calcext:value-type="float">
            <text:p>0.320712694877506</text:p>
          </table:table-cell>
          <table:table-cell table:formula="of:=IF([.E25]=[.E24];;[.E25])" office:value-type="float" office:value="0.320715081131689" calcext:value-type="float">
            <text:p>0.3207150811316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25]=3;[.$H25];)" office:value-type="float" office:value="0.320712694877506" calcext:value-type="float">
            <text:p>0.3207126948775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2120051085568" calcext:value-type="float">
            <text:p>0.482120051085568</text:p>
          </table:table-cell>
          <table:table-cell office:value-type="float" office:value="0.482119628191605" calcext:value-type="float">
            <text:p>0.482119628191605</text:p>
          </table:table-cell>
          <table:table-cell office:value-type="float" office:value="0.482119205298013" calcext:value-type="float">
            <text:p>0.482119205298013</text:p>
          </table:table-cell>
          <table:table-cell office:value-type="float" office:value="0.48212047397916" calcext:value-type="float">
            <text:p>0.48212047397916</text:p>
          </table:table-cell>
          <table:table-cell table:formula="of:=IF([.B26]=[.B25];;[.B26])" office:value-type="float" office:value="0.482120051085568" calcext:value-type="float">
            <text:p>0.482120051085568</text:p>
          </table:table-cell>
          <table:table-cell table:formula="of:=IF([.C26]=[.C25];;[.C26])" office:value-type="float" office:value="0.482119628191605" calcext:value-type="float">
            <text:p>0.482119628191605</text:p>
          </table:table-cell>
          <table:table-cell table:formula="of:=IF([.D26]=[.D25];;[.D26])" office:value-type="float" office:value="0.482119205298013" calcext:value-type="float">
            <text:p>0.482119205298013</text:p>
          </table:table-cell>
          <table:table-cell table:formula="of:=IF([.E26]=[.E25];;[.E26])" office:value-type="float" office:value="0.48212047397916" calcext:value-type="float">
            <text:p>0.48212047397916</text:p>
          </table:table-cell>
          <table:table-cell office:value-type="float" office:value="1" calcext:value-type="float">
            <text:p>1</text:p>
          </table:table-cell>
          <table:table-cell table:formula="of:=IF([.$J26]=1;[.$H26];)" office:value-type="float" office:value="0.482119205298013" calcext:value-type="float">
            <text:p>0.4821192052980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2120051085568" calcext:value-type="float">
            <text:p>0.482120051085568</text:p>
          </table:table-cell>
          <table:table-cell office:value-type="float" office:value="0.482119628191605" calcext:value-type="float">
            <text:p>0.482119628191605</text:p>
          </table:table-cell>
          <table:table-cell office:value-type="float" office:value="0.482119205298013" calcext:value-type="float">
            <text:p>0.482119205298013</text:p>
          </table:table-cell>
          <table:table-cell office:value-type="float" office:value="0.48212047397916" calcext:value-type="float">
            <text:p>0.48212047397916</text:p>
          </table:table-cell>
          <table:table-cell table:formula="of:=IF([.B27]=[.B26];;[.B27])" office:value-type="float" office:value="0" calcext:value-type="float">
            <text:p>0</text:p>
          </table:table-cell>
          <table:table-cell table:formula="of:=IF([.C27]=[.C26];;[.C27])" office:value-type="float" office:value="0" calcext:value-type="float">
            <text:p>0</text:p>
          </table:table-cell>
          <table:table-cell table:formula="of:=IF([.D27]=[.D26];;[.D27])" office:value-type="float" office:value="0" calcext:value-type="float">
            <text:p>0</text:p>
          </table:table-cell>
          <table:table-cell table:formula="of:=IF([.E27]=[.E26];;[.E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83314794215795" calcext:value-type="float">
            <text:p>0.483314794215795</text:p>
          </table:table-cell>
          <table:table-cell office:value-type="float" office:value="0.483314474207907" calcext:value-type="float">
            <text:p>0.483314474207907</text:p>
          </table:table-cell>
          <table:table-cell office:value-type="float" office:value="0.48331415420023" calcext:value-type="float">
            <text:p>0.48331415420023</text:p>
          </table:table-cell>
          <table:table-cell office:value-type="float" office:value="0.483315114223472" calcext:value-type="float">
            <text:p>0.483315114223472</text:p>
          </table:table-cell>
          <table:table-cell table:formula="of:=IF([.B28]=[.B27];;[.B28])" office:value-type="float" office:value="0.483314794215795" calcext:value-type="float">
            <text:p>0.483314794215795</text:p>
          </table:table-cell>
          <table:table-cell table:formula="of:=IF([.C28]=[.C27];;[.C28])" office:value-type="float" office:value="0.483314474207907" calcext:value-type="float">
            <text:p>0.483314474207907</text:p>
          </table:table-cell>
          <table:table-cell table:formula="of:=IF([.D28]=[.D27];;[.D28])" office:value-type="float" office:value="0.48331415420023" calcext:value-type="float">
            <text:p>0.48331415420023</text:p>
          </table:table-cell>
          <table:table-cell table:formula="of:=IF([.E28]=[.E27];;[.E28])" office:value-type="float" office:value="0.483315114223472" calcext:value-type="float">
            <text:p>0.483315114223472</text:p>
          </table:table-cell>
          <table:table-cell office:value-type="float" office:value="1" calcext:value-type="float">
            <text:p>1</text:p>
          </table:table-cell>
          <table:table-cell table:formula="of:=IF([.$J28]=1;[.$H28];)" office:value-type="float" office:value="0.48331415420023" calcext:value-type="float">
            <text:p>0.4833141542002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4288793103448" calcext:value-type="float">
            <text:p>0.344288793103448</text:p>
          </table:table-cell>
          <table:table-cell office:value-type="float" office:value="0.344288371512342" calcext:value-type="float">
            <text:p>0.344288371512342</text:p>
          </table:table-cell>
          <table:table-cell office:value-type="float" office:value="0.344287949921753" calcext:value-type="float">
            <text:p>0.344287949921753</text:p>
          </table:table-cell>
          <table:table-cell office:value-type="float" office:value="0.344289214694038" calcext:value-type="float">
            <text:p>0.344289214694038</text:p>
          </table:table-cell>
          <table:table-cell table:formula="of:=IF([.B29]=[.B28];;[.B29])" office:value-type="float" office:value="0.344288793103448" calcext:value-type="float">
            <text:p>0.344288793103448</text:p>
          </table:table-cell>
          <table:table-cell table:formula="of:=IF([.C29]=[.C28];;[.C29])" office:value-type="float" office:value="0.344288371512342" calcext:value-type="float">
            <text:p>0.344288371512342</text:p>
          </table:table-cell>
          <table:table-cell table:formula="of:=IF([.D29]=[.D28];;[.D29])" office:value-type="float" office:value="0.344287949921753" calcext:value-type="float">
            <text:p>0.344287949921753</text:p>
          </table:table-cell>
          <table:table-cell table:formula="of:=IF([.E29]=[.E28];;[.E29])" office:value-type="float" office:value="0.344289214694038" calcext:value-type="float">
            <text:p>0.34428921469403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29]=2;[.$H29];)" office:value-type="float" office:value="0.344287949921753" calcext:value-type="float">
            <text:p>0.3442879499217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435972629521" calcext:value-type="float">
            <text:p>0.48435972629521</text:p>
          </table:table-cell>
          <table:table-cell office:value-type="float" office:value="0.484359479696483" calcext:value-type="float">
            <text:p>0.484359479696483</text:p>
          </table:table-cell>
          <table:table-cell office:value-type="float" office:value="0.484359233097881" calcext:value-type="float">
            <text:p>0.484359233097881</text:p>
          </table:table-cell>
          <table:table-cell office:value-type="float" office:value="0.484359972893812" calcext:value-type="float">
            <text:p>0.484359972893812</text:p>
          </table:table-cell>
          <table:table-cell table:formula="of:=IF([.B30]=[.B29];;[.B30])" office:value-type="float" office:value="0.48435972629521" calcext:value-type="float">
            <text:p>0.48435972629521</text:p>
          </table:table-cell>
          <table:table-cell table:formula="of:=IF([.C30]=[.C29];;[.C30])" office:value-type="float" office:value="0.484359479696483" calcext:value-type="float">
            <text:p>0.484359479696483</text:p>
          </table:table-cell>
          <table:table-cell table:formula="of:=IF([.D30]=[.D29];;[.D30])" office:value-type="float" office:value="0.484359233097881" calcext:value-type="float">
            <text:p>0.484359233097881</text:p>
          </table:table-cell>
          <table:table-cell table:formula="of:=IF([.E30]=[.E29];;[.E30])" office:value-type="float" office:value="0.484359972893812" calcext:value-type="float">
            <text:p>0.484359972893812</text:p>
          </table:table-cell>
          <table:table-cell office:value-type="float" office:value="1" calcext:value-type="float">
            <text:p>1</text:p>
          </table:table-cell>
          <table:table-cell table:formula="of:=IF([.$J30]=1;[.$H30];)" office:value-type="float" office:value="0.484359233097881" calcext:value-type="float">
            <text:p>0.48435923309788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23055028462998" calcext:value-type="float">
            <text:p>0.323055028462998</text:p>
          </table:table-cell>
          <table:table-cell office:value-type="float" office:value="0.323054680163764" calcext:value-type="float">
            <text:p>0.323054680163764</text:p>
          </table:table-cell>
          <table:table-cell office:value-type="float" office:value="0.323054331864905" calcext:value-type="float">
            <text:p>0.323054331864905</text:p>
          </table:table-cell>
          <table:table-cell office:value-type="float" office:value="0.323055376761857" calcext:value-type="float">
            <text:p>0.323055376761857</text:p>
          </table:table-cell>
          <table:table-cell table:formula="of:=IF([.B31]=[.B30];;[.B31])" office:value-type="float" office:value="0.323055028462998" calcext:value-type="float">
            <text:p>0.323055028462998</text:p>
          </table:table-cell>
          <table:table-cell table:formula="of:=IF([.C31]=[.C30];;[.C31])" office:value-type="float" office:value="0.323054680163764" calcext:value-type="float">
            <text:p>0.323054680163764</text:p>
          </table:table-cell>
          <table:table-cell table:formula="of:=IF([.D31]=[.D30];;[.D31])" office:value-type="float" office:value="0.323054331864905" calcext:value-type="float">
            <text:p>0.323054331864905</text:p>
          </table:table-cell>
          <table:table-cell table:formula="of:=IF([.E31]=[.E30];;[.E31])" office:value-type="float" office:value="0.323055376761857" calcext:value-type="float">
            <text:p>0.3230553767618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31]=3;[.$H31];)" office:value-type="float" office:value="0.323054331864905" calcext:value-type="float">
            <text:p>0.3230543318649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5281385281385" calcext:value-type="float">
            <text:p>0.485281385281385</text:p>
          </table:table-cell>
          <table:table-cell office:value-type="float" office:value="0.485281192194624" calcext:value-type="float">
            <text:p>0.485281192194624</text:p>
          </table:table-cell>
          <table:table-cell office:value-type="float" office:value="0.485280999107939" calcext:value-type="float">
            <text:p>0.485280999107939</text:p>
          </table:table-cell>
          <table:table-cell office:value-type="float" office:value="0.48528157836807" calcext:value-type="float">
            <text:p>0.48528157836807</text:p>
          </table:table-cell>
          <table:table-cell table:formula="of:=IF([.B32]=[.B31];;[.B32])" office:value-type="float" office:value="0.485281385281385" calcext:value-type="float">
            <text:p>0.485281385281385</text:p>
          </table:table-cell>
          <table:table-cell table:formula="of:=IF([.C32]=[.C31];;[.C32])" office:value-type="float" office:value="0.485281192194624" calcext:value-type="float">
            <text:p>0.485281192194624</text:p>
          </table:table-cell>
          <table:table-cell table:formula="of:=IF([.D32]=[.D31];;[.D32])" office:value-type="float" office:value="0.485280999107939" calcext:value-type="float">
            <text:p>0.485280999107939</text:p>
          </table:table-cell>
          <table:table-cell table:formula="of:=IF([.E32]=[.E31];;[.E32])" office:value-type="float" office:value="0.48528157836807" calcext:value-type="float">
            <text:p>0.48528157836807</text:p>
          </table:table-cell>
          <table:table-cell office:value-type="float" office:value="1" calcext:value-type="float">
            <text:p>1</text:p>
          </table:table-cell>
          <table:table-cell table:formula="of:=IF([.$J32]=1;[.$H32];)" office:value-type="float" office:value="0.485280999107939" calcext:value-type="float">
            <text:p>0.48528099910793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85281385281385" calcext:value-type="float">
            <text:p>0.485281385281385</text:p>
          </table:table-cell>
          <table:table-cell office:value-type="float" office:value="0.485281192194624" calcext:value-type="float">
            <text:p>0.485281192194624</text:p>
          </table:table-cell>
          <table:table-cell office:value-type="float" office:value="0.485280999107939" calcext:value-type="float">
            <text:p>0.485280999107939</text:p>
          </table:table-cell>
          <table:table-cell office:value-type="float" office:value="0.48528157836807" calcext:value-type="float">
            <text:p>0.48528157836807</text:p>
          </table:table-cell>
          <table:table-cell table:formula="of:=IF([.B33]=[.B32];;[.B33])" office:value-type="float" office:value="0" calcext:value-type="float">
            <text:p>0</text:p>
          </table:table-cell>
          <table:table-cell table:formula="of:=IF([.C33]=[.C32];;[.C33])" office:value-type="float" office:value="0" calcext:value-type="float">
            <text:p>0</text:p>
          </table:table-cell>
          <table:table-cell table:formula="of:=IF([.D33]=[.D32];;[.D33])" office:value-type="float" office:value="0" calcext:value-type="float">
            <text:p>0</text:p>
          </table:table-cell>
          <table:table-cell table:formula="of:=IF([.E33]=[.E32];;[.E3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6100386100386" calcext:value-type="float">
            <text:p>0.486100386100386</text:p>
          </table:table-cell>
          <table:table-cell office:value-type="float" office:value="0.486100232764228" calcext:value-type="float">
            <text:p>0.486100232764228</text:p>
          </table:table-cell>
          <table:table-cell office:value-type="float" office:value="0.486100079428118" calcext:value-type="float">
            <text:p>0.486100079428118</text:p>
          </table:table-cell>
          <table:table-cell office:value-type="float" office:value="0.486100539436496" calcext:value-type="float">
            <text:p>0.486100539436496</text:p>
          </table:table-cell>
          <table:table-cell table:formula="of:=IF([.B34]=[.B33];;[.B34])" office:value-type="float" office:value="0.486100386100386" calcext:value-type="float">
            <text:p>0.486100386100386</text:p>
          </table:table-cell>
          <table:table-cell table:formula="of:=IF([.C34]=[.C33];;[.C34])" office:value-type="float" office:value="0.486100232764228" calcext:value-type="float">
            <text:p>0.486100232764228</text:p>
          </table:table-cell>
          <table:table-cell table:formula="of:=IF([.D34]=[.D33];;[.D34])" office:value-type="float" office:value="0.486100079428118" calcext:value-type="float">
            <text:p>0.486100079428118</text:p>
          </table:table-cell>
          <table:table-cell table:formula="of:=IF([.E34]=[.E33];;[.E34])" office:value-type="float" office:value="0.486100539436496" calcext:value-type="float">
            <text:p>0.486100539436496</text:p>
          </table:table-cell>
          <table:table-cell office:value-type="float" office:value="1" calcext:value-type="float">
            <text:p>1</text:p>
          </table:table-cell>
          <table:table-cell table:formula="of:=IF([.$J34]=1;[.$H34];)" office:value-type="float" office:value="0.486100079428118" calcext:value-type="float">
            <text:p>0.48610007942811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42481203007519" calcext:value-type="float">
            <text:p>0.342481203007519</text:p>
          </table:table-cell>
          <table:table-cell office:value-type="float" office:value="0.34248099667384" calcext:value-type="float">
            <text:p>0.34248099667384</text:p>
          </table:table-cell>
          <table:table-cell office:value-type="float" office:value="0.342480790340285" calcext:value-type="float">
            <text:p>0.342480790340285</text:p>
          </table:table-cell>
          <table:table-cell office:value-type="float" office:value="0.342481409341073" calcext:value-type="float">
            <text:p>0.342481409341073</text:p>
          </table:table-cell>
          <table:table-cell table:formula="of:=IF([.B35]=[.B34];;[.B35])" office:value-type="float" office:value="0.342481203007519" calcext:value-type="float">
            <text:p>0.342481203007519</text:p>
          </table:table-cell>
          <table:table-cell table:formula="of:=IF([.C35]=[.C34];;[.C35])" office:value-type="float" office:value="0.34248099667384" calcext:value-type="float">
            <text:p>0.34248099667384</text:p>
          </table:table-cell>
          <table:table-cell table:formula="of:=IF([.D35]=[.D34];;[.D35])" office:value-type="float" office:value="0.342480790340285" calcext:value-type="float">
            <text:p>0.342480790340285</text:p>
          </table:table-cell>
          <table:table-cell table:formula="of:=IF([.E35]=[.E34];;[.E35])" office:value-type="float" office:value="0.342481409341073" calcext:value-type="float">
            <text:p>0.34248140934107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35]=2;[.$H35];)" office:value-type="float" office:value="0.342480790340285" calcext:value-type="float">
            <text:p>0.34248079034028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86832986832987" calcext:value-type="float">
            <text:p>0.486832986832987</text:p>
          </table:table-cell>
          <table:table-cell office:value-type="float" office:value="0.486832863523239" calcext:value-type="float">
            <text:p>0.486832863523239</text:p>
          </table:table-cell>
          <table:table-cell office:value-type="float" office:value="0.486832740213523" calcext:value-type="float">
            <text:p>0.486832740213523</text:p>
          </table:table-cell>
          <table:table-cell office:value-type="float" office:value="0.486833110142703" calcext:value-type="float">
            <text:p>0.486833110142703</text:p>
          </table:table-cell>
          <table:table-cell table:formula="of:=IF([.B36]=[.B35];;[.B36])" office:value-type="float" office:value="0.486832986832987" calcext:value-type="float">
            <text:p>0.486832986832987</text:p>
          </table:table-cell>
          <table:table-cell table:formula="of:=IF([.C36]=[.C35];;[.C36])" office:value-type="float" office:value="0.486832863523239" calcext:value-type="float">
            <text:p>0.486832863523239</text:p>
          </table:table-cell>
          <table:table-cell table:formula="of:=IF([.D36]=[.D35];;[.D36])" office:value-type="float" office:value="0.486832740213523" calcext:value-type="float">
            <text:p>0.486832740213523</text:p>
          </table:table-cell>
          <table:table-cell table:formula="of:=IF([.E36]=[.E35];;[.E36])" office:value-type="float" office:value="0.486833110142703" calcext:value-type="float">
            <text:p>0.486833110142703</text:p>
          </table:table-cell>
          <table:table-cell office:value-type="float" office:value="1" calcext:value-type="float">
            <text:p>1</text:p>
          </table:table-cell>
          <table:table-cell table:formula="of:=IF([.$J36]=1;[.$H36];)" office:value-type="float" office:value="0.486832740213523" calcext:value-type="float">
            <text:p>0.4868327402135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4662162162162" calcext:value-type="float">
            <text:p>0.324662162162162</text:p>
          </table:table-cell>
          <table:table-cell office:value-type="float" office:value="0.324661986388005" calcext:value-type="float">
            <text:p>0.324661986388005</text:p>
          </table:table-cell>
          <table:table-cell office:value-type="float" office:value="0.324661810613944" calcext:value-type="float">
            <text:p>0.324661810613944</text:p>
          </table:table-cell>
          <table:table-cell office:value-type="float" office:value="0.324662337936224" calcext:value-type="float">
            <text:p>0.324662337936224</text:p>
          </table:table-cell>
          <table:table-cell table:formula="of:=IF([.B37]=[.B36];;[.B37])" office:value-type="float" office:value="0.324662162162162" calcext:value-type="float">
            <text:p>0.324662162162162</text:p>
          </table:table-cell>
          <table:table-cell table:formula="of:=IF([.C37]=[.C36];;[.C37])" office:value-type="float" office:value="0.324661986388005" calcext:value-type="float">
            <text:p>0.324661986388005</text:p>
          </table:table-cell>
          <table:table-cell table:formula="of:=IF([.D37]=[.D36];;[.D37])" office:value-type="float" office:value="0.324661810613944" calcext:value-type="float">
            <text:p>0.324661810613944</text:p>
          </table:table-cell>
          <table:table-cell table:formula="of:=IF([.E37]=[.E36];;[.E37])" office:value-type="float" office:value="0.324662337936224" calcext:value-type="float">
            <text:p>0.324662337936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37]=3;[.$H37];)" office:value-type="float" office:value="0.324661810613944" calcext:value-type="float">
            <text:p>0.324661810613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7492182614134" calcext:value-type="float">
            <text:p>0.487492182614134</text:p>
          </table:table-cell>
          <table:table-cell office:value-type="float" office:value="0.487492082326941" calcext:value-type="float">
            <text:p>0.487492082326941</text:p>
          </table:table-cell>
          <table:table-cell office:value-type="float" office:value="0.487491982039769" calcext:value-type="float">
            <text:p>0.487491982039769</text:p>
          </table:table-cell>
          <table:table-cell office:value-type="float" office:value="0.487492282901306" calcext:value-type="float">
            <text:p>0.487492282901306</text:p>
          </table:table-cell>
          <table:table-cell table:formula="of:=IF([.B38]=[.B37];;[.B38])" office:value-type="float" office:value="0.487492182614134" calcext:value-type="float">
            <text:p>0.487492182614134</text:p>
          </table:table-cell>
          <table:table-cell table:formula="of:=IF([.C38]=[.C37];;[.C38])" office:value-type="float" office:value="0.487492082326941" calcext:value-type="float">
            <text:p>0.487492082326941</text:p>
          </table:table-cell>
          <table:table-cell table:formula="of:=IF([.D38]=[.D37];;[.D38])" office:value-type="float" office:value="0.487491982039769" calcext:value-type="float">
            <text:p>0.487491982039769</text:p>
          </table:table-cell>
          <table:table-cell table:formula="of:=IF([.E38]=[.E37];;[.E38])" office:value-type="float" office:value="0.487492282901306" calcext:value-type="float">
            <text:p>0.487492282901306</text:p>
          </table:table-cell>
          <table:table-cell office:value-type="float" office:value="1" calcext:value-type="float">
            <text:p>1</text:p>
          </table:table-cell>
          <table:table-cell table:formula="of:=IF([.$J38]=1;[.$H38];)" office:value-type="float" office:value="0.487491982039769" calcext:value-type="float">
            <text:p>0.48749198203976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87492182614134" calcext:value-type="float">
            <text:p>0.487492182614134</text:p>
          </table:table-cell>
          <table:table-cell office:value-type="float" office:value="0.487492082326941" calcext:value-type="float">
            <text:p>0.487492082326941</text:p>
          </table:table-cell>
          <table:table-cell office:value-type="float" office:value="0.487491982039769" calcext:value-type="float">
            <text:p>0.487491982039769</text:p>
          </table:table-cell>
          <table:table-cell office:value-type="float" office:value="0.487492282901306" calcext:value-type="float">
            <text:p>0.487492282901306</text:p>
          </table:table-cell>
          <table:table-cell table:formula="of:=IF([.B39]=[.B38];;[.B39])" office:value-type="float" office:value="0" calcext:value-type="float">
            <text:p>0</text:p>
          </table:table-cell>
          <table:table-cell table:formula="of:=IF([.C39]=[.C38];;[.C39])" office:value-type="float" office:value="0" calcext:value-type="float">
            <text:p>0</text:p>
          </table:table-cell>
          <table:table-cell table:formula="of:=IF([.D39]=[.D38];;[.D39])" office:value-type="float" office:value="0" calcext:value-type="float">
            <text:p>0</text:p>
          </table:table-cell>
          <table:table-cell table:formula="of:=IF([.E39]=[.E38];;[.E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8088485536018" calcext:value-type="float">
            <text:p>0.488088485536018</text:p>
          </table:table-cell>
          <table:table-cell office:value-type="float" office:value="0.488088403139879" calcext:value-type="float">
            <text:p>0.488088403139879</text:p>
          </table:table-cell>
          <table:table-cell office:value-type="float" office:value="0.488088320743754" calcext:value-type="float">
            <text:p>0.488088320743754</text:p>
          </table:table-cell>
          <table:table-cell office:value-type="float" office:value="0.488088567932143" calcext:value-type="float">
            <text:p>0.488088567932143</text:p>
          </table:table-cell>
          <table:table-cell table:formula="of:=IF([.B40]=[.B39];;[.B40])" office:value-type="float" office:value="0.488088485536018" calcext:value-type="float">
            <text:p>0.488088485536018</text:p>
          </table:table-cell>
          <table:table-cell table:formula="of:=IF([.C40]=[.C39];;[.C40])" office:value-type="float" office:value="0.488088403139879" calcext:value-type="float">
            <text:p>0.488088403139879</text:p>
          </table:table-cell>
          <table:table-cell table:formula="of:=IF([.D40]=[.D39];;[.D40])" office:value-type="float" office:value="0.488088320743754" calcext:value-type="float">
            <text:p>0.488088320743754</text:p>
          </table:table-cell>
          <table:table-cell table:formula="of:=IF([.E40]=[.E39];;[.E40])" office:value-type="float" office:value="0.488088567932143" calcext:value-type="float">
            <text:p>0.488088567932143</text:p>
          </table:table-cell>
          <table:table-cell office:value-type="float" office:value="1" calcext:value-type="float">
            <text:p>1</text:p>
          </table:table-cell>
          <table:table-cell table:formula="of:=IF([.$J40]=1;[.$H40];)" office:value-type="float" office:value="0.488088320743754" calcext:value-type="float">
            <text:p>0.48808832074375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41186252771619" calcext:value-type="float">
            <text:p>0.341186252771619</text:p>
          </table:table-cell>
          <table:table-cell office:value-type="float" office:value="0.341186140195701" calcext:value-type="float">
            <text:p>0.341186140195701</text:p>
          </table:table-cell>
          <table:table-cell office:value-type="float" office:value="0.341186027619821" calcext:value-type="float">
            <text:p>0.341186027619821</text:p>
          </table:table-cell>
          <table:table-cell office:value-type="float" office:value="0.341186365347499" calcext:value-type="float">
            <text:p>0.341186365347499</text:p>
          </table:table-cell>
          <table:table-cell table:formula="of:=IF([.B41]=[.B40];;[.B41])" office:value-type="float" office:value="0.341186252771619" calcext:value-type="float">
            <text:p>0.341186252771619</text:p>
          </table:table-cell>
          <table:table-cell table:formula="of:=IF([.C41]=[.C40];;[.C41])" office:value-type="float" office:value="0.341186140195701" calcext:value-type="float">
            <text:p>0.341186140195701</text:p>
          </table:table-cell>
          <table:table-cell table:formula="of:=IF([.D41]=[.D40];;[.D41])" office:value-type="float" office:value="0.341186027619821" calcext:value-type="float">
            <text:p>0.341186027619821</text:p>
          </table:table-cell>
          <table:table-cell table:formula="of:=IF([.E41]=[.E40];;[.E41])" office:value-type="float" office:value="0.341186365347499" calcext:value-type="float">
            <text:p>0.34118636534749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41]=2;[.$H41];)" office:value-type="float" office:value="0.341186027619821" calcext:value-type="float">
            <text:p>0.3411860276198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8630490956072" calcext:value-type="float">
            <text:p>0.488630490956072</text:p>
          </table:table-cell>
          <table:table-cell office:value-type="float" office:value="0.488630422632976" calcext:value-type="float">
            <text:p>0.488630422632976</text:p>
          </table:table-cell>
          <table:table-cell office:value-type="float" office:value="0.488630354309889" calcext:value-type="float">
            <text:p>0.488630354309889</text:p>
          </table:table-cell>
          <table:table-cell office:value-type="float" office:value="0.488630559279159" calcext:value-type="float">
            <text:p>0.488630559279159</text:p>
          </table:table-cell>
          <table:table-cell table:formula="of:=IF([.B42]=[.B41];;[.B42])" office:value-type="float" office:value="0.488630490956072" calcext:value-type="float">
            <text:p>0.488630490956072</text:p>
          </table:table-cell>
          <table:table-cell table:formula="of:=IF([.C42]=[.C41];;[.C42])" office:value-type="float" office:value="0.488630422632976" calcext:value-type="float">
            <text:p>0.488630422632976</text:p>
          </table:table-cell>
          <table:table-cell table:formula="of:=IF([.D42]=[.D41];;[.D42])" office:value-type="float" office:value="0.488630354309889" calcext:value-type="float">
            <text:p>0.488630354309889</text:p>
          </table:table-cell>
          <table:table-cell table:formula="of:=IF([.E42]=[.E41];;[.E42])" office:value-type="float" office:value="0.488630559279159" calcext:value-type="float">
            <text:p>0.488630559279159</text:p>
          </table:table-cell>
          <table:table-cell office:value-type="float" office:value="1" calcext:value-type="float">
            <text:p>1</text:p>
          </table:table-cell>
          <table:table-cell table:formula="of:=IF([.$J42]=1;[.$H42];)" office:value-type="float" office:value="0.488630354309889" calcext:value-type="float">
            <text:p>0.48863035430988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25834175935288" calcext:value-type="float">
            <text:p>0.325834175935288</text:p>
          </table:table-cell>
          <table:table-cell office:value-type="float" office:value="0.325834077882292" calcext:value-type="float">
            <text:p>0.325834077882292</text:p>
          </table:table-cell>
          <table:table-cell office:value-type="float" office:value="0.325833979829325" calcext:value-type="float">
            <text:p>0.325833979829325</text:p>
          </table:table-cell>
          <table:table-cell office:value-type="float" office:value="0.325834273988255" calcext:value-type="float">
            <text:p>0.325834273988255</text:p>
          </table:table-cell>
          <table:table-cell table:formula="of:=IF([.B43]=[.B42];;[.B43])" office:value-type="float" office:value="0.325834175935288" calcext:value-type="float">
            <text:p>0.325834175935288</text:p>
          </table:table-cell>
          <table:table-cell table:formula="of:=IF([.C43]=[.C42];;[.C43])" office:value-type="float" office:value="0.325834077882292" calcext:value-type="float">
            <text:p>0.325834077882292</text:p>
          </table:table-cell>
          <table:table-cell table:formula="of:=IF([.D43]=[.D42];;[.D43])" office:value-type="float" office:value="0.325833979829325" calcext:value-type="float">
            <text:p>0.325833979829325</text:p>
          </table:table-cell>
          <table:table-cell table:formula="of:=IF([.E43]=[.E42];;[.E43])" office:value-type="float" office:value="0.325834273988255" calcext:value-type="float">
            <text:p>0.3258342739882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43]=3;[.$H43];)" office:value-type="float" office:value="0.325833979829325" calcext:value-type="float">
            <text:p>0.3258339798293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9125295508274" calcext:value-type="float">
            <text:p>0.489125295508274</text:p>
          </table:table-cell>
          <table:table-cell office:value-type="float" office:value="0.489125238377623" calcext:value-type="float">
            <text:p>0.489125238377623</text:p>
          </table:table-cell>
          <table:table-cell office:value-type="float" office:value="0.489125181246979" calcext:value-type="float">
            <text:p>0.489125181246979</text:p>
          </table:table-cell>
          <table:table-cell office:value-type="float" office:value="0.489125352638918" calcext:value-type="float">
            <text:p>0.489125352638918</text:p>
          </table:table-cell>
          <table:table-cell table:formula="of:=IF([.B44]=[.B43];;[.B44])" office:value-type="float" office:value="0.489125295508274" calcext:value-type="float">
            <text:p>0.489125295508274</text:p>
          </table:table-cell>
          <table:table-cell table:formula="of:=IF([.C44]=[.C43];;[.C44])" office:value-type="float" office:value="0.489125238377623" calcext:value-type="float">
            <text:p>0.489125238377623</text:p>
          </table:table-cell>
          <table:table-cell table:formula="of:=IF([.D44]=[.D43];;[.D44])" office:value-type="float" office:value="0.489125181246979" calcext:value-type="float">
            <text:p>0.489125181246979</text:p>
          </table:table-cell>
          <table:table-cell table:formula="of:=IF([.E44]=[.E43];;[.E44])" office:value-type="float" office:value="0.489125352638918" calcext:value-type="float">
            <text:p>0.489125352638918</text:p>
          </table:table-cell>
          <table:table-cell office:value-type="float" office:value="1" calcext:value-type="float">
            <text:p>1</text:p>
          </table:table-cell>
          <table:table-cell table:formula="of:=IF([.$J44]=1;[.$H44];)" office:value-type="float" office:value="0.489125181246979" calcext:value-type="float">
            <text:p>0.48912518124697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9125295508274" calcext:value-type="float">
            <text:p>0.489125295508274</text:p>
          </table:table-cell>
          <table:table-cell office:value-type="float" office:value="0.489125238377623" calcext:value-type="float">
            <text:p>0.489125238377623</text:p>
          </table:table-cell>
          <table:table-cell office:value-type="float" office:value="0.489125181246979" calcext:value-type="float">
            <text:p>0.489125181246979</text:p>
          </table:table-cell>
          <table:table-cell office:value-type="float" office:value="0.489125352638918" calcext:value-type="float">
            <text:p>0.489125352638918</text:p>
          </table:table-cell>
          <table:table-cell table:formula="of:=IF([.B45]=[.B44];;[.B45])" office:value-type="float" office:value="0" calcext:value-type="float">
            <text:p>0</text:p>
          </table:table-cell>
          <table:table-cell table:formula="of:=IF([.C45]=[.C44];;[.C45])" office:value-type="float" office:value="0" calcext:value-type="float">
            <text:p>0</text:p>
          </table:table-cell>
          <table:table-cell table:formula="of:=IF([.D45]=[.D44];;[.D45])" office:value-type="float" office:value="0" calcext:value-type="float">
            <text:p>0</text:p>
          </table:table-cell>
          <table:table-cell table:formula="of:=IF([.E45]=[.E44];;[.E4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9578810247503" calcext:value-type="float">
            <text:p>0.489578810247503</text:p>
          </table:table-cell>
          <table:table-cell office:value-type="float" office:value="0.489578762108228" calcext:value-type="float">
            <text:p>0.489578762108228</text:p>
          </table:table-cell>
          <table:table-cell office:value-type="float" office:value="0.489578713968958" calcext:value-type="float">
            <text:p>0.489578713968958</text:p>
          </table:table-cell>
          <table:table-cell office:value-type="float" office:value="0.489578858386774" calcext:value-type="float">
            <text:p>0.489578858386774</text:p>
          </table:table-cell>
          <table:table-cell table:formula="of:=IF([.B46]=[.B45];;[.B46])" office:value-type="float" office:value="0.489578810247503" calcext:value-type="float">
            <text:p>0.489578810247503</text:p>
          </table:table-cell>
          <table:table-cell table:formula="of:=IF([.C46]=[.C45];;[.C46])" office:value-type="float" office:value="0.489578762108228" calcext:value-type="float">
            <text:p>0.489578762108228</text:p>
          </table:table-cell>
          <table:table-cell table:formula="of:=IF([.D46]=[.D45];;[.D46])" office:value-type="float" office:value="0.489578713968958" calcext:value-type="float">
            <text:p>0.489578713968958</text:p>
          </table:table-cell>
          <table:table-cell table:formula="of:=IF([.E46]=[.E45];;[.E46])" office:value-type="float" office:value="0.489578858386774" calcext:value-type="float">
            <text:p>0.489578858386774</text:p>
          </table:table-cell>
          <table:table-cell office:value-type="float" office:value="1" calcext:value-type="float">
            <text:p>1</text:p>
          </table:table-cell>
          <table:table-cell table:formula="of:=IF([.$J46]=1;[.$H46];)" office:value-type="float" office:value="0.489578713968958" calcext:value-type="float">
            <text:p>0.48957871396895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0212765957447" calcext:value-type="float">
            <text:p>0.340212765957447</text:p>
          </table:table-cell>
          <table:table-cell office:value-type="float" office:value="0.340212699426497" calcext:value-type="float">
            <text:p>0.340212699426497</text:p>
          </table:table-cell>
          <table:table-cell office:value-type="float" office:value="0.34021263289556" calcext:value-type="float">
            <text:p>0.34021263289556</text:p>
          </table:table-cell>
          <table:table-cell office:value-type="float" office:value="0.340212832488384" calcext:value-type="float">
            <text:p>0.340212832488384</text:p>
          </table:table-cell>
          <table:table-cell table:formula="of:=IF([.B47]=[.B46];;[.B47])" office:value-type="float" office:value="0.340212765957447" calcext:value-type="float">
            <text:p>0.340212765957447</text:p>
          </table:table-cell>
          <table:table-cell table:formula="of:=IF([.C47]=[.C46];;[.C47])" office:value-type="float" office:value="0.340212699426497" calcext:value-type="float">
            <text:p>0.340212699426497</text:p>
          </table:table-cell>
          <table:table-cell table:formula="of:=IF([.D47]=[.D46];;[.D47])" office:value-type="float" office:value="0.34021263289556" calcext:value-type="float">
            <text:p>0.34021263289556</text:p>
          </table:table-cell>
          <table:table-cell table:formula="of:=IF([.E47]=[.E46];;[.E47])" office:value-type="float" office:value="0.340212832488384" calcext:value-type="float">
            <text:p>0.34021283248838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47]=2;[.$H47];)" office:value-type="float" office:value="0.34021263289556" calcext:value-type="float">
            <text:p>0.3402126328955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8999599839936" calcext:value-type="float">
            <text:p>0.48999599839936</text:p>
          </table:table-cell>
          <table:table-cell office:value-type="float" office:value="0.489995957550025" calcext:value-type="float">
            <text:p>0.489995957550025</text:p>
          </table:table-cell>
          <table:table-cell office:value-type="float" office:value="0.489995916700694" calcext:value-type="float">
            <text:p>0.489995916700694</text:p>
          </table:table-cell>
          <table:table-cell office:value-type="float" office:value="0.489996039248691" calcext:value-type="float">
            <text:p>0.489996039248691</text:p>
          </table:table-cell>
          <table:table-cell table:formula="of:=IF([.B48]=[.B47];;[.B48])" office:value-type="float" office:value="0.48999599839936" calcext:value-type="float">
            <text:p>0.48999599839936</text:p>
          </table:table-cell>
          <table:table-cell table:formula="of:=IF([.C48]=[.C47];;[.C48])" office:value-type="float" office:value="0.489995957550025" calcext:value-type="float">
            <text:p>0.489995957550025</text:p>
          </table:table-cell>
          <table:table-cell table:formula="of:=IF([.D48]=[.D47];;[.D48])" office:value-type="float" office:value="0.489995916700694" calcext:value-type="float">
            <text:p>0.489995916700694</text:p>
          </table:table-cell>
          <table:table-cell table:formula="of:=IF([.E48]=[.E47];;[.E48])" office:value-type="float" office:value="0.489996039248691" calcext:value-type="float">
            <text:p>0.489996039248691</text:p>
          </table:table-cell>
          <table:table-cell office:value-type="float" office:value="1" calcext:value-type="float">
            <text:p>1</text:p>
          </table:table-cell>
          <table:table-cell table:formula="of:=IF([.$J48]=1;[.$H48];)" office:value-type="float" office:value="0.489995916700694" calcext:value-type="float">
            <text:p>0.48999591670069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6726844583987" calcext:value-type="float">
            <text:p>0.326726844583987</text:p>
          </table:table-cell>
          <table:table-cell office:value-type="float" office:value="0.326726785655352" calcext:value-type="float">
            <text:p>0.326726785655352</text:p>
          </table:table-cell>
          <table:table-cell office:value-type="float" office:value="0.326726726726727" calcext:value-type="float">
            <text:p>0.326726726726727</text:p>
          </table:table-cell>
          <table:table-cell office:value-type="float" office:value="0.326726903512612" calcext:value-type="float">
            <text:p>0.326726903512612</text:p>
          </table:table-cell>
          <table:table-cell table:formula="of:=IF([.B49]=[.B48];;[.B49])" office:value-type="float" office:value="0.326726844583987" calcext:value-type="float">
            <text:p>0.326726844583987</text:p>
          </table:table-cell>
          <table:table-cell table:formula="of:=IF([.C49]=[.C48];;[.C49])" office:value-type="float" office:value="0.326726785655352" calcext:value-type="float">
            <text:p>0.326726785655352</text:p>
          </table:table-cell>
          <table:table-cell table:formula="of:=IF([.D49]=[.D48];;[.D49])" office:value-type="float" office:value="0.326726726726727" calcext:value-type="float">
            <text:p>0.326726726726727</text:p>
          </table:table-cell>
          <table:table-cell table:formula="of:=IF([.E49]=[.E48];;[.E49])" office:value-type="float" office:value="0.326726903512612" calcext:value-type="float">
            <text:p>0.3267269035126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49]=3;[.$H49];)" office:value-type="float" office:value="0.326726726726727" calcext:value-type="float">
            <text:p>0.3267267267267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0381058083611" calcext:value-type="float">
            <text:p>0.490381058083611</text:p>
          </table:table-cell>
          <table:table-cell office:value-type="float" office:value="0.490381023194954" calcext:value-type="float">
            <text:p>0.490381023194954</text:p>
          </table:table-cell>
          <table:table-cell office:value-type="float" office:value="0.4903809883063" calcext:value-type="float">
            <text:p>0.4903809883063</text:p>
          </table:table-cell>
          <table:table-cell office:value-type="float" office:value="0.490381092972265" calcext:value-type="float">
            <text:p>0.490381092972265</text:p>
          </table:table-cell>
          <table:table-cell table:formula="of:=IF([.B50]=[.B49];;[.B50])" office:value-type="float" office:value="0.490381058083611" calcext:value-type="float">
            <text:p>0.490381058083611</text:p>
          </table:table-cell>
          <table:table-cell table:formula="of:=IF([.C50]=[.C49];;[.C50])" office:value-type="float" office:value="0.490381023194954" calcext:value-type="float">
            <text:p>0.490381023194954</text:p>
          </table:table-cell>
          <table:table-cell table:formula="of:=IF([.D50]=[.D49];;[.D50])" office:value-type="float" office:value="0.4903809883063" calcext:value-type="float">
            <text:p>0.4903809883063</text:p>
          </table:table-cell>
          <table:table-cell table:formula="of:=IF([.E50]=[.E49];;[.E50])" office:value-type="float" office:value="0.490381092972265" calcext:value-type="float">
            <text:p>0.490381092972265</text:p>
          </table:table-cell>
          <table:table-cell office:value-type="float" office:value="1" calcext:value-type="float">
            <text:p>1</text:p>
          </table:table-cell>
          <table:table-cell table:formula="of:=IF([.$J50]=1;[.$H50];)" office:value-type="float" office:value="0.4903809883063" calcext:value-type="float">
            <text:p>0.490380988306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0381058083611" calcext:value-type="float">
            <text:p>0.490381058083611</text:p>
          </table:table-cell>
          <table:table-cell office:value-type="float" office:value="0.490381023194954" calcext:value-type="float">
            <text:p>0.490381023194954</text:p>
          </table:table-cell>
          <table:table-cell office:value-type="float" office:value="0.4903809883063" calcext:value-type="float">
            <text:p>0.4903809883063</text:p>
          </table:table-cell>
          <table:table-cell office:value-type="float" office:value="0.490381092972265" calcext:value-type="float">
            <text:p>0.490381092972265</text:p>
          </table:table-cell>
          <table:table-cell table:formula="of:=IF([.B51]=[.B50];;[.B51])" office:value-type="float" office:value="0" calcext:value-type="float">
            <text:p>0</text:p>
          </table:table-cell>
          <table:table-cell table:formula="of:=IF([.C51]=[.C50];;[.C51])" office:value-type="float" office:value="0" calcext:value-type="float">
            <text:p>0</text:p>
          </table:table-cell>
          <table:table-cell table:formula="of:=IF([.D51]=[.D50];;[.D51])" office:value-type="float" office:value="0" calcext:value-type="float">
            <text:p>0</text:p>
          </table:table-cell>
          <table:table-cell table:formula="of:=IF([.E51]=[.E50];;[.E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073756432247" calcext:value-type="float">
            <text:p>0.49073756432247</text:p>
          </table:table-cell>
          <table:table-cell office:value-type="float" office:value="0.490737534345785" calcext:value-type="float">
            <text:p>0.490737534345785</text:p>
          </table:table-cell>
          <table:table-cell office:value-type="float" office:value="0.490737504369102" calcext:value-type="float">
            <text:p>0.490737504369102</text:p>
          </table:table-cell>
          <table:table-cell office:value-type="float" office:value="0.490737594299153" calcext:value-type="float">
            <text:p>0.490737594299153</text:p>
          </table:table-cell>
          <table:table-cell table:formula="of:=IF([.B52]=[.B51];;[.B52])" office:value-type="float" office:value="0.49073756432247" calcext:value-type="float">
            <text:p>0.49073756432247</text:p>
          </table:table-cell>
          <table:table-cell table:formula="of:=IF([.C52]=[.C51];;[.C52])" office:value-type="float" office:value="0.490737534345785" calcext:value-type="float">
            <text:p>0.490737534345785</text:p>
          </table:table-cell>
          <table:table-cell table:formula="of:=IF([.D52]=[.D51];;[.D52])" office:value-type="float" office:value="0.490737504369102" calcext:value-type="float">
            <text:p>0.490737504369102</text:p>
          </table:table-cell>
          <table:table-cell table:formula="of:=IF([.E52]=[.E51];;[.E52])" office:value-type="float" office:value="0.490737594299153" calcext:value-type="float">
            <text:p>0.490737594299153</text:p>
          </table:table-cell>
          <table:table-cell office:value-type="float" office:value="1" calcext:value-type="float">
            <text:p>1</text:p>
          </table:table-cell>
          <table:table-cell table:formula="of:=IF([.$J52]=1;[.$H52];)" office:value-type="float" office:value="0.490737504369102" calcext:value-type="float">
            <text:p>0.49073750436910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9454177897574" calcext:value-type="float">
            <text:p>0.339454177897574</text:p>
          </table:table-cell>
          <table:table-cell office:value-type="float" office:value="0.339454136095187" calcext:value-type="float">
            <text:p>0.339454136095187</text:p>
          </table:table-cell>
          <table:table-cell office:value-type="float" office:value="0.339454094292804" calcext:value-type="float">
            <text:p>0.339454094292804</text:p>
          </table:table-cell>
          <table:table-cell office:value-type="float" office:value="0.339454219699957" calcext:value-type="float">
            <text:p>0.339454219699957</text:p>
          </table:table-cell>
          <table:table-cell table:formula="of:=IF([.B53]=[.B52];;[.B53])" office:value-type="float" office:value="0.339454177897574" calcext:value-type="float">
            <text:p>0.339454177897574</text:p>
          </table:table-cell>
          <table:table-cell table:formula="of:=IF([.C53]=[.C52];;[.C53])" office:value-type="float" office:value="0.339454136095187" calcext:value-type="float">
            <text:p>0.339454136095187</text:p>
          </table:table-cell>
          <table:table-cell table:formula="of:=IF([.D53]=[.D52];;[.D53])" office:value-type="float" office:value="0.339454094292804" calcext:value-type="float">
            <text:p>0.339454094292804</text:p>
          </table:table-cell>
          <table:table-cell table:formula="of:=IF([.E53]=[.E52];;[.E53])" office:value-type="float" office:value="0.339454219699957" calcext:value-type="float">
            <text:p>0.33945421969995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53]=2;[.$H53];)" office:value-type="float" office:value="0.339454094292804" calcext:value-type="float">
            <text:p>0.3394540942928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1068580542265" calcext:value-type="float">
            <text:p>0.491068580542265</text:p>
          </table:table-cell>
          <table:table-cell office:value-type="float" office:value="0.491068554642681" calcext:value-type="float">
            <text:p>0.491068554642681</text:p>
          </table:table-cell>
          <table:table-cell office:value-type="float" office:value="0.491068528743098" calcext:value-type="float">
            <text:p>0.491068528743098</text:p>
          </table:table-cell>
          <table:table-cell office:value-type="float" office:value="0.491068606441847" calcext:value-type="float">
            <text:p>0.491068606441847</text:p>
          </table:table-cell>
          <table:table-cell table:formula="of:=IF([.B54]=[.B53];;[.B54])" office:value-type="float" office:value="0.491068580542265" calcext:value-type="float">
            <text:p>0.491068580542265</text:p>
          </table:table-cell>
          <table:table-cell table:formula="of:=IF([.C54]=[.C53];;[.C54])" office:value-type="float" office:value="0.491068554642681" calcext:value-type="float">
            <text:p>0.491068554642681</text:p>
          </table:table-cell>
          <table:table-cell table:formula="of:=IF([.D54]=[.D53];;[.D54])" office:value-type="float" office:value="0.491068528743098" calcext:value-type="float">
            <text:p>0.491068528743098</text:p>
          </table:table-cell>
          <table:table-cell table:formula="of:=IF([.E54]=[.E53];;[.E54])" office:value-type="float" office:value="0.491068606441847" calcext:value-type="float">
            <text:p>0.491068606441847</text:p>
          </table:table-cell>
          <table:table-cell office:value-type="float" office:value="1" calcext:value-type="float">
            <text:p>1</text:p>
          </table:table-cell>
          <table:table-cell table:formula="of:=IF([.$J54]=1;[.$H54];)" office:value-type="float" office:value="0.491068528743098" calcext:value-type="float">
            <text:p>0.49106852874309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742946708464" calcext:value-type="float">
            <text:p>0.32742946708464</text:p>
          </table:table-cell>
          <table:table-cell office:value-type="float" office:value="0.327429429569125" calcext:value-type="float">
            <text:p>0.327429429569125</text:p>
          </table:table-cell>
          <table:table-cell office:value-type="float" office:value="0.327429392053614" calcext:value-type="float">
            <text:p>0.327429392053614</text:p>
          </table:table-cell>
          <table:table-cell office:value-type="float" office:value="0.32742950460015" calcext:value-type="float">
            <text:p>0.32742950460015</text:p>
          </table:table-cell>
          <table:table-cell table:formula="of:=IF([.B55]=[.B54];;[.B55])" office:value-type="float" office:value="0.32742946708464" calcext:value-type="float">
            <text:p>0.32742946708464</text:p>
          </table:table-cell>
          <table:table-cell table:formula="of:=IF([.C55]=[.C54];;[.C55])" office:value-type="float" office:value="0.327429429569125" calcext:value-type="float">
            <text:p>0.327429429569125</text:p>
          </table:table-cell>
          <table:table-cell table:formula="of:=IF([.D55]=[.D54];;[.D55])" office:value-type="float" office:value="0.327429392053614" calcext:value-type="float">
            <text:p>0.327429392053614</text:p>
          </table:table-cell>
          <table:table-cell table:formula="of:=IF([.E55]=[.E54];;[.E55])" office:value-type="float" office:value="0.32742950460015" calcext:value-type="float">
            <text:p>0.32742950460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55]=3;[.$H55];)" office:value-type="float" office:value="0.327429392053614" calcext:value-type="float">
            <text:p>0.3274293920536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376746952126" calcext:value-type="float">
            <text:p>0.491376746952126</text:p>
          </table:table-cell>
          <table:table-cell office:value-type="float" office:value="0.491376724459421" calcext:value-type="float">
            <text:p>0.491376724459421</text:p>
          </table:table-cell>
          <table:table-cell office:value-type="float" office:value="0.491376701966717" calcext:value-type="float">
            <text:p>0.491376701966717</text:p>
          </table:table-cell>
          <table:table-cell office:value-type="float" office:value="0.49137676944483" calcext:value-type="float">
            <text:p>0.49137676944483</text:p>
          </table:table-cell>
          <table:table-cell table:formula="of:=IF([.B56]=[.B55];;[.B56])" office:value-type="float" office:value="0.491376746952126" calcext:value-type="float">
            <text:p>0.491376746952126</text:p>
          </table:table-cell>
          <table:table-cell table:formula="of:=IF([.C56]=[.C55];;[.C56])" office:value-type="float" office:value="0.491376724459421" calcext:value-type="float">
            <text:p>0.491376724459421</text:p>
          </table:table-cell>
          <table:table-cell table:formula="of:=IF([.D56]=[.D55];;[.D56])" office:value-type="float" office:value="0.491376701966717" calcext:value-type="float">
            <text:p>0.491376701966717</text:p>
          </table:table-cell>
          <table:table-cell table:formula="of:=IF([.E56]=[.E55];;[.E56])" office:value-type="float" office:value="0.49137676944483" calcext:value-type="float">
            <text:p>0.49137676944483</text:p>
          </table:table-cell>
          <table:table-cell office:value-type="float" office:value="1" calcext:value-type="float">
            <text:p>1</text:p>
          </table:table-cell>
          <table:table-cell table:formula="of:=IF([.$J56]=1;[.$H56];)" office:value-type="float" office:value="0.491376701966717" calcext:value-type="float">
            <text:p>0.4913767019667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1376746952126" calcext:value-type="float">
            <text:p>0.491376746952126</text:p>
          </table:table-cell>
          <table:table-cell office:value-type="float" office:value="0.491376724459421" calcext:value-type="float">
            <text:p>0.491376724459421</text:p>
          </table:table-cell>
          <table:table-cell office:value-type="float" office:value="0.491376701966717" calcext:value-type="float">
            <text:p>0.491376701966717</text:p>
          </table:table-cell>
          <table:table-cell office:value-type="float" office:value="0.49137676944483" calcext:value-type="float">
            <text:p>0.49137676944483</text:p>
          </table:table-cell>
          <table:table-cell table:formula="of:=IF([.B57]=[.B56];;[.B57])" office:value-type="float" office:value="0" calcext:value-type="float">
            <text:p>0</text:p>
          </table:table-cell>
          <table:table-cell table:formula="of:=IF([.C57]=[.C56];;[.C57])" office:value-type="float" office:value="0" calcext:value-type="float">
            <text:p>0</text:p>
          </table:table-cell>
          <table:table-cell table:formula="of:=IF([.D57]=[.D56];;[.D57])" office:value-type="float" office:value="0" calcext:value-type="float">
            <text:p>0</text:p>
          </table:table-cell>
          <table:table-cell table:formula="of:=IF([.E57]=[.E56];;[.E5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1664351208669" calcext:value-type="float">
            <text:p>0.491664351208669</text:p>
          </table:table-cell>
          <table:table-cell office:value-type="float" office:value="0.491664331580599" calcext:value-type="float">
            <text:p>0.491664331580599</text:p>
          </table:table-cell>
          <table:table-cell office:value-type="float" office:value="0.491664311952529" calcext:value-type="float">
            <text:p>0.491664311952529</text:p>
          </table:table-cell>
          <table:table-cell office:value-type="float" office:value="0.491664370836739" calcext:value-type="float">
            <text:p>0.491664370836739</text:p>
          </table:table-cell>
          <table:table-cell table:formula="of:=IF([.B58]=[.B57];;[.B58])" office:value-type="float" office:value="0.491664351208669" calcext:value-type="float">
            <text:p>0.491664351208669</text:p>
          </table:table-cell>
          <table:table-cell table:formula="of:=IF([.C58]=[.C57];;[.C58])" office:value-type="float" office:value="0.491664331580599" calcext:value-type="float">
            <text:p>0.491664331580599</text:p>
          </table:table-cell>
          <table:table-cell table:formula="of:=IF([.D58]=[.D57];;[.D58])" office:value-type="float" office:value="0.491664311952529" calcext:value-type="float">
            <text:p>0.491664311952529</text:p>
          </table:table-cell>
          <table:table-cell table:formula="of:=IF([.E58]=[.E57];;[.E58])" office:value-type="float" office:value="0.491664370836739" calcext:value-type="float">
            <text:p>0.491664370836739</text:p>
          </table:table-cell>
          <table:table-cell office:value-type="float" office:value="1" calcext:value-type="float">
            <text:p>1</text:p>
          </table:table-cell>
          <table:table-cell table:formula="of:=IF([.$J58]=1;[.$H58];)" office:value-type="float" office:value="0.491664311952529" calcext:value-type="float">
            <text:p>0.49166431195252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8846364133406" calcext:value-type="float">
            <text:p>0.338846364133406</text:p>
          </table:table-cell>
          <table:table-cell office:value-type="float" office:value="0.338846336564483" calcext:value-type="float">
            <text:p>0.338846336564483</text:p>
          </table:table-cell>
          <table:table-cell office:value-type="float" office:value="0.338846308995563" calcext:value-type="float">
            <text:p>0.338846308995563</text:p>
          </table:table-cell>
          <table:table-cell office:value-type="float" office:value="0.338846391702327" calcext:value-type="float">
            <text:p>0.338846391702327</text:p>
          </table:table-cell>
          <table:table-cell table:formula="of:=IF([.B59]=[.B58];;[.B59])" office:value-type="float" office:value="0.338846364133406" calcext:value-type="float">
            <text:p>0.338846364133406</text:p>
          </table:table-cell>
          <table:table-cell table:formula="of:=IF([.C59]=[.C58];;[.C59])" office:value-type="float" office:value="0.338846336564483" calcext:value-type="float">
            <text:p>0.338846336564483</text:p>
          </table:table-cell>
          <table:table-cell table:formula="of:=IF([.D59]=[.D58];;[.D59])" office:value-type="float" office:value="0.338846308995563" calcext:value-type="float">
            <text:p>0.338846308995563</text:p>
          </table:table-cell>
          <table:table-cell table:formula="of:=IF([.E59]=[.E58];;[.E59])" office:value-type="float" office:value="0.338846391702327" calcext:value-type="float">
            <text:p>0.33884639170232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59]=2;[.$H59];)" office:value-type="float" office:value="0.338846308995563" calcext:value-type="float">
            <text:p>0.3388463089955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1933385376008" calcext:value-type="float">
            <text:p>0.491933385376008</text:p>
          </table:table-cell>
          <table:table-cell office:value-type="float" office:value="0.49193336817068" calcext:value-type="float">
            <text:p>0.49193336817068</text:p>
          </table:table-cell>
          <table:table-cell office:value-type="float" office:value="0.491933350965353" calcext:value-type="float">
            <text:p>0.491933350965353</text:p>
          </table:table-cell>
          <table:table-cell office:value-type="float" office:value="0.491933402581336" calcext:value-type="float">
            <text:p>0.491933402581336</text:p>
          </table:table-cell>
          <table:table-cell table:formula="of:=IF([.B60]=[.B59];;[.B60])" office:value-type="float" office:value="0.491933385376008" calcext:value-type="float">
            <text:p>0.491933385376008</text:p>
          </table:table-cell>
          <table:table-cell table:formula="of:=IF([.C60]=[.C59];;[.C60])" office:value-type="float" office:value="0.49193336817068" calcext:value-type="float">
            <text:p>0.49193336817068</text:p>
          </table:table-cell>
          <table:table-cell table:formula="of:=IF([.D60]=[.D59];;[.D60])" office:value-type="float" office:value="0.491933350965353" calcext:value-type="float">
            <text:p>0.491933350965353</text:p>
          </table:table-cell>
          <table:table-cell table:formula="of:=IF([.E60]=[.E59];;[.E60])" office:value-type="float" office:value="0.491933402581336" calcext:value-type="float">
            <text:p>0.491933402581336</text:p>
          </table:table-cell>
          <table:table-cell office:value-type="float" office:value="1" calcext:value-type="float">
            <text:p>1</text:p>
          </table:table-cell>
          <table:table-cell table:formula="of:=IF([.$J60]=1;[.$H60];)" office:value-type="float" office:value="0.491933350965353" calcext:value-type="float">
            <text:p>0.4919333509653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7996926229508" calcext:value-type="float">
            <text:p>0.327996926229508</text:p>
          </table:table-cell>
          <table:table-cell office:value-type="float" office:value="0.327996901224866" calcext:value-type="float">
            <text:p>0.327996901224866</text:p>
          </table:table-cell>
          <table:table-cell office:value-type="float" office:value="0.327996876220227" calcext:value-type="float">
            <text:p>0.327996876220227</text:p>
          </table:table-cell>
          <table:table-cell office:value-type="float" office:value="0.327996951234148" calcext:value-type="float">
            <text:p>0.327996951234148</text:p>
          </table:table-cell>
          <table:table-cell table:formula="of:=IF([.B61]=[.B60];;[.B61])" office:value-type="float" office:value="0.327996926229508" calcext:value-type="float">
            <text:p>0.327996926229508</text:p>
          </table:table-cell>
          <table:table-cell table:formula="of:=IF([.C61]=[.C60];;[.C61])" office:value-type="float" office:value="0.327996901224866" calcext:value-type="float">
            <text:p>0.327996901224866</text:p>
          </table:table-cell>
          <table:table-cell table:formula="of:=IF([.D61]=[.D60];;[.D61])" office:value-type="float" office:value="0.327996876220227" calcext:value-type="float">
            <text:p>0.327996876220227</text:p>
          </table:table-cell>
          <table:table-cell table:formula="of:=IF([.E61]=[.E60];;[.E61])" office:value-type="float" office:value="0.327996951234148" calcext:value-type="float">
            <text:p>0.3279969512341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61]=3;[.$H61];)" office:value-type="float" office:value="0.327996876220227" calcext:value-type="float">
            <text:p>0.3279968762202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92185592185592" calcext:value-type="float">
            <text:p>0.492185592185592</text:p>
          </table:table-cell>
          <table:table-cell office:value-type="float" office:value="0.492185577040452" calcext:value-type="float">
            <text:p>0.492185577040452</text:p>
          </table:table-cell>
          <table:table-cell office:value-type="float" office:value="0.492185561895311" calcext:value-type="float">
            <text:p>0.492185561895311</text:p>
          </table:table-cell>
          <table:table-cell office:value-type="float" office:value="0.492185607330732" calcext:value-type="float">
            <text:p>0.492185607330732</text:p>
          </table:table-cell>
          <table:table-cell table:formula="of:=IF([.B62]=[.B61];;[.B62])" office:value-type="float" office:value="0.492185592185592" calcext:value-type="float">
            <text:p>0.492185592185592</text:p>
          </table:table-cell>
          <table:table-cell table:formula="of:=IF([.C62]=[.C61];;[.C62])" office:value-type="float" office:value="0.492185577040452" calcext:value-type="float">
            <text:p>0.492185577040452</text:p>
          </table:table-cell>
          <table:table-cell table:formula="of:=IF([.D62]=[.D61];;[.D62])" office:value-type="float" office:value="0.492185561895311" calcext:value-type="float">
            <text:p>0.492185561895311</text:p>
          </table:table-cell>
          <table:table-cell table:formula="of:=IF([.E62]=[.E61];;[.E62])" office:value-type="float" office:value="0.492185607330732" calcext:value-type="float">
            <text:p>0.492185607330732</text:p>
          </table:table-cell>
          <table:table-cell office:value-type="float" office:value="1" calcext:value-type="float">
            <text:p>1</text:p>
          </table:table-cell>
          <table:table-cell table:formula="of:=IF([.$J62]=1;[.$H62];)" office:value-type="float" office:value="0.492185561895311" calcext:value-type="float">
            <text:p>0.49218556189531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92185592185592" calcext:value-type="float">
            <text:p>0.492185592185592</text:p>
          </table:table-cell>
          <table:table-cell office:value-type="float" office:value="0.492185577040452" calcext:value-type="float">
            <text:p>0.492185577040452</text:p>
          </table:table-cell>
          <table:table-cell office:value-type="float" office:value="0.492185561895311" calcext:value-type="float">
            <text:p>0.492185561895311</text:p>
          </table:table-cell>
          <table:table-cell office:value-type="float" office:value="0.492185607330732" calcext:value-type="float">
            <text:p>0.492185607330732</text:p>
          </table:table-cell>
          <table:table-cell table:formula="of:=IF([.B63]=[.B62];;[.B63])" office:value-type="float" office:value="0" calcext:value-type="float">
            <text:p>0</text:p>
          </table:table-cell>
          <table:table-cell table:formula="of:=IF([.C63]=[.C62];;[.C63])" office:value-type="float" office:value="0" calcext:value-type="float">
            <text:p>0</text:p>
          </table:table-cell>
          <table:table-cell table:formula="of:=IF([.D63]=[.D62];;[.D63])" office:value-type="float" office:value="0" calcext:value-type="float">
            <text:p>0</text:p>
          </table:table-cell>
          <table:table-cell table:formula="of:=IF([.E63]=[.E62];;[.E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2422502870264" calcext:value-type="float">
            <text:p>0.492422502870264</text:p>
          </table:table-cell>
          <table:table-cell office:value-type="float" office:value="0.49242248948596" calcext:value-type="float">
            <text:p>0.49242248948596</text:p>
          </table:table-cell>
          <table:table-cell office:value-type="float" office:value="0.492422476101655" calcext:value-type="float">
            <text:p>0.492422476101655</text:p>
          </table:table-cell>
          <table:table-cell office:value-type="float" office:value="0.492422516254568" calcext:value-type="float">
            <text:p>0.492422516254568</text:p>
          </table:table-cell>
          <table:table-cell table:formula="of:=IF([.B64]=[.B63];;[.B64])" office:value-type="float" office:value="0.492422502870264" calcext:value-type="float">
            <text:p>0.492422502870264</text:p>
          </table:table-cell>
          <table:table-cell table:formula="of:=IF([.C64]=[.C63];;[.C64])" office:value-type="float" office:value="0.49242248948596" calcext:value-type="float">
            <text:p>0.49242248948596</text:p>
          </table:table-cell>
          <table:table-cell table:formula="of:=IF([.D64]=[.D63];;[.D64])" office:value-type="float" office:value="0.492422476101655" calcext:value-type="float">
            <text:p>0.492422476101655</text:p>
          </table:table-cell>
          <table:table-cell table:formula="of:=IF([.E64]=[.E63];;[.E64])" office:value-type="float" office:value="0.492422516254568" calcext:value-type="float">
            <text:p>0.492422516254568</text:p>
          </table:table-cell>
          <table:table-cell office:value-type="float" office:value="1" calcext:value-type="float">
            <text:p>1</text:p>
          </table:table-cell>
          <table:table-cell table:formula="of:=IF([.$J64]=1;[.$H64];)" office:value-type="float" office:value="0.492422476101655" calcext:value-type="float">
            <text:p>0.49242247610165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8348416289593" calcext:value-type="float">
            <text:p>0.338348416289593</text:p>
          </table:table-cell>
          <table:table-cell office:value-type="float" office:value="0.338348397379166" calcext:value-type="float">
            <text:p>0.338348397379166</text:p>
          </table:table-cell>
          <table:table-cell office:value-type="float" office:value="0.33834837846874" calcext:value-type="float">
            <text:p>0.33834837846874</text:p>
          </table:table-cell>
          <table:table-cell office:value-type="float" office:value="0.338348435200019" calcext:value-type="float">
            <text:p>0.338348435200019</text:p>
          </table:table-cell>
          <table:table-cell table:formula="of:=IF([.B65]=[.B64];;[.B65])" office:value-type="float" office:value="0.338348416289593" calcext:value-type="float">
            <text:p>0.338348416289593</text:p>
          </table:table-cell>
          <table:table-cell table:formula="of:=IF([.C65]=[.C64];;[.C65])" office:value-type="float" office:value="0.338348397379166" calcext:value-type="float">
            <text:p>0.338348397379166</text:p>
          </table:table-cell>
          <table:table-cell table:formula="of:=IF([.D65]=[.D64];;[.D65])" office:value-type="float" office:value="0.33834837846874" calcext:value-type="float">
            <text:p>0.33834837846874</text:p>
          </table:table-cell>
          <table:table-cell table:formula="of:=IF([.E65]=[.E64];;[.E65])" office:value-type="float" office:value="0.338348435200019" calcext:value-type="float">
            <text:p>0.33834843520001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65]=2;[.$H65];)" office:value-type="float" office:value="0.33834837846874" calcext:value-type="float">
            <text:p>0.3383483784687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2645468310621" calcext:value-type="float">
            <text:p>0.492645468310621</text:p>
          </table:table-cell>
          <table:table-cell office:value-type="float" office:value="0.492645456438516" calcext:value-type="float">
            <text:p>0.492645456438516</text:p>
          </table:table-cell>
          <table:table-cell office:value-type="float" office:value="0.492645444566411" calcext:value-type="float">
            <text:p>0.492645444566411</text:p>
          </table:table-cell>
          <table:table-cell office:value-type="float" office:value="0.492645480182726" calcext:value-type="float">
            <text:p>0.492645480182726</text:p>
          </table:table-cell>
          <table:table-cell table:formula="of:=IF([.B66]=[.B65];;[.B66])" office:value-type="float" office:value="0.492645468310621" calcext:value-type="float">
            <text:p>0.492645468310621</text:p>
          </table:table-cell>
          <table:table-cell table:formula="of:=IF([.C66]=[.C65];;[.C66])" office:value-type="float" office:value="0.492645456438516" calcext:value-type="float">
            <text:p>0.492645456438516</text:p>
          </table:table-cell>
          <table:table-cell table:formula="of:=IF([.D66]=[.D65];;[.D66])" office:value-type="float" office:value="0.492645444566411" calcext:value-type="float">
            <text:p>0.492645444566411</text:p>
          </table:table-cell>
          <table:table-cell table:formula="of:=IF([.E66]=[.E65];;[.E66])" office:value-type="float" office:value="0.492645480182726" calcext:value-type="float">
            <text:p>0.492645480182726</text:p>
          </table:table-cell>
          <table:table-cell office:value-type="float" office:value="1" calcext:value-type="float">
            <text:p>1</text:p>
          </table:table-cell>
          <table:table-cell table:formula="of:=IF([.$J66]=1;[.$H66];)" office:value-type="float" office:value="0.492645444566411" calcext:value-type="float">
            <text:p>0.49264544456641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8464818763326" calcext:value-type="float">
            <text:p>0.328464818763326</text:p>
          </table:table-cell>
          <table:table-cell office:value-type="float" office:value="0.328464801462156" calcext:value-type="float">
            <text:p>0.328464801462156</text:p>
          </table:table-cell>
          <table:table-cell office:value-type="float" office:value="0.328464784160987" calcext:value-type="float">
            <text:p>0.328464784160987</text:p>
          </table:table-cell>
          <table:table-cell office:value-type="float" office:value="0.328464836064496" calcext:value-type="float">
            <text:p>0.328464836064496</text:p>
          </table:table-cell>
          <table:table-cell table:formula="of:=IF([.B67]=[.B66];;[.B67])" office:value-type="float" office:value="0.328464818763326" calcext:value-type="float">
            <text:p>0.328464818763326</text:p>
          </table:table-cell>
          <table:table-cell table:formula="of:=IF([.C67]=[.C66];;[.C67])" office:value-type="float" office:value="0.328464801462156" calcext:value-type="float">
            <text:p>0.328464801462156</text:p>
          </table:table-cell>
          <table:table-cell table:formula="of:=IF([.D67]=[.D66];;[.D67])" office:value-type="float" office:value="0.328464784160987" calcext:value-type="float">
            <text:p>0.328464784160987</text:p>
          </table:table-cell>
          <table:table-cell table:formula="of:=IF([.E67]=[.E66];;[.E67])" office:value-type="float" office:value="0.328464836064496" calcext:value-type="float">
            <text:p>0.328464836064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67]=3;[.$H67];)" office:value-type="float" office:value="0.328464784160987" calcext:value-type="float">
            <text:p>0.3284647841609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285568483364" calcext:value-type="float">
            <text:p>0.49285568483364</text:p>
          </table:table-cell>
          <table:table-cell office:value-type="float" office:value="0.492855674266064" calcext:value-type="float">
            <text:p>0.492855674266064</text:p>
          </table:table-cell>
          <table:table-cell office:value-type="float" office:value="0.492855663698488" calcext:value-type="float">
            <text:p>0.492855663698488</text:p>
          </table:table-cell>
          <table:table-cell office:value-type="float" office:value="0.492855695401215" calcext:value-type="float">
            <text:p>0.492855695401215</text:p>
          </table:table-cell>
          <table:table-cell table:formula="of:=IF([.B68]=[.B67];;[.B68])" office:value-type="float" office:value="0.49285568483364" calcext:value-type="float">
            <text:p>0.49285568483364</text:p>
          </table:table-cell>
          <table:table-cell table:formula="of:=IF([.C68]=[.C67];;[.C68])" office:value-type="float" office:value="0.492855674266064" calcext:value-type="float">
            <text:p>0.492855674266064</text:p>
          </table:table-cell>
          <table:table-cell table:formula="of:=IF([.D68]=[.D67];;[.D68])" office:value-type="float" office:value="0.492855663698488" calcext:value-type="float">
            <text:p>0.492855663698488</text:p>
          </table:table-cell>
          <table:table-cell table:formula="of:=IF([.E68]=[.E67];;[.E68])" office:value-type="float" office:value="0.492855695401215" calcext:value-type="float">
            <text:p>0.492855695401215</text:p>
          </table:table-cell>
          <table:table-cell office:value-type="float" office:value="1" calcext:value-type="float">
            <text:p>1</text:p>
          </table:table-cell>
          <table:table-cell table:formula="of:=IF([.$J68]=1;[.$H68];)" office:value-type="float" office:value="0.492855663698488" calcext:value-type="float">
            <text:p>0.49285566369848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285568483364" calcext:value-type="float">
            <text:p>0.49285568483364</text:p>
          </table:table-cell>
          <table:table-cell office:value-type="float" office:value="0.492855674266064" calcext:value-type="float">
            <text:p>0.492855674266064</text:p>
          </table:table-cell>
          <table:table-cell office:value-type="float" office:value="0.492855663698488" calcext:value-type="float">
            <text:p>0.492855663698488</text:p>
          </table:table-cell>
          <table:table-cell office:value-type="float" office:value="0.492855695401215" calcext:value-type="float">
            <text:p>0.492855695401215</text:p>
          </table:table-cell>
          <table:table-cell table:formula="of:=IF([.B69]=[.B68];;[.B69])" office:value-type="float" office:value="0" calcext:value-type="float">
            <text:p>0</text:p>
          </table:table-cell>
          <table:table-cell table:formula="of:=IF([.C69]=[.C68];;[.C69])" office:value-type="float" office:value="0" calcext:value-type="float">
            <text:p>0</text:p>
          </table:table-cell>
          <table:table-cell table:formula="of:=IF([.D69]=[.D68];;[.D69])" office:value-type="float" office:value="0" calcext:value-type="float">
            <text:p>0</text:p>
          </table:table-cell>
          <table:table-cell table:formula="of:=IF([.E69]=[.E68];;[.E6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305421570519" calcext:value-type="float">
            <text:p>0.49305421570519</text:p>
          </table:table-cell>
          <table:table-cell office:value-type="float" office:value="0.493054206267778" calcext:value-type="float">
            <text:p>0.493054206267778</text:p>
          </table:table-cell>
          <table:table-cell office:value-type="float" office:value="0.493054196830366" calcext:value-type="float">
            <text:p>0.493054196830366</text:p>
          </table:table-cell>
          <table:table-cell office:value-type="float" office:value="0.493054225142602" calcext:value-type="float">
            <text:p>0.493054225142602</text:p>
          </table:table-cell>
          <table:table-cell table:formula="of:=IF([.B70]=[.B69];;[.B70])" office:value-type="float" office:value="0.49305421570519" calcext:value-type="float">
            <text:p>0.49305421570519</text:p>
          </table:table-cell>
          <table:table-cell table:formula="of:=IF([.C70]=[.C69];;[.C70])" office:value-type="float" office:value="0.493054206267778" calcext:value-type="float">
            <text:p>0.493054206267778</text:p>
          </table:table-cell>
          <table:table-cell table:formula="of:=IF([.D70]=[.D69];;[.D70])" office:value-type="float" office:value="0.493054196830366" calcext:value-type="float">
            <text:p>0.493054196830366</text:p>
          </table:table-cell>
          <table:table-cell table:formula="of:=IF([.E70]=[.E69];;[.E70])" office:value-type="float" office:value="0.493054225142602" calcext:value-type="float">
            <text:p>0.493054225142602</text:p>
          </table:table-cell>
          <table:table-cell office:value-type="float" office:value="1" calcext:value-type="float">
            <text:p>1</text:p>
          </table:table-cell>
          <table:table-cell table:formula="of:=IF([.$J70]=1;[.$H70];)" office:value-type="float" office:value="0.493054196830366" calcext:value-type="float">
            <text:p>0.49305419683036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7933003425961" calcext:value-type="float">
            <text:p>0.337933003425961</text:p>
          </table:table-cell>
          <table:table-cell office:value-type="float" office:value="0.337932990026132" calcext:value-type="float">
            <text:p>0.337932990026132</text:p>
          </table:table-cell>
          <table:table-cell office:value-type="float" office:value="0.337932976626302" calcext:value-type="float">
            <text:p>0.337932976626302</text:p>
          </table:table-cell>
          <table:table-cell office:value-type="float" office:value="0.33793301682579" calcext:value-type="float">
            <text:p>0.33793301682579</text:p>
          </table:table-cell>
          <table:table-cell table:formula="of:=IF([.B71]=[.B70];;[.B71])" office:value-type="float" office:value="0.337933003425961" calcext:value-type="float">
            <text:p>0.337933003425961</text:p>
          </table:table-cell>
          <table:table-cell table:formula="of:=IF([.C71]=[.C70];;[.C71])" office:value-type="float" office:value="0.337932990026132" calcext:value-type="float">
            <text:p>0.337932990026132</text:p>
          </table:table-cell>
          <table:table-cell table:formula="of:=IF([.D71]=[.D70];;[.D71])" office:value-type="float" office:value="0.337932976626302" calcext:value-type="float">
            <text:p>0.337932976626302</text:p>
          </table:table-cell>
          <table:table-cell table:formula="of:=IF([.E71]=[.E70];;[.E71])" office:value-type="float" office:value="0.33793301682579" calcext:value-type="float">
            <text:p>0.3379330168257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71]=2;[.$H71];)" office:value-type="float" office:value="0.337932976626302" calcext:value-type="float">
            <text:p>0.33793297662630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324200913242" calcext:value-type="float">
            <text:p>0.49324200913242</text:p>
          </table:table-cell>
          <table:table-cell office:value-type="float" office:value="0.493242000678041" calcext:value-type="float">
            <text:p>0.493242000678041</text:p>
          </table:table-cell>
          <table:table-cell office:value-type="float" office:value="0.493241992223662" calcext:value-type="float">
            <text:p>0.493241992223662</text:p>
          </table:table-cell>
          <table:table-cell office:value-type="float" office:value="0.493242017586799" calcext:value-type="float">
            <text:p>0.493242017586799</text:p>
          </table:table-cell>
          <table:table-cell table:formula="of:=IF([.B72]=[.B71];;[.B72])" office:value-type="float" office:value="0.49324200913242" calcext:value-type="float">
            <text:p>0.49324200913242</text:p>
          </table:table-cell>
          <table:table-cell table:formula="of:=IF([.C72]=[.C71];;[.C72])" office:value-type="float" office:value="0.493242000678041" calcext:value-type="float">
            <text:p>0.493242000678041</text:p>
          </table:table-cell>
          <table:table-cell table:formula="of:=IF([.D72]=[.D71];;[.D72])" office:value-type="float" office:value="0.493241992223662" calcext:value-type="float">
            <text:p>0.493241992223662</text:p>
          </table:table-cell>
          <table:table-cell table:formula="of:=IF([.E72]=[.E71];;[.E72])" office:value-type="float" office:value="0.493242017586799" calcext:value-type="float">
            <text:p>0.493242017586799</text:p>
          </table:table-cell>
          <table:table-cell office:value-type="float" office:value="1" calcext:value-type="float">
            <text:p>1</text:p>
          </table:table-cell>
          <table:table-cell table:formula="of:=IF([.$J72]=1;[.$H72];)" office:value-type="float" office:value="0.493241992223662" calcext:value-type="float">
            <text:p>0.49324199222366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8857245854362" calcext:value-type="float">
            <text:p>0.328857245854362</text:p>
          </table:table-cell>
          <table:table-cell office:value-type="float" office:value="0.328857233505421" calcext:value-type="float">
            <text:p>0.328857233505421</text:p>
          </table:table-cell>
          <table:table-cell office:value-type="float" office:value="0.328857221156481" calcext:value-type="float">
            <text:p>0.328857221156481</text:p>
          </table:table-cell>
          <table:table-cell office:value-type="float" office:value="0.328857258203302" calcext:value-type="float">
            <text:p>0.328857258203302</text:p>
          </table:table-cell>
          <table:table-cell table:formula="of:=IF([.B73]=[.B72];;[.B73])" office:value-type="float" office:value="0.328857245854362" calcext:value-type="float">
            <text:p>0.328857245854362</text:p>
          </table:table-cell>
          <table:table-cell table:formula="of:=IF([.C73]=[.C72];;[.C73])" office:value-type="float" office:value="0.328857233505421" calcext:value-type="float">
            <text:p>0.328857233505421</text:p>
          </table:table-cell>
          <table:table-cell table:formula="of:=IF([.D73]=[.D72];;[.D73])" office:value-type="float" office:value="0.328857221156481" calcext:value-type="float">
            <text:p>0.328857221156481</text:p>
          </table:table-cell>
          <table:table-cell table:formula="of:=IF([.E73]=[.E72];;[.E73])" office:value-type="float" office:value="0.328857258203302" calcext:value-type="float">
            <text:p>0.3288572582033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73]=3;[.$H73];)" office:value-type="float" office:value="0.328857221156481" calcext:value-type="float">
            <text:p>0.3288572211564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93419913419913" calcext:value-type="float">
            <text:p>0.493419913419913</text:p>
          </table:table-cell>
          <table:table-cell office:value-type="float" office:value="0.493419905823836" calcext:value-type="float">
            <text:p>0.493419905823836</text:p>
          </table:table-cell>
          <table:table-cell office:value-type="float" office:value="0.493419898227759" calcext:value-type="float">
            <text:p>0.493419898227759</text:p>
          </table:table-cell>
          <table:table-cell office:value-type="float" office:value="0.49341992101599" calcext:value-type="float">
            <text:p>0.49341992101599</text:p>
          </table:table-cell>
          <table:table-cell table:formula="of:=IF([.B74]=[.B73];;[.B74])" office:value-type="float" office:value="0.493419913419913" calcext:value-type="float">
            <text:p>0.493419913419913</text:p>
          </table:table-cell>
          <table:table-cell table:formula="of:=IF([.C74]=[.C73];;[.C74])" office:value-type="float" office:value="0.493419905823836" calcext:value-type="float">
            <text:p>0.493419905823836</text:p>
          </table:table-cell>
          <table:table-cell table:formula="of:=IF([.D74]=[.D73];;[.D74])" office:value-type="float" office:value="0.493419898227759" calcext:value-type="float">
            <text:p>0.493419898227759</text:p>
          </table:table-cell>
          <table:table-cell table:formula="of:=IF([.E74]=[.E73];;[.E74])" office:value-type="float" office:value="0.49341992101599" calcext:value-type="float">
            <text:p>0.49341992101599</text:p>
          </table:table-cell>
          <table:table-cell office:value-type="float" office:value="1" calcext:value-type="float">
            <text:p>1</text:p>
          </table:table-cell>
          <table:table-cell table:formula="of:=IF([.$J74]=1;[.$H74];)" office:value-type="float" office:value="0.493419898227759" calcext:value-type="float">
            <text:p>0.49341989822775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3419913419913" calcext:value-type="float">
            <text:p>0.493419913419913</text:p>
          </table:table-cell>
          <table:table-cell office:value-type="float" office:value="0.493419905823836" calcext:value-type="float">
            <text:p>0.493419905823836</text:p>
          </table:table-cell>
          <table:table-cell office:value-type="float" office:value="0.493419898227759" calcext:value-type="float">
            <text:p>0.493419898227759</text:p>
          </table:table-cell>
          <table:table-cell office:value-type="float" office:value="0.49341992101599" calcext:value-type="float">
            <text:p>0.49341992101599</text:p>
          </table:table-cell>
          <table:table-cell table:formula="of:=IF([.B75]=[.B74];;[.B75])" office:value-type="float" office:value="0" calcext:value-type="float">
            <text:p>0</text:p>
          </table:table-cell>
          <table:table-cell table:formula="of:=IF([.C75]=[.C74];;[.C75])" office:value-type="float" office:value="0" calcext:value-type="float">
            <text:p>0</text:p>
          </table:table-cell>
          <table:table-cell table:formula="of:=IF([.D75]=[.D74];;[.D75])" office:value-type="float" office:value="0" calcext:value-type="float">
            <text:p>0</text:p>
          </table:table-cell>
          <table:table-cell table:formula="of:=IF([.E75]=[.E74];;[.E7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93588689791221" calcext:value-type="float">
            <text:p>0.493588689791221</text:p>
          </table:table-cell>
          <table:table-cell office:value-type="float" office:value="0.493588682947234" calcext:value-type="float">
            <text:p>0.493588682947234</text:p>
          </table:table-cell>
          <table:table-cell office:value-type="float" office:value="0.493588676103247" calcext:value-type="float">
            <text:p>0.493588676103247</text:p>
          </table:table-cell>
          <table:table-cell office:value-type="float" office:value="0.493588696635208" calcext:value-type="float">
            <text:p>0.493588696635208</text:p>
          </table:table-cell>
          <table:table-cell table:formula="of:=IF([.B76]=[.B75];;[.B76])" office:value-type="float" office:value="0.493588689791221" calcext:value-type="float">
            <text:p>0.493588689791221</text:p>
          </table:table-cell>
          <table:table-cell table:formula="of:=IF([.C76]=[.C75];;[.C76])" office:value-type="float" office:value="0.493588682947234" calcext:value-type="float">
            <text:p>0.493588682947234</text:p>
          </table:table-cell>
          <table:table-cell table:formula="of:=IF([.D76]=[.D75];;[.D76])" office:value-type="float" office:value="0.493588676103247" calcext:value-type="float">
            <text:p>0.493588676103247</text:p>
          </table:table-cell>
          <table:table-cell table:formula="of:=IF([.E76]=[.E75];;[.E76])" office:value-type="float" office:value="0.493588696635208" calcext:value-type="float">
            <text:p>0.493588696635208</text:p>
          </table:table-cell>
          <table:table-cell office:value-type="float" office:value="1" calcext:value-type="float">
            <text:p>1</text:p>
          </table:table-cell>
          <table:table-cell table:formula="of:=IF([.$J76]=1;[.$H76];)" office:value-type="float" office:value="0.493588676103247" calcext:value-type="float">
            <text:p>0.49358867610324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7581168831169" calcext:value-type="float">
            <text:p>0.337581168831169</text:p>
          </table:table-cell>
          <table:table-cell office:value-type="float" office:value="0.337581159072954" calcext:value-type="float">
            <text:p>0.337581159072954</text:p>
          </table:table-cell>
          <table:table-cell office:value-type="float" office:value="0.337581149314739" calcext:value-type="float">
            <text:p>0.337581149314739</text:p>
          </table:table-cell>
          <table:table-cell office:value-type="float" office:value="0.337581178589384" calcext:value-type="float">
            <text:p>0.337581178589384</text:p>
          </table:table-cell>
          <table:table-cell table:formula="of:=IF([.B77]=[.B76];;[.B77])" office:value-type="float" office:value="0.337581168831169" calcext:value-type="float">
            <text:p>0.337581168831169</text:p>
          </table:table-cell>
          <table:table-cell table:formula="of:=IF([.C77]=[.C76];;[.C77])" office:value-type="float" office:value="0.337581159072954" calcext:value-type="float">
            <text:p>0.337581159072954</text:p>
          </table:table-cell>
          <table:table-cell table:formula="of:=IF([.D77]=[.D76];;[.D77])" office:value-type="float" office:value="0.337581149314739" calcext:value-type="float">
            <text:p>0.337581149314739</text:p>
          </table:table-cell>
          <table:table-cell table:formula="of:=IF([.E77]=[.E76];;[.E77])" office:value-type="float" office:value="0.337581178589384" calcext:value-type="float">
            <text:p>0.33758117858938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77]=2;[.$H77];)" office:value-type="float" office:value="0.337581149314739" calcext:value-type="float">
            <text:p>0.3375811493147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3749023284888" calcext:value-type="float">
            <text:p>0.493749023284888</text:p>
          </table:table-cell>
          <table:table-cell office:value-type="float" office:value="0.493749017102169" calcext:value-type="float">
            <text:p>0.493749017102169</text:p>
          </table:table-cell>
          <table:table-cell office:value-type="float" office:value="0.493749010919449" calcext:value-type="float">
            <text:p>0.493749010919449</text:p>
          </table:table-cell>
          <table:table-cell office:value-type="float" office:value="0.493749029467608" calcext:value-type="float">
            <text:p>0.493749029467608</text:p>
          </table:table-cell>
          <table:table-cell table:formula="of:=IF([.B78]=[.B77];;[.B78])" office:value-type="float" office:value="0.493749023284888" calcext:value-type="float">
            <text:p>0.493749023284888</text:p>
          </table:table-cell>
          <table:table-cell table:formula="of:=IF([.C78]=[.C77];;[.C78])" office:value-type="float" office:value="0.493749017102169" calcext:value-type="float">
            <text:p>0.493749017102169</text:p>
          </table:table-cell>
          <table:table-cell table:formula="of:=IF([.D78]=[.D77];;[.D78])" office:value-type="float" office:value="0.493749010919449" calcext:value-type="float">
            <text:p>0.493749010919449</text:p>
          </table:table-cell>
          <table:table-cell table:formula="of:=IF([.E78]=[.E77];;[.E78])" office:value-type="float" office:value="0.493749029467608" calcext:value-type="float">
            <text:p>0.493749029467608</text:p>
          </table:table-cell>
          <table:table-cell office:value-type="float" office:value="1" calcext:value-type="float">
            <text:p>1</text:p>
          </table:table-cell>
          <table:table-cell table:formula="of:=IF([.$J78]=1;[.$H78];)" office:value-type="float" office:value="0.493749010919449" calcext:value-type="float">
            <text:p>0.49374901091944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919110836678" calcext:value-type="float">
            <text:p>0.32919110836678</text:p>
          </table:table-cell>
          <table:table-cell office:value-type="float" office:value="0.329191099318208" calcext:value-type="float">
            <text:p>0.329191099318208</text:p>
          </table:table-cell>
          <table:table-cell office:value-type="float" office:value="0.329191090269637" calcext:value-type="float">
            <text:p>0.329191090269637</text:p>
          </table:table-cell>
          <table:table-cell office:value-type="float" office:value="0.329191117415351" calcext:value-type="float">
            <text:p>0.329191117415351</text:p>
          </table:table-cell>
          <table:table-cell table:formula="of:=IF([.B79]=[.B78];;[.B79])" office:value-type="float" office:value="0.32919110836678" calcext:value-type="float">
            <text:p>0.32919110836678</text:p>
          </table:table-cell>
          <table:table-cell table:formula="of:=IF([.C79]=[.C78];;[.C79])" office:value-type="float" office:value="0.329191099318208" calcext:value-type="float">
            <text:p>0.329191099318208</text:p>
          </table:table-cell>
          <table:table-cell table:formula="of:=IF([.D79]=[.D78];;[.D79])" office:value-type="float" office:value="0.329191090269637" calcext:value-type="float">
            <text:p>0.329191090269637</text:p>
          </table:table-cell>
          <table:table-cell table:formula="of:=IF([.E79]=[.E78];;[.E79])" office:value-type="float" office:value="0.329191117415351" calcext:value-type="float">
            <text:p>0.329191117415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79]=3;[.$H79];)" office:value-type="float" office:value="0.329191090269637" calcext:value-type="float">
            <text:p>0.3291910902696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3901532054142" calcext:value-type="float">
            <text:p>0.493901532054142</text:p>
          </table:table-cell>
          <table:table-cell office:value-type="float" office:value="0.493901526454718" calcext:value-type="float">
            <text:p>0.493901526454718</text:p>
          </table:table-cell>
          <table:table-cell office:value-type="float" office:value="0.493901520855293" calcext:value-type="float">
            <text:p>0.493901520855293</text:p>
          </table:table-cell>
          <table:table-cell office:value-type="float" office:value="0.493901537653567" calcext:value-type="float">
            <text:p>0.493901537653567</text:p>
          </table:table-cell>
          <table:table-cell table:formula="of:=IF([.B80]=[.B79];;[.B80])" office:value-type="float" office:value="0.493901532054142" calcext:value-type="float">
            <text:p>0.493901532054142</text:p>
          </table:table-cell>
          <table:table-cell table:formula="of:=IF([.C80]=[.C79];;[.C80])" office:value-type="float" office:value="0.493901526454718" calcext:value-type="float">
            <text:p>0.493901526454718</text:p>
          </table:table-cell>
          <table:table-cell table:formula="of:=IF([.D80]=[.D79];;[.D80])" office:value-type="float" office:value="0.493901520855293" calcext:value-type="float">
            <text:p>0.493901520855293</text:p>
          </table:table-cell>
          <table:table-cell table:formula="of:=IF([.E80]=[.E79];;[.E80])" office:value-type="float" office:value="0.493901537653567" calcext:value-type="float">
            <text:p>0.493901537653567</text:p>
          </table:table-cell>
          <table:table-cell office:value-type="float" office:value="1" calcext:value-type="float">
            <text:p>1</text:p>
          </table:table-cell>
          <table:table-cell table:formula="of:=IF([.$J80]=1;[.$H80];)" office:value-type="float" office:value="0.493901520855293" calcext:value-type="float">
            <text:p>0.49390152085529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93901532054142" calcext:value-type="float">
            <text:p>0.493901532054142</text:p>
          </table:table-cell>
          <table:table-cell office:value-type="float" office:value="0.493901526454718" calcext:value-type="float">
            <text:p>0.493901526454718</text:p>
          </table:table-cell>
          <table:table-cell office:value-type="float" office:value="0.493901520855293" calcext:value-type="float">
            <text:p>0.493901520855293</text:p>
          </table:table-cell>
          <table:table-cell office:value-type="float" office:value="0.493901537653567" calcext:value-type="float">
            <text:p>0.493901537653567</text:p>
          </table:table-cell>
          <table:table-cell table:formula="of:=IF([.B81]=[.B80];;[.B81])" office:value-type="float" office:value="0" calcext:value-type="float">
            <text:p>0</text:p>
          </table:table-cell>
          <table:table-cell table:formula="of:=IF([.C81]=[.C80];;[.C81])" office:value-type="float" office:value="0" calcext:value-type="float">
            <text:p>0</text:p>
          </table:table-cell>
          <table:table-cell table:formula="of:=IF([.D81]=[.D80];;[.D81])" office:value-type="float" office:value="0" calcext:value-type="float">
            <text:p>0</text:p>
          </table:table-cell>
          <table:table-cell table:formula="of:=IF([.E81]=[.E80];;[.E8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4046775336641" calcext:value-type="float">
            <text:p>0.494046775336641</text:p>
          </table:table-cell>
          <table:table-cell office:value-type="float" office:value="0.494046770253315" calcext:value-type="float">
            <text:p>0.494046770253315</text:p>
          </table:table-cell>
          <table:table-cell office:value-type="float" office:value="0.49404676516999" calcext:value-type="float">
            <text:p>0.49404676516999</text:p>
          </table:table-cell>
          <table:table-cell office:value-type="float" office:value="0.494046780419966" calcext:value-type="float">
            <text:p>0.494046780419966</text:p>
          </table:table-cell>
          <table:table-cell table:formula="of:=IF([.B82]=[.B81];;[.B82])" office:value-type="float" office:value="0.494046775336641" calcext:value-type="float">
            <text:p>0.494046775336641</text:p>
          </table:table-cell>
          <table:table-cell table:formula="of:=IF([.C82]=[.C81];;[.C82])" office:value-type="float" office:value="0.494046770253315" calcext:value-type="float">
            <text:p>0.494046770253315</text:p>
          </table:table-cell>
          <table:table-cell table:formula="of:=IF([.D82]=[.D81];;[.D82])" office:value-type="float" office:value="0.49404676516999" calcext:value-type="float">
            <text:p>0.49404676516999</text:p>
          </table:table-cell>
          <table:table-cell table:formula="of:=IF([.E82]=[.E81];;[.E82])" office:value-type="float" office:value="0.494046780419966" calcext:value-type="float">
            <text:p>0.494046780419966</text:p>
          </table:table-cell>
          <table:table-cell office:value-type="float" office:value="1" calcext:value-type="float">
            <text:p>1</text:p>
          </table:table-cell>
          <table:table-cell table:formula="of:=IF([.$J82]=1;[.$H82];)" office:value-type="float" office:value="0.49404676516999" calcext:value-type="float">
            <text:p>0.4940467651699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7279349957971" calcext:value-type="float">
            <text:p>0.337279349957971</text:p>
          </table:table-cell>
          <table:table-cell office:value-type="float" office:value="0.337279342684074" calcext:value-type="float">
            <text:p>0.337279342684074</text:p>
          </table:table-cell>
          <table:table-cell office:value-type="float" office:value="0.337279335410177" calcext:value-type="float">
            <text:p>0.337279335410177</text:p>
          </table:table-cell>
          <table:table-cell office:value-type="float" office:value="0.337279357231869" calcext:value-type="float">
            <text:p>0.337279357231869</text:p>
          </table:table-cell>
          <table:table-cell table:formula="of:=IF([.B83]=[.B82];;[.B83])" office:value-type="float" office:value="0.337279349957971" calcext:value-type="float">
            <text:p>0.337279349957971</text:p>
          </table:table-cell>
          <table:table-cell table:formula="of:=IF([.C83]=[.C82];;[.C83])" office:value-type="float" office:value="0.337279342684074" calcext:value-type="float">
            <text:p>0.337279342684074</text:p>
          </table:table-cell>
          <table:table-cell table:formula="of:=IF([.D83]=[.D82];;[.D83])" office:value-type="float" office:value="0.337279335410177" calcext:value-type="float">
            <text:p>0.337279335410177</text:p>
          </table:table-cell>
          <table:table-cell table:formula="of:=IF([.E83]=[.E82];;[.E83])" office:value-type="float" office:value="0.337279357231869" calcext:value-type="float">
            <text:p>0.33727935723186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83]=2;[.$H83];)" office:value-type="float" office:value="0.337279335410177" calcext:value-type="float">
            <text:p>0.3372793354101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94185260311021" calcext:value-type="float">
            <text:p>0.494185260311021</text:p>
          </table:table-cell>
          <table:table-cell office:value-type="float" office:value="0.494185255685679" calcext:value-type="float">
            <text:p>0.494185255685679</text:p>
          </table:table-cell>
          <table:table-cell office:value-type="float" office:value="0.494185251060337" calcext:value-type="float">
            <text:p>0.494185251060337</text:p>
          </table:table-cell>
          <table:table-cell office:value-type="float" office:value="0.494185264936363" calcext:value-type="float">
            <text:p>0.494185264936363</text:p>
          </table:table-cell>
          <table:table-cell table:formula="of:=IF([.B84]=[.B83];;[.B84])" office:value-type="float" office:value="0.494185260311021" calcext:value-type="float">
            <text:p>0.494185260311021</text:p>
          </table:table-cell>
          <table:table-cell table:formula="of:=IF([.C84]=[.C83];;[.C84])" office:value-type="float" office:value="0.494185255685679" calcext:value-type="float">
            <text:p>0.494185255685679</text:p>
          </table:table-cell>
          <table:table-cell table:formula="of:=IF([.D84]=[.D83];;[.D84])" office:value-type="float" office:value="0.494185251060337" calcext:value-type="float">
            <text:p>0.494185251060337</text:p>
          </table:table-cell>
          <table:table-cell table:formula="of:=IF([.E84]=[.E83];;[.E84])" office:value-type="float" office:value="0.494185264936363" calcext:value-type="float">
            <text:p>0.494185264936363</text:p>
          </table:table-cell>
          <table:table-cell office:value-type="float" office:value="1" calcext:value-type="float">
            <text:p>1</text:p>
          </table:table-cell>
          <table:table-cell table:formula="of:=IF([.$J84]=1;[.$H84];)" office:value-type="float" office:value="0.494185251060337" calcext:value-type="float">
            <text:p>0.49418525106033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9478609625668" calcext:value-type="float">
            <text:p>0.329478609625668</text:p>
          </table:table-cell>
          <table:table-cell office:value-type="float" office:value="0.329478602844889" calcext:value-type="float">
            <text:p>0.329478602844889</text:p>
          </table:table-cell>
          <table:table-cell office:value-type="float" office:value="0.32947859606411" calcext:value-type="float">
            <text:p>0.32947859606411</text:p>
          </table:table-cell>
          <table:table-cell office:value-type="float" office:value="0.329478616406447" calcext:value-type="float">
            <text:p>0.329478616406447</text:p>
          </table:table-cell>
          <table:table-cell table:formula="of:=IF([.B85]=[.B84];;[.B85])" office:value-type="float" office:value="0.329478609625668" calcext:value-type="float">
            <text:p>0.329478609625668</text:p>
          </table:table-cell>
          <table:table-cell table:formula="of:=IF([.C85]=[.C84];;[.C85])" office:value-type="float" office:value="0.329478602844889" calcext:value-type="float">
            <text:p>0.329478602844889</text:p>
          </table:table-cell>
          <table:table-cell table:formula="of:=IF([.D85]=[.D84];;[.D85])" office:value-type="float" office:value="0.32947859606411" calcext:value-type="float">
            <text:p>0.32947859606411</text:p>
          </table:table-cell>
          <table:table-cell table:formula="of:=IF([.E85]=[.E84];;[.E85])" office:value-type="float" office:value="0.329478616406447" calcext:value-type="float">
            <text:p>0.3294786164064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85]=3;[.$H85];)" office:value-type="float" office:value="0.32947859606411" calcext:value-type="float">
            <text:p>0.329478596064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4317448017564" calcext:value-type="float">
            <text:p>0.494317448017564</text:p>
          </table:table-cell>
          <table:table-cell office:value-type="float" office:value="0.494317443799768" calcext:value-type="float">
            <text:p>0.494317443799768</text:p>
          </table:table-cell>
          <table:table-cell office:value-type="float" office:value="0.494317439581973" calcext:value-type="float">
            <text:p>0.494317439581973</text:p>
          </table:table-cell>
          <table:table-cell office:value-type="float" office:value="0.49431745223536" calcext:value-type="float">
            <text:p>0.49431745223536</text:p>
          </table:table-cell>
          <table:table-cell table:formula="of:=IF([.B86]=[.B85];;[.B86])" office:value-type="float" office:value="0.494317448017564" calcext:value-type="float">
            <text:p>0.494317448017564</text:p>
          </table:table-cell>
          <table:table-cell table:formula="of:=IF([.C86]=[.C85];;[.C86])" office:value-type="float" office:value="0.494317443799768" calcext:value-type="float">
            <text:p>0.494317443799768</text:p>
          </table:table-cell>
          <table:table-cell table:formula="of:=IF([.D86]=[.D85];;[.D86])" office:value-type="float" office:value="0.494317439581973" calcext:value-type="float">
            <text:p>0.494317439581973</text:p>
          </table:table-cell>
          <table:table-cell table:formula="of:=IF([.E86]=[.E85];;[.E86])" office:value-type="float" office:value="0.49431745223536" calcext:value-type="float">
            <text:p>0.49431745223536</text:p>
          </table:table-cell>
          <table:table-cell office:value-type="float" office:value="1" calcext:value-type="float">
            <text:p>1</text:p>
          </table:table-cell>
          <table:table-cell table:formula="of:=IF([.$J86]=1;[.$H86];)" office:value-type="float" office:value="0.494317439581973" calcext:value-type="float">
            <text:p>0.49431743958197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317448017564" calcext:value-type="float">
            <text:p>0.494317448017564</text:p>
          </table:table-cell>
          <table:table-cell office:value-type="float" office:value="0.494317443799768" calcext:value-type="float">
            <text:p>0.494317443799768</text:p>
          </table:table-cell>
          <table:table-cell office:value-type="float" office:value="0.494317439581973" calcext:value-type="float">
            <text:p>0.494317439581973</text:p>
          </table:table-cell>
          <table:table-cell office:value-type="float" office:value="0.49431745223536" calcext:value-type="float">
            <text:p>0.49431745223536</text:p>
          </table:table-cell>
          <table:table-cell table:formula="of:=IF([.B87]=[.B86];;[.B87])" office:value-type="float" office:value="0" calcext:value-type="float">
            <text:p>0</text:p>
          </table:table-cell>
          <table:table-cell table:formula="of:=IF([.C87]=[.C86];;[.C87])" office:value-type="float" office:value="0" calcext:value-type="float">
            <text:p>0</text:p>
          </table:table-cell>
          <table:table-cell table:formula="of:=IF([.D87]=[.D86];;[.D87])" office:value-type="float" office:value="0" calcext:value-type="float">
            <text:p>0</text:p>
          </table:table-cell>
          <table:table-cell table:formula="of:=IF([.E87]=[.E86];;[.E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4443758488702" calcext:value-type="float">
            <text:p>0.494443758488702</text:p>
          </table:table-cell>
          <table:table-cell office:value-type="float" office:value="0.494443754634537" calcext:value-type="float">
            <text:p>0.494443754634537</text:p>
          </table:table-cell>
          <table:table-cell office:value-type="float" office:value="0.494443750780372" calcext:value-type="float">
            <text:p>0.494443750780372</text:p>
          </table:table-cell>
          <table:table-cell office:value-type="float" office:value="0.494443762342867" calcext:value-type="float">
            <text:p>0.494443762342867</text:p>
          </table:table-cell>
          <table:table-cell table:formula="of:=IF([.B88]=[.B87];;[.B88])" office:value-type="float" office:value="0.494443758488702" calcext:value-type="float">
            <text:p>0.494443758488702</text:p>
          </table:table-cell>
          <table:table-cell table:formula="of:=IF([.C88]=[.C87];;[.C88])" office:value-type="float" office:value="0.494443754634537" calcext:value-type="float">
            <text:p>0.494443754634537</text:p>
          </table:table-cell>
          <table:table-cell table:formula="of:=IF([.D88]=[.D87];;[.D88])" office:value-type="float" office:value="0.494443750780372" calcext:value-type="float">
            <text:p>0.494443750780372</text:p>
          </table:table-cell>
          <table:table-cell table:formula="of:=IF([.E88]=[.E87];;[.E88])" office:value-type="float" office:value="0.494443762342867" calcext:value-type="float">
            <text:p>0.494443762342867</text:p>
          </table:table-cell>
          <table:table-cell office:value-type="float" office:value="1" calcext:value-type="float">
            <text:p>1</text:p>
          </table:table-cell>
          <table:table-cell table:formula="of:=IF([.$J88]=1;[.$H88];)" office:value-type="float" office:value="0.494443750780372" calcext:value-type="float">
            <text:p>0.49444375078037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37017586712262" calcext:value-type="float">
            <text:p>0.337017586712262</text:p>
          </table:table-cell>
          <table:table-cell office:value-type="float" office:value="0.337017581180012" calcext:value-type="float">
            <text:p>0.337017581180012</text:p>
          </table:table-cell>
          <table:table-cell office:value-type="float" office:value="0.337017575647762" calcext:value-type="float">
            <text:p>0.337017575647762</text:p>
          </table:table-cell>
          <table:table-cell office:value-type="float" office:value="0.337017592244512" calcext:value-type="float">
            <text:p>0.337017592244512</text:p>
          </table:table-cell>
          <table:table-cell table:formula="of:=IF([.B89]=[.B88];;[.B89])" office:value-type="float" office:value="0.337017586712262" calcext:value-type="float">
            <text:p>0.337017586712262</text:p>
          </table:table-cell>
          <table:table-cell table:formula="of:=IF([.C89]=[.C88];;[.C89])" office:value-type="float" office:value="0.337017581180012" calcext:value-type="float">
            <text:p>0.337017581180012</text:p>
          </table:table-cell>
          <table:table-cell table:formula="of:=IF([.D89]=[.D88];;[.D89])" office:value-type="float" office:value="0.337017575647762" calcext:value-type="float">
            <text:p>0.337017575647762</text:p>
          </table:table-cell>
          <table:table-cell table:formula="of:=IF([.E89]=[.E88];;[.E89])" office:value-type="float" office:value="0.337017592244512" calcext:value-type="float">
            <text:p>0.337017592244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89]=2;[.$H89];)" office:value-type="float" office:value="0.337017575647762" calcext:value-type="float">
            <text:p>0.33701757564776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94564575209737" calcext:value-type="float">
            <text:p>0.494564575209737</text:p>
          </table:table-cell>
          <table:table-cell office:value-type="float" office:value="0.494564571680845" calcext:value-type="float">
            <text:p>0.494564571680845</text:p>
          </table:table-cell>
          <table:table-cell office:value-type="float" office:value="0.494564568151953" calcext:value-type="float">
            <text:p>0.494564568151953</text:p>
          </table:table-cell>
          <table:table-cell office:value-type="float" office:value="0.494564578738628" calcext:value-type="float">
            <text:p>0.494564578738628</text:p>
          </table:table-cell>
          <table:table-cell table:formula="of:=IF([.B90]=[.B89];;[.B90])" office:value-type="float" office:value="0.494564575209737" calcext:value-type="float">
            <text:p>0.494564575209737</text:p>
          </table:table-cell>
          <table:table-cell table:formula="of:=IF([.C90]=[.C89];;[.C90])" office:value-type="float" office:value="0.494564571680845" calcext:value-type="float">
            <text:p>0.494564571680845</text:p>
          </table:table-cell>
          <table:table-cell table:formula="of:=IF([.D90]=[.D89];;[.D90])" office:value-type="float" office:value="0.494564568151953" calcext:value-type="float">
            <text:p>0.494564568151953</text:p>
          </table:table-cell>
          <table:table-cell table:formula="of:=IF([.E90]=[.E89];;[.E90])" office:value-type="float" office:value="0.494564578738628" calcext:value-type="float">
            <text:p>0.494564578738628</text:p>
          </table:table-cell>
          <table:table-cell office:value-type="float" office:value="1" calcext:value-type="float">
            <text:p>1</text:p>
          </table:table-cell>
          <table:table-cell table:formula="of:=IF([.$J90]=1;[.$H90];)" office:value-type="float" office:value="0.494564568151953" calcext:value-type="float">
            <text:p>0.49456456815195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9728781856441" calcext:value-type="float">
            <text:p>0.329728781856441</text:p>
          </table:table-cell>
          <table:table-cell office:value-type="float" office:value="0.329728776675429" calcext:value-type="float">
            <text:p>0.329728776675429</text:p>
          </table:table-cell>
          <table:table-cell office:value-type="float" office:value="0.329728771494416" calcext:value-type="float">
            <text:p>0.329728771494416</text:p>
          </table:table-cell>
          <table:table-cell office:value-type="float" office:value="0.329728787037454" calcext:value-type="float">
            <text:p>0.329728787037454</text:p>
          </table:table-cell>
          <table:table-cell table:formula="of:=IF([.B91]=[.B90];;[.B91])" office:value-type="float" office:value="0.329728781856441" calcext:value-type="float">
            <text:p>0.329728781856441</text:p>
          </table:table-cell>
          <table:table-cell table:formula="of:=IF([.C91]=[.C90];;[.C91])" office:value-type="float" office:value="0.329728776675429" calcext:value-type="float">
            <text:p>0.329728776675429</text:p>
          </table:table-cell>
          <table:table-cell table:formula="of:=IF([.D91]=[.D90];;[.D91])" office:value-type="float" office:value="0.329728771494416" calcext:value-type="float">
            <text:p>0.329728771494416</text:p>
          </table:table-cell>
          <table:table-cell table:formula="of:=IF([.E91]=[.E90];;[.E91])" office:value-type="float" office:value="0.329728787037454" calcext:value-type="float">
            <text:p>0.3297287870374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91]=3;[.$H91];)" office:value-type="float" office:value="0.329728771494416" calcext:value-type="float">
            <text:p>0.3297287714944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4680249009621" calcext:value-type="float">
            <text:p>0.494680249009621</text:p>
          </table:table-cell>
          <table:table-cell office:value-type="float" office:value="0.4946802457724" calcext:value-type="float">
            <text:p>0.4946802457724</text:p>
          </table:table-cell>
          <table:table-cell office:value-type="float" office:value="0.494680242535179" calcext:value-type="float">
            <text:p>0.494680242535179</text:p>
          </table:table-cell>
          <table:table-cell office:value-type="float" office:value="0.494680252246842" calcext:value-type="float">
            <text:p>0.494680252246842</text:p>
          </table:table-cell>
          <table:table-cell table:formula="of:=IF([.B92]=[.B91];;[.B92])" office:value-type="float" office:value="0.494680249009621" calcext:value-type="float">
            <text:p>0.494680249009621</text:p>
          </table:table-cell>
          <table:table-cell table:formula="of:=IF([.C92]=[.C91];;[.C92])" office:value-type="float" office:value="0.4946802457724" calcext:value-type="float">
            <text:p>0.4946802457724</text:p>
          </table:table-cell>
          <table:table-cell table:formula="of:=IF([.D92]=[.D91];;[.D92])" office:value-type="float" office:value="0.494680242535179" calcext:value-type="float">
            <text:p>0.494680242535179</text:p>
          </table:table-cell>
          <table:table-cell table:formula="of:=IF([.E92]=[.E91];;[.E92])" office:value-type="float" office:value="0.494680252246842" calcext:value-type="float">
            <text:p>0.494680252246842</text:p>
          </table:table-cell>
          <table:table-cell office:value-type="float" office:value="1" calcext:value-type="float">
            <text:p>1</text:p>
          </table:table-cell>
          <table:table-cell table:formula="of:=IF([.$J92]=1;[.$H92];)" office:value-type="float" office:value="0.494680242535179" calcext:value-type="float">
            <text:p>0.49468024253517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94680249009621" calcext:value-type="float">
            <text:p>0.494680249009621</text:p>
          </table:table-cell>
          <table:table-cell office:value-type="float" office:value="0.4946802457724" calcext:value-type="float">
            <text:p>0.4946802457724</text:p>
          </table:table-cell>
          <table:table-cell office:value-type="float" office:value="0.494680242535179" calcext:value-type="float">
            <text:p>0.494680242535179</text:p>
          </table:table-cell>
          <table:table-cell office:value-type="float" office:value="0.494680252246842" calcext:value-type="float">
            <text:p>0.494680252246842</text:p>
          </table:table-cell>
          <table:table-cell table:formula="of:=IF([.B93]=[.B92];;[.B93])" office:value-type="float" office:value="0" calcext:value-type="float">
            <text:p>0</text:p>
          </table:table-cell>
          <table:table-cell table:formula="of:=IF([.C93]=[.C92];;[.C93])" office:value-type="float" office:value="0" calcext:value-type="float">
            <text:p>0</text:p>
          </table:table-cell>
          <table:table-cell table:formula="of:=IF([.D93]=[.D92];;[.D93])" office:value-type="float" office:value="0" calcext:value-type="float">
            <text:p>0</text:p>
          </table:table-cell>
          <table:table-cell table:formula="of:=IF([.E93]=[.E92];;[.E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4791101465003" calcext:value-type="float">
            <text:p>0.494791101465003</text:p>
          </table:table-cell>
          <table:table-cell office:value-type="float" office:value="0.494791098489931" calcext:value-type="float">
            <text:p>0.494791098489931</text:p>
          </table:table-cell>
          <table:table-cell office:value-type="float" office:value="0.494791095514859" calcext:value-type="float">
            <text:p>0.494791095514859</text:p>
          </table:table-cell>
          <table:table-cell office:value-type="float" office:value="0.494791104440075" calcext:value-type="float">
            <text:p>0.494791104440075</text:p>
          </table:table-cell>
          <table:table-cell table:formula="of:=IF([.B94]=[.B93];;[.B94])" office:value-type="float" office:value="0.494791101465003" calcext:value-type="float">
            <text:p>0.494791101465003</text:p>
          </table:table-cell>
          <table:table-cell table:formula="of:=IF([.C94]=[.C93];;[.C94])" office:value-type="float" office:value="0.494791098489931" calcext:value-type="float">
            <text:p>0.494791098489931</text:p>
          </table:table-cell>
          <table:table-cell table:formula="of:=IF([.D94]=[.D93];;[.D94])" office:value-type="float" office:value="0.494791095514859" calcext:value-type="float">
            <text:p>0.494791095514859</text:p>
          </table:table-cell>
          <table:table-cell table:formula="of:=IF([.E94]=[.E93];;[.E94])" office:value-type="float" office:value="0.494791104440075" calcext:value-type="float">
            <text:p>0.494791104440075</text:p>
          </table:table-cell>
          <table:table-cell office:value-type="float" office:value="1" calcext:value-type="float">
            <text:p>1</text:p>
          </table:table-cell>
          <table:table-cell table:formula="of:=IF([.$J94]=1;[.$H94];)" office:value-type="float" office:value="0.494791095514859" calcext:value-type="float">
            <text:p>0.49479109551485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6788399570354" calcext:value-type="float">
            <text:p>0.336788399570354</text:p>
          </table:table-cell>
          <table:table-cell office:value-type="float" office:value="0.336788395288287" calcext:value-type="float">
            <text:p>0.336788395288287</text:p>
          </table:table-cell>
          <table:table-cell office:value-type="float" office:value="0.336788391006219" calcext:value-type="float">
            <text:p>0.336788391006219</text:p>
          </table:table-cell>
          <table:table-cell office:value-type="float" office:value="0.336788403852422" calcext:value-type="float">
            <text:p>0.336788403852422</text:p>
          </table:table-cell>
          <table:table-cell table:formula="of:=IF([.B95]=[.B94];;[.B95])" office:value-type="float" office:value="0.336788399570354" calcext:value-type="float">
            <text:p>0.336788399570354</text:p>
          </table:table-cell>
          <table:table-cell table:formula="of:=IF([.C95]=[.C94];;[.C95])" office:value-type="float" office:value="0.336788395288287" calcext:value-type="float">
            <text:p>0.336788395288287</text:p>
          </table:table-cell>
          <table:table-cell table:formula="of:=IF([.D95]=[.D94];;[.D95])" office:value-type="float" office:value="0.336788391006219" calcext:value-type="float">
            <text:p>0.336788391006219</text:p>
          </table:table-cell>
          <table:table-cell table:formula="of:=IF([.E95]=[.E94];;[.E95])" office:value-type="float" office:value="0.336788403852422" calcext:value-type="float">
            <text:p>0.33678840385242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95]=2;[.$H95];)" office:value-type="float" office:value="0.336788391006219" calcext:value-type="float">
            <text:p>0.33678839100621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94897427887119" calcext:value-type="float">
            <text:p>0.494897427887119</text:p>
          </table:table-cell>
          <table:table-cell office:value-type="float" office:value="0.494897425148188" calcext:value-type="float">
            <text:p>0.494897425148188</text:p>
          </table:table-cell>
          <table:table-cell office:value-type="float" office:value="0.494897422409258" calcext:value-type="float">
            <text:p>0.494897422409258</text:p>
          </table:table-cell>
          <table:table-cell office:value-type="float" office:value="0.494897430626049" calcext:value-type="float">
            <text:p>0.494897430626049</text:p>
          </table:table-cell>
          <table:table-cell table:formula="of:=IF([.B96]=[.B95];;[.B96])" office:value-type="float" office:value="0.494897427887119" calcext:value-type="float">
            <text:p>0.494897427887119</text:p>
          </table:table-cell>
          <table:table-cell table:formula="of:=IF([.C96]=[.C95];;[.C96])" office:value-type="float" office:value="0.494897425148188" calcext:value-type="float">
            <text:p>0.494897425148188</text:p>
          </table:table-cell>
          <table:table-cell table:formula="of:=IF([.D96]=[.D95];;[.D96])" office:value-type="float" office:value="0.494897422409258" calcext:value-type="float">
            <text:p>0.494897422409258</text:p>
          </table:table-cell>
          <table:table-cell table:formula="of:=IF([.E96]=[.E95];;[.E96])" office:value-type="float" office:value="0.494897430626049" calcext:value-type="float">
            <text:p>0.494897430626049</text:p>
          </table:table-cell>
          <table:table-cell office:value-type="float" office:value="1" calcext:value-type="float">
            <text:p>1</text:p>
          </table:table-cell>
          <table:table-cell table:formula="of:=IF([.$J96]=1;[.$H96];)" office:value-type="float" office:value="0.494897422409258" calcext:value-type="float">
            <text:p>0.4948974224092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9948453608247" calcext:value-type="float">
            <text:p>0.329948453608247</text:p>
          </table:table-cell>
          <table:table-cell office:value-type="float" office:value="0.329948449581815" calcext:value-type="float">
            <text:p>0.329948449581815</text:p>
          </table:table-cell>
          <table:table-cell office:value-type="float" office:value="0.329948445555382" calcext:value-type="float">
            <text:p>0.329948445555382</text:p>
          </table:table-cell>
          <table:table-cell office:value-type="float" office:value="0.32994845763468" calcext:value-type="float">
            <text:p>0.32994845763468</text:p>
          </table:table-cell>
          <table:table-cell table:formula="of:=IF([.B97]=[.B96];;[.B97])" office:value-type="float" office:value="0.329948453608247" calcext:value-type="float">
            <text:p>0.329948453608247</text:p>
          </table:table-cell>
          <table:table-cell table:formula="of:=IF([.C97]=[.C96];;[.C97])" office:value-type="float" office:value="0.329948449581815" calcext:value-type="float">
            <text:p>0.329948449581815</text:p>
          </table:table-cell>
          <table:table-cell table:formula="of:=IF([.D97]=[.D96];;[.D97])" office:value-type="float" office:value="0.329948445555382" calcext:value-type="float">
            <text:p>0.329948445555382</text:p>
          </table:table-cell>
          <table:table-cell table:formula="of:=IF([.E97]=[.E96];;[.E97])" office:value-type="float" office:value="0.32994845763468" calcext:value-type="float">
            <text:p>0.329948457634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97]=3;[.$H97];)" office:value-type="float" office:value="0.329948445555382" calcext:value-type="float">
            <text:p>0.3299484455553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4999499949995" calcext:value-type="float">
            <text:p>0.494999499949995</text:p>
          </table:table-cell>
          <table:table-cell office:value-type="float" office:value="0.494999497424235" calcext:value-type="float">
            <text:p>0.494999497424235</text:p>
          </table:table-cell>
          <table:table-cell office:value-type="float" office:value="0.494999494898475" calcext:value-type="float">
            <text:p>0.494999494898475</text:p>
          </table:table-cell>
          <table:table-cell office:value-type="float" office:value="0.494999502475755" calcext:value-type="float">
            <text:p>0.494999502475755</text:p>
          </table:table-cell>
          <table:table-cell table:formula="of:=IF([.B98]=[.B97];;[.B98])" office:value-type="float" office:value="0.494999499949995" calcext:value-type="float">
            <text:p>0.494999499949995</text:p>
          </table:table-cell>
          <table:table-cell table:formula="of:=IF([.C98]=[.C97];;[.C98])" office:value-type="float" office:value="0.494999497424235" calcext:value-type="float">
            <text:p>0.494999497424235</text:p>
          </table:table-cell>
          <table:table-cell table:formula="of:=IF([.D98]=[.D97];;[.D98])" office:value-type="float" office:value="0.494999494898475" calcext:value-type="float">
            <text:p>0.494999494898475</text:p>
          </table:table-cell>
          <table:table-cell table:formula="of:=IF([.E98]=[.E97];;[.E98])" office:value-type="float" office:value="0.494999502475755" calcext:value-type="float">
            <text:p>0.494999502475755</text:p>
          </table:table-cell>
          <table:table-cell office:value-type="float" office:value="1" calcext:value-type="float">
            <text:p>1</text:p>
          </table:table-cell>
          <table:table-cell table:formula="of:=IF([.$J98]=1;[.$H98];)" office:value-type="float" office:value="0.494999494898475" calcext:value-type="float">
            <text:p>0.4949994948984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94999499949995" calcext:value-type="float">
            <text:p>0.494999499949995</text:p>
          </table:table-cell>
          <table:table-cell office:value-type="float" office:value="0.494999497424235" calcext:value-type="float">
            <text:p>0.494999497424235</text:p>
          </table:table-cell>
          <table:table-cell office:value-type="float" office:value="0.494999494898475" calcext:value-type="float">
            <text:p>0.494999494898475</text:p>
          </table:table-cell>
          <table:table-cell office:value-type="float" office:value="0.494999502475755" calcext:value-type="float">
            <text:p>0.494999502475755</text:p>
          </table:table-cell>
          <table:table-cell table:formula="of:=IF([.B99]=[.B98];;[.B99])" office:value-type="float" office:value="0" calcext:value-type="float">
            <text:p>0</text:p>
          </table:table-cell>
          <table:table-cell table:formula="of:=IF([.C99]=[.C98];;[.C99])" office:value-type="float" office:value="0" calcext:value-type="float">
            <text:p>0</text:p>
          </table:table-cell>
          <table:table-cell table:formula="of:=IF([.D99]=[.D98];;[.D99])" office:value-type="float" office:value="0" calcext:value-type="float">
            <text:p>0</text:p>
          </table:table-cell>
          <table:table-cell table:formula="of:=IF([.E99]=[.E98];;[.E9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95097568009228" calcext:value-type="float">
            <text:p>0.495097568009228</text:p>
          </table:table-cell>
          <table:table-cell office:value-type="float" office:value="0.495097565676296" calcext:value-type="float">
            <text:p>0.495097565676296</text:p>
          </table:table-cell>
          <table:table-cell office:value-type="float" office:value="0.495097563343365" calcext:value-type="float">
            <text:p>0.495097563343365</text:p>
          </table:table-cell>
          <table:table-cell office:value-type="float" office:value="0.49509757034216" calcext:value-type="float">
            <text:p>0.49509757034216</text:p>
          </table:table-cell>
          <table:table-cell table:formula="of:=IF([.B100]=[.B99];;[.B100])" office:value-type="float" office:value="0.495097568009228" calcext:value-type="float">
            <text:p>0.495097568009228</text:p>
          </table:table-cell>
          <table:table-cell table:formula="of:=IF([.C100]=[.C99];;[.C100])" office:value-type="float" office:value="0.495097565676296" calcext:value-type="float">
            <text:p>0.495097565676296</text:p>
          </table:table-cell>
          <table:table-cell table:formula="of:=IF([.D100]=[.D99];;[.D100])" office:value-type="float" office:value="0.495097563343365" calcext:value-type="float">
            <text:p>0.495097563343365</text:p>
          </table:table-cell>
          <table:table-cell table:formula="of:=IF([.E100]=[.E99];;[.E100])" office:value-type="float" office:value="0.49509757034216" calcext:value-type="float">
            <text:p>0.49509757034216</text:p>
          </table:table-cell>
          <table:table-cell office:value-type="float" office:value="1" calcext:value-type="float">
            <text:p>1</text:p>
          </table:table-cell>
          <table:table-cell table:formula="of:=IF([.$J100]=1;[.$H100];)" office:value-type="float" office:value="0.495097563343365" calcext:value-type="float">
            <text:p>0.49509756334336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6586062452399" calcext:value-type="float">
            <text:p>0.336586062452399</text:p>
          </table:table-cell>
          <table:table-cell office:value-type="float" office:value="0.336586059086474" calcext:value-type="float">
            <text:p>0.336586059086474</text:p>
          </table:table-cell>
          <table:table-cell office:value-type="float" office:value="0.336586055720549" calcext:value-type="float">
            <text:p>0.336586055720549</text:p>
          </table:table-cell>
          <table:table-cell office:value-type="float" office:value="0.336586065818324" calcext:value-type="float">
            <text:p>0.336586065818324</text:p>
          </table:table-cell>
          <table:table-cell table:formula="of:=IF([.B101]=[.B100];;[.B101])" office:value-type="float" office:value="0.336586062452399" calcext:value-type="float">
            <text:p>0.336586062452399</text:p>
          </table:table-cell>
          <table:table-cell table:formula="of:=IF([.C101]=[.C100];;[.C101])" office:value-type="float" office:value="0.336586059086474" calcext:value-type="float">
            <text:p>0.336586059086474</text:p>
          </table:table-cell>
          <table:table-cell table:formula="of:=IF([.D101]=[.D100];;[.D101])" office:value-type="float" office:value="0.336586055720549" calcext:value-type="float">
            <text:p>0.336586055720549</text:p>
          </table:table-cell>
          <table:table-cell table:formula="of:=IF([.E101]=[.E100];;[.E101])" office:value-type="float" office:value="0.336586065818324" calcext:value-type="float">
            <text:p>0.33658606581832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01]=2;[.$H101];)" office:value-type="float" office:value="0.336586055720549" calcext:value-type="float">
            <text:p>0.33658605572054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5191863153028" calcext:value-type="float">
            <text:p>0.495191863153028</text:p>
          </table:table-cell>
          <table:table-cell office:value-type="float" office:value="0.495191860994869" calcext:value-type="float">
            <text:p>0.495191860994869</text:p>
          </table:table-cell>
          <table:table-cell office:value-type="float" office:value="0.49519185883671" calcext:value-type="float">
            <text:p>0.49519185883671</text:p>
          </table:table-cell>
          <table:table-cell office:value-type="float" office:value="0.495191865311187" calcext:value-type="float">
            <text:p>0.495191865311187</text:p>
          </table:table-cell>
          <table:table-cell table:formula="of:=IF([.B102]=[.B101];;[.B102])" office:value-type="float" office:value="0.495191863153028" calcext:value-type="float">
            <text:p>0.495191863153028</text:p>
          </table:table-cell>
          <table:table-cell table:formula="of:=IF([.C102]=[.C101];;[.C102])" office:value-type="float" office:value="0.495191860994869" calcext:value-type="float">
            <text:p>0.495191860994869</text:p>
          </table:table-cell>
          <table:table-cell table:formula="of:=IF([.D102]=[.D101];;[.D102])" office:value-type="float" office:value="0.49519185883671" calcext:value-type="float">
            <text:p>0.49519185883671</text:p>
          </table:table-cell>
          <table:table-cell table:formula="of:=IF([.E102]=[.E101];;[.E102])" office:value-type="float" office:value="0.495191865311187" calcext:value-type="float">
            <text:p>0.495191865311187</text:p>
          </table:table-cell>
          <table:table-cell office:value-type="float" office:value="1" calcext:value-type="float">
            <text:p>1</text:p>
          </table:table-cell>
          <table:table-cell table:formula="of:=IF([.$J102]=1;[.$H102];)" office:value-type="float" office:value="0.49519185883671" calcext:value-type="float">
            <text:p>0.4951918588367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30142883311962" calcext:value-type="float">
            <text:p>0.330142883311962</text:p>
          </table:table-cell>
          <table:table-cell office:value-type="float" office:value="0.330142880135659" calcext:value-type="float">
            <text:p>0.330142880135659</text:p>
          </table:table-cell>
          <table:table-cell office:value-type="float" office:value="0.330142876959356" calcext:value-type="float">
            <text:p>0.330142876959356</text:p>
          </table:table-cell>
          <table:table-cell office:value-type="float" office:value="0.330142886488265" calcext:value-type="float">
            <text:p>0.330142886488265</text:p>
          </table:table-cell>
          <table:table-cell table:formula="of:=IF([.B103]=[.B102];;[.B103])" office:value-type="float" office:value="0.330142883311962" calcext:value-type="float">
            <text:p>0.330142883311962</text:p>
          </table:table-cell>
          <table:table-cell table:formula="of:=IF([.C103]=[.C102];;[.C103])" office:value-type="float" office:value="0.330142880135659" calcext:value-type="float">
            <text:p>0.330142880135659</text:p>
          </table:table-cell>
          <table:table-cell table:formula="of:=IF([.D103]=[.D102];;[.D103])" office:value-type="float" office:value="0.330142876959356" calcext:value-type="float">
            <text:p>0.330142876959356</text:p>
          </table:table-cell>
          <table:table-cell table:formula="of:=IF([.E103]=[.E102];;[.E103])" office:value-type="float" office:value="0.330142886488265" calcext:value-type="float">
            <text:p>0.3301428864882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03]=3;[.$H103];)" office:value-type="float" office:value="0.330142876959356" calcext:value-type="float">
            <text:p>0.3301428769593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95282599020917" calcext:value-type="float">
            <text:p>0.495282599020917</text:p>
          </table:table-cell>
          <table:table-cell office:value-type="float" office:value="0.495282597021466" calcext:value-type="float">
            <text:p>0.495282597021466</text:p>
          </table:table-cell>
          <table:table-cell office:value-type="float" office:value="0.495282595022015" calcext:value-type="float">
            <text:p>0.495282595022015</text:p>
          </table:table-cell>
          <table:table-cell office:value-type="float" office:value="0.495282601020368" calcext:value-type="float">
            <text:p>0.495282601020368</text:p>
          </table:table-cell>
          <table:table-cell table:formula="of:=IF([.B104]=[.B103];;[.B104])" office:value-type="float" office:value="0.495282599020917" calcext:value-type="float">
            <text:p>0.495282599020917</text:p>
          </table:table-cell>
          <table:table-cell table:formula="of:=IF([.C104]=[.C103];;[.C104])" office:value-type="float" office:value="0.495282597021466" calcext:value-type="float">
            <text:p>0.495282597021466</text:p>
          </table:table-cell>
          <table:table-cell table:formula="of:=IF([.D104]=[.D103];;[.D104])" office:value-type="float" office:value="0.495282595022015" calcext:value-type="float">
            <text:p>0.495282595022015</text:p>
          </table:table-cell>
          <table:table-cell table:formula="of:=IF([.E104]=[.E103];;[.E104])" office:value-type="float" office:value="0.495282601020368" calcext:value-type="float">
            <text:p>0.495282601020368</text:p>
          </table:table-cell>
          <table:table-cell office:value-type="float" office:value="1" calcext:value-type="float">
            <text:p>1</text:p>
          </table:table-cell>
          <table:table-cell table:formula="of:=IF([.$J104]=1;[.$H104];)" office:value-type="float" office:value="0.495282595022015" calcext:value-type="float">
            <text:p>0.49528259502201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95282599020917" calcext:value-type="float">
            <text:p>0.495282599020917</text:p>
          </table:table-cell>
          <table:table-cell office:value-type="float" office:value="0.495282597021466" calcext:value-type="float">
            <text:p>0.495282597021466</text:p>
          </table:table-cell>
          <table:table-cell office:value-type="float" office:value="0.495282595022015" calcext:value-type="float">
            <text:p>0.495282595022015</text:p>
          </table:table-cell>
          <table:table-cell office:value-type="float" office:value="0.495282601020368" calcext:value-type="float">
            <text:p>0.495282601020368</text:p>
          </table:table-cell>
          <table:table-cell table:formula="of:=IF([.B105]=[.B104];;[.B105])" office:value-type="float" office:value="0" calcext:value-type="float">
            <text:p>0</text:p>
          </table:table-cell>
          <table:table-cell table:formula="of:=IF([.C105]=[.C104];;[.C105])" office:value-type="float" office:value="0" calcext:value-type="float">
            <text:p>0</text:p>
          </table:table-cell>
          <table:table-cell table:formula="of:=IF([.D105]=[.D104];;[.D105])" office:value-type="float" office:value="0" calcext:value-type="float">
            <text:p>0</text:p>
          </table:table-cell>
          <table:table-cell table:formula="of:=IF([.E105]=[.E104];;[.E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95369973420218" calcext:value-type="float">
            <text:p>0.495369973420218</text:p>
          </table:table-cell>
          <table:table-cell office:value-type="float" office:value="0.49536997156515" calcext:value-type="float">
            <text:p>0.49536997156515</text:p>
          </table:table-cell>
          <table:table-cell office:value-type="float" office:value="0.495369969710082" calcext:value-type="float">
            <text:p>0.495369969710082</text:p>
          </table:table-cell>
          <table:table-cell office:value-type="float" office:value="0.495369975275286" calcext:value-type="float">
            <text:p>0.495369975275286</text:p>
          </table:table-cell>
          <table:table-cell table:formula="of:=IF([.B106]=[.B105];;[.B106])" office:value-type="float" office:value="0.495369973420218" calcext:value-type="float">
            <text:p>0.495369973420218</text:p>
          </table:table-cell>
          <table:table-cell table:formula="of:=IF([.C106]=[.C105];;[.C106])" office:value-type="float" office:value="0.49536997156515" calcext:value-type="float">
            <text:p>0.49536997156515</text:p>
          </table:table-cell>
          <table:table-cell table:formula="of:=IF([.D106]=[.D105];;[.D106])" office:value-type="float" office:value="0.495369969710082" calcext:value-type="float">
            <text:p>0.495369969710082</text:p>
          </table:table-cell>
          <table:table-cell table:formula="of:=IF([.E106]=[.E105];;[.E106])" office:value-type="float" office:value="0.495369975275286" calcext:value-type="float">
            <text:p>0.495369975275286</text:p>
          </table:table-cell>
          <table:table-cell office:value-type="float" office:value="1" calcext:value-type="float">
            <text:p>1</text:p>
          </table:table-cell>
          <table:table-cell table:formula="of:=IF([.$J106]=1;[.$H106];)" office:value-type="float" office:value="0.495369969710082" calcext:value-type="float">
            <text:p>0.49536996971008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6406117247239" calcext:value-type="float">
            <text:p>0.336406117247239</text:p>
          </table:table-cell>
          <table:table-cell office:value-type="float" office:value="0.336406114565026" calcext:value-type="float">
            <text:p>0.336406114565026</text:p>
          </table:table-cell>
          <table:table-cell office:value-type="float" office:value="0.336406111882814" calcext:value-type="float">
            <text:p>0.336406111882814</text:p>
          </table:table-cell>
          <table:table-cell office:value-type="float" office:value="0.336406119929451" calcext:value-type="float">
            <text:p>0.336406119929451</text:p>
          </table:table-cell>
          <table:table-cell table:formula="of:=IF([.B107]=[.B106];;[.B107])" office:value-type="float" office:value="0.336406117247239" calcext:value-type="float">
            <text:p>0.336406117247239</text:p>
          </table:table-cell>
          <table:table-cell table:formula="of:=IF([.C107]=[.C106];;[.C107])" office:value-type="float" office:value="0.336406114565026" calcext:value-type="float">
            <text:p>0.336406114565026</text:p>
          </table:table-cell>
          <table:table-cell table:formula="of:=IF([.D107]=[.D106];;[.D107])" office:value-type="float" office:value="0.336406111882814" calcext:value-type="float">
            <text:p>0.336406111882814</text:p>
          </table:table-cell>
          <table:table-cell table:formula="of:=IF([.E107]=[.E106];;[.E107])" office:value-type="float" office:value="0.336406119929451" calcext:value-type="float">
            <text:p>0.33640611992945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07]=2;[.$H107];)" office:value-type="float" office:value="0.336406111882814" calcext:value-type="float">
            <text:p>0.3364061118828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95454169766096" calcext:value-type="float">
            <text:p>0.495454169766096</text:p>
          </table:table-cell>
          <table:table-cell office:value-type="float" office:value="0.495454168042611" calcext:value-type="float">
            <text:p>0.495454168042611</text:p>
          </table:table-cell>
          <table:table-cell office:value-type="float" office:value="0.495454166319126" calcext:value-type="float">
            <text:p>0.495454166319126</text:p>
          </table:table-cell>
          <table:table-cell office:value-type="float" office:value="0.495454171489582" calcext:value-type="float">
            <text:p>0.495454171489582</text:p>
          </table:table-cell>
          <table:table-cell table:formula="of:=IF([.B108]=[.B107];;[.B108])" office:value-type="float" office:value="0.495454169766096" calcext:value-type="float">
            <text:p>0.495454169766096</text:p>
          </table:table-cell>
          <table:table-cell table:formula="of:=IF([.C108]=[.C107];;[.C108])" office:value-type="float" office:value="0.495454168042611" calcext:value-type="float">
            <text:p>0.495454168042611</text:p>
          </table:table-cell>
          <table:table-cell table:formula="of:=IF([.D108]=[.D107];;[.D108])" office:value-type="float" office:value="0.495454166319126" calcext:value-type="float">
            <text:p>0.495454166319126</text:p>
          </table:table-cell>
          <table:table-cell table:formula="of:=IF([.E108]=[.E107];;[.E108])" office:value-type="float" office:value="0.495454171489582" calcext:value-type="float">
            <text:p>0.495454171489582</text:p>
          </table:table-cell>
          <table:table-cell office:value-type="float" office:value="1" calcext:value-type="float">
            <text:p>1</text:p>
          </table:table-cell>
          <table:table-cell table:formula="of:=IF([.$J108]=1;[.$H108];)" office:value-type="float" office:value="0.495454166319126" calcext:value-type="float">
            <text:p>0.49545416631912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0316186107471" calcext:value-type="float">
            <text:p>0.330316186107471</text:p>
          </table:table-cell>
          <table:table-cell office:value-type="float" office:value="0.330316183568304" calcext:value-type="float">
            <text:p>0.330316183568304</text:p>
          </table:table-cell>
          <table:table-cell office:value-type="float" office:value="0.330316181029138" calcext:value-type="float">
            <text:p>0.330316181029138</text:p>
          </table:table-cell>
          <table:table-cell office:value-type="float" office:value="0.330316188646637" calcext:value-type="float">
            <text:p>0.330316188646637</text:p>
          </table:table-cell>
          <table:table-cell table:formula="of:=IF([.B109]=[.B108];;[.B109])" office:value-type="float" office:value="0.330316186107471" calcext:value-type="float">
            <text:p>0.330316186107471</text:p>
          </table:table-cell>
          <table:table-cell table:formula="of:=IF([.C109]=[.C108];;[.C109])" office:value-type="float" office:value="0.330316183568304" calcext:value-type="float">
            <text:p>0.330316183568304</text:p>
          </table:table-cell>
          <table:table-cell table:formula="of:=IF([.D109]=[.D108];;[.D109])" office:value-type="float" office:value="0.330316181029138" calcext:value-type="float">
            <text:p>0.330316181029138</text:p>
          </table:table-cell>
          <table:table-cell table:formula="of:=IF([.E109]=[.E108];;[.E109])" office:value-type="float" office:value="0.330316188646637" calcext:value-type="float">
            <text:p>0.3303161886466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09]=3;[.$H109];)" office:value-type="float" office:value="0.330316181029138" calcext:value-type="float">
            <text:p>0.3303161810291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95535358367217" calcext:value-type="float">
            <text:p>0.495535358367217</text:p>
          </table:table-cell>
          <table:table-cell office:value-type="float" office:value="0.495535356763851" calcext:value-type="float">
            <text:p>0.495535356763851</text:p>
          </table:table-cell>
          <table:table-cell office:value-type="float" office:value="0.495535355160486" calcext:value-type="float">
            <text:p>0.495535355160486</text:p>
          </table:table-cell>
          <table:table-cell office:value-type="float" office:value="0.495535359970582" calcext:value-type="float">
            <text:p>0.495535359970582</text:p>
          </table:table-cell>
          <table:table-cell table:formula="of:=IF([.B110]=[.B109];;[.B110])" office:value-type="float" office:value="0.495535358367217" calcext:value-type="float">
            <text:p>0.495535358367217</text:p>
          </table:table-cell>
          <table:table-cell table:formula="of:=IF([.C110]=[.C109];;[.C110])" office:value-type="float" office:value="0.495535356763851" calcext:value-type="float">
            <text:p>0.495535356763851</text:p>
          </table:table-cell>
          <table:table-cell table:formula="of:=IF([.D110]=[.D109];;[.D110])" office:value-type="float" office:value="0.495535355160486" calcext:value-type="float">
            <text:p>0.495535355160486</text:p>
          </table:table-cell>
          <table:table-cell table:formula="of:=IF([.E110]=[.E109];;[.E110])" office:value-type="float" office:value="0.495535359970582" calcext:value-type="float">
            <text:p>0.495535359970582</text:p>
          </table:table-cell>
          <table:table-cell office:value-type="float" office:value="1" calcext:value-type="float">
            <text:p>1</text:p>
          </table:table-cell>
          <table:table-cell table:formula="of:=IF([.$J110]=1;[.$H110];)" office:value-type="float" office:value="0.495535355160486" calcext:value-type="float">
            <text:p>0.49553535516048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95535358367217" calcext:value-type="float">
            <text:p>0.495535358367217</text:p>
          </table:table-cell>
          <table:table-cell office:value-type="float" office:value="0.495535356763851" calcext:value-type="float">
            <text:p>0.495535356763851</text:p>
          </table:table-cell>
          <table:table-cell office:value-type="float" office:value="0.495535355160486" calcext:value-type="float">
            <text:p>0.495535355160486</text:p>
          </table:table-cell>
          <table:table-cell office:value-type="float" office:value="0.495535359970582" calcext:value-type="float">
            <text:p>0.495535359970582</text:p>
          </table:table-cell>
          <table:table-cell table:formula="of:=IF([.B111]=[.B110];;[.B111])" office:value-type="float" office:value="0" calcext:value-type="float">
            <text:p>0</text:p>
          </table:table-cell>
          <table:table-cell table:formula="of:=IF([.C111]=[.C110];;[.C111])" office:value-type="float" office:value="0" calcext:value-type="float">
            <text:p>0</text:p>
          </table:table-cell>
          <table:table-cell table:formula="of:=IF([.D111]=[.D110];;[.D111])" office:value-type="float" office:value="0" calcext:value-type="float">
            <text:p>0</text:p>
          </table:table-cell>
          <table:table-cell table:formula="of:=IF([.E111]=[.E110];;[.E1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95613697575991" calcext:value-type="float">
            <text:p>0.495613697575991</text:p>
          </table:table-cell>
          <table:table-cell office:value-type="float" office:value="0.49561369608246" calcext:value-type="float">
            <text:p>0.49561369608246</text:p>
          </table:table-cell>
          <table:table-cell office:value-type="float" office:value="0.495613694588929" calcext:value-type="float">
            <text:p>0.495613694588929</text:p>
          </table:table-cell>
          <table:table-cell office:value-type="float" office:value="0.495613699069521" calcext:value-type="float">
            <text:p>0.495613699069521</text:p>
          </table:table-cell>
          <table:table-cell table:formula="of:=IF([.B112]=[.B111];;[.B112])" office:value-type="float" office:value="0.495613697575991" calcext:value-type="float">
            <text:p>0.495613697575991</text:p>
          </table:table-cell>
          <table:table-cell table:formula="of:=IF([.C112]=[.C111];;[.C112])" office:value-type="float" office:value="0.49561369608246" calcext:value-type="float">
            <text:p>0.49561369608246</text:p>
          </table:table-cell>
          <table:table-cell table:formula="of:=IF([.D112]=[.D111];;[.D112])" office:value-type="float" office:value="0.495613694588929" calcext:value-type="float">
            <text:p>0.495613694588929</text:p>
          </table:table-cell>
          <table:table-cell table:formula="of:=IF([.E112]=[.E111];;[.E112])" office:value-type="float" office:value="0.495613699069521" calcext:value-type="float">
            <text:p>0.495613699069521</text:p>
          </table:table-cell>
          <table:table-cell office:value-type="float" office:value="1" calcext:value-type="float">
            <text:p>1</text:p>
          </table:table-cell>
          <table:table-cell table:formula="of:=IF([.$J112]=1;[.$H112];)" office:value-type="float" office:value="0.495613694588929" calcext:value-type="float">
            <text:p>0.49561369458892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36245041196216" calcext:value-type="float">
            <text:p>0.336245041196216</text:p>
          </table:table-cell>
          <table:table-cell office:value-type="float" office:value="0.336245039032595" calcext:value-type="float">
            <text:p>0.336245039032595</text:p>
          </table:table-cell>
          <table:table-cell office:value-type="float" office:value="0.336245036868973" calcext:value-type="float">
            <text:p>0.336245036868973</text:p>
          </table:table-cell>
          <table:table-cell office:value-type="float" office:value="0.336245043359837" calcext:value-type="float">
            <text:p>0.336245043359837</text:p>
          </table:table-cell>
          <table:table-cell table:formula="of:=IF([.B113]=[.B112];;[.B113])" office:value-type="float" office:value="0.336245041196216" calcext:value-type="float">
            <text:p>0.336245041196216</text:p>
          </table:table-cell>
          <table:table-cell table:formula="of:=IF([.C113]=[.C112];;[.C113])" office:value-type="float" office:value="0.336245039032595" calcext:value-type="float">
            <text:p>0.336245039032595</text:p>
          </table:table-cell>
          <table:table-cell table:formula="of:=IF([.D113]=[.D112];;[.D113])" office:value-type="float" office:value="0.336245036868973" calcext:value-type="float">
            <text:p>0.336245036868973</text:p>
          </table:table-cell>
          <table:table-cell table:formula="of:=IF([.E113]=[.E112];;[.E113])" office:value-type="float" office:value="0.336245043359837" calcext:value-type="float">
            <text:p>0.33624504335983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13]=2;[.$H113];)" office:value-type="float" office:value="0.336245036868973" calcext:value-type="float">
            <text:p>0.33624503686897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568933481977" calcext:value-type="float">
            <text:p>0.49568933481977</text:p>
          </table:table-cell>
          <table:table-cell office:value-type="float" office:value="0.495689333426828" calcext:value-type="float">
            <text:p>0.495689333426828</text:p>
          </table:table-cell>
          <table:table-cell office:value-type="float" office:value="0.495689332033886" calcext:value-type="float">
            <text:p>0.495689332033886</text:p>
          </table:table-cell>
          <table:table-cell office:value-type="float" office:value="0.495689336212712" calcext:value-type="float">
            <text:p>0.495689336212712</text:p>
          </table:table-cell>
          <table:table-cell table:formula="of:=IF([.B114]=[.B113];;[.B114])" office:value-type="float" office:value="0.49568933481977" calcext:value-type="float">
            <text:p>0.49568933481977</text:p>
          </table:table-cell>
          <table:table-cell table:formula="of:=IF([.C114]=[.C113];;[.C114])" office:value-type="float" office:value="0.495689333426828" calcext:value-type="float">
            <text:p>0.495689333426828</text:p>
          </table:table-cell>
          <table:table-cell table:formula="of:=IF([.D114]=[.D113];;[.D114])" office:value-type="float" office:value="0.495689332033886" calcext:value-type="float">
            <text:p>0.495689332033886</text:p>
          </table:table-cell>
          <table:table-cell table:formula="of:=IF([.E114]=[.E113];;[.E114])" office:value-type="float" office:value="0.495689336212712" calcext:value-type="float">
            <text:p>0.495689336212712</text:p>
          </table:table-cell>
          <table:table-cell office:value-type="float" office:value="1" calcext:value-type="float">
            <text:p>1</text:p>
          </table:table-cell>
          <table:table-cell table:formula="of:=IF([.$J114]=1;[.$H114];)" office:value-type="float" office:value="0.495689332033886" calcext:value-type="float">
            <text:p>0.49568933203388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0471628592483" calcext:value-type="float">
            <text:p>0.330471628592483</text:p>
          </table:table-cell>
          <table:table-cell office:value-type="float" office:value="0.330471626538409" calcext:value-type="float">
            <text:p>0.330471626538409</text:p>
          </table:table-cell>
          <table:table-cell office:value-type="float" office:value="0.330471624484335" calcext:value-type="float">
            <text:p>0.330471624484335</text:p>
          </table:table-cell>
          <table:table-cell office:value-type="float" office:value="0.330471630646558" calcext:value-type="float">
            <text:p>0.330471630646558</text:p>
          </table:table-cell>
          <table:table-cell table:formula="of:=IF([.B115]=[.B114];;[.B115])" office:value-type="float" office:value="0.330471628592483" calcext:value-type="float">
            <text:p>0.330471628592483</text:p>
          </table:table-cell>
          <table:table-cell table:formula="of:=IF([.C115]=[.C114];;[.C115])" office:value-type="float" office:value="0.330471626538409" calcext:value-type="float">
            <text:p>0.330471626538409</text:p>
          </table:table-cell>
          <table:table-cell table:formula="of:=IF([.D115]=[.D114];;[.D115])" office:value-type="float" office:value="0.330471624484335" calcext:value-type="float">
            <text:p>0.330471624484335</text:p>
          </table:table-cell>
          <table:table-cell table:formula="of:=IF([.E115]=[.E114];;[.E115])" office:value-type="float" office:value="0.330471630646558" calcext:value-type="float">
            <text:p>0.3304716306465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15]=3;[.$H115];)" office:value-type="float" office:value="0.330471624484335" calcext:value-type="float">
            <text:p>0.3304716244843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95762407527113" calcext:value-type="float">
            <text:p>0.495762407527113</text:p>
          </table:table-cell>
          <table:table-cell office:value-type="float" office:value="0.495762406226433" calcext:value-type="float">
            <text:p>0.495762406226433</text:p>
          </table:table-cell>
          <table:table-cell office:value-type="float" office:value="0.495762404925752" calcext:value-type="float">
            <text:p>0.495762404925752</text:p>
          </table:table-cell>
          <table:table-cell office:value-type="float" office:value="0.495762408827794" calcext:value-type="float">
            <text:p>0.495762408827794</text:p>
          </table:table-cell>
          <table:table-cell table:formula="of:=IF([.B116]=[.B115];;[.B116])" office:value-type="float" office:value="0.495762407527113" calcext:value-type="float">
            <text:p>0.495762407527113</text:p>
          </table:table-cell>
          <table:table-cell table:formula="of:=IF([.C116]=[.C115];;[.C116])" office:value-type="float" office:value="0.495762406226433" calcext:value-type="float">
            <text:p>0.495762406226433</text:p>
          </table:table-cell>
          <table:table-cell table:formula="of:=IF([.D116]=[.D115];;[.D116])" office:value-type="float" office:value="0.495762404925752" calcext:value-type="float">
            <text:p>0.495762404925752</text:p>
          </table:table-cell>
          <table:table-cell table:formula="of:=IF([.E116]=[.E115];;[.E116])" office:value-type="float" office:value="0.495762408827794" calcext:value-type="float">
            <text:p>0.495762408827794</text:p>
          </table:table-cell>
          <table:table-cell office:value-type="float" office:value="1" calcext:value-type="float">
            <text:p>1</text:p>
          </table:table-cell>
          <table:table-cell table:formula="of:=IF([.$J116]=1;[.$H116];)" office:value-type="float" office:value="0.495762404925752" calcext:value-type="float">
            <text:p>0.49576240492575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95762407527113" calcext:value-type="float">
            <text:p>0.495762407527113</text:p>
          </table:table-cell>
          <table:table-cell office:value-type="float" office:value="0.495762406226433" calcext:value-type="float">
            <text:p>0.495762406226433</text:p>
          </table:table-cell>
          <table:table-cell office:value-type="float" office:value="0.495762404925752" calcext:value-type="float">
            <text:p>0.495762404925752</text:p>
          </table:table-cell>
          <table:table-cell office:value-type="float" office:value="0.495762408827794" calcext:value-type="float">
            <text:p>0.495762408827794</text:p>
          </table:table-cell>
          <table:table-cell table:formula="of:=IF([.B117]=[.B116];;[.B117])" office:value-type="float" office:value="0" calcext:value-type="float">
            <text:p>0</text:p>
          </table:table-cell>
          <table:table-cell table:formula="of:=IF([.C117]=[.C116];;[.C117])" office:value-type="float" office:value="0" calcext:value-type="float">
            <text:p>0</text:p>
          </table:table-cell>
          <table:table-cell table:formula="of:=IF([.D117]=[.D116];;[.D117])" office:value-type="float" office:value="0" calcext:value-type="float">
            <text:p>0</text:p>
          </table:table-cell>
          <table:table-cell table:formula="of:=IF([.E117]=[.E116];;[.E1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95833043961386" calcext:value-type="float">
            <text:p>0.495833043961386</text:p>
          </table:table-cell>
          <table:table-cell office:value-type="float" office:value="0.495833042745453" calcext:value-type="float">
            <text:p>0.495833042745453</text:p>
          </table:table-cell>
          <table:table-cell office:value-type="float" office:value="0.495833041529519" calcext:value-type="float">
            <text:p>0.495833041529519</text:p>
          </table:table-cell>
          <table:table-cell office:value-type="float" office:value="0.49583304517732" calcext:value-type="float">
            <text:p>0.49583304517732</text:p>
          </table:table-cell>
          <table:table-cell table:formula="of:=IF([.B118]=[.B117];;[.B118])" office:value-type="float" office:value="0.495833043961386" calcext:value-type="float">
            <text:p>0.495833043961386</text:p>
          </table:table-cell>
          <table:table-cell table:formula="of:=IF([.C118]=[.C117];;[.C118])" office:value-type="float" office:value="0.495833042745453" calcext:value-type="float">
            <text:p>0.495833042745453</text:p>
          </table:table-cell>
          <table:table-cell table:formula="of:=IF([.D118]=[.D117];;[.D118])" office:value-type="float" office:value="0.495833041529519" calcext:value-type="float">
            <text:p>0.495833041529519</text:p>
          </table:table-cell>
          <table:table-cell table:formula="of:=IF([.E118]=[.E117];;[.E118])" office:value-type="float" office:value="0.49583304517732" calcext:value-type="float">
            <text:p>0.49583304517732</text:p>
          </table:table-cell>
          <table:table-cell office:value-type="float" office:value="1" calcext:value-type="float">
            <text:p>1</text:p>
          </table:table-cell>
          <table:table-cell table:formula="of:=IF([.$J118]=1;[.$H118];)" office:value-type="float" office:value="0.495833041529519" calcext:value-type="float">
            <text:p>0.49583304152951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36100013776002" calcext:value-type="float">
            <text:p>0.336100013776002</text:p>
          </table:table-cell>
          <table:table-cell office:value-type="float" office:value="0.336100012011477" calcext:value-type="float">
            <text:p>0.336100012011477</text:p>
          </table:table-cell>
          <table:table-cell office:value-type="float" office:value="0.336100010246952" calcext:value-type="float">
            <text:p>0.336100010246952</text:p>
          </table:table-cell>
          <table:table-cell office:value-type="float" office:value="0.336100015540528" calcext:value-type="float">
            <text:p>0.336100015540528</text:p>
          </table:table-cell>
          <table:table-cell table:formula="of:=IF([.B119]=[.B118];;[.B119])" office:value-type="float" office:value="0.336100013776002" calcext:value-type="float">
            <text:p>0.336100013776002</text:p>
          </table:table-cell>
          <table:table-cell table:formula="of:=IF([.C119]=[.C118];;[.C119])" office:value-type="float" office:value="0.336100012011477" calcext:value-type="float">
            <text:p>0.336100012011477</text:p>
          </table:table-cell>
          <table:table-cell table:formula="of:=IF([.D119]=[.D118];;[.D119])" office:value-type="float" office:value="0.336100010246952" calcext:value-type="float">
            <text:p>0.336100010246952</text:p>
          </table:table-cell>
          <table:table-cell table:formula="of:=IF([.E119]=[.E118];;[.E119])" office:value-type="float" office:value="0.336100015540528" calcext:value-type="float">
            <text:p>0.33610001554052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19]=2;[.$H119];)" office:value-type="float" office:value="0.336100010246952" calcext:value-type="float">
            <text:p>0.3361000102469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95901363972317" calcext:value-type="float">
            <text:p>0.495901363972317</text:p>
          </table:table-cell>
          <table:table-cell office:value-type="float" office:value="0.49590136283434" calcext:value-type="float">
            <text:p>0.49590136283434</text:p>
          </table:table-cell>
          <table:table-cell office:value-type="float" office:value="0.495901361696362" calcext:value-type="float">
            <text:p>0.495901361696362</text:p>
          </table:table-cell>
          <table:table-cell office:value-type="float" office:value="0.495901365110295" calcext:value-type="float">
            <text:p>0.495901365110295</text:p>
          </table:table-cell>
          <table:table-cell table:formula="of:=IF([.B120]=[.B119];;[.B120])" office:value-type="float" office:value="0.495901363972317" calcext:value-type="float">
            <text:p>0.495901363972317</text:p>
          </table:table-cell>
          <table:table-cell table:formula="of:=IF([.C120]=[.C119];;[.C120])" office:value-type="float" office:value="0.49590136283434" calcext:value-type="float">
            <text:p>0.49590136283434</text:p>
          </table:table-cell>
          <table:table-cell table:formula="of:=IF([.D120]=[.D119];;[.D120])" office:value-type="float" office:value="0.495901361696362" calcext:value-type="float">
            <text:p>0.495901361696362</text:p>
          </table:table-cell>
          <table:table-cell table:formula="of:=IF([.E120]=[.E119];;[.E120])" office:value-type="float" office:value="0.495901365110295" calcext:value-type="float">
            <text:p>0.495901365110295</text:p>
          </table:table-cell>
          <table:table-cell office:value-type="float" office:value="1" calcext:value-type="float">
            <text:p>1</text:p>
          </table:table-cell>
          <table:table-cell table:formula="of:=IF([.$J120]=1;[.$H120];)" office:value-type="float" office:value="0.495901361696362" calcext:value-type="float">
            <text:p>0.49590136169636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0611836843508" calcext:value-type="float">
            <text:p>0.330611836843508</text:p>
          </table:table-cell>
          <table:table-cell office:value-type="float" office:value="0.330611835164018" calcext:value-type="float">
            <text:p>0.330611835164018</text:p>
          </table:table-cell>
          <table:table-cell office:value-type="float" office:value="0.330611833484528" calcext:value-type="float">
            <text:p>0.330611833484528</text:p>
          </table:table-cell>
          <table:table-cell office:value-type="float" office:value="0.330611838522999" calcext:value-type="float">
            <text:p>0.330611838522999</text:p>
          </table:table-cell>
          <table:table-cell table:formula="of:=IF([.B121]=[.B120];;[.B121])" office:value-type="float" office:value="0.330611836843508" calcext:value-type="float">
            <text:p>0.330611836843508</text:p>
          </table:table-cell>
          <table:table-cell table:formula="of:=IF([.C121]=[.C120];;[.C121])" office:value-type="float" office:value="0.330611835164018" calcext:value-type="float">
            <text:p>0.330611835164018</text:p>
          </table:table-cell>
          <table:table-cell table:formula="of:=IF([.D121]=[.D120];;[.D121])" office:value-type="float" office:value="0.330611833484528" calcext:value-type="float">
            <text:p>0.330611833484528</text:p>
          </table:table-cell>
          <table:table-cell table:formula="of:=IF([.E121]=[.E120];;[.E121])" office:value-type="float" office:value="0.330611838522999" calcext:value-type="float">
            <text:p>0.3306118385229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21]=3;[.$H121];)" office:value-type="float" office:value="0.330611833484528" calcext:value-type="float">
            <text:p>0.3306118334845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95967479674797" calcext:value-type="float">
            <text:p>0.495967479674797</text:p>
          </table:table-cell>
          <table:table-cell office:value-type="float" office:value="0.495967478608626" calcext:value-type="float">
            <text:p>0.495967478608626</text:p>
          </table:table-cell>
          <table:table-cell office:value-type="float" office:value="0.495967477542456" calcext:value-type="float">
            <text:p>0.495967477542456</text:p>
          </table:table-cell>
          <table:table-cell office:value-type="float" office:value="0.495967480740967" calcext:value-type="float">
            <text:p>0.495967480740967</text:p>
          </table:table-cell>
          <table:table-cell table:formula="of:=IF([.B122]=[.B121];;[.B122])" office:value-type="float" office:value="0.495967479674797" calcext:value-type="float">
            <text:p>0.495967479674797</text:p>
          </table:table-cell>
          <table:table-cell table:formula="of:=IF([.C122]=[.C121];;[.C122])" office:value-type="float" office:value="0.495967478608626" calcext:value-type="float">
            <text:p>0.495967478608626</text:p>
          </table:table-cell>
          <table:table-cell table:formula="of:=IF([.D122]=[.D121];;[.D122])" office:value-type="float" office:value="0.495967477542456" calcext:value-type="float">
            <text:p>0.495967477542456</text:p>
          </table:table-cell>
          <table:table-cell table:formula="of:=IF([.E122]=[.E121];;[.E122])" office:value-type="float" office:value="0.495967480740967" calcext:value-type="float">
            <text:p>0.495967480740967</text:p>
          </table:table-cell>
          <table:table-cell office:value-type="float" office:value="1" calcext:value-type="float">
            <text:p>1</text:p>
          </table:table-cell>
          <table:table-cell table:formula="of:=IF([.$J122]=1;[.$H122];)" office:value-type="float" office:value="0.495967477542456" calcext:value-type="float">
            <text:p>0.4959674775424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95967479674797" calcext:value-type="float">
            <text:p>0.495967479674797</text:p>
          </table:table-cell>
          <table:table-cell office:value-type="float" office:value="0.495967478608626" calcext:value-type="float">
            <text:p>0.495967478608626</text:p>
          </table:table-cell>
          <table:table-cell office:value-type="float" office:value="0.495967477542456" calcext:value-type="float">
            <text:p>0.495967477542456</text:p>
          </table:table-cell>
          <table:table-cell office:value-type="float" office:value="0.495967480740967" calcext:value-type="float">
            <text:p>0.495967480740967</text:p>
          </table:table-cell>
          <table:table-cell table:formula="of:=IF([.B123]=[.B122];;[.B123])" office:value-type="float" office:value="0" calcext:value-type="float">
            <text:p>0</text:p>
          </table:table-cell>
          <table:table-cell table:formula="of:=IF([.C123]=[.C122];;[.C123])" office:value-type="float" office:value="0" calcext:value-type="float">
            <text:p>0</text:p>
          </table:table-cell>
          <table:table-cell table:formula="of:=IF([.D123]=[.D122];;[.D123])" office:value-type="float" office:value="0" calcext:value-type="float">
            <text:p>0</text:p>
          </table:table-cell>
          <table:table-cell table:formula="of:=IF([.E123]=[.E122];;[.E1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96031496062992" calcext:value-type="float">
            <text:p>0.496031496062992</text:p>
          </table:table-cell>
          <table:table-cell office:value-type="float" office:value="0.496031495063054" calcext:value-type="float">
            <text:p>0.496031495063054</text:p>
          </table:table-cell>
          <table:table-cell office:value-type="float" office:value="0.496031494063115" calcext:value-type="float">
            <text:p>0.496031494063115</text:p>
          </table:table-cell>
          <table:table-cell office:value-type="float" office:value="0.496031497062931" calcext:value-type="float">
            <text:p>0.496031497062931</text:p>
          </table:table-cell>
          <table:table-cell table:formula="of:=IF([.B124]=[.B123];;[.B124])" office:value-type="float" office:value="0.496031496062992" calcext:value-type="float">
            <text:p>0.496031496062992</text:p>
          </table:table-cell>
          <table:table-cell table:formula="of:=IF([.C124]=[.C123];;[.C124])" office:value-type="float" office:value="0.496031495063054" calcext:value-type="float">
            <text:p>0.496031495063054</text:p>
          </table:table-cell>
          <table:table-cell table:formula="of:=IF([.D124]=[.D123];;[.D124])" office:value-type="float" office:value="0.496031494063115" calcext:value-type="float">
            <text:p>0.496031494063115</text:p>
          </table:table-cell>
          <table:table-cell table:formula="of:=IF([.E124]=[.E123];;[.E124])" office:value-type="float" office:value="0.496031497062931" calcext:value-type="float">
            <text:p>0.496031497062931</text:p>
          </table:table-cell>
          <table:table-cell office:value-type="float" office:value="1" calcext:value-type="float">
            <text:p>1</text:p>
          </table:table-cell>
          <table:table-cell table:formula="of:=IF([.$J124]=1;[.$H124];)" office:value-type="float" office:value="0.496031494063115" calcext:value-type="float">
            <text:p>0.4960314940631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596875" calcext:value-type="float">
            <text:p>0.33596875</text:p>
          </table:table-cell>
          <table:table-cell office:value-type="float" office:value="0.335968748546647" calcext:value-type="float">
            <text:p>0.335968748546647</text:p>
          </table:table-cell>
          <table:table-cell office:value-type="float" office:value="0.335968747093294" calcext:value-type="float">
            <text:p>0.335968747093294</text:p>
          </table:table-cell>
          <table:table-cell office:value-type="float" office:value="0.335968751453353" calcext:value-type="float">
            <text:p>0.335968751453353</text:p>
          </table:table-cell>
          <table:table-cell table:formula="of:=IF([.B125]=[.B124];;[.B125])" office:value-type="float" office:value="0.33596875" calcext:value-type="float">
            <text:p>0.33596875</text:p>
          </table:table-cell>
          <table:table-cell table:formula="of:=IF([.C125]=[.C124];;[.C125])" office:value-type="float" office:value="0.335968748546647" calcext:value-type="float">
            <text:p>0.335968748546647</text:p>
          </table:table-cell>
          <table:table-cell table:formula="of:=IF([.D125]=[.D124];;[.D125])" office:value-type="float" office:value="0.335968747093294" calcext:value-type="float">
            <text:p>0.335968747093294</text:p>
          </table:table-cell>
          <table:table-cell table:formula="of:=IF([.E125]=[.E124];;[.E125])" office:value-type="float" office:value="0.335968751453353" calcext:value-type="float">
            <text:p>0.33596875145335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25]=2;[.$H125];)" office:value-type="float" office:value="0.335968747093294" calcext:value-type="float">
            <text:p>0.33596874709329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96093511566868" calcext:value-type="float">
            <text:p>0.496093511566868</text:p>
          </table:table-cell>
          <table:table-cell office:value-type="float" office:value="0.496093510628097" calcext:value-type="float">
            <text:p>0.496093510628097</text:p>
          </table:table-cell>
          <table:table-cell office:value-type="float" office:value="0.496093509689326" calcext:value-type="float">
            <text:p>0.496093509689326</text:p>
          </table:table-cell>
          <table:table-cell office:value-type="float" office:value="0.496093512505639" calcext:value-type="float">
            <text:p>0.496093512505639</text:p>
          </table:table-cell>
          <table:table-cell table:formula="of:=IF([.B126]=[.B125];;[.B126])" office:value-type="float" office:value="0.496093511566868" calcext:value-type="float">
            <text:p>0.496093511566868</text:p>
          </table:table-cell>
          <table:table-cell table:formula="of:=IF([.C126]=[.C125];;[.C126])" office:value-type="float" office:value="0.496093510628097" calcext:value-type="float">
            <text:p>0.496093510628097</text:p>
          </table:table-cell>
          <table:table-cell table:formula="of:=IF([.D126]=[.D125];;[.D126])" office:value-type="float" office:value="0.496093509689326" calcext:value-type="float">
            <text:p>0.496093509689326</text:p>
          </table:table-cell>
          <table:table-cell table:formula="of:=IF([.E126]=[.E125];;[.E126])" office:value-type="float" office:value="0.496093512505639" calcext:value-type="float">
            <text:p>0.496093512505639</text:p>
          </table:table-cell>
          <table:table-cell office:value-type="float" office:value="1" calcext:value-type="float">
            <text:p>1</text:p>
          </table:table-cell>
          <table:table-cell table:formula="of:=IF([.$J126]=1;[.$H126];)" office:value-type="float" office:value="0.496093509689326" calcext:value-type="float">
            <text:p>0.4960935096893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0738946093277" calcext:value-type="float">
            <text:p>0.330738946093277</text:p>
          </table:table-cell>
          <table:table-cell office:value-type="float" office:value="0.330738944706743" calcext:value-type="float">
            <text:p>0.330738944706743</text:p>
          </table:table-cell>
          <table:table-cell office:value-type="float" office:value="0.330738943320209" calcext:value-type="float">
            <text:p>0.330738943320209</text:p>
          </table:table-cell>
          <table:table-cell office:value-type="float" office:value="0.330738947479811" calcext:value-type="float">
            <text:p>0.330738947479811</text:p>
          </table:table-cell>
          <table:table-cell table:formula="of:=IF([.B127]=[.B126];;[.B127])" office:value-type="float" office:value="0.330738946093277" calcext:value-type="float">
            <text:p>0.330738946093277</text:p>
          </table:table-cell>
          <table:table-cell table:formula="of:=IF([.C127]=[.C126];;[.C127])" office:value-type="float" office:value="0.330738944706743" calcext:value-type="float">
            <text:p>0.330738944706743</text:p>
          </table:table-cell>
          <table:table-cell table:formula="of:=IF([.D127]=[.D126];;[.D127])" office:value-type="float" office:value="0.330738943320209" calcext:value-type="float">
            <text:p>0.330738943320209</text:p>
          </table:table-cell>
          <table:table-cell table:formula="of:=IF([.E127]=[.E126];;[.E127])" office:value-type="float" office:value="0.330738947479811" calcext:value-type="float">
            <text:p>0.3307389474798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27]=3;[.$H127];)" office:value-type="float" office:value="0.330738943320209" calcext:value-type="float">
            <text:p>0.330738943320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96153618557311" calcext:value-type="float">
            <text:p>0.496153618557311</text:p>
          </table:table-cell>
          <table:table-cell office:value-type="float" office:value="0.496153617675101" calcext:value-type="float">
            <text:p>0.496153617675101</text:p>
          </table:table-cell>
          <table:table-cell office:value-type="float" office:value="0.496153616792892" calcext:value-type="float">
            <text:p>0.496153616792892</text:p>
          </table:table-cell>
          <table:table-cell office:value-type="float" office:value="0.496153619439521" calcext:value-type="float">
            <text:p>0.496153619439521</text:p>
          </table:table-cell>
          <table:table-cell table:formula="of:=IF([.B128]=[.B127];;[.B128])" office:value-type="float" office:value="0.496153618557311" calcext:value-type="float">
            <text:p>0.496153618557311</text:p>
          </table:table-cell>
          <table:table-cell table:formula="of:=IF([.C128]=[.C127];;[.C128])" office:value-type="float" office:value="0.496153617675101" calcext:value-type="float">
            <text:p>0.496153617675101</text:p>
          </table:table-cell>
          <table:table-cell table:formula="of:=IF([.D128]=[.D127];;[.D128])" office:value-type="float" office:value="0.496153616792892" calcext:value-type="float">
            <text:p>0.496153616792892</text:p>
          </table:table-cell>
          <table:table-cell table:formula="of:=IF([.E128]=[.E127];;[.E128])" office:value-type="float" office:value="0.496153619439521" calcext:value-type="float">
            <text:p>0.496153619439521</text:p>
          </table:table-cell>
          <table:table-cell office:value-type="float" office:value="1" calcext:value-type="float">
            <text:p>1</text:p>
          </table:table-cell>
          <table:table-cell table:formula="of:=IF([.$J128]=1;[.$H128];)" office:value-type="float" office:value="0.496153616792892" calcext:value-type="float">
            <text:p>0.49615361679289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96153618557311" calcext:value-type="float">
            <text:p>0.496153618557311</text:p>
          </table:table-cell>
          <table:table-cell office:value-type="float" office:value="0.496153617675101" calcext:value-type="float">
            <text:p>0.496153617675101</text:p>
          </table:table-cell>
          <table:table-cell office:value-type="float" office:value="0.496153616792892" calcext:value-type="float">
            <text:p>0.496153616792892</text:p>
          </table:table-cell>
          <table:table-cell office:value-type="float" office:value="0.496153619439521" calcext:value-type="float">
            <text:p>0.496153619439521</text:p>
          </table:table-cell>
          <table:table-cell table:formula="of:=IF([.B129]=[.B128];;[.B129])" office:value-type="float" office:value="0" calcext:value-type="float">
            <text:p>0</text:p>
          </table:table-cell>
          <table:table-cell table:formula="of:=IF([.C129]=[.C128];;[.C129])" office:value-type="float" office:value="0" calcext:value-type="float">
            <text:p>0</text:p>
          </table:table-cell>
          <table:table-cell table:formula="of:=IF([.D129]=[.D128];;[.D129])" office:value-type="float" office:value="0" calcext:value-type="float">
            <text:p>0</text:p>
          </table:table-cell>
          <table:table-cell table:formula="of:=IF([.E129]=[.E128];;[.E1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96211903805315" calcext:value-type="float">
            <text:p>0.496211903805315</text:p>
          </table:table-cell>
          <table:table-cell office:value-type="float" office:value="0.49621190297547" calcext:value-type="float">
            <text:p>0.49621190297547</text:p>
          </table:table-cell>
          <table:table-cell office:value-type="float" office:value="0.496211902145625" calcext:value-type="float">
            <text:p>0.496211902145625</text:p>
          </table:table-cell>
          <table:table-cell office:value-type="float" office:value="0.49621190463516" calcext:value-type="float">
            <text:p>0.49621190463516</text:p>
          </table:table-cell>
          <table:table-cell table:formula="of:=IF([.B130]=[.B129];;[.B130])" office:value-type="float" office:value="0.496211903805315" calcext:value-type="float">
            <text:p>0.496211903805315</text:p>
          </table:table-cell>
          <table:table-cell table:formula="of:=IF([.C130]=[.C129];;[.C130])" office:value-type="float" office:value="0.49621190297547" calcext:value-type="float">
            <text:p>0.49621190297547</text:p>
          </table:table-cell>
          <table:table-cell table:formula="of:=IF([.D130]=[.D129];;[.D130])" office:value-type="float" office:value="0.496211902145625" calcext:value-type="float">
            <text:p>0.496211902145625</text:p>
          </table:table-cell>
          <table:table-cell table:formula="of:=IF([.E130]=[.E129];;[.E130])" office:value-type="float" office:value="0.49621190463516" calcext:value-type="float">
            <text:p>0.49621190463516</text:p>
          </table:table-cell>
          <table:table-cell office:value-type="float" office:value="1" calcext:value-type="float">
            <text:p>1</text:p>
          </table:table-cell>
          <table:table-cell table:formula="of:=IF([.$J130]=1;[.$H130];)" office:value-type="float" office:value="0.496211902145625" calcext:value-type="float">
            <text:p>0.49621190214562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35849379058904" calcext:value-type="float">
            <text:p>0.335849379058904</text:p>
          </table:table-cell>
          <table:table-cell office:value-type="float" office:value="0.335849377851053" calcext:value-type="float">
            <text:p>0.335849377851053</text:p>
          </table:table-cell>
          <table:table-cell office:value-type="float" office:value="0.335849376643202" calcext:value-type="float">
            <text:p>0.335849376643202</text:p>
          </table:table-cell>
          <table:table-cell office:value-type="float" office:value="0.335849380266755" calcext:value-type="float">
            <text:p>0.335849380266755</text:p>
          </table:table-cell>
          <table:table-cell table:formula="of:=IF([.B131]=[.B130];;[.B131])" office:value-type="float" office:value="0.335849379058904" calcext:value-type="float">
            <text:p>0.335849379058904</text:p>
          </table:table-cell>
          <table:table-cell table:formula="of:=IF([.C131]=[.C130];;[.C131])" office:value-type="float" office:value="0.335849377851053" calcext:value-type="float">
            <text:p>0.335849377851053</text:p>
          </table:table-cell>
          <table:table-cell table:formula="of:=IF([.D131]=[.D130];;[.D131])" office:value-type="float" office:value="0.335849376643202" calcext:value-type="float">
            <text:p>0.335849376643202</text:p>
          </table:table-cell>
          <table:table-cell table:formula="of:=IF([.E131]=[.E130];;[.E131])" office:value-type="float" office:value="0.335849380266755" calcext:value-type="float">
            <text:p>0.33584938026675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31]=2;[.$H131];)" office:value-type="float" office:value="0.335849376643202" calcext:value-type="float">
            <text:p>0.3358493766432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96268448900028" calcext:value-type="float">
            <text:p>0.496268448900028</text:p>
          </table:table-cell>
          <table:table-cell office:value-type="float" office:value="0.496268448118719" calcext:value-type="float">
            <text:p>0.496268448118719</text:p>
          </table:table-cell>
          <table:table-cell office:value-type="float" office:value="0.496268447337411" calcext:value-type="float">
            <text:p>0.496268447337411</text:p>
          </table:table-cell>
          <table:table-cell office:value-type="float" office:value="0.496268449681336" calcext:value-type="float">
            <text:p>0.496268449681336</text:p>
          </table:table-cell>
          <table:table-cell table:formula="of:=IF([.B132]=[.B131];;[.B132])" office:value-type="float" office:value="0.496268448900028" calcext:value-type="float">
            <text:p>0.496268448900028</text:p>
          </table:table-cell>
          <table:table-cell table:formula="of:=IF([.C132]=[.C131];;[.C132])" office:value-type="float" office:value="0.496268448118719" calcext:value-type="float">
            <text:p>0.496268448118719</text:p>
          </table:table-cell>
          <table:table-cell table:formula="of:=IF([.D132]=[.D131];;[.D132])" office:value-type="float" office:value="0.496268447337411" calcext:value-type="float">
            <text:p>0.496268447337411</text:p>
          </table:table-cell>
          <table:table-cell table:formula="of:=IF([.E132]=[.E131];;[.E132])" office:value-type="float" office:value="0.496268449681336" calcext:value-type="float">
            <text:p>0.496268449681336</text:p>
          </table:table-cell>
          <table:table-cell office:value-type="float" office:value="1" calcext:value-type="float">
            <text:p>1</text:p>
          </table:table-cell>
          <table:table-cell table:formula="of:=IF([.$J132]=1;[.$H132];)" office:value-type="float" office:value="0.496268447337411" calcext:value-type="float">
            <text:p>0.49626844733741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30854710305175" calcext:value-type="float">
            <text:p>0.330854710305175</text:p>
          </table:table-cell>
          <table:table-cell office:value-type="float" office:value="0.330854709150415" calcext:value-type="float">
            <text:p>0.330854709150415</text:p>
          </table:table-cell>
          <table:table-cell office:value-type="float" office:value="0.330854707995655" calcext:value-type="float">
            <text:p>0.330854707995655</text:p>
          </table:table-cell>
          <table:table-cell office:value-type="float" office:value="0.330854711459934" calcext:value-type="float">
            <text:p>0.330854711459934</text:p>
          </table:table-cell>
          <table:table-cell table:formula="of:=IF([.B133]=[.B132];;[.B133])" office:value-type="float" office:value="0.330854710305175" calcext:value-type="float">
            <text:p>0.330854710305175</text:p>
          </table:table-cell>
          <table:table-cell table:formula="of:=IF([.C133]=[.C132];;[.C133])" office:value-type="float" office:value="0.330854709150415" calcext:value-type="float">
            <text:p>0.330854709150415</text:p>
          </table:table-cell>
          <table:table-cell table:formula="of:=IF([.D133]=[.D132];;[.D133])" office:value-type="float" office:value="0.330854707995655" calcext:value-type="float">
            <text:p>0.330854707995655</text:p>
          </table:table-cell>
          <table:table-cell table:formula="of:=IF([.E133]=[.E132];;[.E133])" office:value-type="float" office:value="0.330854711459934" calcext:value-type="float">
            <text:p>0.3308547114599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33]=3;[.$H133];)" office:value-type="float" office:value="0.330854707995655" calcext:value-type="float">
            <text:p>0.3308547079956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963233306299" calcext:value-type="float">
            <text:p>0.4963233306299</text:p>
          </table:table-cell>
          <table:table-cell office:value-type="float" office:value="0.496323329893631" calcext:value-type="float">
            <text:p>0.496323329893631</text:p>
          </table:table-cell>
          <table:table-cell office:value-type="float" office:value="0.496323329157362" calcext:value-type="float">
            <text:p>0.496323329157362</text:p>
          </table:table-cell>
          <table:table-cell office:value-type="float" office:value="0.496323331366169" calcext:value-type="float">
            <text:p>0.496323331366169</text:p>
          </table:table-cell>
          <table:table-cell table:formula="of:=IF([.B134]=[.B133];;[.B134])" office:value-type="float" office:value="0.4963233306299" calcext:value-type="float">
            <text:p>0.4963233306299</text:p>
          </table:table-cell>
          <table:table-cell table:formula="of:=IF([.C134]=[.C133];;[.C134])" office:value-type="float" office:value="0.496323329893631" calcext:value-type="float">
            <text:p>0.496323329893631</text:p>
          </table:table-cell>
          <table:table-cell table:formula="of:=IF([.D134]=[.D133];;[.D134])" office:value-type="float" office:value="0.496323329157362" calcext:value-type="float">
            <text:p>0.496323329157362</text:p>
          </table:table-cell>
          <table:table-cell table:formula="of:=IF([.E134]=[.E133];;[.E134])" office:value-type="float" office:value="0.496323331366169" calcext:value-type="float">
            <text:p>0.496323331366169</text:p>
          </table:table-cell>
          <table:table-cell office:value-type="float" office:value="1" calcext:value-type="float">
            <text:p>1</text:p>
          </table:table-cell>
          <table:table-cell table:formula="of:=IF([.$J134]=1;[.$H134];)" office:value-type="float" office:value="0.496323329157362" calcext:value-type="float">
            <text:p>0.49632332915736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963233306299" calcext:value-type="float">
            <text:p>0.4963233306299</text:p>
          </table:table-cell>
          <table:table-cell office:value-type="float" office:value="0.496323329893631" calcext:value-type="float">
            <text:p>0.496323329893631</text:p>
          </table:table-cell>
          <table:table-cell office:value-type="float" office:value="0.496323329157362" calcext:value-type="float">
            <text:p>0.496323329157362</text:p>
          </table:table-cell>
          <table:table-cell office:value-type="float" office:value="0.496323331366169" calcext:value-type="float">
            <text:p>0.496323331366169</text:p>
          </table:table-cell>
          <table:table-cell table:formula="of:=IF([.B135]=[.B134];;[.B135])" office:value-type="float" office:value="0" calcext:value-type="float">
            <text:p>0</text:p>
          </table:table-cell>
          <table:table-cell table:formula="of:=IF([.C135]=[.C134];;[.C135])" office:value-type="float" office:value="0" calcext:value-type="float">
            <text:p>0</text:p>
          </table:table-cell>
          <table:table-cell table:formula="of:=IF([.D135]=[.D134];;[.D135])" office:value-type="float" office:value="0" calcext:value-type="float">
            <text:p>0</text:p>
          </table:table-cell>
          <table:table-cell table:formula="of:=IF([.E135]=[.E134];;[.E1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96376621330673" calcext:value-type="float">
            <text:p>0.496376621330673</text:p>
          </table:table-cell>
          <table:table-cell office:value-type="float" office:value="0.496376620636244" calcext:value-type="float">
            <text:p>0.496376620636244</text:p>
          </table:table-cell>
          <table:table-cell office:value-type="float" office:value="0.496376619941814" calcext:value-type="float">
            <text:p>0.496376619941814</text:p>
          </table:table-cell>
          <table:table-cell office:value-type="float" office:value="0.496376622025102" calcext:value-type="float">
            <text:p>0.496376622025102</text:p>
          </table:table-cell>
          <table:table-cell table:formula="of:=IF([.B136]=[.B135];;[.B136])" office:value-type="float" office:value="0.496376621330673" calcext:value-type="float">
            <text:p>0.496376621330673</text:p>
          </table:table-cell>
          <table:table-cell table:formula="of:=IF([.C136]=[.C135];;[.C136])" office:value-type="float" office:value="0.496376620636244" calcext:value-type="float">
            <text:p>0.496376620636244</text:p>
          </table:table-cell>
          <table:table-cell table:formula="of:=IF([.D136]=[.D135];;[.D136])" office:value-type="float" office:value="0.496376619941814" calcext:value-type="float">
            <text:p>0.496376619941814</text:p>
          </table:table-cell>
          <table:table-cell table:formula="of:=IF([.E136]=[.E135];;[.E136])" office:value-type="float" office:value="0.496376622025102" calcext:value-type="float">
            <text:p>0.496376622025102</text:p>
          </table:table-cell>
          <table:table-cell office:value-type="float" office:value="1" calcext:value-type="float">
            <text:p>1</text:p>
          </table:table-cell>
          <table:table-cell table:formula="of:=IF([.$J136]=1;[.$H136];)" office:value-type="float" office:value="0.496376619941814" calcext:value-type="float">
            <text:p>0.49637661994181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35740354535975" calcext:value-type="float">
            <text:p>0.335740354535975</text:p>
          </table:table-cell>
          <table:table-cell office:value-type="float" office:value="0.335740353523908" calcext:value-type="float">
            <text:p>0.335740353523908</text:p>
          </table:table-cell>
          <table:table-cell office:value-type="float" office:value="0.335740352511841" calcext:value-type="float">
            <text:p>0.335740352511841</text:p>
          </table:table-cell>
          <table:table-cell office:value-type="float" office:value="0.335740355548042" calcext:value-type="float">
            <text:p>0.335740355548042</text:p>
          </table:table-cell>
          <table:table-cell table:formula="of:=IF([.B137]=[.B136];;[.B137])" office:value-type="float" office:value="0.335740354535975" calcext:value-type="float">
            <text:p>0.335740354535975</text:p>
          </table:table-cell>
          <table:table-cell table:formula="of:=IF([.C137]=[.C136];;[.C137])" office:value-type="float" office:value="0.335740353523908" calcext:value-type="float">
            <text:p>0.335740353523908</text:p>
          </table:table-cell>
          <table:table-cell table:formula="of:=IF([.D137]=[.D136];;[.D137])" office:value-type="float" office:value="0.335740352511841" calcext:value-type="float">
            <text:p>0.335740352511841</text:p>
          </table:table-cell>
          <table:table-cell table:formula="of:=IF([.E137]=[.E136];;[.E137])" office:value-type="float" office:value="0.335740355548042" calcext:value-type="float">
            <text:p>0.33574035554804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37]=2;[.$H137];)" office:value-type="float" office:value="0.335740352511841" calcext:value-type="float">
            <text:p>0.3357403525118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96428389203531" calcext:value-type="float">
            <text:p>0.496428389203531</text:p>
          </table:table-cell>
          <table:table-cell office:value-type="float" office:value="0.496428388548011" calcext:value-type="float">
            <text:p>0.496428388548011</text:p>
          </table:table-cell>
          <table:table-cell office:value-type="float" office:value="0.496428387892492" calcext:value-type="float">
            <text:p>0.496428387892492</text:p>
          </table:table-cell>
          <table:table-cell office:value-type="float" office:value="0.49642838985905" calcext:value-type="float">
            <text:p>0.49642838985905</text:p>
          </table:table-cell>
          <table:table-cell table:formula="of:=IF([.B138]=[.B137];;[.B138])" office:value-type="float" office:value="0.496428389203531" calcext:value-type="float">
            <text:p>0.496428389203531</text:p>
          </table:table-cell>
          <table:table-cell table:formula="of:=IF([.C138]=[.C137];;[.C138])" office:value-type="float" office:value="0.496428388548011" calcext:value-type="float">
            <text:p>0.496428388548011</text:p>
          </table:table-cell>
          <table:table-cell table:formula="of:=IF([.D138]=[.D137];;[.D138])" office:value-type="float" office:value="0.496428387892492" calcext:value-type="float">
            <text:p>0.496428387892492</text:p>
          </table:table-cell>
          <table:table-cell table:formula="of:=IF([.E138]=[.E137];;[.E138])" office:value-type="float" office:value="0.49642838985905" calcext:value-type="float">
            <text:p>0.49642838985905</text:p>
          </table:table-cell>
          <table:table-cell office:value-type="float" office:value="1" calcext:value-type="float">
            <text:p>1</text:p>
          </table:table-cell>
          <table:table-cell table:formula="of:=IF([.$J138]=1;[.$H138];)" office:value-type="float" office:value="0.496428387892492" calcext:value-type="float">
            <text:p>0.49642838789249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0960583645759" calcext:value-type="float">
            <text:p>0.330960583645759</text:p>
          </table:table-cell>
          <table:table-cell office:value-type="float" office:value="0.330960582676305" calcext:value-type="float">
            <text:p>0.330960582676305</text:p>
          </table:table-cell>
          <table:table-cell office:value-type="float" office:value="0.33096058170685" calcext:value-type="float">
            <text:p>0.33096058170685</text:p>
          </table:table-cell>
          <table:table-cell office:value-type="float" office:value="0.330960584615214" calcext:value-type="float">
            <text:p>0.330960584615214</text:p>
          </table:table-cell>
          <table:table-cell table:formula="of:=IF([.B139]=[.B138];;[.B139])" office:value-type="float" office:value="0.330960583645759" calcext:value-type="float">
            <text:p>0.330960583645759</text:p>
          </table:table-cell>
          <table:table-cell table:formula="of:=IF([.C139]=[.C138];;[.C139])" office:value-type="float" office:value="0.330960582676305" calcext:value-type="float">
            <text:p>0.330960582676305</text:p>
          </table:table-cell>
          <table:table-cell table:formula="of:=IF([.D139]=[.D138];;[.D139])" office:value-type="float" office:value="0.33096058170685" calcext:value-type="float">
            <text:p>0.33096058170685</text:p>
          </table:table-cell>
          <table:table-cell table:formula="of:=IF([.E139]=[.E138];;[.E139])" office:value-type="float" office:value="0.330960584615214" calcext:value-type="float">
            <text:p>0.3309605846152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39]=3;[.$H139];)" office:value-type="float" office:value="0.33096058170685" calcext:value-type="float">
            <text:p>0.330960581706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96478698606358" calcext:value-type="float">
            <text:p>0.496478698606358</text:p>
          </table:table-cell>
          <table:table-cell office:value-type="float" office:value="0.496478697987061" calcext:value-type="float">
            <text:p>0.496478697987061</text:p>
          </table:table-cell>
          <table:table-cell office:value-type="float" office:value="0.496478697367764" calcext:value-type="float">
            <text:p>0.496478697367764</text:p>
          </table:table-cell>
          <table:table-cell office:value-type="float" office:value="0.496478699225655" calcext:value-type="float">
            <text:p>0.496478699225655</text:p>
          </table:table-cell>
          <table:table-cell table:formula="of:=IF([.B140]=[.B139];;[.B140])" office:value-type="float" office:value="0.496478698606358" calcext:value-type="float">
            <text:p>0.496478698606358</text:p>
          </table:table-cell>
          <table:table-cell table:formula="of:=IF([.C140]=[.C139];;[.C140])" office:value-type="float" office:value="0.496478697987061" calcext:value-type="float">
            <text:p>0.496478697987061</text:p>
          </table:table-cell>
          <table:table-cell table:formula="of:=IF([.D140]=[.D139];;[.D140])" office:value-type="float" office:value="0.496478697367764" calcext:value-type="float">
            <text:p>0.496478697367764</text:p>
          </table:table-cell>
          <table:table-cell table:formula="of:=IF([.E140]=[.E139];;[.E140])" office:value-type="float" office:value="0.496478699225655" calcext:value-type="float">
            <text:p>0.496478699225655</text:p>
          </table:table-cell>
          <table:table-cell office:value-type="float" office:value="1" calcext:value-type="float">
            <text:p>1</text:p>
          </table:table-cell>
          <table:table-cell table:formula="of:=IF([.$J140]=1;[.$H140];)" office:value-type="float" office:value="0.496478697367764" calcext:value-type="float">
            <text:p>0.49647869736776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96478698606358" calcext:value-type="float">
            <text:p>0.496478698606358</text:p>
          </table:table-cell>
          <table:table-cell office:value-type="float" office:value="0.496478697987061" calcext:value-type="float">
            <text:p>0.496478697987061</text:p>
          </table:table-cell>
          <table:table-cell office:value-type="float" office:value="0.496478697367764" calcext:value-type="float">
            <text:p>0.496478697367764</text:p>
          </table:table-cell>
          <table:table-cell office:value-type="float" office:value="0.496478699225655" calcext:value-type="float">
            <text:p>0.496478699225655</text:p>
          </table:table-cell>
          <table:table-cell table:formula="of:=IF([.B141]=[.B140];;[.B141])" office:value-type="float" office:value="0" calcext:value-type="float">
            <text:p>0</text:p>
          </table:table-cell>
          <table:table-cell table:formula="of:=IF([.C141]=[.C140];;[.C141])" office:value-type="float" office:value="0" calcext:value-type="float">
            <text:p>0</text:p>
          </table:table-cell>
          <table:table-cell table:formula="of:=IF([.D141]=[.D140];;[.D141])" office:value-type="float" office:value="0" calcext:value-type="float">
            <text:p>0</text:p>
          </table:table-cell>
          <table:table-cell table:formula="of:=IF([.E141]=[.E140];;[.E1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96527610320714" calcext:value-type="float">
            <text:p>0.496527610320714</text:p>
          </table:table-cell>
          <table:table-cell office:value-type="float" office:value="0.496527609735171" calcext:value-type="float">
            <text:p>0.496527609735171</text:p>
          </table:table-cell>
          <table:table-cell office:value-type="float" office:value="0.496527609149629" calcext:value-type="float">
            <text:p>0.496527609149629</text:p>
          </table:table-cell>
          <table:table-cell office:value-type="float" office:value="0.496527610906256" calcext:value-type="float">
            <text:p>0.496527610906256</text:p>
          </table:table-cell>
          <table:table-cell table:formula="of:=IF([.B142]=[.B141];;[.B142])" office:value-type="float" office:value="0.496527610320714" calcext:value-type="float">
            <text:p>0.496527610320714</text:p>
          </table:table-cell>
          <table:table-cell table:formula="of:=IF([.C142]=[.C141];;[.C142])" office:value-type="float" office:value="0.496527609735171" calcext:value-type="float">
            <text:p>0.496527609735171</text:p>
          </table:table-cell>
          <table:table-cell table:formula="of:=IF([.D142]=[.D141];;[.D142])" office:value-type="float" office:value="0.496527609149629" calcext:value-type="float">
            <text:p>0.496527609149629</text:p>
          </table:table-cell>
          <table:table-cell table:formula="of:=IF([.E142]=[.E141];;[.E142])" office:value-type="float" office:value="0.496527610906256" calcext:value-type="float">
            <text:p>0.496527610906256</text:p>
          </table:table-cell>
          <table:table-cell office:value-type="float" office:value="1" calcext:value-type="float">
            <text:p>1</text:p>
          </table:table-cell>
          <table:table-cell table:formula="of:=IF([.$J142]=1;[.$H142];)" office:value-type="float" office:value="0.496527609149629" calcext:value-type="float">
            <text:p>0.4965276091496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3564038701025" calcext:value-type="float">
            <text:p>0.33564038701025</text:p>
          </table:table-cell>
          <table:table-cell office:value-type="float" office:value="0.335640386155856" calcext:value-type="float">
            <text:p>0.335640386155856</text:p>
          </table:table-cell>
          <table:table-cell office:value-type="float" office:value="0.335640385301463" calcext:value-type="float">
            <text:p>0.335640385301463</text:p>
          </table:table-cell>
          <table:table-cell office:value-type="float" office:value="0.335640387864644" calcext:value-type="float">
            <text:p>0.335640387864644</text:p>
          </table:table-cell>
          <table:table-cell table:formula="of:=IF([.B143]=[.B142];;[.B143])" office:value-type="float" office:value="0.33564038701025" calcext:value-type="float">
            <text:p>0.33564038701025</text:p>
          </table:table-cell>
          <table:table-cell table:formula="of:=IF([.C143]=[.C142];;[.C143])" office:value-type="float" office:value="0.335640386155856" calcext:value-type="float">
            <text:p>0.335640386155856</text:p>
          </table:table-cell>
          <table:table-cell table:formula="of:=IF([.D143]=[.D142];;[.D143])" office:value-type="float" office:value="0.335640385301463" calcext:value-type="float">
            <text:p>0.335640385301463</text:p>
          </table:table-cell>
          <table:table-cell table:formula="of:=IF([.E143]=[.E142];;[.E143])" office:value-type="float" office:value="0.335640387864644" calcext:value-type="float">
            <text:p>0.33564038786464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43]=2;[.$H143];)" office:value-type="float" office:value="0.335640385301463" calcext:value-type="float">
            <text:p>0.33564038530146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96575181796857" calcext:value-type="float">
            <text:p>0.496575181796857</text:p>
          </table:table-cell>
          <table:table-cell office:value-type="float" office:value="0.4965751812428" calcext:value-type="float">
            <text:p>0.4965751812428</text:p>
          </table:table-cell>
          <table:table-cell office:value-type="float" office:value="0.496575180688743" calcext:value-type="float">
            <text:p>0.496575180688743</text:p>
          </table:table-cell>
          <table:table-cell office:value-type="float" office:value="0.496575182350914" calcext:value-type="float">
            <text:p>0.496575182350914</text:p>
          </table:table-cell>
          <table:table-cell table:formula="of:=IF([.B144]=[.B143];;[.B144])" office:value-type="float" office:value="0.496575181796857" calcext:value-type="float">
            <text:p>0.496575181796857</text:p>
          </table:table-cell>
          <table:table-cell table:formula="of:=IF([.C144]=[.C143];;[.C144])" office:value-type="float" office:value="0.4965751812428" calcext:value-type="float">
            <text:p>0.4965751812428</text:p>
          </table:table-cell>
          <table:table-cell table:formula="of:=IF([.D144]=[.D143];;[.D144])" office:value-type="float" office:value="0.496575180688743" calcext:value-type="float">
            <text:p>0.496575180688743</text:p>
          </table:table-cell>
          <table:table-cell table:formula="of:=IF([.E144]=[.E143];;[.E144])" office:value-type="float" office:value="0.496575182350914" calcext:value-type="float">
            <text:p>0.496575182350914</text:p>
          </table:table-cell>
          <table:table-cell office:value-type="float" office:value="1" calcext:value-type="float">
            <text:p>1</text:p>
          </table:table-cell>
          <table:table-cell table:formula="of:=IF([.$J144]=1;[.$H144];)" office:value-type="float" office:value="0.496575180688743" calcext:value-type="float">
            <text:p>0.49657518068874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1057781919851" calcext:value-type="float">
            <text:p>0.331057781919851</text:p>
          </table:table-cell>
          <table:table-cell office:value-type="float" office:value="0.331057781099978" calcext:value-type="float">
            <text:p>0.331057781099978</text:p>
          </table:table-cell>
          <table:table-cell office:value-type="float" office:value="0.331057780280104" calcext:value-type="float">
            <text:p>0.331057780280104</text:p>
          </table:table-cell>
          <table:table-cell office:value-type="float" office:value="0.331057782739724" calcext:value-type="float">
            <text:p>0.331057782739724</text:p>
          </table:table-cell>
          <table:table-cell table:formula="of:=IF([.B145]=[.B144];;[.B145])" office:value-type="float" office:value="0.331057781919851" calcext:value-type="float">
            <text:p>0.331057781919851</text:p>
          </table:table-cell>
          <table:table-cell table:formula="of:=IF([.C145]=[.C144];;[.C145])" office:value-type="float" office:value="0.331057781099978" calcext:value-type="float">
            <text:p>0.331057781099978</text:p>
          </table:table-cell>
          <table:table-cell table:formula="of:=IF([.D145]=[.D144];;[.D145])" office:value-type="float" office:value="0.331057780280104" calcext:value-type="float">
            <text:p>0.331057780280104</text:p>
          </table:table-cell>
          <table:table-cell table:formula="of:=IF([.E145]=[.E144];;[.E145])" office:value-type="float" office:value="0.331057782739724" calcext:value-type="float">
            <text:p>0.331057782739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45]=3;[.$H145];)" office:value-type="float" office:value="0.331057780280104" calcext:value-type="float">
            <text:p>0.3310577802801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6621467378898" calcext:value-type="float">
            <text:p>0.496621467378898</text:p>
          </table:table-cell>
          <table:table-cell office:value-type="float" office:value="0.496621466854239" calcext:value-type="float">
            <text:p>0.496621466854239</text:p>
          </table:table-cell>
          <table:table-cell office:value-type="float" office:value="0.496621466329579" calcext:value-type="float">
            <text:p>0.496621466329579</text:p>
          </table:table-cell>
          <table:table-cell office:value-type="float" office:value="0.496621467903557" calcext:value-type="float">
            <text:p>0.496621467903557</text:p>
          </table:table-cell>
          <table:table-cell table:formula="of:=IF([.B146]=[.B145];;[.B146])" office:value-type="float" office:value="0.496621467378898" calcext:value-type="float">
            <text:p>0.496621467378898</text:p>
          </table:table-cell>
          <table:table-cell table:formula="of:=IF([.C146]=[.C145];;[.C146])" office:value-type="float" office:value="0.496621466854239" calcext:value-type="float">
            <text:p>0.496621466854239</text:p>
          </table:table-cell>
          <table:table-cell table:formula="of:=IF([.D146]=[.D145];;[.D146])" office:value-type="float" office:value="0.496621466329579" calcext:value-type="float">
            <text:p>0.496621466329579</text:p>
          </table:table-cell>
          <table:table-cell table:formula="of:=IF([.E146]=[.E145];;[.E146])" office:value-type="float" office:value="0.496621467903557" calcext:value-type="float">
            <text:p>0.496621467903557</text:p>
          </table:table-cell>
          <table:table-cell office:value-type="float" office:value="1" calcext:value-type="float">
            <text:p>1</text:p>
          </table:table-cell>
          <table:table-cell table:formula="of:=IF([.$J146]=1;[.$H146];)" office:value-type="float" office:value="0.496621466329579" calcext:value-type="float">
            <text:p>0.49662146632957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6621467378898" calcext:value-type="float">
            <text:p>0.496621467378898</text:p>
          </table:table-cell>
          <table:table-cell office:value-type="float" office:value="0.496621466854239" calcext:value-type="float">
            <text:p>0.496621466854239</text:p>
          </table:table-cell>
          <table:table-cell office:value-type="float" office:value="0.496621466329579" calcext:value-type="float">
            <text:p>0.496621466329579</text:p>
          </table:table-cell>
          <table:table-cell office:value-type="float" office:value="0.496621467903557" calcext:value-type="float">
            <text:p>0.496621467903557</text:p>
          </table:table-cell>
          <table:table-cell table:formula="of:=IF([.B147]=[.B146];;[.B147])" office:value-type="float" office:value="0" calcext:value-type="float">
            <text:p>0</text:p>
          </table:table-cell>
          <table:table-cell table:formula="of:=IF([.C147]=[.C146];;[.C147])" office:value-type="float" office:value="0" calcext:value-type="float">
            <text:p>0</text:p>
          </table:table-cell>
          <table:table-cell table:formula="of:=IF([.D147]=[.D146];;[.D147])" office:value-type="float" office:value="0" calcext:value-type="float">
            <text:p>0</text:p>
          </table:table-cell>
          <table:table-cell table:formula="of:=IF([.E147]=[.E146];;[.E1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6666518511934" calcext:value-type="float">
            <text:p>0.496666518511934</text:p>
          </table:table-cell>
          <table:table-cell office:value-type="float" office:value="0.496666518014748" calcext:value-type="float">
            <text:p>0.496666518014748</text:p>
          </table:table-cell>
          <table:table-cell office:value-type="float" office:value="0.496666517517562" calcext:value-type="float">
            <text:p>0.496666517517562</text:p>
          </table:table-cell>
          <table:table-cell office:value-type="float" office:value="0.49666651900912" calcext:value-type="float">
            <text:p>0.49666651900912</text:p>
          </table:table-cell>
          <table:table-cell table:formula="of:=IF([.B148]=[.B147];;[.B148])" office:value-type="float" office:value="0.496666518511934" calcext:value-type="float">
            <text:p>0.496666518511934</text:p>
          </table:table-cell>
          <table:table-cell table:formula="of:=IF([.C148]=[.C147];;[.C148])" office:value-type="float" office:value="0.496666518014748" calcext:value-type="float">
            <text:p>0.496666518014748</text:p>
          </table:table-cell>
          <table:table-cell table:formula="of:=IF([.D148]=[.D147];;[.D148])" office:value-type="float" office:value="0.496666517517562" calcext:value-type="float">
            <text:p>0.496666517517562</text:p>
          </table:table-cell>
          <table:table-cell table:formula="of:=IF([.E148]=[.E147];;[.E148])" office:value-type="float" office:value="0.49666651900912" calcext:value-type="float">
            <text:p>0.49666651900912</text:p>
          </table:table-cell>
          <table:table-cell office:value-type="float" office:value="1" calcext:value-type="float">
            <text:p>1</text:p>
          </table:table-cell>
          <table:table-cell table:formula="of:=IF([.$J148]=1;[.$H148];)" office:value-type="float" office:value="0.496666517517562" calcext:value-type="float">
            <text:p>0.49666651751756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35548392794066" calcext:value-type="float">
            <text:p>0.335548392794066</text:p>
          </table:table-cell>
          <table:table-cell office:value-type="float" office:value="0.335548392067801" calcext:value-type="float">
            <text:p>0.335548392067801</text:p>
          </table:table-cell>
          <table:table-cell office:value-type="float" office:value="0.335548391341536" calcext:value-type="float">
            <text:p>0.335548391341536</text:p>
          </table:table-cell>
          <table:table-cell office:value-type="float" office:value="0.335548393520331" calcext:value-type="float">
            <text:p>0.335548393520331</text:p>
          </table:table-cell>
          <table:table-cell table:formula="of:=IF([.B149]=[.B148];;[.B149])" office:value-type="float" office:value="0.335548392794066" calcext:value-type="float">
            <text:p>0.335548392794066</text:p>
          </table:table-cell>
          <table:table-cell table:formula="of:=IF([.C149]=[.C148];;[.C149])" office:value-type="float" office:value="0.335548392067801" calcext:value-type="float">
            <text:p>0.335548392067801</text:p>
          </table:table-cell>
          <table:table-cell table:formula="of:=IF([.D149]=[.D148];;[.D149])" office:value-type="float" office:value="0.335548391341536" calcext:value-type="float">
            <text:p>0.335548391341536</text:p>
          </table:table-cell>
          <table:table-cell table:formula="of:=IF([.E149]=[.E148];;[.E149])" office:value-type="float" office:value="0.335548393520331" calcext:value-type="float">
            <text:p>0.33554839352033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49]=2;[.$H149];)" office:value-type="float" office:value="0.335548391341536" calcext:value-type="float">
            <text:p>0.33554839134153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6710383932823" calcext:value-type="float">
            <text:p>0.496710383932823</text:p>
          </table:table-cell>
          <table:table-cell office:value-type="float" office:value="0.496710383461335" calcext:value-type="float">
            <text:p>0.496710383461335</text:p>
          </table:table-cell>
          <table:table-cell office:value-type="float" office:value="0.496710382989848" calcext:value-type="float">
            <text:p>0.496710382989848</text:p>
          </table:table-cell>
          <table:table-cell office:value-type="float" office:value="0.49671038440431" calcext:value-type="float">
            <text:p>0.49671038440431</text:p>
          </table:table-cell>
          <table:table-cell table:formula="of:=IF([.B150]=[.B149];;[.B150])" office:value-type="float" office:value="0.496710383932823" calcext:value-type="float">
            <text:p>0.496710383932823</text:p>
          </table:table-cell>
          <table:table-cell table:formula="of:=IF([.C150]=[.C149];;[.C150])" office:value-type="float" office:value="0.496710383461335" calcext:value-type="float">
            <text:p>0.496710383461335</text:p>
          </table:table-cell>
          <table:table-cell table:formula="of:=IF([.D150]=[.D149];;[.D150])" office:value-type="float" office:value="0.496710382989848" calcext:value-type="float">
            <text:p>0.496710382989848</text:p>
          </table:table-cell>
          <table:table-cell table:formula="of:=IF([.E150]=[.E149];;[.E150])" office:value-type="float" office:value="0.49671038440431" calcext:value-type="float">
            <text:p>0.49671038440431</text:p>
          </table:table-cell>
          <table:table-cell office:value-type="float" office:value="1" calcext:value-type="float">
            <text:p>1</text:p>
          </table:table-cell>
          <table:table-cell table:formula="of:=IF([.$J150]=1;[.$H150];)" office:value-type="float" office:value="0.496710382989848" calcext:value-type="float">
            <text:p>0.49671038298984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311473294917" calcext:value-type="float">
            <text:p>0.3311473294917</text:p>
          </table:table-cell>
          <table:table-cell office:value-type="float" office:value="0.331147328793639" calcext:value-type="float">
            <text:p>0.331147328793639</text:p>
          </table:table-cell>
          <table:table-cell office:value-type="float" office:value="0.331147328095578" calcext:value-type="float">
            <text:p>0.331147328095578</text:p>
          </table:table-cell>
          <table:table-cell office:value-type="float" office:value="0.331147330189761" calcext:value-type="float">
            <text:p>0.331147330189761</text:p>
          </table:table-cell>
          <table:table-cell table:formula="of:=IF([.B151]=[.B150];;[.B151])" office:value-type="float" office:value="0.3311473294917" calcext:value-type="float">
            <text:p>0.3311473294917</text:p>
          </table:table-cell>
          <table:table-cell table:formula="of:=IF([.C151]=[.C150];;[.C151])" office:value-type="float" office:value="0.331147328793639" calcext:value-type="float">
            <text:p>0.331147328793639</text:p>
          </table:table-cell>
          <table:table-cell table:formula="of:=IF([.D151]=[.D150];;[.D151])" office:value-type="float" office:value="0.331147328095578" calcext:value-type="float">
            <text:p>0.331147328095578</text:p>
          </table:table-cell>
          <table:table-cell table:formula="of:=IF([.E151]=[.E150];;[.E151])" office:value-type="float" office:value="0.331147330189761" calcext:value-type="float">
            <text:p>0.3311473301897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51]=3;[.$H151];)" office:value-type="float" office:value="0.331147328095578" calcext:value-type="float">
            <text:p>0.3311473280955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96753109846089" calcext:value-type="float">
            <text:p>0.496753109846089</text:p>
          </table:table-cell>
          <table:table-cell office:value-type="float" office:value="0.496753109398661" calcext:value-type="float">
            <text:p>0.496753109398661</text:p>
          </table:table-cell>
          <table:table-cell office:value-type="float" office:value="0.496753108951233" calcext:value-type="float">
            <text:p>0.496753108951233</text:p>
          </table:table-cell>
          <table:table-cell office:value-type="float" office:value="0.496753110293517" calcext:value-type="float">
            <text:p>0.496753110293517</text:p>
          </table:table-cell>
          <table:table-cell table:formula="of:=IF([.B152]=[.B151];;[.B152])" office:value-type="float" office:value="0.496753109846089" calcext:value-type="float">
            <text:p>0.496753109846089</text:p>
          </table:table-cell>
          <table:table-cell table:formula="of:=IF([.C152]=[.C151];;[.C152])" office:value-type="float" office:value="0.496753109398661" calcext:value-type="float">
            <text:p>0.496753109398661</text:p>
          </table:table-cell>
          <table:table-cell table:formula="of:=IF([.D152]=[.D151];;[.D152])" office:value-type="float" office:value="0.496753108951233" calcext:value-type="float">
            <text:p>0.496753108951233</text:p>
          </table:table-cell>
          <table:table-cell table:formula="of:=IF([.E152]=[.E151];;[.E152])" office:value-type="float" office:value="0.496753110293517" calcext:value-type="float">
            <text:p>0.496753110293517</text:p>
          </table:table-cell>
          <table:table-cell office:value-type="float" office:value="1" calcext:value-type="float">
            <text:p>1</text:p>
          </table:table-cell>
          <table:table-cell table:formula="of:=IF([.$J152]=1;[.$H152];)" office:value-type="float" office:value="0.496753108951233" calcext:value-type="float">
            <text:p>0.49675310895123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96753109846089" calcext:value-type="float">
            <text:p>0.496753109846089</text:p>
          </table:table-cell>
          <table:table-cell office:value-type="float" office:value="0.496753109398661" calcext:value-type="float">
            <text:p>0.496753109398661</text:p>
          </table:table-cell>
          <table:table-cell office:value-type="float" office:value="0.496753108951233" calcext:value-type="float">
            <text:p>0.496753108951233</text:p>
          </table:table-cell>
          <table:table-cell office:value-type="float" office:value="0.496753110293517" calcext:value-type="float">
            <text:p>0.496753110293517</text:p>
          </table:table-cell>
          <table:table-cell table:formula="of:=IF([.B153]=[.B152];;[.B153])" office:value-type="float" office:value="0" calcext:value-type="float">
            <text:p>0</text:p>
          </table:table-cell>
          <table:table-cell table:formula="of:=IF([.C153]=[.C152];;[.C153])" office:value-type="float" office:value="0" calcext:value-type="float">
            <text:p>0</text:p>
          </table:table-cell>
          <table:table-cell table:formula="of:=IF([.D153]=[.D152];;[.D153])" office:value-type="float" office:value="0" calcext:value-type="float">
            <text:p>0</text:p>
          </table:table-cell>
          <table:table-cell table:formula="of:=IF([.E153]=[.E152];;[.E15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96794740086295" calcext:value-type="float">
            <text:p>0.496794740086295</text:p>
          </table:table-cell>
          <table:table-cell office:value-type="float" office:value="0.496794739661412" calcext:value-type="float">
            <text:p>0.496794739661412</text:p>
          </table:table-cell>
          <table:table-cell office:value-type="float" office:value="0.496794739236528" calcext:value-type="float">
            <text:p>0.496794739236528</text:p>
          </table:table-cell>
          <table:table-cell office:value-type="float" office:value="0.496794740511179" calcext:value-type="float">
            <text:p>0.496794740511179</text:p>
          </table:table-cell>
          <table:table-cell table:formula="of:=IF([.B154]=[.B153];;[.B154])" office:value-type="float" office:value="0.496794740086295" calcext:value-type="float">
            <text:p>0.496794740086295</text:p>
          </table:table-cell>
          <table:table-cell table:formula="of:=IF([.C154]=[.C153];;[.C154])" office:value-type="float" office:value="0.496794739661412" calcext:value-type="float">
            <text:p>0.496794739661412</text:p>
          </table:table-cell>
          <table:table-cell table:formula="of:=IF([.D154]=[.D153];;[.D154])" office:value-type="float" office:value="0.496794739236528" calcext:value-type="float">
            <text:p>0.496794739236528</text:p>
          </table:table-cell>
          <table:table-cell table:formula="of:=IF([.E154]=[.E153];;[.E154])" office:value-type="float" office:value="0.496794740511179" calcext:value-type="float">
            <text:p>0.496794740511179</text:p>
          </table:table-cell>
          <table:table-cell office:value-type="float" office:value="1" calcext:value-type="float">
            <text:p>1</text:p>
          </table:table-cell>
          <table:table-cell table:formula="of:=IF([.$J154]=1;[.$H154];)" office:value-type="float" office:value="0.496794739236528" calcext:value-type="float">
            <text:p>0.49679473923652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35463454471213" calcext:value-type="float">
            <text:p>0.335463454471213</text:p>
          </table:table-cell>
          <table:table-cell office:value-type="float" office:value="0.335463453849933" calcext:value-type="float">
            <text:p>0.335463453849933</text:p>
          </table:table-cell>
          <table:table-cell office:value-type="float" office:value="0.335463453228653" calcext:value-type="float">
            <text:p>0.335463453228653</text:p>
          </table:table-cell>
          <table:table-cell office:value-type="float" office:value="0.335463455092493" calcext:value-type="float">
            <text:p>0.335463455092493</text:p>
          </table:table-cell>
          <table:table-cell table:formula="of:=IF([.B155]=[.B154];;[.B155])" office:value-type="float" office:value="0.335463454471213" calcext:value-type="float">
            <text:p>0.335463454471213</text:p>
          </table:table-cell>
          <table:table-cell table:formula="of:=IF([.C155]=[.C154];;[.C155])" office:value-type="float" office:value="0.335463453849933" calcext:value-type="float">
            <text:p>0.335463453849933</text:p>
          </table:table-cell>
          <table:table-cell table:formula="of:=IF([.D155]=[.D154];;[.D155])" office:value-type="float" office:value="0.335463453228653" calcext:value-type="float">
            <text:p>0.335463453228653</text:p>
          </table:table-cell>
          <table:table-cell table:formula="of:=IF([.E155]=[.E154];;[.E155])" office:value-type="float" office:value="0.335463455092493" calcext:value-type="float">
            <text:p>0.33546345509249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55]=2;[.$H155];)" office:value-type="float" office:value="0.335463453228653" calcext:value-type="float">
            <text:p>0.33546345322865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96835316268077" calcext:value-type="float">
            <text:p>0.496835316268077</text:p>
          </table:table-cell>
          <table:table-cell office:value-type="float" office:value="0.496835315864335" calcext:value-type="float">
            <text:p>0.496835315864335</text:p>
          </table:table-cell>
          <table:table-cell office:value-type="float" office:value="0.496835315460593" calcext:value-type="float">
            <text:p>0.496835315460593</text:p>
          </table:table-cell>
          <table:table-cell office:value-type="float" office:value="0.496835316671819" calcext:value-type="float">
            <text:p>0.496835316671819</text:p>
          </table:table-cell>
          <table:table-cell table:formula="of:=IF([.B156]=[.B155];;[.B156])" office:value-type="float" office:value="0.496835316268077" calcext:value-type="float">
            <text:p>0.496835316268077</text:p>
          </table:table-cell>
          <table:table-cell table:formula="of:=IF([.C156]=[.C155];;[.C156])" office:value-type="float" office:value="0.496835315864335" calcext:value-type="float">
            <text:p>0.496835315864335</text:p>
          </table:table-cell>
          <table:table-cell table:formula="of:=IF([.D156]=[.D155];;[.D156])" office:value-type="float" office:value="0.496835315460593" calcext:value-type="float">
            <text:p>0.496835315460593</text:p>
          </table:table-cell>
          <table:table-cell table:formula="of:=IF([.E156]=[.E155];;[.E156])" office:value-type="float" office:value="0.496835316671819" calcext:value-type="float">
            <text:p>0.496835316671819</text:p>
          </table:table-cell>
          <table:table-cell office:value-type="float" office:value="1" calcext:value-type="float">
            <text:p>1</text:p>
          </table:table-cell>
          <table:table-cell table:formula="of:=IF([.$J156]=1;[.$H156];)" office:value-type="float" office:value="0.496835315460593" calcext:value-type="float">
            <text:p>0.49683531546059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1230095541401" calcext:value-type="float">
            <text:p>0.331230095541401</text:p>
          </table:table-cell>
          <table:table-cell office:value-type="float" office:value="0.331230094943347" calcext:value-type="float">
            <text:p>0.331230094943347</text:p>
          </table:table-cell>
          <table:table-cell office:value-type="float" office:value="0.331230094345292" calcext:value-type="float">
            <text:p>0.331230094345292</text:p>
          </table:table-cell>
          <table:table-cell office:value-type="float" office:value="0.331230096139456" calcext:value-type="float">
            <text:p>0.331230096139456</text:p>
          </table:table-cell>
          <table:table-cell table:formula="of:=IF([.B157]=[.B156];;[.B157])" office:value-type="float" office:value="0.331230095541401" calcext:value-type="float">
            <text:p>0.331230095541401</text:p>
          </table:table-cell>
          <table:table-cell table:formula="of:=IF([.C157]=[.C156];;[.C157])" office:value-type="float" office:value="0.331230094943347" calcext:value-type="float">
            <text:p>0.331230094943347</text:p>
          </table:table-cell>
          <table:table-cell table:formula="of:=IF([.D157]=[.D156];;[.D157])" office:value-type="float" office:value="0.331230094345292" calcext:value-type="float">
            <text:p>0.331230094345292</text:p>
          </table:table-cell>
          <table:table-cell table:formula="of:=IF([.E157]=[.E156];;[.E157])" office:value-type="float" office:value="0.331230096139456" calcext:value-type="float">
            <text:p>0.3312300961394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57]=3;[.$H157];)" office:value-type="float" office:value="0.331230094345292" calcext:value-type="float">
            <text:p>0.3312300943452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96874877924919" calcext:value-type="float">
            <text:p>0.496874877924919</text:p>
          </table:table-cell>
          <table:table-cell office:value-type="float" office:value="0.49687487754102" calcext:value-type="float">
            <text:p>0.49687487754102</text:p>
          </table:table-cell>
          <table:table-cell office:value-type="float" office:value="0.496874877157121" calcext:value-type="float">
            <text:p>0.496874877157121</text:p>
          </table:table-cell>
          <table:table-cell office:value-type="float" office:value="0.496874878308818" calcext:value-type="float">
            <text:p>0.496874878308818</text:p>
          </table:table-cell>
          <table:table-cell table:formula="of:=IF([.B158]=[.B157];;[.B158])" office:value-type="float" office:value="0.496874877924919" calcext:value-type="float">
            <text:p>0.496874877924919</text:p>
          </table:table-cell>
          <table:table-cell table:formula="of:=IF([.C158]=[.C157];;[.C158])" office:value-type="float" office:value="0.49687487754102" calcext:value-type="float">
            <text:p>0.49687487754102</text:p>
          </table:table-cell>
          <table:table-cell table:formula="of:=IF([.D158]=[.D157];;[.D158])" office:value-type="float" office:value="0.496874877157121" calcext:value-type="float">
            <text:p>0.496874877157121</text:p>
          </table:table-cell>
          <table:table-cell table:formula="of:=IF([.E158]=[.E157];;[.E158])" office:value-type="float" office:value="0.496874878308818" calcext:value-type="float">
            <text:p>0.496874878308818</text:p>
          </table:table-cell>
          <table:table-cell office:value-type="float" office:value="1" calcext:value-type="float">
            <text:p>1</text:p>
          </table:table-cell>
          <table:table-cell table:formula="of:=IF([.$J158]=1;[.$H158];)" office:value-type="float" office:value="0.496874877157121" calcext:value-type="float">
            <text:p>0.49687487715712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96874877924919" calcext:value-type="float">
            <text:p>0.496874877924919</text:p>
          </table:table-cell>
          <table:table-cell office:value-type="float" office:value="0.49687487754102" calcext:value-type="float">
            <text:p>0.49687487754102</text:p>
          </table:table-cell>
          <table:table-cell office:value-type="float" office:value="0.496874877157121" calcext:value-type="float">
            <text:p>0.496874877157121</text:p>
          </table:table-cell>
          <table:table-cell office:value-type="float" office:value="0.496874878308818" calcext:value-type="float">
            <text:p>0.496874878308818</text:p>
          </table:table-cell>
          <table:table-cell table:formula="of:=IF([.B159]=[.B158];;[.B159])" office:value-type="float" office:value="0" calcext:value-type="float">
            <text:p>0</text:p>
          </table:table-cell>
          <table:table-cell table:formula="of:=IF([.C159]=[.C158];;[.C159])" office:value-type="float" office:value="0" calcext:value-type="float">
            <text:p>0</text:p>
          </table:table-cell>
          <table:table-cell table:formula="of:=IF([.D159]=[.D158];;[.D159])" office:value-type="float" office:value="0" calcext:value-type="float">
            <text:p>0</text:p>
          </table:table-cell>
          <table:table-cell table:formula="of:=IF([.E159]=[.E158];;[.E1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96913462637656" calcext:value-type="float">
            <text:p>0.496913462637656</text:p>
          </table:table-cell>
          <table:table-cell office:value-type="float" office:value="0.496913462272396" calcext:value-type="float">
            <text:p>0.496913462272396</text:p>
          </table:table-cell>
          <table:table-cell office:value-type="float" office:value="0.496913461907135" calcext:value-type="float">
            <text:p>0.496913461907135</text:p>
          </table:table-cell>
          <table:table-cell office:value-type="float" office:value="0.496913463002916" calcext:value-type="float">
            <text:p>0.496913463002916</text:p>
          </table:table-cell>
          <table:table-cell table:formula="of:=IF([.B160]=[.B159];;[.B160])" office:value-type="float" office:value="0.496913462637656" calcext:value-type="float">
            <text:p>0.496913462637656</text:p>
          </table:table-cell>
          <table:table-cell table:formula="of:=IF([.C160]=[.C159];;[.C160])" office:value-type="float" office:value="0.496913462272396" calcext:value-type="float">
            <text:p>0.496913462272396</text:p>
          </table:table-cell>
          <table:table-cell table:formula="of:=IF([.D160]=[.D159];;[.D160])" office:value-type="float" office:value="0.496913461907135" calcext:value-type="float">
            <text:p>0.496913461907135</text:p>
          </table:table-cell>
          <table:table-cell table:formula="of:=IF([.E160]=[.E159];;[.E160])" office:value-type="float" office:value="0.496913463002916" calcext:value-type="float">
            <text:p>0.496913463002916</text:p>
          </table:table-cell>
          <table:table-cell office:value-type="float" office:value="1" calcext:value-type="float">
            <text:p>1</text:p>
          </table:table-cell>
          <table:table-cell table:formula="of:=IF([.$J160]=1;[.$H160];)" office:value-type="float" office:value="0.496913461907135" calcext:value-type="float">
            <text:p>0.49691346190713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5384790183306" calcext:value-type="float">
            <text:p>0.335384790183306</text:p>
          </table:table-cell>
          <table:table-cell office:value-type="float" office:value="0.335384789648708" calcext:value-type="float">
            <text:p>0.335384789648708</text:p>
          </table:table-cell>
          <table:table-cell office:value-type="float" office:value="0.33538478911411" calcext:value-type="float">
            <text:p>0.33538478911411</text:p>
          </table:table-cell>
          <table:table-cell office:value-type="float" office:value="0.335384790717903" calcext:value-type="float">
            <text:p>0.335384790717903</text:p>
          </table:table-cell>
          <table:table-cell table:formula="of:=IF([.B161]=[.B160];;[.B161])" office:value-type="float" office:value="0.335384790183306" calcext:value-type="float">
            <text:p>0.335384790183306</text:p>
          </table:table-cell>
          <table:table-cell table:formula="of:=IF([.C161]=[.C160];;[.C161])" office:value-type="float" office:value="0.335384789648708" calcext:value-type="float">
            <text:p>0.335384789648708</text:p>
          </table:table-cell>
          <table:table-cell table:formula="of:=IF([.D161]=[.D160];;[.D161])" office:value-type="float" office:value="0.33538478911411" calcext:value-type="float">
            <text:p>0.33538478911411</text:p>
          </table:table-cell>
          <table:table-cell table:formula="of:=IF([.E161]=[.E160];;[.E161])" office:value-type="float" office:value="0.335384790717903" calcext:value-type="float">
            <text:p>0.33538479071790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61]=2;[.$H161];)" office:value-type="float" office:value="0.33538478911411" calcext:value-type="float">
            <text:p>0.3353847891141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9695110615356" calcext:value-type="float">
            <text:p>0.49695110615356</text:p>
          </table:table-cell>
          <table:table-cell office:value-type="float" office:value="0.496951105805821" calcext:value-type="float">
            <text:p>0.496951105805821</text:p>
          </table:table-cell>
          <table:table-cell office:value-type="float" office:value="0.496951105458082" calcext:value-type="float">
            <text:p>0.496951105458082</text:p>
          </table:table-cell>
          <table:table-cell office:value-type="float" office:value="0.496951106501299" calcext:value-type="float">
            <text:p>0.496951106501299</text:p>
          </table:table-cell>
          <table:table-cell table:formula="of:=IF([.B162]=[.B161];;[.B162])" office:value-type="float" office:value="0.49695110615356" calcext:value-type="float">
            <text:p>0.49695110615356</text:p>
          </table:table-cell>
          <table:table-cell table:formula="of:=IF([.C162]=[.C161];;[.C162])" office:value-type="float" office:value="0.496951105805821" calcext:value-type="float">
            <text:p>0.496951105805821</text:p>
          </table:table-cell>
          <table:table-cell table:formula="of:=IF([.D162]=[.D161];;[.D162])" office:value-type="float" office:value="0.496951105458082" calcext:value-type="float">
            <text:p>0.496951105458082</text:p>
          </table:table-cell>
          <table:table-cell table:formula="of:=IF([.E162]=[.E161];;[.E162])" office:value-type="float" office:value="0.496951106501299" calcext:value-type="float">
            <text:p>0.496951106501299</text:p>
          </table:table-cell>
          <table:table-cell office:value-type="float" office:value="1" calcext:value-type="float">
            <text:p>1</text:p>
          </table:table-cell>
          <table:table-cell table:formula="of:=IF([.$J162]=1;[.$H162];)" office:value-type="float" office:value="0.496951105458082" calcext:value-type="float">
            <text:p>0.4969511054580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1306822381551" calcext:value-type="float">
            <text:p>0.331306822381551</text:p>
          </table:table-cell>
          <table:table-cell office:value-type="float" office:value="0.331306821866217" calcext:value-type="float">
            <text:p>0.331306821866217</text:p>
          </table:table-cell>
          <table:table-cell office:value-type="float" office:value="0.331306821350884" calcext:value-type="float">
            <text:p>0.331306821350884</text:p>
          </table:table-cell>
          <table:table-cell office:value-type="float" office:value="0.331306822896884" calcext:value-type="float">
            <text:p>0.331306822896884</text:p>
          </table:table-cell>
          <table:table-cell table:formula="of:=IF([.B163]=[.B162];;[.B163])" office:value-type="float" office:value="0.331306822381551" calcext:value-type="float">
            <text:p>0.331306822381551</text:p>
          </table:table-cell>
          <table:table-cell table:formula="of:=IF([.C163]=[.C162];;[.C163])" office:value-type="float" office:value="0.331306821866217" calcext:value-type="float">
            <text:p>0.331306821866217</text:p>
          </table:table-cell>
          <table:table-cell table:formula="of:=IF([.D163]=[.D162];;[.D163])" office:value-type="float" office:value="0.331306821350884" calcext:value-type="float">
            <text:p>0.331306821350884</text:p>
          </table:table-cell>
          <table:table-cell table:formula="of:=IF([.E163]=[.E162];;[.E163])" office:value-type="float" office:value="0.331306822896884" calcext:value-type="float">
            <text:p>0.33130682289688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63]=3;[.$H163];)" office:value-type="float" office:value="0.331306821350884" calcext:value-type="float">
            <text:p>0.3313068213508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6987842496825" calcext:value-type="float">
            <text:p>0.496987842496825</text:p>
          </table:table-cell>
          <table:table-cell office:value-type="float" office:value="0.496987842165569" calcext:value-type="float">
            <text:p>0.496987842165569</text:p>
          </table:table-cell>
          <table:table-cell office:value-type="float" office:value="0.496987841834313" calcext:value-type="float">
            <text:p>0.496987841834313</text:p>
          </table:table-cell>
          <table:table-cell office:value-type="float" office:value="0.49698784282808" calcext:value-type="float">
            <text:p>0.49698784282808</text:p>
          </table:table-cell>
          <table:table-cell table:formula="of:=IF([.B164]=[.B163];;[.B164])" office:value-type="float" office:value="0.496987842496825" calcext:value-type="float">
            <text:p>0.496987842496825</text:p>
          </table:table-cell>
          <table:table-cell table:formula="of:=IF([.C164]=[.C163];;[.C164])" office:value-type="float" office:value="0.496987842165569" calcext:value-type="float">
            <text:p>0.496987842165569</text:p>
          </table:table-cell>
          <table:table-cell table:formula="of:=IF([.D164]=[.D163];;[.D164])" office:value-type="float" office:value="0.496987841834313" calcext:value-type="float">
            <text:p>0.496987841834313</text:p>
          </table:table-cell>
          <table:table-cell table:formula="of:=IF([.E164]=[.E163];;[.E164])" office:value-type="float" office:value="0.49698784282808" calcext:value-type="float">
            <text:p>0.49698784282808</text:p>
          </table:table-cell>
          <table:table-cell office:value-type="float" office:value="1" calcext:value-type="float">
            <text:p>1</text:p>
          </table:table-cell>
          <table:table-cell table:formula="of:=IF([.$J164]=1;[.$H164];)" office:value-type="float" office:value="0.496987841834313" calcext:value-type="float">
            <text:p>0.49698784183431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6987842496825" calcext:value-type="float">
            <text:p>0.496987842496825</text:p>
          </table:table-cell>
          <table:table-cell office:value-type="float" office:value="0.496987842165569" calcext:value-type="float">
            <text:p>0.496987842165569</text:p>
          </table:table-cell>
          <table:table-cell office:value-type="float" office:value="0.496987841834313" calcext:value-type="float">
            <text:p>0.496987841834313</text:p>
          </table:table-cell>
          <table:table-cell office:value-type="float" office:value="0.49698784282808" calcext:value-type="float">
            <text:p>0.49698784282808</text:p>
          </table:table-cell>
          <table:table-cell table:formula="of:=IF([.B165]=[.B164];;[.B165])" office:value-type="float" office:value="0" calcext:value-type="float">
            <text:p>0</text:p>
          </table:table-cell>
          <table:table-cell table:formula="of:=IF([.C165]=[.C164];;[.C165])" office:value-type="float" office:value="0" calcext:value-type="float">
            <text:p>0</text:p>
          </table:table-cell>
          <table:table-cell table:formula="of:=IF([.D165]=[.D164];;[.D165])" office:value-type="float" office:value="0" calcext:value-type="float">
            <text:p>0</text:p>
          </table:table-cell>
          <table:table-cell table:formula="of:=IF([.E165]=[.E164];;[.E16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7023704071148" calcext:value-type="float">
            <text:p>0.497023704071148</text:p>
          </table:table-cell>
          <table:table-cell office:value-type="float" office:value="0.49702370375541" calcext:value-type="float">
            <text:p>0.49702370375541</text:p>
          </table:table-cell>
          <table:table-cell office:value-type="float" office:value="0.497023703439672" calcext:value-type="float">
            <text:p>0.497023703439672</text:p>
          </table:table-cell>
          <table:table-cell office:value-type="float" office:value="0.497023704386885" calcext:value-type="float">
            <text:p>0.497023704386885</text:p>
          </table:table-cell>
          <table:table-cell table:formula="of:=IF([.B166]=[.B165];;[.B166])" office:value-type="float" office:value="0.497023704071148" calcext:value-type="float">
            <text:p>0.497023704071148</text:p>
          </table:table-cell>
          <table:table-cell table:formula="of:=IF([.C166]=[.C165];;[.C166])" office:value-type="float" office:value="0.49702370375541" calcext:value-type="float">
            <text:p>0.49702370375541</text:p>
          </table:table-cell>
          <table:table-cell table:formula="of:=IF([.D166]=[.D165];;[.D166])" office:value-type="float" office:value="0.497023703439672" calcext:value-type="float">
            <text:p>0.497023703439672</text:p>
          </table:table-cell>
          <table:table-cell table:formula="of:=IF([.E166]=[.E165];;[.E166])" office:value-type="float" office:value="0.497023704386885" calcext:value-type="float">
            <text:p>0.497023704386885</text:p>
          </table:table-cell>
          <table:table-cell office:value-type="float" office:value="1" calcext:value-type="float">
            <text:p>1</text:p>
          </table:table-cell>
          <table:table-cell table:formula="of:=IF([.$J166]=1;[.$H166];)" office:value-type="float" office:value="0.497023703439672" calcext:value-type="float">
            <text:p>0.49702370343967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5311729482212" calcext:value-type="float">
            <text:p>0.335311729482212</text:p>
          </table:table-cell>
          <table:table-cell office:value-type="float" office:value="0.335311729019692" calcext:value-type="float">
            <text:p>0.335311729019692</text:p>
          </table:table-cell>
          <table:table-cell office:value-type="float" office:value="0.335311728557172" calcext:value-type="float">
            <text:p>0.335311728557172</text:p>
          </table:table-cell>
          <table:table-cell office:value-type="float" office:value="0.335311729944732" calcext:value-type="float">
            <text:p>0.335311729944732</text:p>
          </table:table-cell>
          <table:table-cell table:formula="of:=IF([.B167]=[.B166];;[.B167])" office:value-type="float" office:value="0.335311729482212" calcext:value-type="float">
            <text:p>0.335311729482212</text:p>
          </table:table-cell>
          <table:table-cell table:formula="of:=IF([.C167]=[.C166];;[.C167])" office:value-type="float" office:value="0.335311729019692" calcext:value-type="float">
            <text:p>0.335311729019692</text:p>
          </table:table-cell>
          <table:table-cell table:formula="of:=IF([.D167]=[.D166];;[.D167])" office:value-type="float" office:value="0.335311728557172" calcext:value-type="float">
            <text:p>0.335311728557172</text:p>
          </table:table-cell>
          <table:table-cell table:formula="of:=IF([.E167]=[.E166];;[.E167])" office:value-type="float" office:value="0.335311729944732" calcext:value-type="float">
            <text:p>0.33531172994473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67]=2;[.$H167];)" office:value-type="float" office:value="0.335311728557172" calcext:value-type="float">
            <text:p>0.3353117285571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7058721755078" calcext:value-type="float">
            <text:p>0.497058721755078</text:p>
          </table:table-cell>
          <table:table-cell office:value-type="float" office:value="0.49705872145396" calcext:value-type="float">
            <text:p>0.49705872145396</text:p>
          </table:table-cell>
          <table:table-cell office:value-type="float" office:value="0.497058721152842" calcext:value-type="float">
            <text:p>0.497058721152842</text:p>
          </table:table-cell>
          <table:table-cell office:value-type="float" office:value="0.497058722056196" calcext:value-type="float">
            <text:p>0.497058722056196</text:p>
          </table:table-cell>
          <table:table-cell table:formula="of:=IF([.B168]=[.B167];;[.B168])" office:value-type="float" office:value="0.497058721755078" calcext:value-type="float">
            <text:p>0.497058721755078</text:p>
          </table:table-cell>
          <table:table-cell table:formula="of:=IF([.C168]=[.C167];;[.C168])" office:value-type="float" office:value="0.49705872145396" calcext:value-type="float">
            <text:p>0.49705872145396</text:p>
          </table:table-cell>
          <table:table-cell table:formula="of:=IF([.D168]=[.D167];;[.D168])" office:value-type="float" office:value="0.497058721152842" calcext:value-type="float">
            <text:p>0.497058721152842</text:p>
          </table:table-cell>
          <table:table-cell table:formula="of:=IF([.E168]=[.E167];;[.E168])" office:value-type="float" office:value="0.497058722056196" calcext:value-type="float">
            <text:p>0.497058722056196</text:p>
          </table:table-cell>
          <table:table-cell office:value-type="float" office:value="1" calcext:value-type="float">
            <text:p>1</text:p>
          </table:table-cell>
          <table:table-cell table:formula="of:=IF([.$J168]=1;[.$H168];)" office:value-type="float" office:value="0.497058721152842" calcext:value-type="float">
            <text:p>0.49705872115284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31378147791386" calcext:value-type="float">
            <text:p>0.331378147791386</text:p>
          </table:table-cell>
          <table:table-cell office:value-type="float" office:value="0.331378147344953" calcext:value-type="float">
            <text:p>0.331378147344953</text:p>
          </table:table-cell>
          <table:table-cell office:value-type="float" office:value="0.331378146898521" calcext:value-type="float">
            <text:p>0.331378146898521</text:p>
          </table:table-cell>
          <table:table-cell office:value-type="float" office:value="0.331378148237818" calcext:value-type="float">
            <text:p>0.331378148237818</text:p>
          </table:table-cell>
          <table:table-cell table:formula="of:=IF([.B169]=[.B168];;[.B169])" office:value-type="float" office:value="0.331378147791386" calcext:value-type="float">
            <text:p>0.331378147791386</text:p>
          </table:table-cell>
          <table:table-cell table:formula="of:=IF([.C169]=[.C168];;[.C169])" office:value-type="float" office:value="0.331378147344953" calcext:value-type="float">
            <text:p>0.331378147344953</text:p>
          </table:table-cell>
          <table:table-cell table:formula="of:=IF([.D169]=[.D168];;[.D169])" office:value-type="float" office:value="0.331378146898521" calcext:value-type="float">
            <text:p>0.331378146898521</text:p>
          </table:table-cell>
          <table:table-cell table:formula="of:=IF([.E169]=[.E168];;[.E169])" office:value-type="float" office:value="0.331378148237818" calcext:value-type="float">
            <text:p>0.3313781482378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69]=3;[.$H169];)" office:value-type="float" office:value="0.331378146898521" calcext:value-type="float">
            <text:p>0.3313781468985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97092924990704" calcext:value-type="float">
            <text:p>0.497092924990704</text:p>
          </table:table-cell>
          <table:table-cell office:value-type="float" office:value="0.497092924703369" calcext:value-type="float">
            <text:p>0.497092924703369</text:p>
          </table:table-cell>
          <table:table-cell office:value-type="float" office:value="0.497092924416035" calcext:value-type="float">
            <text:p>0.497092924416035</text:p>
          </table:table-cell>
          <table:table-cell office:value-type="float" office:value="0.497092925278039" calcext:value-type="float">
            <text:p>0.497092925278039</text:p>
          </table:table-cell>
          <table:table-cell table:formula="of:=IF([.B170]=[.B169];;[.B170])" office:value-type="float" office:value="0.497092924990704" calcext:value-type="float">
            <text:p>0.497092924990704</text:p>
          </table:table-cell>
          <table:table-cell table:formula="of:=IF([.C170]=[.C169];;[.C170])" office:value-type="float" office:value="0.497092924703369" calcext:value-type="float">
            <text:p>0.497092924703369</text:p>
          </table:table-cell>
          <table:table-cell table:formula="of:=IF([.D170]=[.D169];;[.D170])" office:value-type="float" office:value="0.497092924416035" calcext:value-type="float">
            <text:p>0.497092924416035</text:p>
          </table:table-cell>
          <table:table-cell table:formula="of:=IF([.E170]=[.E169];;[.E170])" office:value-type="float" office:value="0.497092925278039" calcext:value-type="float">
            <text:p>0.497092925278039</text:p>
          </table:table-cell>
          <table:table-cell office:value-type="float" office:value="1" calcext:value-type="float">
            <text:p>1</text:p>
          </table:table-cell>
          <table:table-cell table:formula="of:=IF([.$J170]=1;[.$H170];)" office:value-type="float" office:value="0.497092924416035" calcext:value-type="float">
            <text:p>0.49709292441603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97092924990704" calcext:value-type="float">
            <text:p>0.497092924990704</text:p>
          </table:table-cell>
          <table:table-cell office:value-type="float" office:value="0.497092924703369" calcext:value-type="float">
            <text:p>0.497092924703369</text:p>
          </table:table-cell>
          <table:table-cell office:value-type="float" office:value="0.497092924416035" calcext:value-type="float">
            <text:p>0.497092924416035</text:p>
          </table:table-cell>
          <table:table-cell office:value-type="float" office:value="0.497092925278039" calcext:value-type="float">
            <text:p>0.497092925278039</text:p>
          </table:table-cell>
          <table:table-cell table:formula="of:=IF([.B171]=[.B170];;[.B171])" office:value-type="float" office:value="0" calcext:value-type="float">
            <text:p>0</text:p>
          </table:table-cell>
          <table:table-cell table:formula="of:=IF([.C171]=[.C170];;[.C171])" office:value-type="float" office:value="0" calcext:value-type="float">
            <text:p>0</text:p>
          </table:table-cell>
          <table:table-cell table:formula="of:=IF([.D171]=[.D170];;[.D171])" office:value-type="float" office:value="0" calcext:value-type="float">
            <text:p>0</text:p>
          </table:table-cell>
          <table:table-cell table:formula="of:=IF([.E171]=[.E170];;[.E17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97126341866226" calcext:value-type="float">
            <text:p>0.497126341866226</text:p>
          </table:table-cell>
          <table:table-cell office:value-type="float" office:value="0.497126341591895" calcext:value-type="float">
            <text:p>0.497126341591895</text:p>
          </table:table-cell>
          <table:table-cell office:value-type="float" office:value="0.497126341317564" calcext:value-type="float">
            <text:p>0.497126341317564</text:p>
          </table:table-cell>
          <table:table-cell office:value-type="float" office:value="0.497126342140557" calcext:value-type="float">
            <text:p>0.497126342140557</text:p>
          </table:table-cell>
          <table:table-cell table:formula="of:=IF([.B172]=[.B171];;[.B172])" office:value-type="float" office:value="0.497126341866226" calcext:value-type="float">
            <text:p>0.497126341866226</text:p>
          </table:table-cell>
          <table:table-cell table:formula="of:=IF([.C172]=[.C171];;[.C172])" office:value-type="float" office:value="0.497126341591895" calcext:value-type="float">
            <text:p>0.497126341591895</text:p>
          </table:table-cell>
          <table:table-cell table:formula="of:=IF([.D172]=[.D171];;[.D172])" office:value-type="float" office:value="0.497126341317564" calcext:value-type="float">
            <text:p>0.497126341317564</text:p>
          </table:table-cell>
          <table:table-cell table:formula="of:=IF([.E172]=[.E171];;[.E172])" office:value-type="float" office:value="0.497126342140557" calcext:value-type="float">
            <text:p>0.497126342140557</text:p>
          </table:table-cell>
          <table:table-cell office:value-type="float" office:value="1" calcext:value-type="float">
            <text:p>1</text:p>
          </table:table-cell>
          <table:table-cell table:formula="of:=IF([.$J172]=1;[.$H172];)" office:value-type="float" office:value="0.497126341317564" calcext:value-type="float">
            <text:p>0.49712634131756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5243694167105" calcext:value-type="float">
            <text:p>0.335243694167105</text:p>
          </table:table-cell>
          <table:table-cell office:value-type="float" office:value="0.335243693764914" calcext:value-type="float">
            <text:p>0.335243693764914</text:p>
          </table:table-cell>
          <table:table-cell office:value-type="float" office:value="0.335243693362723" calcext:value-type="float">
            <text:p>0.335243693362723</text:p>
          </table:table-cell>
          <table:table-cell office:value-type="float" office:value="0.335243694569295" calcext:value-type="float">
            <text:p>0.335243694569295</text:p>
          </table:table-cell>
          <table:table-cell table:formula="of:=IF([.B173]=[.B172];;[.B173])" office:value-type="float" office:value="0.335243694167105" calcext:value-type="float">
            <text:p>0.335243694167105</text:p>
          </table:table-cell>
          <table:table-cell table:formula="of:=IF([.C173]=[.C172];;[.C173])" office:value-type="float" office:value="0.335243693764914" calcext:value-type="float">
            <text:p>0.335243693764914</text:p>
          </table:table-cell>
          <table:table-cell table:formula="of:=IF([.D173]=[.D172];;[.D173])" office:value-type="float" office:value="0.335243693362723" calcext:value-type="float">
            <text:p>0.335243693362723</text:p>
          </table:table-cell>
          <table:table-cell table:formula="of:=IF([.E173]=[.E172];;[.E173])" office:value-type="float" office:value="0.335243694569295" calcext:value-type="float">
            <text:p>0.33524369456929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73]=2;[.$H173];)" office:value-type="float" office:value="0.335243693362723" calcext:value-type="float">
            <text:p>0.33524369336272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97158999192898" calcext:value-type="float">
            <text:p>0.497158999192898</text:p>
          </table:table-cell>
          <table:table-cell office:value-type="float" office:value="0.497158998930843" calcext:value-type="float">
            <text:p>0.497158998930843</text:p>
          </table:table-cell>
          <table:table-cell office:value-type="float" office:value="0.497158998668788" calcext:value-type="float">
            <text:p>0.497158998668788</text:p>
          </table:table-cell>
          <table:table-cell office:value-type="float" office:value="0.497158999454952" calcext:value-type="float">
            <text:p>0.497158999454952</text:p>
          </table:table-cell>
          <table:table-cell table:formula="of:=IF([.B174]=[.B173];;[.B174])" office:value-type="float" office:value="0.497158999192898" calcext:value-type="float">
            <text:p>0.497158999192898</text:p>
          </table:table-cell>
          <table:table-cell table:formula="of:=IF([.C174]=[.C173];;[.C174])" office:value-type="float" office:value="0.497158998930843" calcext:value-type="float">
            <text:p>0.497158998930843</text:p>
          </table:table-cell>
          <table:table-cell table:formula="of:=IF([.D174]=[.D173];;[.D174])" office:value-type="float" office:value="0.497158998668788" calcext:value-type="float">
            <text:p>0.497158998668788</text:p>
          </table:table-cell>
          <table:table-cell table:formula="of:=IF([.E174]=[.E173];;[.E174])" office:value-type="float" office:value="0.497158999454952" calcext:value-type="float">
            <text:p>0.497158999454952</text:p>
          </table:table-cell>
          <table:table-cell office:value-type="float" office:value="1" calcext:value-type="float">
            <text:p>1</text:p>
          </table:table-cell>
          <table:table-cell table:formula="of:=IF([.$J174]=1;[.$H174];)" office:value-type="float" office:value="0.497158998668788" calcext:value-type="float">
            <text:p>0.49715899866878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31444622792937" calcext:value-type="float">
            <text:p>0.331444622792937</text:p>
          </table:table-cell>
          <table:table-cell office:value-type="float" office:value="0.331444622404266" calcext:value-type="float">
            <text:p>0.331444622404266</text:p>
          </table:table-cell>
          <table:table-cell office:value-type="float" office:value="0.331444622015594" calcext:value-type="float">
            <text:p>0.331444622015594</text:p>
          </table:table-cell>
          <table:table-cell office:value-type="float" office:value="0.331444623181609" calcext:value-type="float">
            <text:p>0.331444623181609</text:p>
          </table:table-cell>
          <table:table-cell table:formula="of:=IF([.B175]=[.B174];;[.B175])" office:value-type="float" office:value="0.331444622792937" calcext:value-type="float">
            <text:p>0.331444622792937</text:p>
          </table:table-cell>
          <table:table-cell table:formula="of:=IF([.C175]=[.C174];;[.C175])" office:value-type="float" office:value="0.331444622404266" calcext:value-type="float">
            <text:p>0.331444622404266</text:p>
          </table:table-cell>
          <table:table-cell table:formula="of:=IF([.D175]=[.D174];;[.D175])" office:value-type="float" office:value="0.331444622015594" calcext:value-type="float">
            <text:p>0.331444622015594</text:p>
          </table:table-cell>
          <table:table-cell table:formula="of:=IF([.E175]=[.E174];;[.E175])" office:value-type="float" office:value="0.331444623181609" calcext:value-type="float">
            <text:p>0.331444623181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75]=3;[.$H175];)" office:value-type="float" office:value="0.331444622015594" calcext:value-type="float">
            <text:p>0.3314446220155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97190922576776" calcext:value-type="float">
            <text:p>0.497190922576776</text:p>
          </table:table-cell>
          <table:table-cell office:value-type="float" office:value="0.497190922326319" calcext:value-type="float">
            <text:p>0.497190922326319</text:p>
          </table:table-cell>
          <table:table-cell office:value-type="float" office:value="0.497190922075861" calcext:value-type="float">
            <text:p>0.497190922075861</text:p>
          </table:table-cell>
          <table:table-cell office:value-type="float" office:value="0.497190922827234" calcext:value-type="float">
            <text:p>0.497190922827234</text:p>
          </table:table-cell>
          <table:table-cell table:formula="of:=IF([.B176]=[.B175];;[.B176])" office:value-type="float" office:value="0.497190922576776" calcext:value-type="float">
            <text:p>0.497190922576776</text:p>
          </table:table-cell>
          <table:table-cell table:formula="of:=IF([.C176]=[.C175];;[.C176])" office:value-type="float" office:value="0.497190922326319" calcext:value-type="float">
            <text:p>0.497190922326319</text:p>
          </table:table-cell>
          <table:table-cell table:formula="of:=IF([.D176]=[.D175];;[.D176])" office:value-type="float" office:value="0.497190922075861" calcext:value-type="float">
            <text:p>0.497190922075861</text:p>
          </table:table-cell>
          <table:table-cell table:formula="of:=IF([.E176]=[.E175];;[.E176])" office:value-type="float" office:value="0.497190922827234" calcext:value-type="float">
            <text:p>0.497190922827234</text:p>
          </table:table-cell>
          <table:table-cell office:value-type="float" office:value="1" calcext:value-type="float">
            <text:p>1</text:p>
          </table:table-cell>
          <table:table-cell table:formula="of:=IF([.$J176]=1;[.$H176];)" office:value-type="float" office:value="0.497190922075861" calcext:value-type="float">
            <text:p>0.4971909220758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7190922576776" calcext:value-type="float">
            <text:p>0.497190922576776</text:p>
          </table:table-cell>
          <table:table-cell office:value-type="float" office:value="0.497190922326319" calcext:value-type="float">
            <text:p>0.497190922326319</text:p>
          </table:table-cell>
          <table:table-cell office:value-type="float" office:value="0.497190922075861" calcext:value-type="float">
            <text:p>0.497190922075861</text:p>
          </table:table-cell>
          <table:table-cell office:value-type="float" office:value="0.497190922827234" calcext:value-type="float">
            <text:p>0.497190922827234</text:p>
          </table:table-cell>
          <table:table-cell table:formula="of:=IF([.B177]=[.B176];;[.B177])" office:value-type="float" office:value="0" calcext:value-type="float">
            <text:p>0</text:p>
          </table:table-cell>
          <table:table-cell table:formula="of:=IF([.C177]=[.C176];;[.C177])" office:value-type="float" office:value="0" calcext:value-type="float">
            <text:p>0</text:p>
          </table:table-cell>
          <table:table-cell table:formula="of:=IF([.D177]=[.D176];;[.D177])" office:value-type="float" office:value="0" calcext:value-type="float">
            <text:p>0</text:p>
          </table:table-cell>
          <table:table-cell table:formula="of:=IF([.E177]=[.E176];;[.E1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97222136485694" calcext:value-type="float">
            <text:p>0.497222136485694</text:p>
          </table:table-cell>
          <table:table-cell office:value-type="float" office:value="0.497222136246199" calcext:value-type="float">
            <text:p>0.497222136246199</text:p>
          </table:table-cell>
          <table:table-cell office:value-type="float" office:value="0.497222136006704" calcext:value-type="float">
            <text:p>0.497222136006704</text:p>
          </table:table-cell>
          <table:table-cell office:value-type="float" office:value="0.497222136725189" calcext:value-type="float">
            <text:p>0.497222136725189</text:p>
          </table:table-cell>
          <table:table-cell table:formula="of:=IF([.B178]=[.B177];;[.B178])" office:value-type="float" office:value="0.497222136485694" calcext:value-type="float">
            <text:p>0.497222136485694</text:p>
          </table:table-cell>
          <table:table-cell table:formula="of:=IF([.C178]=[.C177];;[.C178])" office:value-type="float" office:value="0.497222136246199" calcext:value-type="float">
            <text:p>0.497222136246199</text:p>
          </table:table-cell>
          <table:table-cell table:formula="of:=IF([.D178]=[.D177];;[.D178])" office:value-type="float" office:value="0.497222136006704" calcext:value-type="float">
            <text:p>0.497222136006704</text:p>
          </table:table-cell>
          <table:table-cell table:formula="of:=IF([.E178]=[.E177];;[.E178])" office:value-type="float" office:value="0.497222136725189" calcext:value-type="float">
            <text:p>0.497222136725189</text:p>
          </table:table-cell>
          <table:table-cell office:value-type="float" office:value="1" calcext:value-type="float">
            <text:p>1</text:p>
          </table:table-cell>
          <table:table-cell table:formula="of:=IF([.$J178]=1;[.$H178];)" office:value-type="float" office:value="0.497222136006704" calcext:value-type="float">
            <text:p>0.49722213600670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35180182945546" calcext:value-type="float">
            <text:p>0.335180182945546</text:p>
          </table:table-cell>
          <table:table-cell office:value-type="float" office:value="0.335180182594161" calcext:value-type="float">
            <text:p>0.335180182594161</text:p>
          </table:table-cell>
          <table:table-cell office:value-type="float" office:value="0.335180182242777" calcext:value-type="float">
            <text:p>0.335180182242777</text:p>
          </table:table-cell>
          <table:table-cell office:value-type="float" office:value="0.335180183296931" calcext:value-type="float">
            <text:p>0.335180183296931</text:p>
          </table:table-cell>
          <table:table-cell table:formula="of:=IF([.B179]=[.B178];;[.B179])" office:value-type="float" office:value="0.335180182945546" calcext:value-type="float">
            <text:p>0.335180182945546</text:p>
          </table:table-cell>
          <table:table-cell table:formula="of:=IF([.C179]=[.C178];;[.C179])" office:value-type="float" office:value="0.335180182594161" calcext:value-type="float">
            <text:p>0.335180182594161</text:p>
          </table:table-cell>
          <table:table-cell table:formula="of:=IF([.D179]=[.D178];;[.D179])" office:value-type="float" office:value="0.335180182242777" calcext:value-type="float">
            <text:p>0.335180182242777</text:p>
          </table:table-cell>
          <table:table-cell table:formula="of:=IF([.E179]=[.E178];;[.E179])" office:value-type="float" office:value="0.335180183296931" calcext:value-type="float">
            <text:p>0.33518018329693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79]=2;[.$H179];)" office:value-type="float" office:value="0.335180182242777" calcext:value-type="float">
            <text:p>0.33518018224277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97252664311808" calcext:value-type="float">
            <text:p>0.497252664311808</text:p>
          </table:table-cell>
          <table:table-cell office:value-type="float" office:value="0.497252664082682" calcext:value-type="float">
            <text:p>0.497252664082682</text:p>
          </table:table-cell>
          <table:table-cell office:value-type="float" office:value="0.497252663853556" calcext:value-type="float">
            <text:p>0.497252663853556</text:p>
          </table:table-cell>
          <table:table-cell office:value-type="float" office:value="0.497252664540933" calcext:value-type="float">
            <text:p>0.497252664540933</text:p>
          </table:table-cell>
          <table:table-cell table:formula="of:=IF([.B180]=[.B179];;[.B180])" office:value-type="float" office:value="0.497252664311808" calcext:value-type="float">
            <text:p>0.497252664311808</text:p>
          </table:table-cell>
          <table:table-cell table:formula="of:=IF([.C180]=[.C179];;[.C180])" office:value-type="float" office:value="0.497252664082682" calcext:value-type="float">
            <text:p>0.497252664082682</text:p>
          </table:table-cell>
          <table:table-cell table:formula="of:=IF([.D180]=[.D179];;[.D180])" office:value-type="float" office:value="0.497252663853556" calcext:value-type="float">
            <text:p>0.497252663853556</text:p>
          </table:table-cell>
          <table:table-cell table:formula="of:=IF([.E180]=[.E179];;[.E180])" office:value-type="float" office:value="0.497252664540933" calcext:value-type="float">
            <text:p>0.497252664540933</text:p>
          </table:table-cell>
          <table:table-cell office:value-type="float" office:value="1" calcext:value-type="float">
            <text:p>1</text:p>
          </table:table-cell>
          <table:table-cell table:formula="of:=IF([.$J180]=1;[.$H180];)" office:value-type="float" office:value="0.497252663853556" calcext:value-type="float">
            <text:p>0.49725266385355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31506725918809" calcext:value-type="float">
            <text:p>0.331506725918809</text:p>
          </table:table-cell>
          <table:table-cell office:value-type="float" office:value="0.331506725578851" calcext:value-type="float">
            <text:p>0.331506725578851</text:p>
          </table:table-cell>
          <table:table-cell office:value-type="float" office:value="0.331506725238893" calcext:value-type="float">
            <text:p>0.331506725238893</text:p>
          </table:table-cell>
          <table:table-cell office:value-type="float" office:value="0.331506726258766" calcext:value-type="float">
            <text:p>0.331506726258766</text:p>
          </table:table-cell>
          <table:table-cell table:formula="of:=IF([.B181]=[.B180];;[.B181])" office:value-type="float" office:value="0.331506725918809" calcext:value-type="float">
            <text:p>0.331506725918809</text:p>
          </table:table-cell>
          <table:table-cell table:formula="of:=IF([.C181]=[.C180];;[.C181])" office:value-type="float" office:value="0.331506725578851" calcext:value-type="float">
            <text:p>0.331506725578851</text:p>
          </table:table-cell>
          <table:table-cell table:formula="of:=IF([.D181]=[.D180];;[.D181])" office:value-type="float" office:value="0.331506725238893" calcext:value-type="float">
            <text:p>0.331506725238893</text:p>
          </table:table-cell>
          <table:table-cell table:formula="of:=IF([.E181]=[.E180];;[.E181])" office:value-type="float" office:value="0.331506726258766" calcext:value-type="float">
            <text:p>0.331506726258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81]=3;[.$H181];)" office:value-type="float" office:value="0.331506725238893" calcext:value-type="float">
            <text:p>0.3315067252388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97282528430069" calcext:value-type="float">
            <text:p>0.497282528430069</text:p>
          </table:table-cell>
          <table:table-cell office:value-type="float" office:value="0.497282528210758" calcext:value-type="float">
            <text:p>0.497282528210758</text:p>
          </table:table-cell>
          <table:table-cell office:value-type="float" office:value="0.497282527991447" calcext:value-type="float">
            <text:p>0.497282527991447</text:p>
          </table:table-cell>
          <table:table-cell office:value-type="float" office:value="0.497282528649381" calcext:value-type="float">
            <text:p>0.497282528649381</text:p>
          </table:table-cell>
          <table:table-cell table:formula="of:=IF([.B182]=[.B181];;[.B182])" office:value-type="float" office:value="0.497282528430069" calcext:value-type="float">
            <text:p>0.497282528430069</text:p>
          </table:table-cell>
          <table:table-cell table:formula="of:=IF([.C182]=[.C181];;[.C182])" office:value-type="float" office:value="0.497282528210758" calcext:value-type="float">
            <text:p>0.497282528210758</text:p>
          </table:table-cell>
          <table:table-cell table:formula="of:=IF([.D182]=[.D181];;[.D182])" office:value-type="float" office:value="0.497282527991447" calcext:value-type="float">
            <text:p>0.497282527991447</text:p>
          </table:table-cell>
          <table:table-cell table:formula="of:=IF([.E182]=[.E181];;[.E182])" office:value-type="float" office:value="0.497282528649381" calcext:value-type="float">
            <text:p>0.497282528649381</text:p>
          </table:table-cell>
          <table:table-cell office:value-type="float" office:value="1" calcext:value-type="float">
            <text:p>1</text:p>
          </table:table-cell>
          <table:table-cell table:formula="of:=IF([.$J182]=1;[.$H182];)" office:value-type="float" office:value="0.497282527991447" calcext:value-type="float">
            <text:p>0.49728252799144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97282528430069" calcext:value-type="float">
            <text:p>0.497282528430069</text:p>
          </table:table-cell>
          <table:table-cell office:value-type="float" office:value="0.497282528210758" calcext:value-type="float">
            <text:p>0.497282528210758</text:p>
          </table:table-cell>
          <table:table-cell office:value-type="float" office:value="0.497282527991447" calcext:value-type="float">
            <text:p>0.497282527991447</text:p>
          </table:table-cell>
          <table:table-cell office:value-type="float" office:value="0.497282528649381" calcext:value-type="float">
            <text:p>0.497282528649381</text:p>
          </table:table-cell>
          <table:table-cell table:formula="of:=IF([.B183]=[.B182];;[.B183])" office:value-type="float" office:value="0" calcext:value-type="float">
            <text:p>0</text:p>
          </table:table-cell>
          <table:table-cell table:formula="of:=IF([.C183]=[.C182];;[.C183])" office:value-type="float" office:value="0" calcext:value-type="float">
            <text:p>0</text:p>
          </table:table-cell>
          <table:table-cell table:formula="of:=IF([.D183]=[.D182];;[.D183])" office:value-type="float" office:value="0" calcext:value-type="float">
            <text:p>0</text:p>
          </table:table-cell>
          <table:table-cell table:formula="of:=IF([.E183]=[.E182];;[.E1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97311750252927" calcext:value-type="float">
            <text:p>0.497311750252927</text:p>
          </table:table-cell>
          <table:table-cell office:value-type="float" office:value="0.49731175004291" calcext:value-type="float">
            <text:p>0.49731175004291</text:p>
          </table:table-cell>
          <table:table-cell office:value-type="float" office:value="0.497311749832893" calcext:value-type="float">
            <text:p>0.497311749832893</text:p>
          </table:table-cell>
          <table:table-cell office:value-type="float" office:value="0.497311750462944" calcext:value-type="float">
            <text:p>0.497311750462944</text:p>
          </table:table-cell>
          <table:table-cell table:formula="of:=IF([.B184]=[.B183];;[.B184])" office:value-type="float" office:value="0.497311750252927" calcext:value-type="float">
            <text:p>0.497311750252927</text:p>
          </table:table-cell>
          <table:table-cell table:formula="of:=IF([.C184]=[.C183];;[.C184])" office:value-type="float" office:value="0.49731175004291" calcext:value-type="float">
            <text:p>0.49731175004291</text:p>
          </table:table-cell>
          <table:table-cell table:formula="of:=IF([.D184]=[.D183];;[.D184])" office:value-type="float" office:value="0.497311749832893" calcext:value-type="float">
            <text:p>0.497311749832893</text:p>
          </table:table-cell>
          <table:table-cell table:formula="of:=IF([.E184]=[.E183];;[.E184])" office:value-type="float" office:value="0.497311750462944" calcext:value-type="float">
            <text:p>0.497311750462944</text:p>
          </table:table-cell>
          <table:table-cell office:value-type="float" office:value="1" calcext:value-type="float">
            <text:p>1</text:p>
          </table:table-cell>
          <table:table-cell table:formula="of:=IF([.$J184]=1;[.$H184];)" office:value-type="float" office:value="0.497311749832893" calcext:value-type="float">
            <text:p>0.4973117498328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35120759056929" calcext:value-type="float">
            <text:p>0.335120759056929</text:p>
          </table:table-cell>
          <table:table-cell office:value-type="float" office:value="0.335120758748575" calcext:value-type="float">
            <text:p>0.335120758748575</text:p>
          </table:table-cell>
          <table:table-cell office:value-type="float" office:value="0.335120758440221" calcext:value-type="float">
            <text:p>0.335120758440221</text:p>
          </table:table-cell>
          <table:table-cell office:value-type="float" office:value="0.335120759365283" calcext:value-type="float">
            <text:p>0.335120759365283</text:p>
          </table:table-cell>
          <table:table-cell table:formula="of:=IF([.B185]=[.B184];;[.B185])" office:value-type="float" office:value="0.335120759056929" calcext:value-type="float">
            <text:p>0.335120759056929</text:p>
          </table:table-cell>
          <table:table-cell table:formula="of:=IF([.C185]=[.C184];;[.C185])" office:value-type="float" office:value="0.335120758748575" calcext:value-type="float">
            <text:p>0.335120758748575</text:p>
          </table:table-cell>
          <table:table-cell table:formula="of:=IF([.D185]=[.D184];;[.D185])" office:value-type="float" office:value="0.335120758440221" calcext:value-type="float">
            <text:p>0.335120758440221</text:p>
          </table:table-cell>
          <table:table-cell table:formula="of:=IF([.E185]=[.E184];;[.E185])" office:value-type="float" office:value="0.335120759365283" calcext:value-type="float">
            <text:p>0.335120759365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85]=2;[.$H185];)" office:value-type="float" office:value="0.335120758440221" calcext:value-type="float">
            <text:p>0.33512075844022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97340350281527" calcext:value-type="float">
            <text:p>0.497340350281527</text:p>
          </table:table-cell>
          <table:table-cell office:value-type="float" office:value="0.497340350080317" calcext:value-type="float">
            <text:p>0.497340350080317</text:p>
          </table:table-cell>
          <table:table-cell office:value-type="float" office:value="0.497340349879107" calcext:value-type="float">
            <text:p>0.497340349879107</text:p>
          </table:table-cell>
          <table:table-cell office:value-type="float" office:value="0.497340350482737" calcext:value-type="float">
            <text:p>0.497340350482737</text:p>
          </table:table-cell>
          <table:table-cell table:formula="of:=IF([.B186]=[.B185];;[.B186])" office:value-type="float" office:value="0.497340350281527" calcext:value-type="float">
            <text:p>0.497340350281527</text:p>
          </table:table-cell>
          <table:table-cell table:formula="of:=IF([.C186]=[.C185];;[.C186])" office:value-type="float" office:value="0.497340350080317" calcext:value-type="float">
            <text:p>0.497340350080317</text:p>
          </table:table-cell>
          <table:table-cell table:formula="of:=IF([.D186]=[.D185];;[.D186])" office:value-type="float" office:value="0.497340349879107" calcext:value-type="float">
            <text:p>0.497340349879107</text:p>
          </table:table-cell>
          <table:table-cell table:formula="of:=IF([.E186]=[.E185];;[.E186])" office:value-type="float" office:value="0.497340350482737" calcext:value-type="float">
            <text:p>0.497340350482737</text:p>
          </table:table-cell>
          <table:table-cell office:value-type="float" office:value="1" calcext:value-type="float">
            <text:p>1</text:p>
          </table:table-cell>
          <table:table-cell table:formula="of:=IF([.$J186]=1;[.$H186];)" office:value-type="float" office:value="0.497340349879107" calcext:value-type="float">
            <text:p>0.4973403498791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1564874753729" calcext:value-type="float">
            <text:p>0.331564874753729</text:p>
          </table:table-cell>
          <table:table-cell office:value-type="float" office:value="0.331564874455087" calcext:value-type="float">
            <text:p>0.331564874455087</text:p>
          </table:table-cell>
          <table:table-cell office:value-type="float" office:value="0.331564874156445" calcext:value-type="float">
            <text:p>0.331564874156445</text:p>
          </table:table-cell>
          <table:table-cell office:value-type="float" office:value="0.331564875052371" calcext:value-type="float">
            <text:p>0.331564875052371</text:p>
          </table:table-cell>
          <table:table-cell table:formula="of:=IF([.B187]=[.B186];;[.B187])" office:value-type="float" office:value="0.331564874753729" calcext:value-type="float">
            <text:p>0.331564874753729</text:p>
          </table:table-cell>
          <table:table-cell table:formula="of:=IF([.C187]=[.C186];;[.C187])" office:value-type="float" office:value="0.331564874455087" calcext:value-type="float">
            <text:p>0.331564874455087</text:p>
          </table:table-cell>
          <table:table-cell table:formula="of:=IF([.D187]=[.D186];;[.D187])" office:value-type="float" office:value="0.331564874156445" calcext:value-type="float">
            <text:p>0.331564874156445</text:p>
          </table:table-cell>
          <table:table-cell table:formula="of:=IF([.E187]=[.E186];;[.E187])" office:value-type="float" office:value="0.331564875052371" calcext:value-type="float">
            <text:p>0.3315648750523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87]=3;[.$H187];)" office:value-type="float" office:value="0.331564874156445" calcext:value-type="float">
            <text:p>0.3315648741564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7368348153688" calcext:value-type="float">
            <text:p>0.497368348153688</text:p>
          </table:table-cell>
          <table:table-cell office:value-type="float" office:value="0.497368347960829" calcext:value-type="float">
            <text:p>0.497368347960829</text:p>
          </table:table-cell>
          <table:table-cell office:value-type="float" office:value="0.497368347767969" calcext:value-type="float">
            <text:p>0.497368347767969</text:p>
          </table:table-cell>
          <table:table-cell office:value-type="float" office:value="0.497368348346548" calcext:value-type="float">
            <text:p>0.497368348346548</text:p>
          </table:table-cell>
          <table:table-cell table:formula="of:=IF([.B188]=[.B187];;[.B188])" office:value-type="float" office:value="0.497368348153688" calcext:value-type="float">
            <text:p>0.497368348153688</text:p>
          </table:table-cell>
          <table:table-cell table:formula="of:=IF([.C188]=[.C187];;[.C188])" office:value-type="float" office:value="0.497368347960829" calcext:value-type="float">
            <text:p>0.497368347960829</text:p>
          </table:table-cell>
          <table:table-cell table:formula="of:=IF([.D188]=[.D187];;[.D188])" office:value-type="float" office:value="0.497368347767969" calcext:value-type="float">
            <text:p>0.497368347767969</text:p>
          </table:table-cell>
          <table:table-cell table:formula="of:=IF([.E188]=[.E187];;[.E188])" office:value-type="float" office:value="0.497368348346548" calcext:value-type="float">
            <text:p>0.497368348346548</text:p>
          </table:table-cell>
          <table:table-cell office:value-type="float" office:value="1" calcext:value-type="float">
            <text:p>1</text:p>
          </table:table-cell>
          <table:table-cell table:formula="of:=IF([.$J188]=1;[.$H188];)" office:value-type="float" office:value="0.497368347767969" calcext:value-type="float">
            <text:p>0.49736834776796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97368348153688" calcext:value-type="float">
            <text:p>0.497368348153688</text:p>
          </table:table-cell>
          <table:table-cell office:value-type="float" office:value="0.497368347960829" calcext:value-type="float">
            <text:p>0.497368347960829</text:p>
          </table:table-cell>
          <table:table-cell office:value-type="float" office:value="0.497368347767969" calcext:value-type="float">
            <text:p>0.497368347767969</text:p>
          </table:table-cell>
          <table:table-cell office:value-type="float" office:value="0.497368348346548" calcext:value-type="float">
            <text:p>0.497368348346548</text:p>
          </table:table-cell>
          <table:table-cell table:formula="of:=IF([.B189]=[.B188];;[.B189])" office:value-type="float" office:value="0" calcext:value-type="float">
            <text:p>0</text:p>
          </table:table-cell>
          <table:table-cell table:formula="of:=IF([.C189]=[.C188];;[.C189])" office:value-type="float" office:value="0" calcext:value-type="float">
            <text:p>0</text:p>
          </table:table-cell>
          <table:table-cell table:formula="of:=IF([.D189]=[.D188];;[.D189])" office:value-type="float" office:value="0" calcext:value-type="float">
            <text:p>0</text:p>
          </table:table-cell>
          <table:table-cell table:formula="of:=IF([.E189]=[.E188];;[.E18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97395762688875" calcext:value-type="float">
            <text:p>0.497395762688875</text:p>
          </table:table-cell>
          <table:table-cell office:value-type="float" office:value="0.497395762503937" calcext:value-type="float">
            <text:p>0.497395762503937</text:p>
          </table:table-cell>
          <table:table-cell office:value-type="float" office:value="0.497395762318999" calcext:value-type="float">
            <text:p>0.497395762318999</text:p>
          </table:table-cell>
          <table:table-cell office:value-type="float" office:value="0.497395762873813" calcext:value-type="float">
            <text:p>0.497395762873813</text:p>
          </table:table-cell>
          <table:table-cell table:formula="of:=IF([.B190]=[.B189];;[.B190])" office:value-type="float" office:value="0.497395762688875" calcext:value-type="float">
            <text:p>0.497395762688875</text:p>
          </table:table-cell>
          <table:table-cell table:formula="of:=IF([.C190]=[.C189];;[.C190])" office:value-type="float" office:value="0.497395762503937" calcext:value-type="float">
            <text:p>0.497395762503937</text:p>
          </table:table-cell>
          <table:table-cell table:formula="of:=IF([.D190]=[.D189];;[.D190])" office:value-type="float" office:value="0.497395762318999" calcext:value-type="float">
            <text:p>0.497395762318999</text:p>
          </table:table-cell>
          <table:table-cell table:formula="of:=IF([.E190]=[.E189];;[.E190])" office:value-type="float" office:value="0.497395762873813" calcext:value-type="float">
            <text:p>0.497395762873813</text:p>
          </table:table-cell>
          <table:table-cell office:value-type="float" office:value="1" calcext:value-type="float">
            <text:p>1</text:p>
          </table:table-cell>
          <table:table-cell table:formula="of:=IF([.$J190]=1;[.$H190];)" office:value-type="float" office:value="0.497395762318999" calcext:value-type="float">
            <text:p>0.49739576231899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35065040211583" calcext:value-type="float">
            <text:p>0.335065040211583</text:p>
          </table:table-cell>
          <table:table-cell office:value-type="float" office:value="0.33506503993987" calcext:value-type="float">
            <text:p>0.33506503993987</text:p>
          </table:table-cell>
          <table:table-cell office:value-type="float" office:value="0.335065039668157" calcext:value-type="float">
            <text:p>0.335065039668157</text:p>
          </table:table-cell>
          <table:table-cell office:value-type="float" office:value="0.335065040483296" calcext:value-type="float">
            <text:p>0.335065040483296</text:p>
          </table:table-cell>
          <table:table-cell table:formula="of:=IF([.B191]=[.B190];;[.B191])" office:value-type="float" office:value="0.335065040211583" calcext:value-type="float">
            <text:p>0.335065040211583</text:p>
          </table:table-cell>
          <table:table-cell table:formula="of:=IF([.C191]=[.C190];;[.C191])" office:value-type="float" office:value="0.33506503993987" calcext:value-type="float">
            <text:p>0.33506503993987</text:p>
          </table:table-cell>
          <table:table-cell table:formula="of:=IF([.D191]=[.D190];;[.D191])" office:value-type="float" office:value="0.335065039668157" calcext:value-type="float">
            <text:p>0.335065039668157</text:p>
          </table:table-cell>
          <table:table-cell table:formula="of:=IF([.E191]=[.E190];;[.E191])" office:value-type="float" office:value="0.335065040483296" calcext:value-type="float">
            <text:p>0.335065040483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91]=2;[.$H191];)" office:value-type="float" office:value="0.335065039668157" calcext:value-type="float">
            <text:p>0.33506503966815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97422611930384" calcext:value-type="float">
            <text:p>0.497422611930384</text:p>
          </table:table-cell>
          <table:table-cell office:value-type="float" office:value="0.497422611752965" calcext:value-type="float">
            <text:p>0.497422611752965</text:p>
          </table:table-cell>
          <table:table-cell office:value-type="float" office:value="0.497422611575546" calcext:value-type="float">
            <text:p>0.497422611575546</text:p>
          </table:table-cell>
          <table:table-cell office:value-type="float" office:value="0.497422612107803" calcext:value-type="float">
            <text:p>0.497422612107803</text:p>
          </table:table-cell>
          <table:table-cell table:formula="of:=IF([.B192]=[.B191];;[.B192])" office:value-type="float" office:value="0.497422611930384" calcext:value-type="float">
            <text:p>0.497422611930384</text:p>
          </table:table-cell>
          <table:table-cell table:formula="of:=IF([.C192]=[.C191];;[.C192])" office:value-type="float" office:value="0.497422611752965" calcext:value-type="float">
            <text:p>0.497422611752965</text:p>
          </table:table-cell>
          <table:table-cell table:formula="of:=IF([.D192]=[.D191];;[.D192])" office:value-type="float" office:value="0.497422611575546" calcext:value-type="float">
            <text:p>0.497422611575546</text:p>
          </table:table-cell>
          <table:table-cell table:formula="of:=IF([.E192]=[.E191];;[.E192])" office:value-type="float" office:value="0.497422612107803" calcext:value-type="float">
            <text:p>0.497422612107803</text:p>
          </table:table-cell>
          <table:table-cell office:value-type="float" office:value="1" calcext:value-type="float">
            <text:p>1</text:p>
          </table:table-cell>
          <table:table-cell table:formula="of:=IF([.$J192]=1;[.$H192];)" office:value-type="float" office:value="0.497422611575546" calcext:value-type="float">
            <text:p>0.49742261157554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1619435338902" calcext:value-type="float">
            <text:p>0.331619435338902</text:p>
          </table:table-cell>
          <table:table-cell office:value-type="float" office:value="0.331619435075486" calcext:value-type="float">
            <text:p>0.331619435075486</text:p>
          </table:table-cell>
          <table:table-cell office:value-type="float" office:value="0.331619434812069" calcext:value-type="float">
            <text:p>0.331619434812069</text:p>
          </table:table-cell>
          <table:table-cell office:value-type="float" office:value="0.331619435602319" calcext:value-type="float">
            <text:p>0.331619435602319</text:p>
          </table:table-cell>
          <table:table-cell table:formula="of:=IF([.B193]=[.B192];;[.B193])" office:value-type="float" office:value="0.331619435338902" calcext:value-type="float">
            <text:p>0.331619435338902</text:p>
          </table:table-cell>
          <table:table-cell table:formula="of:=IF([.C193]=[.C192];;[.C193])" office:value-type="float" office:value="0.331619435075486" calcext:value-type="float">
            <text:p>0.331619435075486</text:p>
          </table:table-cell>
          <table:table-cell table:formula="of:=IF([.D193]=[.D192];;[.D193])" office:value-type="float" office:value="0.331619434812069" calcext:value-type="float">
            <text:p>0.331619434812069</text:p>
          </table:table-cell>
          <table:table-cell table:formula="of:=IF([.E193]=[.E192];;[.E193])" office:value-type="float" office:value="0.331619435602319" calcext:value-type="float">
            <text:p>0.33161943560231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$J193]=3;[.$H193];)" office:value-type="float" office:value="0.331619434812069" calcext:value-type="float">
            <text:p>0.3316194348120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97448913184954" calcext:value-type="float">
            <text:p>0.497448913184954</text:p>
          </table:table-cell>
          <table:table-cell office:value-type="float" office:value="0.497448913014675" calcext:value-type="float">
            <text:p>0.497448913014675</text:p>
          </table:table-cell>
          <table:table-cell office:value-type="float" office:value="0.497448912844397" calcext:value-type="float">
            <text:p>0.497448912844397</text:p>
          </table:table-cell>
          <table:table-cell office:value-type="float" office:value="0.497448913355232" calcext:value-type="float">
            <text:p>0.497448913355232</text:p>
          </table:table-cell>
          <table:table-cell table:formula="of:=IF([.B194]=[.B193];;[.B194])" office:value-type="float" office:value="0.497448913184954" calcext:value-type="float">
            <text:p>0.497448913184954</text:p>
          </table:table-cell>
          <table:table-cell table:formula="of:=IF([.C194]=[.C193];;[.C194])" office:value-type="float" office:value="0.497448913014675" calcext:value-type="float">
            <text:p>0.497448913014675</text:p>
          </table:table-cell>
          <table:table-cell table:formula="of:=IF([.D194]=[.D193];;[.D194])" office:value-type="float" office:value="0.497448912844397" calcext:value-type="float">
            <text:p>0.497448912844397</text:p>
          </table:table-cell>
          <table:table-cell table:formula="of:=IF([.E194]=[.E193];;[.E194])" office:value-type="float" office:value="0.497448913355232" calcext:value-type="float">
            <text:p>0.497448913355232</text:p>
          </table:table-cell>
          <table:table-cell office:value-type="float" office:value="1" calcext:value-type="float">
            <text:p>1</text:p>
          </table:table-cell>
          <table:table-cell table:formula="of:=IF([.$J194]=1;[.$H194];)" office:value-type="float" office:value="0.497448912844397" calcext:value-type="float">
            <text:p>0.4974489128443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97448913184954" calcext:value-type="float">
            <text:p>0.497448913184954</text:p>
          </table:table-cell>
          <table:table-cell office:value-type="float" office:value="0.497448913014675" calcext:value-type="float">
            <text:p>0.497448913014675</text:p>
          </table:table-cell>
          <table:table-cell office:value-type="float" office:value="0.497448912844397" calcext:value-type="float">
            <text:p>0.497448912844397</text:p>
          </table:table-cell>
          <table:table-cell office:value-type="float" office:value="0.497448913355232" calcext:value-type="float">
            <text:p>0.497448913355232</text:p>
          </table:table-cell>
          <table:table-cell table:formula="of:=IF([.B195]=[.B194];;[.B195])" office:value-type="float" office:value="0" calcext:value-type="float">
            <text:p>0</text:p>
          </table:table-cell>
          <table:table-cell table:formula="of:=IF([.C195]=[.C194];;[.C195])" office:value-type="float" office:value="0" calcext:value-type="float">
            <text:p>0</text:p>
          </table:table-cell>
          <table:table-cell table:formula="of:=IF([.D195]=[.D194];;[.D195])" office:value-type="float" office:value="0" calcext:value-type="float">
            <text:p>0</text:p>
          </table:table-cell>
          <table:table-cell table:formula="of:=IF([.E195]=[.E194];;[.E19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9747468305997" calcext:value-type="float">
            <text:p>0.49747468305997</text:p>
          </table:table-cell>
          <table:table-cell office:value-type="float" office:value="0.497474682896476" calcext:value-type="float">
            <text:p>0.497474682896476</text:p>
          </table:table-cell>
          <table:table-cell office:value-type="float" office:value="0.497474682732983" calcext:value-type="float">
            <text:p>0.497474682732983</text:p>
          </table:table-cell>
          <table:table-cell office:value-type="float" office:value="0.497474683223463" calcext:value-type="float">
            <text:p>0.497474683223463</text:p>
          </table:table-cell>
          <table:table-cell table:formula="of:=IF([.B196]=[.B195];;[.B196])" office:value-type="float" office:value="0.49747468305997" calcext:value-type="float">
            <text:p>0.49747468305997</text:p>
          </table:table-cell>
          <table:table-cell table:formula="of:=IF([.C196]=[.C195];;[.C196])" office:value-type="float" office:value="0.497474682896476" calcext:value-type="float">
            <text:p>0.497474682896476</text:p>
          </table:table-cell>
          <table:table-cell table:formula="of:=IF([.D196]=[.D195];;[.D196])" office:value-type="float" office:value="0.497474682732983" calcext:value-type="float">
            <text:p>0.497474682732983</text:p>
          </table:table-cell>
          <table:table-cell table:formula="of:=IF([.E196]=[.E195];;[.E196])" office:value-type="float" office:value="0.497474683223463" calcext:value-type="float">
            <text:p>0.497474683223463</text:p>
          </table:table-cell>
          <table:table-cell office:value-type="float" office:value="1" calcext:value-type="float">
            <text:p>1</text:p>
          </table:table-cell>
          <table:table-cell table:formula="of:=IF([.$J196]=1;[.$H196];)" office:value-type="float" office:value="0.497474682732983" calcext:value-type="float">
            <text:p>0.49747468273298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501269035533" calcext:value-type="float">
            <text:p>0.33501269035533</text:p>
          </table:table-cell>
          <table:table-cell office:value-type="float" office:value="0.335012690114973" calcext:value-type="float">
            <text:p>0.335012690114973</text:p>
          </table:table-cell>
          <table:table-cell office:value-type="float" office:value="0.335012689874616" calcext:value-type="float">
            <text:p>0.335012689874616</text:p>
          </table:table-cell>
          <table:table-cell office:value-type="float" office:value="0.335012690595687" calcext:value-type="float">
            <text:p>0.335012690595687</text:p>
          </table:table-cell>
          <table:table-cell table:formula="of:=IF([.B197]=[.B196];;[.B197])" office:value-type="float" office:value="0.33501269035533" calcext:value-type="float">
            <text:p>0.33501269035533</text:p>
          </table:table-cell>
          <table:table-cell table:formula="of:=IF([.C197]=[.C196];;[.C197])" office:value-type="float" office:value="0.335012690114973" calcext:value-type="float">
            <text:p>0.335012690114973</text:p>
          </table:table-cell>
          <table:table-cell table:formula="of:=IF([.D197]=[.D196];;[.D197])" office:value-type="float" office:value="0.335012689874616" calcext:value-type="float">
            <text:p>0.335012689874616</text:p>
          </table:table-cell>
          <table:table-cell table:formula="of:=IF([.E197]=[.E196];;[.E197])" office:value-type="float" office:value="0.335012690595687" calcext:value-type="float">
            <text:p>0.33501269059568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J197]=2;[.$H197];)" office:value-type="float" office:value="0.335012689874616" calcext:value-type="float">
            <text:p>0.335012689874616</text:p>
          </table:table-cell>
          <table:table-cell/>
        </table:table-row>
      </table:table>
      <table:table table:name="deltas" table:style-name="ta1">
        <table:shapes>
          <draw:frame draw:z-index="0" draw:style-name="gr1" draw:text-style-name="P1" svg:width="12.0669in" svg:height="6.7874in" svg:x="4.8087in" svg:y="0.5728in">
            <draw:object draw:notify-on-update-of-ranges="deltas.A2:deltas.A197 deltas.C1:deltas.C1 deltas.C2:deltas.C1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16381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delta</text:p>
          </table:table-cell>
          <table:table-cell table:style-name="ce1" office:value-type="string" calcext:value-type="string">
            <text:p>change</text:p>
          </table:table-cell>
          <table:table-cell table:style-name="ce1"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3333333333333" calcext:value-type="float">
            <text:p>0.0333333333333333</text:p>
          </table:table-cell>
          <table:table-cell table:formula="of:=ABS([.B3]-[.B2])" office:value-type="float" office:value="0.0166666666666667" calcext:value-type="float">
            <text:p>0.0166666666666667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7619047619047" calcext:value-type="float">
            <text:p>0.0047619047619047</text:p>
          </table:table-cell>
          <table:table-cell table:formula="of:=ABS([.B4]-[.B3])" office:value-type="float" office:value="0.0285714285714286" calcext:value-type="float">
            <text:p>0.0285714285714286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1428571428571" calcext:value-type="float">
            <text:p>0.0071428571428571</text:p>
          </table:table-cell>
          <table:table-cell table:formula="of:=ABS([.B5]-[.B4])" office:value-type="float" office:value="0.0023809523809524" calcext:value-type="float">
            <text:p>0.0023809523809524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984126984127" calcext:value-type="float">
            <text:p>0.001984126984127</text:p>
          </table:table-cell>
          <table:table-cell table:formula="of:=ABS([.B6]-[.B5])" office:value-type="float" office:value="0.0051587301587301" calcext:value-type="float">
            <text:p>0.0051587301587301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1746031746032" calcext:value-type="float">
            <text:p>0.0031746031746032</text:p>
          </table:table-cell>
          <table:table-cell table:formula="of:=ABS([.B7]-[.B6])" office:value-type="float" office:value="0.0011904761904762" calcext:value-type="float">
            <text:p>0.0011904761904762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01010101010101" calcext:value-type="float">
            <text:p>0.00101010101010101</text:p>
          </table:table-cell>
          <table:table-cell table:formula="of:=ABS([.B8]-[.B7])" office:value-type="float" office:value="0.00216450216450219" calcext:value-type="float">
            <text:p>0.00216450216450219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52525252525252" calcext:value-type="float">
            <text:p>0.00252525252525252</text:p>
          </table:table-cell>
          <table:table-cell table:formula="of:=ABS([.B9]-[.B8])" office:value-type="float" office:value="0.00151515151515151" calcext:value-type="float">
            <text:p>0.00151515151515151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82750582750631" calcext:value-type="float">
            <text:p>0.000582750582750631</text:p>
          </table:table-cell>
          <table:table-cell table:formula="of:=ABS([.B10]-[.B9])" office:value-type="float" office:value="0.00194250194250189" calcext:value-type="float">
            <text:p>0.00194250194250189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999000999001" calcext:value-type="float">
            <text:p>0.000999000999001</text:p>
          </table:table-cell>
          <table:table-cell table:formula="of:=ABS([.B11]-[.B10])" office:value-type="float" office:value="0.000416250416250369" calcext:value-type="float">
            <text:p>0.000416250416250369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6630036630035" calcext:value-type="float">
            <text:p>0.00036630036630035</text:p>
          </table:table-cell>
          <table:table-cell table:formula="of:=ABS([.B12]-[.B11])" office:value-type="float" office:value="0.00063270063270065" calcext:value-type="float">
            <text:p>0.00063270063270065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4102564102562" calcext:value-type="float">
            <text:p>0.00064102564102562</text:p>
          </table:table-cell>
          <table:table-cell table:formula="of:=ABS([.B13]-[.B12])" office:value-type="float" office:value="0.00027472527472527" calcext:value-type="float">
            <text:p>0.00027472527472527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4509803921567" calcext:value-type="float">
            <text:p>0.00024509803921567</text:p>
          </table:table-cell>
          <table:table-cell table:formula="of:=ABS([.B14]-[.B13])" office:value-type="float" office:value="0.00039592760180995" calcext:value-type="float">
            <text:p>0.00039592760180995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65359477124182" calcext:value-type="float">
            <text:p>0.00065359477124182</text:p>
          </table:table-cell>
          <table:table-cell table:formula="of:=ABS([.B15]-[.B14])" office:value-type="float" office:value="0.00040849673202615" calcext:value-type="float">
            <text:p>0.00040849673202615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7199862401099" calcext:value-type="float">
            <text:p>0.00017199862401099</text:p>
          </table:table-cell>
          <table:table-cell table:formula="of:=ABS([.B16]-[.B15])" office:value-type="float" office:value="0.00048159614723083" calcext:value-type="float">
            <text:p>0.00048159614723083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0959752321986" calcext:value-type="float">
            <text:p>0.00030959752321986</text:p>
          </table:table-cell>
          <table:table-cell table:formula="of:=ABS([.B17]-[.B16])" office:value-type="float" office:value="0.00013759889920887" calcext:value-type="float">
            <text:p>0.00013759889920887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2531328320801" calcext:value-type="float">
            <text:p>0.00012531328320801</text:p>
          </table:table-cell>
          <table:table-cell table:formula="of:=ABS([.B18]-[.B17])" office:value-type="float" office:value="0.00018428424001185" calcext:value-type="float">
            <text:p>0.00018428424001185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2784233310551" calcext:value-type="float">
            <text:p>0.00022784233310551</text:p>
          </table:table-cell>
          <table:table-cell table:formula="of:=ABS([.B19]-[.B18])" office:value-type="float" office:value="0.0001025290498975" calcext:value-type="float">
            <text:p>0.0001025290498975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94108789761" calcext:value-type="float">
            <text:p>0.000094108789761</text:p>
          </table:table-cell>
          <table:table-cell table:formula="of:=ABS([.B20]-[.B19])" office:value-type="float" office:value="0.00013373354334451" calcext:value-type="float">
            <text:p>0.00013373354334451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5879917184269" calcext:value-type="float">
            <text:p>0.00025879917184269</text:p>
          </table:table-cell>
          <table:table-cell table:formula="of:=ABS([.B21]-[.B20])" office:value-type="float" office:value="0.00016469038208169" calcext:value-type="float">
            <text:p>0.00016469038208169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724637681159199" calcext:value-type="float">
            <text:p>7.24637681159199E-05</text:p>
          </table:table-cell>
          <table:table-cell table:formula="of:=ABS([.B22]-[.B21])" office:value-type="float" office:value="0.00018633540372677" calcext:value-type="float">
            <text:p>0.00018633540372677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3377926421404" calcext:value-type="float">
            <text:p>0.00013377926421404</text:p>
          </table:table-cell>
          <table:table-cell table:formula="of:=ABS([.B23]-[.B22])" office:value-type="float" office:value="0.0000613154960981201" calcext:value-type="float">
            <text:p>6.13154960981201E-05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569800569800399" calcext:value-type="float">
            <text:p>5.69800569800399E-05</text:p>
          </table:table-cell>
          <table:table-cell table:formula="of:=ABS([.B24]-[.B23])" office:value-type="float" office:value="0.0000767992072340001" calcext:value-type="float">
            <text:p>0.0000767992072340001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0582010582013" calcext:value-type="float">
            <text:p>0.00010582010582013</text:p>
          </table:table-cell>
          <table:table-cell table:formula="of:=ABS([.B25]-[.B24])" office:value-type="float" office:value="0.0000488400488400901" calcext:value-type="float">
            <text:p>4.88400488400901E-05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4561211457768" calcext:value-type="float">
            <text:p>4.561211457768E-05</text:p>
          </table:table-cell>
          <table:table-cell table:formula="of:=ABS([.B26]-[.B25])" office:value-type="float" office:value="0.00006020799124245" calcext:value-type="float">
            <text:p>6.020799124245E-05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2771392081742" calcext:value-type="float">
            <text:p>0.00012771392081742</text:p>
          </table:table-cell>
          <table:table-cell table:formula="of:=ABS([.B27]-[.B26])" office:value-type="float" office:value="0.00008210180623974" calcext:value-type="float">
            <text:p>8.210180623974E-05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37078235076" calcext:value-type="float">
            <text:p>0.000037078235076</text:p>
          </table:table-cell>
          <table:table-cell table:formula="of:=ABS([.B28]-[.B27])" office:value-type="float" office:value="0.00009063568574142" calcext:value-type="float">
            <text:p>9.063568574142E-05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95216907675399" calcext:value-type="float">
            <text:p>6.95216907675399E-05</text:p>
          </table:table-cell>
          <table:table-cell table:formula="of:=ABS([.B29]-[.B28])" office:value-type="float" office:value="0.0000324434556915399" calcext:value-type="float">
            <text:p>3.24434556915399E-05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305474095796679" calcext:value-type="float">
            <text:p>3.05474095796679E-05</text:p>
          </table:table-cell>
          <table:table-cell table:formula="of:=ABS([.B30]-[.B29])" office:value-type="float" office:value="0.000038974281187872" calcext:value-type="float">
            <text:p>3.8974281187872E-05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57501006267634" calcext:value-type="float">
            <text:p>5.7501006267634E-05</text:p>
          </table:table-cell>
          <table:table-cell table:formula="of:=ABS([.B31]-[.B30])" office:value-type="float" office:value="0.0000269535966879661" calcext:value-type="float">
            <text:p>2.69535966879661E-05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5464731347066" calcext:value-type="float">
            <text:p>2.5464731347066E-05</text:p>
          </table:table-cell>
          <table:table-cell table:formula="of:=ABS([.B32]-[.B31])" office:value-type="float" office:value="0.000032036274920568" calcext:value-type="float">
            <text:p>3.2036274920568E-05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72150072150054" calcext:value-type="float">
            <text:p>7.2150072150054E-05</text:p>
          </table:table-cell>
          <table:table-cell table:formula="of:=ABS([.B33]-[.B32])" office:value-type="float" office:value="0.000046685340802988" calcext:value-type="float">
            <text:p>4.6685340802988E-05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14500214500559" calcext:value-type="float">
            <text:p>2.14500214500559E-05</text:p>
          </table:table-cell>
          <table:table-cell table:formula="of:=ABS([.B34]-[.B33])" office:value-type="float" office:value="0.0000507000506999981" calcext:value-type="float">
            <text:p>5.07000506999981E-05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40642145905295" calcext:value-type="float">
            <text:p>4.0642145905295E-05</text:p>
          </table:table-cell>
          <table:table-cell table:formula="of:=ABS([.B35]-[.B34])" office:value-type="float" office:value="0.0000191921244552391" calcext:value-type="float">
            <text:p>1.91921244552391E-05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18236860342087" calcext:value-type="float">
            <text:p>1.8236860342087E-05</text:p>
          </table:table-cell>
          <table:table-cell table:formula="of:=ABS([.B36]-[.B35])" office:value-type="float" office:value="0.000022405285563208" calcext:value-type="float">
            <text:p>2.2405285563208E-05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3465003465003" calcext:value-type="float">
            <text:p>3.465003465003E-05</text:p>
          </table:table-cell>
          <table:table-cell table:formula="of:=ABS([.B37]-[.B36])" office:value-type="float" office:value="0.000016413174307943" calcext:value-type="float">
            <text:p>1.6413174307943E-05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5634771732331" calcext:value-type="float">
            <text:p>1.5634771732331E-05</text:p>
          </table:table-cell>
          <table:table-cell table:formula="of:=ABS([.B38]-[.B37])" office:value-type="float" office:value="0.000019015262917699" calcext:value-type="float">
            <text:p>1.9015262917699E-05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4467077637809" calcext:value-type="float">
            <text:p>4.467077637809E-05</text:p>
          </table:table-cell>
          <table:table-cell table:formula="of:=ABS([.B39]-[.B38])" office:value-type="float" office:value="0.000029036004645759" calcext:value-type="float">
            <text:p>2.9036004645759E-05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1350511843988" calcext:value-type="float">
            <text:p>1.350511843988E-05</text:p>
          </table:table-cell>
          <table:table-cell table:formula="of:=ABS([.B40]-[.B39])" office:value-type="float" office:value="0.00003116565793821" calcext:value-type="float">
            <text:p>3.116565793821E-05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25782498839839" calcext:value-type="float">
            <text:p>2.5782498839839E-05</text:p>
          </table:table-cell>
          <table:table-cell table:formula="of:=ABS([.B41]-[.B40])" office:value-type="float" office:value="0.000012277380399959" calcext:value-type="float">
            <text:p>1.2277380399959E-05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17453605825749" calcext:value-type="float">
            <text:p>1.17453605825749E-05</text:p>
          </table:table-cell>
          <table:table-cell table:formula="of:=ABS([.B42]-[.B41])" office:value-type="float" office:value="0.0000140371382572641" calcext:value-type="float">
            <text:p>1.40371382572641E-0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224693854622881" calcext:value-type="float">
            <text:p>2.24693854622881E-05</text:p>
          </table:table-cell>
          <table:table-cell table:formula="of:=ABS([.B43]-[.B42])" office:value-type="float" office:value="0.0000107240248797132" calcext:value-type="float">
            <text:p>1.07240248797132E-05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0278548668928" calcext:value-type="float">
            <text:p>1.0278548668928E-05</text:p>
          </table:table-cell>
          <table:table-cell table:formula="of:=ABS([.B44]-[.B43])" office:value-type="float" office:value="0.0000121908367933601" calcext:value-type="float">
            <text:p>1.21908367933601E-05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9550827423168" calcext:value-type="float">
            <text:p>2.9550827423168E-05</text:p>
          </table:table-cell>
          <table:table-cell table:formula="of:=ABS([.B45]-[.B44])" office:value-type="float" office:value="0.00001927227875424" calcext:value-type="float">
            <text:p>1.927227875424E-05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904617166015703" calcext:value-type="float">
            <text:p>9.04617166015703E-06</text:p>
          </table:table-cell>
          <table:table-cell table:formula="of:=ABS([.B46]-[.B45])" office:value-type="float" office:value="0.000020504655763011" calcext:value-type="float">
            <text:p>2.0504655763011E-05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7368649587464" calcext:value-type="float">
            <text:p>1.7368649587464E-05</text:p>
          </table:table-cell>
          <table:table-cell table:formula="of:=ABS([.B47]-[.B46])" office:value-type="float" office:value="0.00000832247792730697" calcext:value-type="float">
            <text:p>8.32247792730697E-06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8003201280502" calcext:value-type="float">
            <text:p>8.003201280502E-06</text:p>
          </table:table-cell>
          <table:table-cell table:formula="of:=ABS([.B48]-[.B47])" office:value-type="float" office:value="0.000009365448306962" calcext:value-type="float">
            <text:p>9.365448306962E-06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15390771693324" calcext:value-type="float">
            <text:p>1.5390771693324E-05</text:p>
          </table:table-cell>
          <table:table-cell table:formula="of:=ABS([.B49]-[.B48])" office:value-type="float" office:value="0.000007387570412822" calcext:value-type="float">
            <text:p>7.387570412822E-06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7114602009184" calcext:value-type="float">
            <text:p>7.114602009184E-06</text:p>
          </table:table-cell>
          <table:table-cell table:formula="of:=ABS([.B50]-[.B49])" office:value-type="float" office:value="0.00000827616968414" calcext:value-type="float">
            <text:p>8.27616968414E-06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20553294693161" calcext:value-type="float">
            <text:p>2.0553294693161E-05</text:p>
          </table:table-cell>
          <table:table-cell table:formula="of:=ABS([.B51]-[.B50])" office:value-type="float" office:value="0.000013438692683977" calcext:value-type="float">
            <text:p>1.3438692683977E-05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635283654151" calcext:value-type="float">
            <text:p>6.35283654151E-06</text:p>
          </table:table-cell>
          <table:table-cell table:formula="of:=ABS([.B52]-[.B51])" office:value-type="float" office:value="0.000014200458151651" calcext:value-type="float">
            <text:p>1.4200458151651E-05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12251899044316" calcext:value-type="float">
            <text:p>1.2251899044316E-05</text:p>
          </table:table-cell>
          <table:table-cell table:formula="of:=ABS([.B53]-[.B52])" office:value-type="float" office:value="0.000005899062502806" calcext:value-type="float">
            <text:p>5.899062502806E-06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5696058327613" calcext:value-type="float">
            <text:p>5.696058327613E-06</text:p>
          </table:table-cell>
          <table:table-cell table:formula="of:=ABS([.B54]-[.B53])" office:value-type="float" office:value="0.000006555840716703" calcext:value-type="float">
            <text:p>6.555840716703E-06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10999285046463" calcext:value-type="float">
            <text:p>1.0999285046463E-05</text:p>
          </table:table-cell>
          <table:table-cell table:formula="of:=ABS([.B55]-[.B54])" office:value-type="float" office:value="0.00000530322671885" calcext:value-type="float">
            <text:p>5.30322671885E-06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512678540306701" calcext:value-type="float">
            <text:p>5.12678540306701E-06</text:p>
          </table:table-cell>
          <table:table-cell table:formula="of:=ABS([.B56]-[.B55])" office:value-type="float" office:value="0.00000587249964339599" calcext:value-type="float">
            <text:p>5.87249964339599E-06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14867677668798" calcext:value-type="float">
            <text:p>1.4867677668798E-05</text:p>
          </table:table-cell>
          <table:table-cell table:formula="of:=ABS([.B57]-[.B56])" office:value-type="float" office:value="0.00000974089226573099" calcext:value-type="float">
            <text:p>9.74089226573099E-06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463091599515298" calcext:value-type="float">
            <text:p>4.63091599515298E-06</text:p>
          </table:table-cell>
          <table:table-cell table:formula="of:=ABS([.B58]-[.B57])" office:value-type="float" office:value="0.000010236761673645" calcext:value-type="float">
            <text:p>1.0236761673645E-05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896306321649201" calcext:value-type="float">
            <text:p>8.96306321649201E-06</text:p>
          </table:table-cell>
          <table:table-cell table:formula="of:=ABS([.B59]-[.B58])" office:value-type="float" office:value="0.00000433214722133903" calcext:value-type="float">
            <text:p>4.33214722133903E-06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419698991881103" calcext:value-type="float">
            <text:p>4.19698991881103E-06</text:p>
          </table:table-cell>
          <table:table-cell table:formula="of:=ABS([.B60]-[.B59])" office:value-type="float" office:value="0.00000476607329768098" calcext:value-type="float">
            <text:p>4.76607329768098E-06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13166796775899" calcext:value-type="float">
            <text:p>8.13166796775899E-06</text:p>
          </table:table-cell>
          <table:table-cell table:formula="of:=ABS([.B61]-[.B60])" office:value-type="float" office:value="0.00000393467804894796" calcext:value-type="float">
            <text:p>3.93467804894796E-06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81562881568402" calcext:value-type="float">
            <text:p>3.81562881568402E-06</text:p>
          </table:table-cell>
          <table:table-cell table:formula="of:=ABS([.B62]-[.B61])" office:value-type="float" office:value="0.00000431603915207497" calcext:value-type="float">
            <text:p>4.31603915207497E-06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11100011100065" calcext:value-type="float">
            <text:p>1.1100011100065E-05</text:p>
          </table:table-cell>
          <table:table-cell table:formula="of:=ABS([.B63]-[.B62])" office:value-type="float" office:value="0.00000728438228438098" calcext:value-type="float">
            <text:p>7.28438228438098E-06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347910795667" calcext:value-type="float">
            <text:p>3.47910795667E-06</text:p>
          </table:table-cell>
          <table:table-cell table:formula="of:=ABS([.B64]-[.B63])" office:value-type="float" office:value="0.000007620903143395" calcext:value-type="float">
            <text:p>7.620903143395E-06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675356250421998" calcext:value-type="float">
            <text:p>6.75356250421998E-06</text:p>
          </table:table-cell>
          <table:table-cell table:formula="of:=ABS([.B65]-[.B64])" office:value-type="float" office:value="0.00000327445454754998" calcext:value-type="float">
            <text:p>3.27445454754998E-06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181025817251" calcext:value-type="float">
            <text:p>3.181025817251E-06</text:p>
          </table:table-cell>
          <table:table-cell table:formula="of:=ABS([.B66]-[.B65])" office:value-type="float" office:value="0.00000357253668696898" calcext:value-type="float">
            <text:p>3.57253668696898E-06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618027873056399" calcext:value-type="float">
            <text:p>6.18027873056399E-06</text:p>
          </table:table-cell>
          <table:table-cell table:formula="of:=ABS([.B67]-[.B66])" office:value-type="float" office:value="0.00000299925291331299" calcext:value-type="float">
            <text:p>2.99925291331299E-06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91604700666402" calcext:value-type="float">
            <text:p>2.91604700666402E-06</text:p>
          </table:table-cell>
          <table:table-cell table:formula="of:=ABS([.B68]-[.B67])" office:value-type="float" office:value="0.00000326423172389997" calcext:value-type="float">
            <text:p>3.26423172389997E-06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850513710279501" calcext:value-type="float">
            <text:p>8.50513710279501E-06</text:p>
          </table:table-cell>
          <table:table-cell table:formula="of:=ABS([.B69]-[.B68])" office:value-type="float" office:value="0.00000558909009613099" calcext:value-type="float">
            <text:p>5.58909009613099E-06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67970073098502" calcext:value-type="float">
            <text:p>2.67970073098502E-06</text:p>
          </table:table-cell>
          <table:table-cell table:formula="of:=ABS([.B70]-[.B69])" office:value-type="float" office:value="0.00000582543637180999" calcext:value-type="float">
            <text:p>5.82543637180999E-06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521455277388601" calcext:value-type="float">
            <text:p>5.21455277388601E-06</text:p>
          </table:table-cell>
          <table:table-cell table:formula="of:=ABS([.B71]-[.B70])" office:value-type="float" office:value="0.00000253485204290099" calcext:value-type="float">
            <text:p>2.53485204290099E-06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46822164634401" calcext:value-type="float">
            <text:p>2.46822164634401E-06</text:p>
          </table:table-cell>
          <table:table-cell table:formula="of:=ABS([.B72]-[.B71])" office:value-type="float" office:value="0.000002746331127542" calcext:value-type="float">
            <text:p>2.746331127542E-06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480653689020999" calcext:value-type="float">
            <text:p>4.80653689020999E-06</text:p>
          </table:table-cell>
          <table:table-cell table:formula="of:=ABS([.B73]-[.B72])" office:value-type="float" office:value="0.00000233831524386598" calcext:value-type="float">
            <text:p>2.33831524386598E-06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27842333104102" calcext:value-type="float">
            <text:p>2.27842333104102E-06</text:p>
          </table:table-cell>
          <table:table-cell table:formula="of:=ABS([.B74]-[.B73])" office:value-type="float" office:value="0.00000252811355916897" calcext:value-type="float">
            <text:p>2.52811355916897E-06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666000665999002" calcext:value-type="float">
            <text:p>6.66000665999002E-06</text:p>
          </table:table-cell>
          <table:table-cell table:formula="of:=ABS([.B75]-[.B74])" office:value-type="float" office:value="0.000004381583328949" calcext:value-type="float">
            <text:p>4.381583328949E-06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10759704433099" calcext:value-type="float">
            <text:p>2.10759704433099E-06</text:p>
          </table:table-cell>
          <table:table-cell table:formula="of:=ABS([.B76]-[.B75])" office:value-type="float" office:value="0.00000455240961565903" calcext:value-type="float">
            <text:p>4.55240961565903E-06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4109814236377" calcext:value-type="float">
            <text:p>4.109814236377E-06</text:p>
          </table:table-cell>
          <table:table-cell table:formula="of:=ABS([.B77]-[.B76])" office:value-type="float" office:value="0.00000200221719204601" calcext:value-type="float">
            <text:p>2.00221719204601E-06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195343022342201" calcext:value-type="float">
            <text:p>1.95343022342201E-06</text:p>
          </table:table-cell>
          <table:table-cell table:formula="of:=ABS([.B78]-[.B77])" office:value-type="float" office:value="0.00000215638401295499" calcext:value-type="float">
            <text:p>2.15638401295499E-06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3811571167789" calcext:value-type="float">
            <text:p>3.811571167789E-06</text:p>
          </table:table-cell>
          <table:table-cell table:formula="of:=ABS([.B79]-[.B78])" office:value-type="float" office:value="0.00000185814094436699" calcext:value-type="float">
            <text:p>1.85814094436699E-06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81394049550402" calcext:value-type="float">
            <text:p>1.81394049550402E-06</text:p>
          </table:table-cell>
          <table:table-cell table:formula="of:=ABS([.B80]-[.B79])" office:value-type="float" office:value="0.00000199763067228498" calcext:value-type="float">
            <text:p>1.99763067228498E-06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312254308245" calcext:value-type="float">
            <text:p>5.312254308245E-06</text:p>
          </table:table-cell>
          <table:table-cell table:formula="of:=ABS([.B81]-[.B80])" office:value-type="float" office:value="0.00000349831381274098" calcext:value-type="float">
            <text:p>3.49831381274098E-06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68742195677499" calcext:value-type="float">
            <text:p>1.68742195677499E-06</text:p>
          </table:table-cell>
          <table:table-cell table:formula="of:=ABS([.B82]-[.B81])" office:value-type="float" office:value="0.00000362483235147001" calcext:value-type="float">
            <text:p>3.62483235147001E-06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29635917128301" calcext:value-type="float">
            <text:p>3.29635917128301E-06</text:p>
          </table:table-cell>
          <table:table-cell table:formula="of:=ABS([.B83]-[.B82])" office:value-type="float" office:value="0.00000160893721450802" calcext:value-type="float">
            <text:p>1.60893721450802E-06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57240121387999" calcext:value-type="float">
            <text:p>1.57240121387999E-06</text:p>
          </table:table-cell>
          <table:table-cell table:formula="of:=ABS([.B84]-[.B83])" office:value-type="float" office:value="0.00000172395795740302" calcext:value-type="float">
            <text:p>1.72395795740302E-06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307332964532799" calcext:value-type="float">
            <text:p>3.07332964532799E-06</text:p>
          </table:table-cell>
          <table:table-cell table:formula="of:=ABS([.B85]-[.B84])" office:value-type="float" office:value="0.000001500928431448" calcext:value-type="float">
            <text:p>1.500928431448E-06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46760123511199" calcext:value-type="float">
            <text:p>1.46760123511199E-06</text:p>
          </table:table-cell>
          <table:table-cell table:formula="of:=ABS([.B86]-[.B85])" office:value-type="float" office:value="0.000001605728410216" calcext:value-type="float">
            <text:p>1.605728410216E-06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4304963623038" calcext:value-type="float">
            <text:p>4.304963623038E-06</text:p>
          </table:table-cell>
          <table:table-cell table:formula="of:=ABS([.B87]-[.B86])" office:value-type="float" office:value="0.00000283736238792601" calcext:value-type="float">
            <text:p>2.83736238792601E-06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137191148430401" calcext:value-type="float">
            <text:p>1.37191148430401E-06</text:p>
          </table:table-cell>
          <table:table-cell table:formula="of:=ABS([.B88]-[.B87])" office:value-type="float" office:value="0.00000293305213873399" calcext:value-type="float">
            <text:p>2.93305213873399E-06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2684174643131" calcext:value-type="float">
            <text:p>2.684174643131E-06</text:p>
          </table:table-cell>
          <table:table-cell table:formula="of:=ABS([.B89]-[.B88])" office:value-type="float" office:value="0.00000131226315882699" calcext:value-type="float">
            <text:p>1.31226315882699E-06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1284363135682" calcext:value-type="float">
            <text:p>1.284363135682E-06</text:p>
          </table:table-cell>
          <table:table-cell table:formula="of:=ABS([.B90]-[.B89])" office:value-type="float" office:value="0.000001399811507449" calcext:value-type="float">
            <text:p>1.399811507449E-06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514072520917" calcext:value-type="float">
            <text:p>2.514072520917E-06</text:p>
          </table:table-cell>
          <table:table-cell table:formula="of:=ABS([.B91]-[.B90])" office:value-type="float" office:value="0.000001229709385235" calcext:value-type="float">
            <text:p>1.229709385235E-06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1204108417901" calcext:value-type="float">
            <text:p>1.204108417901E-06</text:p>
          </table:table-cell>
          <table:table-cell table:formula="of:=ABS([.B92]-[.B91])" office:value-type="float" office:value="0.000001309964103016" calcext:value-type="float">
            <text:p>1.309964103016E-06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53706847762399" calcext:value-type="float">
            <text:p>3.53706847762399E-06</text:p>
          </table:table-cell>
          <table:table-cell table:formula="of:=ABS([.B93]-[.B92])" office:value-type="float" office:value="0.00000233296005972299" calcext:value-type="float">
            <text:p>2.33296005972299E-06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130403327943" calcext:value-type="float">
            <text:p>1.130403327943E-06</text:p>
          </table:table-cell>
          <table:table-cell table:formula="of:=ABS([.B94]-[.B93])" office:value-type="float" office:value="0.00000240666514968099" calcext:value-type="float">
            <text:p>2.40666514968099E-06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214667744478" calcext:value-type="float">
            <text:p>2.214667744478E-06</text:p>
          </table:table-cell>
          <table:table-cell table:formula="of:=ABS([.B95]-[.B94])" office:value-type="float" office:value="0.000001084264416535" calcext:value-type="float">
            <text:p>1.084264416535E-0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06259310972699" calcext:value-type="float">
            <text:p>1.06259310972699E-06</text:p>
          </table:table-cell>
          <table:table-cell table:formula="of:=ABS([.B96]-[.B95])" office:value-type="float" office:value="0.00000115207463475101" calcext:value-type="float">
            <text:p>1.15207463475101E-06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082682495074" calcext:value-type="float">
            <text:p>2.082682495074E-06</text:p>
          </table:table-cell>
          <table:table-cell table:formula="of:=ABS([.B97]-[.B96])" office:value-type="float" office:value="0.00000102008938534701" calcext:value-type="float">
            <text:p>1.02008938534701E-06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00010000997391" calcext:value-type="float">
            <text:p>1.00010000997391E-06</text:p>
          </table:table-cell>
          <table:table-cell table:formula="of:=ABS([.B98]-[.B97])" office:value-type="float" office:value="0.00000108258248510009" calcext:value-type="float">
            <text:p>1.08258248510009E-06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29414706176227" calcext:value-type="float">
            <text:p>2.9414706176227E-06</text:p>
          </table:table-cell>
          <table:table-cell table:formula="of:=ABS([.B99]-[.B98])" office:value-type="float" office:value="0.00000194137060764879" calcext:value-type="float">
            <text:p>1.94137060764879E-06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942412916340299" calcext:value-type="float">
            <text:p>9.42412916340299E-07</text:p>
          </table:table-cell>
          <table:table-cell table:formula="of:=ABS([.B100]-[.B99])" office:value-type="float" office:value="0.0000019990577012824" calcext:value-type="float">
            <text:p>1.9990577012824E-06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18485791820379" calcext:value-type="float">
            <text:p>1.8485791820379E-06</text:p>
          </table:table-cell>
          <table:table-cell table:formula="of:=ABS([.B101]-[.B100])" office:value-type="float" office:value="0.000000906166265697601" calcext:value-type="float">
            <text:p>9.06166265697601E-07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889078558996491" calcext:value-type="float">
            <text:p>8.89078558996491E-07</text:p>
          </table:table-cell>
          <table:table-cell table:formula="of:=ABS([.B102]-[.B101])" office:value-type="float" office:value="0.000000959500623041409" calcext:value-type="float">
            <text:p>9.59500623041409E-07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174460698362279" calcext:value-type="float">
            <text:p>1.74460698362279E-06</text:p>
          </table:table-cell>
          <table:table-cell table:formula="of:=ABS([.B103]-[.B102])" office:value-type="float" office:value="0.000000855528424626299" calcext:value-type="float">
            <text:p>8.55528424626299E-07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839694015482897" calcext:value-type="float">
            <text:p>8.39694015482897E-07</text:p>
          </table:table-cell>
          <table:table-cell table:formula="of:=ABS([.B104]-[.B103])" office:value-type="float" office:value="0.000000904912968139893" calcext:value-type="float">
            <text:p>9.04912968139893E-0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24724323789572" calcext:value-type="float">
            <text:p>2.4724323789572E-06</text:p>
          </table:table-cell>
          <table:table-cell table:formula="of:=ABS([.B105]-[.B104])" office:value-type="float" office:value="0.0000016327383634743" calcext:value-type="float">
            <text:p>1.6327383634743E-06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793900305204293" calcext:value-type="float">
            <text:p>7.93900305204293E-07</text:p>
          </table:table-cell>
          <table:table-cell table:formula="of:=ABS([.B106]-[.B105])" office:value-type="float" office:value="0.00000167853207375291" calcext:value-type="float">
            <text:p>1.67853207375291E-06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15589315083241" calcext:value-type="float">
            <text:p>1.5589315083241E-06</text:p>
          </table:table-cell>
          <table:table-cell table:formula="of:=ABS([.B107]-[.B106])" office:value-type="float" office:value="0.000000765031203119807" calcext:value-type="float">
            <text:p>7.65031203119807E-0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751376898129304" calcext:value-type="float">
            <text:p>7.51376898129304E-07</text:p>
          </table:table-cell>
          <table:table-cell table:formula="of:=ABS([.B108]-[.B107])" office:value-type="float" office:value="0.000000807554610194796" calcext:value-type="float">
            <text:p>8.07554610194796E-07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14759189070848" calcext:value-type="float">
            <text:p>1.4759189070848E-06</text:p>
          </table:table-cell>
          <table:table-cell table:formula="of:=ABS([.B109]-[.B108])" office:value-type="float" office:value="0.000000724542008955496" calcext:value-type="float">
            <text:p>7.24542008955496E-07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711836995025806" calcext:value-type="float">
            <text:p>7.11836995025806E-07</text:p>
          </table:table-cell>
          <table:table-cell table:formula="of:=ABS([.B110]-[.B109])" office:value-type="float" office:value="0.000000764081912058994" calcext:value-type="float">
            <text:p>7.64081912058994E-07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20980458800695" calcext:value-type="float">
            <text:p>2.0980458800695E-06</text:p>
          </table:table-cell>
          <table:table-cell table:formula="of:=ABS([.B111]-[.B110])" office:value-type="float" office:value="0.00000138620888504369" calcext:value-type="float">
            <text:p>1.38620888504369E-06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675023457097704" calcext:value-type="float">
            <text:p>6.75023457097704E-07</text:p>
          </table:table-cell>
          <table:table-cell table:formula="of:=ABS([.B112]-[.B111])" office:value-type="float" office:value="0.0000014230224229718" calcext:value-type="float">
            <text:p>1.4230224229718E-06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132677024321411" calcext:value-type="float">
            <text:p>1.32677024321411E-06</text:p>
          </table:table-cell>
          <table:table-cell table:formula="of:=ABS([.B113]-[.B112])" office:value-type="float" office:value="0.000000651746786116406" calcext:value-type="float">
            <text:p>6.51746786116406E-0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640705288372498" calcext:value-type="float">
            <text:p>6.40705288372498E-07</text:p>
          </table:table-cell>
          <table:table-cell table:formula="of:=ABS([.B114]-[.B113])" office:value-type="float" office:value="0.000000686064954841612" calcext:value-type="float">
            <text:p>6.86064954841612E-0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125969175345489" calcext:value-type="float">
            <text:p>1.25969175345489E-06</text:p>
          </table:table-cell>
          <table:table-cell table:formula="of:=ABS([.B115]-[.B114])" office:value-type="float" office:value="0.000000618986465082392" calcext:value-type="float">
            <text:p>6.18986465082392E-07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608674586739799" calcext:value-type="float">
            <text:p>6.08674586739799E-07</text:p>
          </table:table-cell>
          <table:table-cell table:formula="of:=ABS([.B116]-[.B115])" office:value-type="float" office:value="0.000000651017166715091" calcext:value-type="float">
            <text:p>6.51017166715091E-07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17955900308842" calcext:value-type="float">
            <text:p>1.7955900308842E-06</text:p>
          </table:table-cell>
          <table:table-cell table:formula="of:=ABS([.B117]-[.B116])" office:value-type="float" office:value="0.0000011869154441444" calcext:value-type="float">
            <text:p>1.1869154441444E-06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578743894251096" calcext:value-type="float">
            <text:p>5.78743894251096E-07</text:p>
          </table:table-cell>
          <table:table-cell table:formula="of:=ABS([.B118]-[.B117])" office:value-type="float" office:value="0.0000012168461366331" calcext:value-type="float">
            <text:p>1.2168461366331E-06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113851257889901" calcext:value-type="float">
            <text:p>1.13851257889901E-06</text:p>
          </table:table-cell>
          <table:table-cell table:formula="of:=ABS([.B119]-[.B118])" office:value-type="float" office:value="0.000000559768684647914" calcext:value-type="float">
            <text:p>5.59768684647914E-07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550743889736404" calcext:value-type="float">
            <text:p>5.50743889736404E-07</text:p>
          </table:table-cell>
          <table:table-cell table:formula="of:=ABS([.B120]-[.B119])" office:value-type="float" office:value="0.000000587768689162606" calcext:value-type="float">
            <text:p>5.87768689162606E-07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10837218475893" calcext:value-type="float">
            <text:p>1.0837218475893E-06</text:p>
          </table:table-cell>
          <table:table-cell table:formula="of:=ABS([.B121]-[.B120])" office:value-type="float" office:value="0.000000532977957852896" calcext:value-type="float">
            <text:p>5.32977957852896E-07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524521374264898" calcext:value-type="float">
            <text:p>5.24521374264898E-07</text:p>
          </table:table-cell>
          <table:table-cell table:formula="of:=ABS([.B122]-[.B121])" office:value-type="float" office:value="0.000000559200473324402" calcext:value-type="float">
            <text:p>5.59200473324402E-07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15485869144585" calcext:value-type="float">
            <text:p>1.5485869144585E-06</text:p>
          </table:table-cell>
          <table:table-cell table:formula="of:=ABS([.B123]-[.B122])" office:value-type="float" office:value="0.0000010240655401936" calcext:value-type="float">
            <text:p>1.0240655401936E-06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499937507822401" calcext:value-type="float">
            <text:p>4.99937507822401E-07</text:p>
          </table:table-cell>
          <table:table-cell table:formula="of:=ABS([.B124]-[.B123])" office:value-type="float" office:value="0.0000010486494066361" calcext:value-type="float">
            <text:p>1.0486494066361E-06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984251968524905" calcext:value-type="float">
            <text:p>9.84251968524905E-07</text:p>
          </table:table-cell>
          <table:table-cell table:formula="of:=ABS([.B125]-[.B124])" office:value-type="float" office:value="0.000000484314460702504" calcext:value-type="float">
            <text:p>4.84314460702504E-07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476866263796" calcext:value-type="float">
            <text:p>4.76866263796E-07</text:p>
          </table:table-cell>
          <table:table-cell table:formula="of:=ABS([.B126]-[.B125])" office:value-type="float" office:value="0.000000507385704728905" calcext:value-type="float">
            <text:p>5.07385704728905E-07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939059719470795" calcext:value-type="float">
            <text:p>9.39059719470795E-07</text:p>
          </table:table-cell>
          <table:table-cell table:formula="of:=ABS([.B127]-[.B126])" office:value-type="float" office:value="0.000000462193455674795" calcext:value-type="float">
            <text:p>4.62193455674795E-07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455193070140497" calcext:value-type="float">
            <text:p>4.55193070140497E-07</text:p>
          </table:table-cell>
          <table:table-cell table:formula="of:=ABS([.B128]-[.B127])" office:value-type="float" office:value="0.000000483866649330298" calcext:value-type="float">
            <text:p>4.83866649330298E-07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13448886163259" calcext:value-type="float">
            <text:p>1.3448886163259E-06</text:p>
          </table:table-cell>
          <table:table-cell table:formula="of:=ABS([.B129]-[.B128])" office:value-type="float" office:value="0.000000889695546185403" calcext:value-type="float">
            <text:p>8.89695546185403E-07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4348136127749" calcext:value-type="float">
            <text:p>4.348136127749E-07</text:p>
          </table:table-cell>
          <table:table-cell table:formula="of:=ABS([.B130]-[.B129])" office:value-type="float" office:value="0.000000910075003551" calcext:value-type="float">
            <text:p>9.10075003551E-07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856647714742599" calcext:value-type="float">
            <text:p>8.56647714742599E-07</text:p>
          </table:table-cell>
          <table:table-cell table:formula="of:=ABS([.B131]-[.B130])" office:value-type="float" office:value="0.000000421834101967699" calcext:value-type="float">
            <text:p>4.21834101967699E-07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415632780148702" calcext:value-type="float">
            <text:p>4.15632780148702E-07</text:p>
          </table:table-cell>
          <table:table-cell table:formula="of:=ABS([.B132]-[.B131])" office:value-type="float" office:value="0.000000441014934593897" calcext:value-type="float">
            <text:p>4.41014934593897E-07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819041066727201" calcext:value-type="float">
            <text:p>8.19041066727201E-07</text:p>
          </table:table-cell>
          <table:table-cell table:formula="of:=ABS([.B133]-[.B132])" office:value-type="float" office:value="0.000000403408286578499" calcext:value-type="float">
            <text:p>4.03408286578499E-07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397563729475497" calcext:value-type="float">
            <text:p>3.97563729475497E-07</text:p>
          </table:table-cell>
          <table:table-cell table:formula="of:=ABS([.B134]-[.B133])" office:value-type="float" office:value="0.000000421477337251704" calcext:value-type="float">
            <text:p>4.21477337251704E-07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11754058088656" calcext:value-type="float">
            <text:p>1.1754058088656E-06</text:p>
          </table:table-cell>
          <table:table-cell table:formula="of:=ABS([.B135]-[.B134])" office:value-type="float" office:value="0.000000777842079390103" calcext:value-type="float">
            <text:p>7.77842079390103E-07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380527060439001" calcext:value-type="float">
            <text:p>3.80527060439001E-07</text:p>
          </table:table-cell>
          <table:table-cell table:formula="of:=ABS([.B136]-[.B135])" office:value-type="float" office:value="0.000000794878748426599" calcext:value-type="float">
            <text:p>7.94878748426599E-07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750181919120296" calcext:value-type="float">
            <text:p>7.50181919120296E-07</text:p>
          </table:table-cell>
          <table:table-cell table:formula="of:=ABS([.B137]-[.B136])" office:value-type="float" office:value="0.000000369654858681295" calcext:value-type="float">
            <text:p>3.69654858681295E-07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364450081245004" calcext:value-type="float">
            <text:p>3.64450081245004E-07</text:p>
          </table:table-cell>
          <table:table-cell table:formula="of:=ABS([.B138]-[.B137])" office:value-type="float" office:value="0.000000385731837875292" calcext:value-type="float">
            <text:p>3.85731837875292E-07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718633963079301" calcext:value-type="float">
            <text:p>7.18633963079301E-07</text:p>
          </table:table-cell>
          <table:table-cell table:formula="of:=ABS([.B139]-[.B138])" office:value-type="float" office:value="0.000000354183881834297" calcext:value-type="float">
            <text:p>3.54183881834297E-07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349266156890099" calcext:value-type="float">
            <text:p>3.49266156890099E-07</text:p>
          </table:table-cell>
          <table:table-cell table:formula="of:=ABS([.B140]-[.B139])" office:value-type="float" office:value="0.000000369367806189202" calcext:value-type="float">
            <text:p>3.69367806189202E-07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10332457141089" calcext:value-type="float">
            <text:p>1.0332457141089E-06</text:p>
          </table:table-cell>
          <table:table-cell table:formula="of:=ABS([.B141]-[.B140])" office:value-type="float" office:value="0.000000683979557218801" calcext:value-type="float">
            <text:p>6.83979557218801E-07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334914128003599" calcext:value-type="float">
            <text:p>3.34914128003599E-07</text:p>
          </table:table-cell>
          <table:table-cell table:formula="of:=ABS([.B142]-[.B141])" office:value-type="float" office:value="0.000000698331586105301" calcext:value-type="float">
            <text:p>6.98331586105301E-07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660652526504602" calcext:value-type="float">
            <text:p>6.60652526504602E-07</text:p>
          </table:table-cell>
          <table:table-cell table:formula="of:=ABS([.B143]-[.B142])" office:value-type="float" office:value="0.000000325738398501003" calcext:value-type="float">
            <text:p>3.25738398501003E-07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321337793505196" calcext:value-type="float">
            <text:p>3.21337793505196E-07</text:p>
          </table:table-cell>
          <table:table-cell table:formula="of:=ABS([.B144]-[.B143])" office:value-type="float" office:value="0.000000339314732999406" calcext:value-type="float">
            <text:p>3.39314732999406E-07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633990781783703" calcext:value-type="float">
            <text:p>6.33990781783703E-07</text:p>
          </table:table-cell>
          <table:table-cell table:formula="of:=ABS([.B145]-[.B144])" office:value-type="float" office:value="0.000000312652988278507" calcext:value-type="float">
            <text:p>3.12652988278507E-07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308485447515598" calcext:value-type="float">
            <text:p>3.08485447515598E-07</text:p>
          </table:table-cell>
          <table:table-cell table:formula="of:=ABS([.B146]-[.B145])" office:value-type="float" office:value="0.000000325505334268105" calcext:value-type="float">
            <text:p>3.25505334268105E-07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913116924631398" calcext:value-type="float">
            <text:p>9.13116924631398E-07</text:p>
          </table:table-cell>
          <table:table-cell table:formula="of:=ABS([.B147]-[.B146])" office:value-type="float" office:value="0.0000006046314771158" calcext:value-type="float">
            <text:p>6.046314771158E-07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296309465583698" calcext:value-type="float">
            <text:p>2.96309465583698E-07</text:p>
          </table:table-cell>
          <table:table-cell table:formula="of:=ABS([.B148]-[.B147])" office:value-type="float" office:value="0.0000006168074590477" calcext:value-type="float">
            <text:p>6.168074590477E-07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584821313722402" calcext:value-type="float">
            <text:p>5.84821313722402E-07</text:p>
          </table:table-cell>
          <table:table-cell table:formula="of:=ABS([.B149]-[.B148])" office:value-type="float" office:value="0.000000288511848138704" calcext:value-type="float">
            <text:p>2.88511848138704E-07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284765933822198" calcext:value-type="float">
            <text:p>2.84765933822198E-07</text:p>
          </table:table-cell>
          <table:table-cell table:formula="of:=ABS([.B150]-[.B149])" office:value-type="float" office:value="0.000000300055379900204" calcext:value-type="float">
            <text:p>3.00055379900204E-07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562135349799103" calcext:value-type="float">
            <text:p>5.62135349799103E-07</text:p>
          </table:table-cell>
          <table:table-cell table:formula="of:=ABS([.B151]-[.B150])" office:value-type="float" office:value="0.000000277369415976905" calcext:value-type="float">
            <text:p>2.77369415976905E-07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273814315539799" calcext:value-type="float">
            <text:p>2.73814315539799E-07</text:p>
          </table:table-cell>
          <table:table-cell table:formula="of:=ABS([.B152]-[.B151])" office:value-type="float" office:value="0.000000288321034259304" calcext:value-type="float">
            <text:p>2.88321034259304E-07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810911626830903" calcext:value-type="float">
            <text:p>8.10911626830903E-07</text:p>
          </table:table-cell>
          <table:table-cell table:formula="of:=ABS([.B153]-[.B152])" office:value-type="float" office:value="0.000000537097311291104" calcext:value-type="float">
            <text:p>5.37097311291104E-07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2634171526808" calcext:value-type="float">
            <text:p>2.634171526808E-07</text:p>
          </table:table-cell>
          <table:table-cell table:formula="of:=ABS([.B154]-[.B153])" office:value-type="float" office:value="0.000000547494474150103" calcext:value-type="float">
            <text:p>5.47494474150103E-07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520165516679696" calcext:value-type="float">
            <text:p>5.20165516679696E-07</text:p>
          </table:table-cell>
          <table:table-cell table:formula="of:=ABS([.B155]-[.B154])" office:value-type="float" office:value="0.000000256748363998896" calcext:value-type="float">
            <text:p>2.56748363998896E-07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253539795860394" calcext:value-type="float">
            <text:p>2.53539795860394E-07</text:p>
          </table:table-cell>
          <table:table-cell table:formula="of:=ABS([.B156]-[.B155])" office:value-type="float" office:value="0.000000266625720819302" calcext:value-type="float">
            <text:p>2.66625720819302E-07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500741096830298" calcext:value-type="float">
            <text:p>5.00741096830298E-07</text:p>
          </table:table-cell>
          <table:table-cell table:formula="of:=ABS([.B157]-[.B156])" office:value-type="float" office:value="0.000000247201300969904" calcext:value-type="float">
            <text:p>2.47201300969904E-07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244150162108394" calcext:value-type="float">
            <text:p>2.44150162108394E-07</text:p>
          </table:table-cell>
          <table:table-cell table:formula="of:=ABS([.B158]-[.B157])" office:value-type="float" office:value="0.000000256590934721904" calcext:value-type="float">
            <text:p>2.56590934721904E-07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723407887743797" calcext:value-type="float">
            <text:p>7.23407887743797E-07</text:p>
          </table:table-cell>
          <table:table-cell table:formula="of:=ABS([.B159]-[.B158])" office:value-type="float" office:value="0.000000479257725635403" calcext:value-type="float">
            <text:p>4.79257725635403E-07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235218515672903" calcext:value-type="float">
            <text:p>2.35218515672903E-07</text:p>
          </table:table-cell>
          <table:table-cell table:formula="of:=ABS([.B160]-[.B159])" office:value-type="float" office:value="0.000000488189372070894" calcext:value-type="float">
            <text:p>4.88189372070894E-07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464699994332796" calcext:value-type="float">
            <text:p>4.64699994332796E-07</text:p>
          </table:table-cell>
          <table:table-cell table:formula="of:=ABS([.B161]-[.B160])" office:value-type="float" office:value="0.000000229481478659893" calcext:value-type="float">
            <text:p>2.29481478659893E-07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226717269923897" calcext:value-type="float">
            <text:p>2.26717269923897E-07</text:p>
          </table:table-cell>
          <table:table-cell table:formula="of:=ABS([.B162]-[.B161])" office:value-type="float" office:value="0.000000237982724408899" calcext:value-type="float">
            <text:p>2.37982724408899E-07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447971473214201" calcext:value-type="float">
            <text:p>4.47971473214201E-07</text:p>
          </table:table-cell>
          <table:table-cell table:formula="of:=ABS([.B163]-[.B162])" office:value-type="float" office:value="0.000000221254203290304" calcext:value-type="float">
            <text:p>2.21254203290304E-07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218620808761796" calcext:value-type="float">
            <text:p>2.18620808761796E-07</text:p>
          </table:table-cell>
          <table:table-cell table:formula="of:=ABS([.B164]-[.B163])" office:value-type="float" office:value="0.000000229350664452405" calcext:value-type="float">
            <text:p>2.29350664452405E-07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648054540265294" calcext:value-type="float">
            <text:p>6.48054540265294E-07</text:p>
          </table:table-cell>
          <table:table-cell table:formula="of:=ABS([.B165]-[.B164])" office:value-type="float" office:value="0.000000429433731503498" calcext:value-type="float">
            <text:p>4.29433731503498E-07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210905323765302" calcext:value-type="float">
            <text:p>2.10905323765302E-07</text:p>
          </table:table-cell>
          <table:table-cell table:formula="of:=ABS([.B166]-[.B165])" office:value-type="float" office:value="0.000000437149216499992" calcext:value-type="float">
            <text:p>4.37149216499992E-07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416848169311299" calcext:value-type="float">
            <text:p>4.16848169311299E-07</text:p>
          </table:table-cell>
          <table:table-cell table:formula="of:=ABS([.B167]-[.B166])" office:value-type="float" office:value="0.000000205942845545997" calcext:value-type="float">
            <text:p>2.05942845545997E-07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203548667456003" calcext:value-type="float">
            <text:p>2.03548667456003E-07</text:p>
          </table:table-cell>
          <table:table-cell table:formula="of:=ABS([.B168]-[.B167])" office:value-type="float" office:value="0.000000213299501855296" calcext:value-type="float">
            <text:p>2.13299501855296E-07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402363644947603" calcext:value-type="float">
            <text:p>4.02363644947603E-07</text:p>
          </table:table-cell>
          <table:table-cell table:formula="of:=ABS([.B169]-[.B168])" office:value-type="float" office:value="0.0000001988149774916" calcext:value-type="float">
            <text:p>1.988149774916E-07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1965302196668" calcext:value-type="float">
            <text:p>1.965302196668E-07</text:p>
          </table:table-cell>
          <table:table-cell table:formula="of:=ABS([.B170]-[.B169])" office:value-type="float" office:value="0.000000205833425280803" calcext:value-type="float">
            <text:p>2.05833425280803E-07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582813754872299" calcext:value-type="float">
            <text:p>5.82813754872299E-07</text:p>
          </table:table-cell>
          <table:table-cell table:formula="of:=ABS([.B171]-[.B170])" office:value-type="float" office:value="0.000000386283535205499" calcext:value-type="float">
            <text:p>3.86283535205499E-07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189830765919898" calcext:value-type="float">
            <text:p>1.89830765919898E-07</text:p>
          </table:table-cell>
          <table:table-cell table:formula="of:=ABS([.B172]-[.B171])" office:value-type="float" office:value="0.000000392982988952401" calcext:value-type="float">
            <text:p>3.92982988952401E-07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375347196175804" calcext:value-type="float">
            <text:p>3.75347196175804E-07</text:p>
          </table:table-cell>
          <table:table-cell table:formula="of:=ABS([.B173]-[.B172])" office:value-type="float" office:value="0.000000185516430255906" calcext:value-type="float">
            <text:p>1.85516430255906E-07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183432386826804" calcext:value-type="float">
            <text:p>1.83432386826804E-07</text:p>
          </table:table-cell>
          <table:table-cell table:formula="of:=ABS([.B174]-[.B173])" office:value-type="float" office:value="0.000000191914809349" calcext:value-type="float">
            <text:p>1.91914809349E-07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362742697535695" calcext:value-type="float">
            <text:p>3.62742697535695E-07</text:p>
          </table:table-cell>
          <table:table-cell table:formula="of:=ABS([.B175]-[.B174])" office:value-type="float" office:value="0.000000179310310708891" calcext:value-type="float">
            <text:p>1.79310310708891E-07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177318357683601" calcext:value-type="float">
            <text:p>1.77318357683601E-07</text:p>
          </table:table-cell>
          <table:table-cell table:formula="of:=ABS([.B176]-[.B175])" office:value-type="float" office:value="0.000000185424339852094" calcext:value-type="float">
            <text:p>1.85424339852094E-07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526044461227101" calcext:value-type="float">
            <text:p>5.26044461227101E-07</text:p>
          </table:table-cell>
          <table:table-cell table:formula="of:=ABS([.B177]-[.B176])" office:value-type="float" office:value="0.0000003487261035435" calcext:value-type="float">
            <text:p>3.487261035435E-07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171473056470097" calcext:value-type="float">
            <text:p>1.71473056470097E-07</text:p>
          </table:table-cell>
          <table:table-cell table:formula="of:=ABS([.B178]-[.B177])" office:value-type="float" office:value="0.000000354571404757004" calcext:value-type="float">
            <text:p>3.54571404757004E-07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339177474279503" calcext:value-type="float">
            <text:p>3.39177474279503E-07</text:p>
          </table:table-cell>
          <table:table-cell table:formula="of:=ABS([.B179]-[.B178])" office:value-type="float" office:value="0.000000167704417809406" calcext:value-type="float">
            <text:p>1.67704417809406E-07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165881879484202" calcext:value-type="float">
            <text:p>1.65881879484202E-07</text:p>
          </table:table-cell>
          <table:table-cell table:formula="of:=ABS([.B180]-[.B179])" office:value-type="float" office:value="0.000000173295594795301" calcext:value-type="float">
            <text:p>1.73295594795301E-07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328157631161499" calcext:value-type="float">
            <text:p>3.28157631161499E-07</text:p>
          </table:table-cell>
          <table:table-cell table:formula="of:=ABS([.B181]-[.B180])" office:value-type="float" office:value="0.000000162275751677297" calcext:value-type="float">
            <text:p>1.62275751677297E-07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160531165551598" calcext:value-type="float">
            <text:p>1.60531165551598E-07</text:p>
          </table:table-cell>
          <table:table-cell table:formula="of:=ABS([.B182]-[.B181])" office:value-type="float" office:value="0.000000167626465609901" calcext:value-type="float">
            <text:p>1.67626465609901E-07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476415071897998" calcext:value-type="float">
            <text:p>4.76415071897998E-07</text:p>
          </table:table-cell>
          <table:table-cell table:formula="of:=ABS([.B183]-[.B182])" office:value-type="float" office:value="0.0000003158839063464" calcext:value-type="float">
            <text:p>3.158839063464E-07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155408125008501" calcext:value-type="float">
            <text:p>1.55408125008501E-07</text:p>
          </table:table-cell>
          <table:table-cell table:formula="of:=ABS([.B184]-[.B183])" office:value-type="float" office:value="0.000000321006946889497" calcext:value-type="float">
            <text:p>3.21006946889497E-07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307509694250099" calcext:value-type="float">
            <text:p>3.07509694250099E-07</text:p>
          </table:table-cell>
          <table:table-cell table:formula="of:=ABS([.B185]-[.B184])" office:value-type="float" office:value="0.000000152101569241598" calcext:value-type="float">
            <text:p>1.52101569241598E-07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150500776265897" calcext:value-type="float">
            <text:p>1.50500776265897E-07</text:p>
          </table:table-cell>
          <table:table-cell table:formula="of:=ABS([.B186]-[.B185])" office:value-type="float" office:value="0.000000157008917984202" calcext:value-type="float">
            <text:p>1.57008917984202E-07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297833115153898" calcext:value-type="float">
            <text:p>2.97833115153898E-07</text:p>
          </table:table-cell>
          <table:table-cell table:formula="of:=ABS([.B187]-[.B186])" office:value-type="float" office:value="0.000000147332338888001" calcext:value-type="float">
            <text:p>1.47332338888001E-07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145797886275299" calcext:value-type="float">
            <text:p>1.45797886275299E-07</text:p>
          </table:table-cell>
          <table:table-cell table:formula="of:=ABS([.B188]-[.B187])" office:value-type="float" office:value="0.000000152035228878599" calcext:value-type="float">
            <text:p>1.52035228878599E-07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432837474774298" calcext:value-type="float">
            <text:p>4.32837474774298E-07</text:p>
          </table:table-cell>
          <table:table-cell table:formula="of:=ABS([.B189]-[.B188])" office:value-type="float" office:value="0.000000287039588498999" calcext:value-type="float">
            <text:p>2.87039588498999E-07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141288916585501" calcext:value-type="float">
            <text:p>1.41288916585501E-07</text:p>
          </table:table-cell>
          <table:table-cell table:formula="of:=ABS([.B190]-[.B189])" office:value-type="float" office:value="0.000000291548558188797" calcext:value-type="float">
            <text:p>2.91548558188797E-07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279664659744501" calcext:value-type="float">
            <text:p>2.79664659744501E-07</text:p>
          </table:table-cell>
          <table:table-cell table:formula="of:=ABS([.B191]-[.B190])" office:value-type="float" office:value="0.000000138375743159" calcext:value-type="float">
            <text:p>1.38375743159E-07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136963974384199" calcext:value-type="float">
            <text:p>1.36963974384199E-07</text:p>
          </table:table-cell>
          <table:table-cell table:formula="of:=ABS([.B192]-[.B191])" office:value-type="float" office:value="0.000000142700685360302" calcext:value-type="float">
            <text:p>1.42700685360302E-07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271132765548201" calcext:value-type="float">
            <text:p>2.71132765548201E-07</text:p>
          </table:table-cell>
          <table:table-cell table:formula="of:=ABS([.B193]-[.B192])" office:value-type="float" office:value="0.000000134168791164002" calcext:value-type="float">
            <text:p>1.34168791164002E-07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132813765864499" calcext:value-type="float">
            <text:p>1.32813765864499E-07</text:p>
          </table:table-cell>
          <table:table-cell table:formula="of:=ABS([.B194]-[.B193])" office:value-type="float" office:value="0.000000138318999683702" calcext:value-type="float">
            <text:p>1.38318999683702E-07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394416638055599" calcext:value-type="float">
            <text:p>3.94416638055599E-07</text:p>
          </table:table-cell>
          <table:table-cell table:formula="of:=ABS([.B195]-[.B194])" office:value-type="float" office:value="0.0000002616028721911" calcext:value-type="float">
            <text:p>2.616028721911E-07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128829555145401" calcext:value-type="float">
            <text:p>1.28829555145401E-07</text:p>
          </table:table-cell>
          <table:table-cell table:formula="of:=ABS([.B196]-[.B195])" office:value-type="float" office:value="0.000000265587082910198" calcext:value-type="float">
            <text:p>2.65587082910198E-07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255082519180098" calcext:value-type="float">
            <text:p>2.55082519180098E-07</text:p>
          </table:table-cell>
          <table:table-cell table:formula="of:=ABS([.B197]-[.B196])" office:value-type="float" office:value="0.000000126252964034697" calcext:value-type="float">
            <text:p>1.26252964034697E-07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1" table:target-range-address="curves.A1:curves.M19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09:40:55.475037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3T11:07:51.070151111</dc:date>
    <meta:editing-duration>PT1H11M36S</meta:editing-duration>
    <meta:editing-cycles>8</meta:editing-cycles>
    <meta:generator>LibreOffice/24.2.7.2$Linux_X86_64 LibreOffice_project/420$Build-2</meta:generator>
    <meta:document-statistic meta:table-count="3" meta:cell-count="5288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359cm" svg:y="7.669cm" style:legend-expansion="high" chart:style-name="ch2"/>
        <chart:plot-area chart:style-name="ch3" table:cell-range-address="cr_data_200.A2:cr_data_200.C197 cr_data_200.B1:cr_data_200.C1" chart:data-source-has-labels="row" svg:x="0.969cm" svg:y="0.333cm" svg:width="24.884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B2:cr_data_200.B197" chart:label-cell-address="cr_data_200.B1:cr_data_200.B1" chart:class="chart:scatter">
            <chart:domain table:cell-range-address="cr_data_200.A2:cr_data_200.A197"/>
            <chart:data-point chart:repeated="196"/>
          </chart:series>
          <chart:series chart:style-name="ch8" chart:values-cell-range-address="cr_data_200.C2:cr_data_200.C197" chart:label-cell-address="cr_data_200.C1:cr_data_200.C1" chart:class="chart:scatter"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iff</text:p>
                <draw:g>
                  <svg:desc>cr_data_200.B1:cr_data_200.B1</svg:desc>
                </draw:g>
              </table:table-cell>
              <table:table-cell office:value-type="string">
                <text:p>extrm_diff</text:p>
                <draw:g>
                  <svg:desc>cr_data_200.C1:cr_data_2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1">
                <text:p>0.1</text:p>
                <draw:g>
                  <svg:desc>cr_data_200.B2:cr_data_200.B197</svg:desc>
                </draw:g>
              </table:table-cell>
              <table:table-cell office:value-type="float" office:value="0.05">
                <text:p>0.05</text:p>
                <draw:g>
                  <svg:desc>cr_data_200.C2:cr_data_200.C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85714285714285">
                <text:p>0.0285714285714285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757575757575758">
                <text:p>0.00757575757575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699300699300703">
                <text:p>0.00699300699300703</text:p>
              </table:table-cell>
              <table:table-cell office:value-type="float" office:value="0.0064102564102564">
                <text:p>0.006410256410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64935064935065">
                <text:p>0.0064935064935065</text:p>
              </table:table-cell>
              <table:table-cell office:value-type="float" office:value="0.0054945054945055">
                <text:p>0.0054945054945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512820512820511">
                <text:p>0.00512820512820511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480769230769229">
                <text:p>0.00480769230769229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6764705882353">
                <text:p>0.003676470588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309597523219812">
                <text:p>0.00309597523219812</text:p>
              </table:table-cell>
              <table:table-cell office:value-type="float" office:value="0.00292397660818713">
                <text:p>0.00292397660818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294117647058828">
                <text:p>0.00294117647058828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25062656641604">
                <text:p>0.0025062656641604</text:p>
              </table:table-cell>
              <table:table-cell office:value-type="float" office:value="0.00238095238095239">
                <text:p>0.0023809523809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239234449760767">
                <text:p>0.00239234449760767</text:p>
              </table:table-cell>
              <table:table-cell office:value-type="float" office:value="0.00216450216450216">
                <text:p>0.00216450216450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97628458498024">
                <text:p>0.0019762845849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81159420289855">
                <text:p>0.0018115942028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173913043478258">
                <text:p>0.00173913043478258</text:p>
              </table:table-cell>
              <table:table-cell office:value-type="float" office:value="0.00166666666666666">
                <text:p>0.0016666666666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167224080267558">
                <text:p>0.00167224080267558</text:p>
              </table:table-cell>
              <table:table-cell office:value-type="float" office:value="0.00153846153846154">
                <text:p>0.0015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148148148148147">
                <text:p>0.00148148148148147</text:p>
              </table:table-cell>
              <table:table-cell office:value-type="float" office:value="0.00142450142450143">
                <text:p>0.00142450142450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142857142857145">
                <text:p>0.00142857142857145</text:p>
              </table:table-cell>
              <table:table-cell office:value-type="float" office:value="0.00132275132275132">
                <text:p>0.00132275132275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23152709359606">
                <text:p>0.00123152709359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14942528735632">
                <text:p>0.001149425287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11123470522803">
                <text:p>0.0011123470522803</text:p>
              </table:table-cell>
              <table:table-cell office:value-type="float" office:value="0.0010752688172043">
                <text:p>0.0010752688172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107758620689657">
                <text:p>0.00107758620689657</text:p>
              </table:table-cell>
              <table:table-cell office:value-type="float" office:value="0.00100806451612903">
                <text:p>0.00100806451612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977517106549364">
                <text:p>0.000977517106549364</text:p>
              </table:table-cell>
              <table:table-cell office:value-type="float" office:value="0.000946969696969696">
                <text:p>0.000946969696969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948766603415585">
                <text:p>0.000948766603415585</text:p>
              </table:table-cell>
              <table:table-cell office:value-type="float" office:value="0.000891265597147951">
                <text:p>0.00089126559714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793650793650794">
                <text:p>0.000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772200772200804">
                <text:p>0.000772200772200804</text:p>
              </table:table-cell>
              <table:table-cell office:value-type="float" office:value="0.000750750750750748">
                <text:p>0.00075075075075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751879699248115">
                <text:p>0.000751879699248115</text:p>
              </table:table-cell>
              <table:table-cell office:value-type="float" office:value="0.00071123755334282">
                <text:p>0.00071123755334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693000693000656">
                <text:p>0.000693000693000656</text:p>
              </table:table-cell>
              <table:table-cell office:value-type="float" office:value="0.000674763832658569">
                <text:p>0.000674763832658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675675675675669">
                <text:p>0.000675675675675669</text:p>
              </table:table-cell>
              <table:table-cell office:value-type="float" office:value="0.000641025641025639">
                <text:p>0.000641025641025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609756097560976">
                <text:p>0.000609756097560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580720092915217">
                <text:p>0.000580720092915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567214974475316">
                <text:p>0.000567214974475316</text:p>
              </table:table-cell>
              <table:table-cell office:value-type="float" office:value="0.000553709856035436">
                <text:p>0.000553709856035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554323725055483">
                <text:p>0.000554323725055483</text:p>
              </table:table-cell>
              <table:table-cell office:value-type="float" office:value="0.000528541226215644">
                <text:p>0.00052854122621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51679586563308">
                <text:p>0.00051679586563308</text:p>
              </table:table-cell>
              <table:table-cell office:value-type="float" office:value="0.000505050505050505">
                <text:p>0.000505050505050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505561172901903">
                <text:p>0.000505561172901903</text:p>
              </table:table-cell>
              <table:table-cell office:value-type="float" office:value="0.000483091787439615">
                <text:p>0.00048309178743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62534690101758">
                <text:p>0.000462534690101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43262411347518">
                <text:p>0.000443262411347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434216239687368">
                <text:p>0.000434216239687368</text:p>
              </table:table-cell>
              <table:table-cell office:value-type="float" office:value="0.000425170068027211">
                <text:p>0.000425170068027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425531914893584">
                <text:p>0.000425531914893584</text:p>
              </table:table-cell>
              <table:table-cell office:value-type="float" office:value="0.00040816326530612">
                <text:p>0.00040816326530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400160064025601">
                <text:p>0.000400160064025601</text:p>
              </table:table-cell>
              <table:table-cell office:value-type="float" office:value="0.000392156862745099">
                <text:p>0.000392156862745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392464678178994">
                <text:p>0.000392464678178994</text:p>
              </table:table-cell>
              <table:table-cell office:value-type="float" office:value="0.00037707390648567">
                <text:p>0.00037707390648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62844702467346">
                <text:p>0.000362844702467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49406009783369">
                <text:p>0.000349406009783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343053173241847">
                <text:p>0.000343053173241847</text:p>
              </table:table-cell>
              <table:table-cell office:value-type="float" office:value="0.000336700336700337">
                <text:p>0.000336700336700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336927223719641">
                <text:p>0.000336927223719641</text:p>
              </table:table-cell>
              <table:table-cell office:value-type="float" office:value="0.000324675324675325">
                <text:p>0.000324675324675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318979266347663">
                <text:p>0.000318979266347663</text:p>
              </table:table-cell>
              <table:table-cell office:value-type="float" office:value="0.00031328320802005">
                <text:p>0.00031328320802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313479623824442">
                <text:p>0.000313479623824442</text:p>
              </table:table-cell>
              <table:table-cell office:value-type="float" office:value="0.000302480338777979">
                <text:p>0.000302480338777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92226767971946">
                <text:p>0.000292226767971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82485875706215">
                <text:p>0.000282485875706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277854959710999">
                <text:p>0.000277854959710999</text:p>
              </table:table-cell>
              <table:table-cell office:value-type="float" office:value="0.000273224043715846">
                <text:p>0.000273224043715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273373428102797">
                <text:p>0.000273373428102797</text:p>
              </table:table-cell>
              <table:table-cell office:value-type="float" office:value="0.000264410364886305">
                <text:p>0.0002644103648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260213374967455">
                <text:p>0.000260213374967455</text:p>
              </table:table-cell>
              <table:table-cell office:value-type="float" office:value="0.000256016385048644">
                <text:p>0.000256016385048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256147540983631">
                <text:p>0.000256147540983631</text:p>
              </table:table-cell>
              <table:table-cell office:value-type="float" office:value="0.000248015873015872">
                <text:p>0.000248015873015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40384615384615">
                <text:p>0.000240384615384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33100233100234">
                <text:p>0.00023310023310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229621125143464">
                <text:p>0.000229621125143464</text:p>
              </table:table-cell>
              <table:table-cell office:value-type="float" office:value="0.000226142017186794">
                <text:p>0.000226142017186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226244343891402">
                <text:p>0.000226244343891402</text:p>
              </table:table-cell>
              <table:table-cell office:value-type="float" office:value="0.000219490781387182">
                <text:p>0.000219490781387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216309755570021">
                <text:p>0.000216309755570021</text:p>
              </table:table-cell>
              <table:table-cell office:value-type="float" office:value="0.00021312872975277">
                <text:p>0.00021312872975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213219616204685">
                <text:p>0.000213219616204685</text:p>
              </table:table-cell>
              <table:table-cell office:value-type="float" office:value="0.000207039337474121">
                <text:p>0.000207039337474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201207243460764">
                <text:p>0.000201207243460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195618153364633">
                <text:p>0.00019561815336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192938452633573">
                <text:p>0.000192938452633573</text:p>
              </table:table-cell>
              <table:table-cell office:value-type="float" office:value="0.000190258751902588">
                <text:p>0.000190258751902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190331176246672">
                <text:p>0.000190331176246672</text:p>
              </table:table-cell>
              <table:table-cell office:value-type="float" office:value="0.000185116623472786">
                <text:p>0.000185116623472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182648401826524">
                <text:p>0.000182648401826524</text:p>
              </table:table-cell>
              <table:table-cell office:value-type="float" office:value="0.00018018018018018">
                <text:p>0.00018018018018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18024513338144">
                <text:p>0.00018024513338144</text:p>
              </table:table-cell>
              <table:table-cell office:value-type="float" office:value="0.00017543859649123">
                <text:p>0.00017543859649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70881749829117">
                <text:p>0.000170881749829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66500166500168">
                <text:p>0.000166500166500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164392569455885">
                <text:p>0.000164392569455885</text:p>
              </table:table-cell>
              <table:table-cell office:value-type="float" office:value="0.000162284972411554">
                <text:p>0.000162284972411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162337662337642">
                <text:p>0.000162337662337642</text:p>
              </table:table-cell>
              <table:table-cell office:value-type="float" office:value="0.000158227848101265">
                <text:p>0.000158227848101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156274417877744">
                <text:p>0.000156274417877744</text:p>
              </table:table-cell>
              <table:table-cell office:value-type="float" office:value="0.000154320987654322">
                <text:p>0.000154320987654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154368632293955">
                <text:p>0.000154368632293955</text:p>
              </table:table-cell>
              <table:table-cell office:value-type="float" office:value="0.000150557061126166">
                <text:p>0.00015055706112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6929180135175">
                <text:p>0.000146929180135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3430866322434">
                <text:p>0.000143430866322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141743444365738">
                <text:p>0.000141743444365738</text:p>
              </table:table-cell>
              <table:table-cell office:value-type="float" office:value="0.000140056022408963">
                <text:p>0.00014005602240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140095264780038">
                <text:p>0.000140095264780038</text:p>
              </table:table-cell>
              <table:table-cell office:value-type="float" office:value="0.000136798905608755">
                <text:p>0.000136798905608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135226504394848">
                <text:p>0.000135226504394848</text:p>
              </table:table-cell>
              <table:table-cell office:value-type="float" office:value="0.000133654103180968">
                <text:p>0.000133654103180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133689839572182">
                <text:p>0.000133689839572182</text:p>
              </table:table-cell>
              <table:table-cell office:value-type="float" office:value="0.000130616509926854">
                <text:p>0.000130616509926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7681307456589">
                <text:p>0.000127681307456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4843945068663">
                <text:p>0.0001248439450686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123472033584426">
                <text:p>0.000123472033584426</text:p>
              </table:table-cell>
              <table:table-cell office:value-type="float" office:value="0.000122100122100122">
                <text:p>0.000122100122100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122129946262817">
                <text:p>0.000122129946262817</text:p>
              </table:table-cell>
              <table:table-cell office:value-type="float" office:value="0.000119445771619686">
                <text:p>0.000119445771619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118161408483974">
                <text:p>0.000118161408483974</text:p>
              </table:table-cell>
              <table:table-cell office:value-type="float" office:value="0.000116877045348292">
                <text:p>0.000116877045348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116904372223503">
                <text:p>0.000116904372223503</text:p>
              </table:table-cell>
              <table:table-cell office:value-type="float" office:value="0.000114390299702586">
                <text:p>0.000114390299702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11982082866741">
                <text:p>0.000111982082866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09649122807018">
                <text:p>0.000109649122807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108518719479145">
                <text:p>0.000108518719479145</text:p>
              </table:table-cell>
              <table:table-cell office:value-type="float" office:value="0.000107388316151202">
                <text:p>0.000107388316151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107411385606881">
                <text:p>0.000107411385606881</text:p>
              </table:table-cell>
              <table:table-cell office:value-type="float" office:value="0.000105196717862403">
                <text:p>0.000105196717862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104134124752686">
                <text:p>0.000104134124752686</text:p>
              </table:table-cell>
              <table:table-cell office:value-type="float" office:value="0.000103071531642959">
                <text:p>0.000103071531642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103092783505176">
                <text:p>0.000103092783505176</text:p>
              </table:table-cell>
              <table:table-cell office:value-type="float" office:value="0.000101010101010102">
                <text:p>0.000101010101010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90099009900991">
                <text:p>0.000099009900990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70685303824503">
                <text:p>0.0000970685303824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961261174661221">
                <text:p>0.0000961261174661221</text:p>
              </table:table-cell>
              <table:table-cell office:value-type="float" office:value="0.0000951837045497818">
                <text:p>0.0000951837045497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95201827875091">
                <text:p>0.000095201827875091</text:p>
              </table:table-cell>
              <table:table-cell office:value-type="float" office:value="0.0000933532486930531">
                <text:p>0.0000933532486930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924641701340878">
                <text:p>0.0000924641701340878</text:p>
              </table:table-cell>
              <table:table-cell office:value-type="float" office:value="0.0000915750915750913">
                <text:p>0.0000915750915750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915918666422044">
                <text:p>0.0000915918666422044</text:p>
              </table:table-cell>
              <table:table-cell office:value-type="float" office:value="0.0000898472596585816">
                <text:p>0.0000898472596585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81678716275793">
                <text:p>0.0000881678716275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6535133264105">
                <text:p>0.000086535133264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85741232958958">
                <text:p>0.000085741232958958</text:p>
              </table:table-cell>
              <table:table-cell office:value-type="float" office:value="0.0000849473326537537">
                <text:p>0.00008494733265375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849617672047387">
                <text:p>0.0000849617672047387</text:p>
              </table:table-cell>
              <table:table-cell office:value-type="float" office:value="0.0000834028356964146">
                <text:p>0.0000834028356964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826514587982108">
                <text:p>0.0000826514587982108</text:p>
              </table:table-cell>
              <table:table-cell office:value-type="float" office:value="0.0000819000819000815">
                <text:p>0.000081900081900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819134993446657">
                <text:p>0.0000819134993446657</text:p>
              </table:table-cell>
              <table:table-cell office:value-type="float" office:value="0.0000804375804375809">
                <text:p>0.0000804375804375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90139064475344">
                <text:p>0.0000790139064475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76276975624907">
                <text:p>0.0000776276975624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769526741054571">
                <text:p>0.0000769526741054571</text:p>
              </table:table-cell>
              <table:table-cell office:value-type="float" office:value="0.0000762776506483594">
                <text:p>0.0000762776506483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76289288983844">
                <text:p>0.000076289288983844</text:p>
              </table:table-cell>
              <table:table-cell office:value-type="float" office:value="0.0000749625187406299">
                <text:p>0.0000749625187406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743218134522383">
                <text:p>0.0000743218134522383</text:p>
              </table:table-cell>
              <table:table-cell office:value-type="float" office:value="0.0000736811081638658">
                <text:p>0.0000736811081638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736919675755621">
                <text:p>0.0000736919675755621</text:p>
              </table:table-cell>
              <table:table-cell office:value-type="float" office:value="0.0000724322758221072">
                <text:p>0.0000724322758221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12149266486259">
                <text:p>0.0000712149266486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00280112044815">
                <text:p>0.0000700280112044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694492673102287">
                <text:p>0.0000694492673102287</text:p>
              </table:table-cell>
              <table:table-cell office:value-type="float" office:value="0.0000688705234159776">
                <text:p>0.00006887052341597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688800110208443">
                <text:p>0.0000688800110208443</text:p>
              </table:table-cell>
              <table:table-cell office:value-type="float" office:value="0.0000677414984419453">
                <text:p>0.0000677414984419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671907545521377">
                <text:p>0.0000671907545521377</text:p>
              </table:table-cell>
              <table:table-cell office:value-type="float" office:value="0.0000666400106624013">
                <text:p>0.0000666400106624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666488936283405">
                <text:p>0.0000666488936283405</text:p>
              </table:table-cell>
              <table:table-cell office:value-type="float" office:value="0.0000655651717807512">
                <text:p>0.0000655651717807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45161290322577">
                <text:p>0.00006451612903225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34920634920641">
                <text:p>0.0000634920634920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629921259842625">
                <text:p>0.0000629921259842625</text:p>
              </table:table-cell>
              <table:table-cell office:value-type="float" office:value="0.0000624921884764401">
                <text:p>0.0000624921884764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625000000000209">
                <text:p>0.0000625000000000209</text:p>
              </table:table-cell>
              <table:table-cell office:value-type="float" office:value="0.000061515748031496">
                <text:p>0.000061515748031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610388817676721">
                <text:p>0.0000610388817676721</text:p>
              </table:table-cell>
              <table:table-cell office:value-type="float" office:value="0.0000605620155038761">
                <text:p>0.0000605620155038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60569351907902">
                <text:p>0.000060569351907902</text:p>
              </table:table-cell>
              <table:table-cell office:value-type="float" office:value="0.0000596302921884312">
                <text:p>0.0000596302921884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87199060481511">
                <text:p>0.0000587199060481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78302105019657">
                <text:p>0.00005783021050196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573953968891483">
                <text:p>0.0000573953968891483</text:p>
              </table:table-cell>
              <table:table-cell office:value-type="float" office:value="0.0000569605832763734">
                <text:p>0.0000569605832763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569670730317662">
                <text:p>0.0000569670730317662</text:p>
              </table:table-cell>
              <table:table-cell office:value-type="float" office:value="0.0000561104253170236">
                <text:p>0.0000561104253170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5569479253692">
                <text:p>0.00005569479253692</text:p>
              </table:table-cell>
              <table:table-cell office:value-type="float" office:value="0.0000552791597567713">
                <text:p>0.00005527915975677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552852720035468">
                <text:p>0.0000552852720035468</text:p>
              </table:table-cell>
              <table:table-cell office:value-type="float" office:value="0.0000544662309368196">
                <text:p>0.0000544662309368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36711034778876">
                <text:p>0.0000536711034778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28932613984975">
                <text:p>0.0000528932613984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525127343380949">
                <text:p>0.0000525127343380949</text:p>
              </table:table-cell>
              <table:table-cell office:value-type="float" office:value="0.0000521322072776559">
                <text:p>0.000052132207277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521376433785248">
                <text:p>0.0000521376433785248</text:p>
              </table:table-cell>
              <table:table-cell office:value-type="float" office:value="0.0000513874614594045">
                <text:p>0.0000513874614594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510230113781041">
                <text:p>0.0000510230113781041</text:p>
              </table:table-cell>
              <table:table-cell office:value-type="float" office:value="0.0000506585612968591">
                <text:p>0.0000506585612968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506636943966021">
                <text:p>0.0000506636943966021</text:p>
              </table:table-cell>
              <table:table-cell office:value-type="float" office:value="0.0000499450604335228">
                <text:p>0.0000499450604335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92465281197677">
                <text:p>0.00004924652811976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85625485625489">
                <text:p>0.0000485625485625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482276344345167">
                <text:p>0.0000482276344345167</text:p>
              </table:table-cell>
              <table:table-cell office:value-type="float" office:value="0.0000478927203065131">
                <text:p>0.0000478927203065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478973081712852">
                <text:p>0.0000478973081712852</text:p>
              </table:table-cell>
              <table:table-cell office:value-type="float" office:value="0.0000472366556447806">
                <text:p>0.0000472366556447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469153178512816">
                <text:p>0.0000469153178512816</text:p>
              </table:table-cell>
              <table:table-cell office:value-type="float" office:value="0.0000465939800577764">
                <text:p>0.0000465939800577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465983224604005">
                <text:p>0.0000465983224604005</text:p>
              </table:table-cell>
              <table:table-cell office:value-type="float" office:value="0.0000459643316786168">
                <text:p>0.0000459643316786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53473607836029">
                <text:p>0.0000453473607836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47427293064871">
                <text:p>0.0000447427293064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444464198408601">
                <text:p>0.0000444464198408601</text:p>
              </table:table-cell>
              <table:table-cell office:value-type="float" office:value="0.0000441501103752764">
                <text:p>0.0000441501103752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441540091840609">
                <text:p>0.0000441540091840609</text:p>
              </table:table-cell>
              <table:table-cell office:value-type="float" office:value="0.0000435691878703385">
                <text:p>0.0000435691878703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432844219365736">
                <text:p>0.0000432844219365736</text:p>
              </table:table-cell>
              <table:table-cell office:value-type="float" office:value="0.0000429996560027514">
                <text:p>0.0000429996560027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43003354261606">
                <text:p>0.000043003354261606</text:p>
              </table:table-cell>
              <table:table-cell office:value-type="float" office:value="0.0000424412189118069">
                <text:p>0.000042441218911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8935902806875">
                <text:p>0.000041893590280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3564929693964">
                <text:p>0.00004135649296939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410930758167338">
                <text:p>0.0000410930758167338</text:p>
              </table:table-cell>
              <table:table-cell office:value-type="float" office:value="0.000040829658664053">
                <text:p>0.000040829658664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408329930584039">
                <text:p>0.0000408329930584039</text:p>
              </table:table-cell>
              <table:table-cell office:value-type="float" office:value="0.0000403128275417242">
                <text:p>0.0000403128275417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400592877458639">
                <text:p>0.0000400592877458639</text:p>
              </table:table-cell>
              <table:table-cell office:value-type="float" office:value="0.0000398057479500035">
                <text:p>0.000039805747950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398089171974592">
                <text:p>0.0000398089171974592</text:p>
              </table:table-cell>
              <table:table-cell office:value-type="float" office:value="0.0000393081761006289">
                <text:p>0.0000393081761006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8198757763983">
                <text:p>0.00003881987577639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3406180507629">
                <text:p>0.0000383406180507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381053995351377">
                <text:p>0.0000381053995351377</text:p>
              </table:table-cell>
              <table:table-cell office:value-type="float" office:value="0.0000378701810194648">
                <text:p>0.00003787018101946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378730495379509">
                <text:p>0.0000378730495379509</text:p>
              </table:table-cell>
              <table:table-cell office:value-type="float" office:value="0.0000374083495436181">
                <text:p>0.0000374083495436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371816322736196">
                <text:p>0.0000371816322736196</text:p>
              </table:table-cell>
              <table:table-cell office:value-type="float" office:value="0.0000369549150036957">
                <text:p>0.0000369549150036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369576465371058">
                <text:p>0.0000369576465371058</text:p>
              </table:table-cell>
              <table:table-cell office:value-type="float" office:value="0.0000365096750638916">
                <text:p>0.0000365096750638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60724334463602">
                <text:p>0.0000360724334463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56429997148567">
                <text:p>0.00003564299971485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35432094391108">
                <text:p>0.000035432094391108</text:p>
              </table:table-cell>
              <table:table-cell office:value-type="float" office:value="0.0000352211890673427">
                <text:p>0.0000352211890673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352236703064501">
                <text:p>0.0000352236703064501</text:p>
              </table:table-cell>
              <table:table-cell office:value-type="float" office:value="0.0000348068221371388">
                <text:p>0.0000348068221371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346032734696578">
                <text:p>0.0000346032734696578</text:p>
              </table:table-cell>
              <table:table-cell office:value-type="float" office:value="0.0000343997248022018">
                <text:p>0.0000343997248022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344020916471233">
                <text:p>0.0000344020916471233</text:p>
              </table:table-cell>
              <table:table-cell office:value-type="float" office:value="0.0000339997280021757">
                <text:p>0.0000339997280021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6066675628447">
                <text:p>0.0000336066675628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2203840276392">
                <text:p>0.0000332203840276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330305532618147">
                <text:p>0.0000330305532618147</text:p>
              </table:table-cell>
              <table:table-cell office:value-type="float" office:value="0.0000328407224958948">
                <text:p>0.0000328407224958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328428796637081">
                <text:p>0.0000328428796637081</text:p>
              </table:table-cell>
              <table:table-cell office:value-type="float" office:value="0.0000324675324675323">
                <text:p>0.0000324675324675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32284100080715">
                <text:p>0.000032284100080715</text:p>
              </table:table-cell>
              <table:table-cell office:value-type="float" office:value="0.0000321006676938882">
                <text:p>0.0000321006676938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32102728731942">
                <text:p>0.000032102728731942</text:p>
              </table:table-cell>
              <table:table-cell office:value-type="float" office:value="0.0000317399860344063">
                <text:p>0.0000317399860344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3853493189376">
                <text:p>0.0000313853493189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0366232153941">
                <text:p>0.00003103662321539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308651501589874">
                <text:p>0.0000308651501589874</text:p>
              </table:table-cell>
              <table:table-cell office:value-type="float" office:value="0.0000306936771025173">
                <text:p>0.0000306936771025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30695561421823">
                <text:p>0.000030695561421823</text:p>
              </table:table-cell>
              <table:table-cell office:value-type="float" office:value="0.0000303563839475435">
                <text:p>0.0000303563839475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301905020680393">
                <text:p>0.0000301905020680393</text:p>
              </table:table-cell>
              <table:table-cell office:value-type="float" office:value="0.0000300246201885551">
                <text:p>0.0000300246201885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300264232524494">
                <text:p>0.0000300264232524494</text:p>
              </table:table-cell>
              <table:table-cell office:value-type="float" office:value="0.0000296982656212879">
                <text:p>0.0000296982656212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3772032902463">
                <text:p>0.00002937720329024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0613193838999">
                <text:p>0.0000290613193838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289059112588141">
                <text:p>0.0000289059112588141</text:p>
              </table:table-cell>
              <table:table-cell office:value-type="float" office:value="0.0000287505031338056">
                <text:p>0.0000287505031338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287521564117377">
                <text:p>0.0000287521564117377</text:p>
              </table:table-cell>
              <table:table-cell office:value-type="float" office:value="0.0000284446467174876">
                <text:p>0.0000284446467174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282941459411878">
                <text:p>0.0000282941459411878</text:p>
              </table:table-cell>
              <table:table-cell office:value-type="float" office:value="0.0000281436451649219">
                <text:p>0.0000281436451649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281452293836026">
                <text:p>0.0000281452293836026</text:p>
              </table:table-cell>
              <table:table-cell office:value-type="float" office:value="0.0000278473962684487">
                <text:p>0.0000278473962684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555800496004">
                <text:p>0.000027555800496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268760907505">
                <text:p>0.000027268760907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27127471990851">
                <text:p>0.000027127471990851</text:p>
              </table:table-cell>
              <table:table-cell office:value-type="float" office:value="0.0000269861830742655">
                <text:p>0.00002698618307426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269876396610802">
                <text:p>0.0000269876396610802</text:p>
              </table:table-cell>
              <table:table-cell office:value-type="float" office:value="0.0000267079750013357">
                <text:p>0.00002670797500133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265710110269879">
                <text:p>0.0000265710110269879</text:p>
              </table:table-cell>
              <table:table-cell office:value-type="float" office:value="0.0000264340470526037">
                <text:p>0.0000264340470526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264354446441462">
                <text:p>0.0000264354446441462</text:p>
              </table:table-cell>
              <table:table-cell office:value-type="float" office:value="0.000026164311878598">
                <text:p>0.000026164311878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8986843468352">
                <text:p>0.0000258986843468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6370814746441">
                <text:p>0.0000256370814746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255082519194927">
                <text:p>0.0000255082519194927</text:p>
              </table:table-cell>
              <table:table-cell office:value-type="float" office:value="0.0000253794223643473">
                <text:p>0.0000253794223643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253807106598836">
                <text:p>0.0000253807106598836</text:p>
              </table:table-cell>
              <table:table-cell office:value-type="float" office:value="0.0000251256281407035">
                <text:p>0.0000251256281407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465cm" svg:y="7.918cm" style:legend-expansion="high" chart:style-name="ch2"/>
        <chart:plot-area chart:style-name="ch3" table:cell-range-address="cr_data_200.A2:cr_data_200.A197 cr_data_200.H1:cr_data_200.H197" chart:data-source-has-labels="row" svg:x="0.584cm" svg:y="0.328cm" svg:width="25.297cm" svg:height="15.779cm">
          <chart:coordinate-region svg:x="2.449cm" svg:y="0.528cm" svg:width="23.152cm" svg:height="14.9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H2:cr_data_200.H197" chart:label-cell-address="cr_data_200.H1:cr_data_200.H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elta</text:p>
                <draw:g>
                  <svg:desc>cr_data_200.H1:cr_data_2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05">
                <text:p>0.05</text:p>
                <draw:g>
                  <svg:desc>cr_data_200.H2:cr_data_200.H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47619047619047">
                <text:p>0.004761904761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71428571428571">
                <text:p>0.00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1984126984127">
                <text:p>0.001984126984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31746031746032">
                <text:p>0.0031746031746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0101010101010101">
                <text:p>0.0010101010101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252525252525252">
                <text:p>0.0025252525252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0582750582750631">
                <text:p>0.000582750582750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999000999001">
                <text:p>0.000999000999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36630036630035">
                <text:p>0.00036630036630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064102564102562">
                <text:p>0.00064102564102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024509803921567">
                <text:p>0.00024509803921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065359477124182">
                <text:p>0.0006535947712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017199862401099">
                <text:p>0.00017199862401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030959752321986">
                <text:p>0.00030959752321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012531328320801">
                <text:p>0.0001253132832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022784233310551">
                <text:p>0.00022784233310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0094108789761">
                <text:p>0.000094108789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25879917184269">
                <text:p>0.00025879917184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00724637681159199">
                <text:p>0.0000724637681159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013377926421404">
                <text:p>0.0001337792642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00569800569800399">
                <text:p>0.0000569800569800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010582010582013">
                <text:p>0.00010582010582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004561211457768">
                <text:p>0.00004561211457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12771392081742">
                <text:p>0.00012771392081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0037078235076">
                <text:p>0.000037078235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00695216907675399">
                <text:p>0.000069521690767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0305474095796679">
                <text:p>0.0000305474095796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57501006267634">
                <text:p>0.0000575010062676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025464731347066">
                <text:p>0.000025464731347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072150072150054">
                <text:p>0.00007215007215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0214500214500559">
                <text:p>0.0000214500214500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040642145905295">
                <text:p>0.000040642145905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018236860342087">
                <text:p>0.000018236860342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03465003465003">
                <text:p>0.00003465003465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015634771732331">
                <text:p>0.000015634771732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04467077637809">
                <text:p>0.00004467077637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01350511843988">
                <text:p>0.00001350511843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25782498839839">
                <text:p>0.000025782498839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0117453605825749">
                <text:p>0.0000117453605825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0224693854622881">
                <text:p>0.0000224693854622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010278548668928">
                <text:p>0.000010278548668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029550827423168">
                <text:p>0.000029550827423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00904617166015703">
                <text:p>0.00000904617166015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017368649587464">
                <text:p>0.000017368649587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008003201280502">
                <text:p>0.000008003201280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015390771693324">
                <text:p>0.000015390771693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007114602009184">
                <text:p>0.000007114602009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20553294693161">
                <text:p>0.000020553294693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00635283654151">
                <text:p>0.00000635283654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012251899044316">
                <text:p>0.000012251899044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005696058327613">
                <text:p>0.000005696058327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010999285046463">
                <text:p>0.000010999285046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00512678540306701">
                <text:p>0.00000512678540306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014867677668798">
                <text:p>0.000014867677668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00463091599515298">
                <text:p>0.00000463091599515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00896306321649201">
                <text:p>0.00000896306321649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00419698991881103">
                <text:p>0.00000419698991881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813166796775899">
                <text:p>0.00000813166796775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00381562881568402">
                <text:p>0.00000381562881568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011100011100065">
                <text:p>0.000011100011100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00347910795667">
                <text:p>0.0000034791079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00675356250421998">
                <text:p>0.00000675356250421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003181025817251">
                <text:p>0.000003181025817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0618027873056399">
                <text:p>0.00000618027873056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0291604700666402">
                <text:p>0.000002916047006664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0850513710279501">
                <text:p>0.00000850513710279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0267970073098502">
                <text:p>0.00000267970073098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00521455277388601">
                <text:p>0.00000521455277388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00246822164634401">
                <text:p>0.00000246822164634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00480653689020999">
                <text:p>0.00000480653689020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00227842333104102">
                <text:p>0.00000227842333104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00666000665999002">
                <text:p>0.00000666000665999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00210759704433099">
                <text:p>0.00000210759704433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004109814236377">
                <text:p>0.000004109814236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00195343022342201">
                <text:p>0.00000195343022342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003811571167789">
                <text:p>0.000003811571167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00181394049550402">
                <text:p>0.00000181394049550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005312254308245">
                <text:p>0.000005312254308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00168742195677499">
                <text:p>0.0000016874219567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00329635917128301">
                <text:p>0.00000329635917128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00157240121387999">
                <text:p>0.0000015724012138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00307332964532799">
                <text:p>0.00000307332964532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00146760123511199">
                <text:p>0.00000146760123511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004304963623038">
                <text:p>0.000004304963623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00137191148430401">
                <text:p>0.00000137191148430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002684174643131">
                <text:p>0.000002684174643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001284363135682">
                <text:p>0.000001284363135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002514072520917">
                <text:p>0.000002514072520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001204108417901">
                <text:p>0.000001204108417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00353706847762399">
                <text:p>0.00000353706847762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001130403327943">
                <text:p>0.000001130403327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002214667744478">
                <text:p>0.000002214667744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00106259310972699">
                <text:p>0.000001062593109726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002082682495074">
                <text:p>0.000002082682495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00100010000997391">
                <text:p>0.00000100010000997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0029414706176227">
                <text:p>0.0000029414706176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00942412916340299">
                <text:p>0.000000942412916340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018485791820379">
                <text:p>0.0000018485791820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00889078558996491">
                <text:p>0.0000008890785589964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0174460698362279">
                <text:p>0.00000174460698362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00839694015482897">
                <text:p>0.000000839694015482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024724323789572">
                <text:p>0.0000024724323789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00793900305204293">
                <text:p>0.000000793900305204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015589315083241">
                <text:p>0.0000015589315083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00751376898129304">
                <text:p>0.000000751376898129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014759189070848">
                <text:p>0.00000147591890708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00711836995025806">
                <text:p>0.000000711836995025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020980458800695">
                <text:p>0.00000209804588006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00675023457097704">
                <text:p>0.000000675023457097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0132677024321411">
                <text:p>0.00000132677024321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00640705288372498">
                <text:p>0.000000640705288372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0125969175345489">
                <text:p>0.00000125969175345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00608674586739799">
                <text:p>0.000000608674586739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017955900308842">
                <text:p>0.0000017955900308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00578743894251096">
                <text:p>0.000000578743894251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0113851257889901">
                <text:p>0.000001138512578899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00550743889736404">
                <text:p>0.000000550743889736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010837218475893">
                <text:p>0.0000010837218475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00524521374264898">
                <text:p>0.000000524521374264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015485869144585">
                <text:p>0.0000015485869144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00499937507822401">
                <text:p>0.000000499937507822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00984251968524905">
                <text:p>0.000000984251968524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00476866263796">
                <text:p>0.000000476866263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00939059719470795">
                <text:p>0.000000939059719470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00455193070140497">
                <text:p>0.000000455193070140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013448886163259">
                <text:p>0.0000013448886163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004348136127749">
                <text:p>0.00000043481361277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00856647714742599">
                <text:p>0.000000856647714742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00415632780148702">
                <text:p>0.000000415632780148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00819041066727201">
                <text:p>0.000000819041066727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00397563729475497">
                <text:p>0.000000397563729475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011754058088656">
                <text:p>0.0000011754058088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00380527060439001">
                <text:p>0.000000380527060439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00750181919120296">
                <text:p>0.000000750181919120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00364450081245004">
                <text:p>0.000000364450081245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00718633963079301">
                <text:p>0.000000718633963079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00349266156890099">
                <text:p>0.000000349266156890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010332457141089">
                <text:p>0.0000010332457141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00334914128003599">
                <text:p>0.000000334914128003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00660652526504602">
                <text:p>0.000000660652526504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00321337793505196">
                <text:p>0.000000321337793505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00633990781783703">
                <text:p>0.0000006339907817837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00308485447515598">
                <text:p>0.000000308485447515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00913116924631398">
                <text:p>0.000000913116924631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00296309465583698">
                <text:p>0.0000002963094655836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00584821313722402">
                <text:p>0.000000584821313722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00284765933822198">
                <text:p>0.0000002847659338221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00562135349799103">
                <text:p>0.000000562135349799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00273814315539799">
                <text:p>0.000000273814315539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00810911626830903">
                <text:p>0.0000008109116268309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002634171526808">
                <text:p>0.0000002634171526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00520165516679696">
                <text:p>0.000000520165516679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00253539795860394">
                <text:p>0.0000002535397958603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00500741096830298">
                <text:p>0.000000500741096830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00244150162108394">
                <text:p>0.000000244150162108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00723407887743797">
                <text:p>0.000000723407887743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00235218515672903">
                <text:p>0.0000002352185156729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00464699994332796">
                <text:p>0.000000464699994332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00226717269923897">
                <text:p>0.000000226717269923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00447971473214201">
                <text:p>0.0000004479714732142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00218620808761796">
                <text:p>0.000000218620808761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00648054540265294">
                <text:p>0.0000006480545402652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00210905323765302">
                <text:p>0.000000210905323765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00416848169311299">
                <text:p>0.000000416848169311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00203548667456003">
                <text:p>0.000000203548667456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00402363644947603">
                <text:p>0.000000402363644947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001965302196668">
                <text:p>0.0000001965302196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00582813754872299">
                <text:p>0.000000582813754872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00189830765919898">
                <text:p>0.0000001898307659198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00375347196175804">
                <text:p>0.000000375347196175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00183432386826804">
                <text:p>0.000000183432386826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00362742697535695">
                <text:p>0.000000362742697535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00177318357683601">
                <text:p>0.000000177318357683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00526044461227101">
                <text:p>0.000000526044461227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00171473056470097">
                <text:p>0.000000171473056470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00339177474279503">
                <text:p>0.000000339177474279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00165881879484202">
                <text:p>0.000000165881879484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00328157631161499">
                <text:p>0.000000328157631161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00160531165551598">
                <text:p>0.000000160531165551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00476415071897998">
                <text:p>0.000000476415071897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00155408125008501">
                <text:p>0.000000155408125008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00307509694250099">
                <text:p>0.000000307509694250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00150500776265897">
                <text:p>0.0000001505007762658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00297833115153898">
                <text:p>0.000000297833115153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00145797886275299">
                <text:p>0.000000145797886275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00432837474774298">
                <text:p>0.000000432837474774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00141288916585501">
                <text:p>0.0000001412889165855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00279664659744501">
                <text:p>0.0000002796646597445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00136963974384199">
                <text:p>0.000000136963974384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00271132765548201">
                <text:p>0.000000271132765548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00132813765864499">
                <text:p>0.000000132813765864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00394416638055599">
                <text:p>0.0000003944166380555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00128829555145401">
                <text:p>0.0000001288295551454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00255082519180098">
                <text:p>0.000000255082519180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5.75cm" svg:y="7.918cm" style:legend-expansion="high" chart:style-name="ch2"/>
        <chart:plot-area chart:style-name="ch3" table:cell-range-address="cr_data_200.A2:cr_data_200.A197 cr_data_200.I1:cr_data_200.I197" chart:data-source-has-labels="row" svg:x="1.525cm" svg:y="0.333cm" svg:width="24.328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I2:cr_data_200.I197" chart:label-cell-address="cr_data_200.I1:cr_data_200.I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 (am)</text:p>
                <draw:g>
                  <svg:desc>cr_data_200.I1:cr_data_20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5">
                <text:p>0.45</text:p>
                <draw:g>
                  <svg:desc>cr_data_200.I2:cr_data_200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07936507937">
                <text:p>0.436507936507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41958041958">
                <text:p>0.458041958041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38961038961">
                <text:p>0.36038961038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2564102564">
                <text:p>0.464102564102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096153846154">
                <text:p>0.31009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6222910217">
                <text:p>0.472136222910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70588235294">
                <text:p>0.35147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7343358396">
                <text:p>0.474937343358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5645933014">
                <text:p>0.316985645933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0434782609">
                <text:p>0.47913043478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89966555184">
                <text:p>0.346989966555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740740741">
                <text:p>0.480740740740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4285714286">
                <text:p>0.3207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794215795">
                <text:p>0.483314794215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8793103448">
                <text:p>0.34428879310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72629521">
                <text:p>0.4843597262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5028462998">
                <text:p>0.32305502846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386100386">
                <text:p>0.486100386100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1203007519">
                <text:p>0.342481203007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986832987">
                <text:p>0.486832986832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2162162162">
                <text:p>0.32466216216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85536018">
                <text:p>0.488088485536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252771619">
                <text:p>0.341186252771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90956072">
                <text:p>0.488630490956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4175935288">
                <text:p>0.32583417593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10247503">
                <text:p>0.489578810247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765957447">
                <text:p>0.34021276595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9839936">
                <text:p>0.48999599839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844583987">
                <text:p>0.32672684458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6432247">
                <text:p>0.49073756432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177897574">
                <text:p>0.339454177897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80542265">
                <text:p>0.491068580542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46708464">
                <text:p>0.32742946708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51208669">
                <text:p>0.491664351208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64133406">
                <text:p>0.338846364133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85376008">
                <text:p>0.491933385376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926229508">
                <text:p>0.3279969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02870264">
                <text:p>0.492422502870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416289593">
                <text:p>0.33834841628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68310621">
                <text:p>0.492645468310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818763326">
                <text:p>0.32846481876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1570519">
                <text:p>0.49305421570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3003425961">
                <text:p>0.337933003425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913242">
                <text:p>0.49324200913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45854362">
                <text:p>0.328857245854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9791221">
                <text:p>0.493588689791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68831169">
                <text:p>0.337581168831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3284888">
                <text:p>0.4937490232848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10836678">
                <text:p>0.32919110836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5336641">
                <text:p>0.494046775336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49957971">
                <text:p>0.337279349957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0311021">
                <text:p>0.494185260311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609625668">
                <text:p>0.329478609625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8488702">
                <text:p>0.494443758488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86712262">
                <text:p>0.337017586712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5209737">
                <text:p>0.494564575209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81856441">
                <text:p>0.32972878185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1465003">
                <text:p>0.49479110146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399570354">
                <text:p>0.336788399570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7887119">
                <text:p>0.494897427887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53608247">
                <text:p>0.32994845360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8009228">
                <text:p>0.495097568009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62452399">
                <text:p>0.336586062452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3153028">
                <text:p>0.495191863153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83311962">
                <text:p>0.33014288331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3420218">
                <text:p>0.495369973420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7247239">
                <text:p>0.336406117247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9766096">
                <text:p>0.495454169766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6107471">
                <text:p>0.330316186107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7575991">
                <text:p>0.495613697575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41196216">
                <text:p>0.336245041196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481977">
                <text:p>0.49568933481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28592483">
                <text:p>0.330471628592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3961386">
                <text:p>0.495833043961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3776002">
                <text:p>0.336100013776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3972317">
                <text:p>0.495901363972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6843508">
                <text:p>0.33061183684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6062992">
                <text:p>0.496031496062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5">
                <text:p>0.335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1566868">
                <text:p>0.496093511566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6093277">
                <text:p>0.330738946093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3805315">
                <text:p>0.496211903805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79058904">
                <text:p>0.335849379058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900028">
                <text:p>0.496268448900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10305175">
                <text:p>0.330854710305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1330673">
                <text:p>0.496376621330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4535975">
                <text:p>0.3357403545359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203531">
                <text:p>0.496428389203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3645759">
                <text:p>0.330960583645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320714">
                <text:p>0.496527610320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701025">
                <text:p>0.33564038701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796857">
                <text:p>0.496575181796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1919851">
                <text:p>0.331057781919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511934">
                <text:p>0.496666518511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2794066">
                <text:p>0.3355483927940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932823">
                <text:p>0.496710383932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294917">
                <text:p>0.3311473294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086295">
                <text:p>0.496794740086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4471213">
                <text:p>0.335463454471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268077">
                <text:p>0.496835316268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5541401">
                <text:p>0.33123009554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637656">
                <text:p>0.496913462637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90183306">
                <text:p>0.335384790183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15356">
                <text:p>0.49695110615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2381551">
                <text:p>0.331306822381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071148">
                <text:p>0.4970237040711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9482212">
                <text:p>0.335311729482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755078">
                <text:p>0.4970587217550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7791386">
                <text:p>0.33137814779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866226">
                <text:p>0.497126341866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4167105">
                <text:p>0.335243694167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192898">
                <text:p>0.497158999192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2792937">
                <text:p>0.331444622792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485694">
                <text:p>0.497222136485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2945546">
                <text:p>0.335180182945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311808">
                <text:p>0.497252664311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5918809">
                <text:p>0.33150672591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252927">
                <text:p>0.497311750252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9056929">
                <text:p>0.335120759056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281527">
                <text:p>0.4973403502815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4753729">
                <text:p>0.33156487475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688875">
                <text:p>0.497395762688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40211583">
                <text:p>0.335065040211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930384">
                <text:p>0.497422611930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5338902">
                <text:p>0.331619435338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05997">
                <text:p>0.49747468305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9035533">
                <text:p>0.33501269035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62cm" svg:height="15.616cm" xlink:href=".." xlink:type="simple" chart:class="chart:scatter" chart:style-name="ch1">
        <chart:legend chart:legend-position="end" svg:x="25.201cm" svg:y="7.011cm" style:legend-expansion="high" chart:style-name="ch2"/>
        <chart:plot-area chart:style-name="ch3" table:cell-range-address="curves.A2:curves.A197 curves.K1:curves.M197" chart:data-source-has-labels="row" svg:x="0.555cm" svg:y="0.312cm" svg:width="24.091cm" svg:height="14.992cm">
          <chart:coordinate-region svg:x="1.467cm" svg:y="0.511cm" svg:width="22.9cm" svg:height="14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K2:curves.K197" chart:label-cell-address="curves.K1:curves.K1" chart:class="chart:scatter">
            <chart:domain table:cell-range-address="curves.A2:curves.A197"/>
            <chart:data-point chart:repeated="196"/>
          </chart:series>
          <chart:series chart:style-name="ch8" chart:values-cell-range-address="curves.L2:curves.L197" chart:label-cell-address="curves.L1:curves.L1" chart:class="chart:scatter">
            <chart:data-point chart:repeated="196"/>
          </chart:series>
          <chart:series chart:style-name="ch9" chart:values-cell-range-address="curves.M2:curves.M197" chart:label-cell-address="curves.M1:curves.M1" chart:class="chart:scatter"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ve_1</text:p>
                <draw:g>
                  <svg:desc>curves.K1:curves.K1</svg:desc>
                </draw:g>
              </table:table-cell>
              <table:table-cell office:value-type="string">
                <text:p>curve_2</text:p>
                <draw:g>
                  <svg:desc>curves.L1:curves.L1</svg:desc>
                </draw:g>
              </table:table-cell>
              <table:table-cell office:value-type="string">
                <text:p>curve_3</text:p>
                <draw:g>
                  <svg:desc>curves.M1:curve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urves.A2:curves.A197</svg:desc>
                </draw:g>
              </table:table-cell>
              <table:table-cell office:value-type="float" office:value="NaN">
                <text:p>NaN</text:p>
                <draw:g>
                  <svg:desc>curves.K2:curves.K197</svg:desc>
                </draw:g>
              </table:table-cell>
              <table:table-cell office:value-type="float" office:value="0.444444444444444">
                <text:p>0.444444444444444</text:p>
                <draw:g>
                  <svg:desc>curves.L2:curves.L197</svg:desc>
                </draw:g>
              </table:table-cell>
              <table:table-cell office:value-type="float" office:value="NaN">
                <text:p>NaN</text:p>
                <draw:g>
                  <svg:desc>curves.M2:curves.M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38202247191">
                <text:p>0.44943820224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15267175572">
                <text:p>0.45801526717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6036036036036">
                <text:p>0.36036036036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088397790055">
                <text:p>0.46408839779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077519379845">
                <text:p>0.310077519379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19246861925">
                <text:p>0.46861924686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1147540984">
                <text:p>0.47213114754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351464435146444">
                <text:p>0.35146443514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4036939314">
                <text:p>0.47493403693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981132075472">
                <text:p>0.316981132075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3427331887">
                <text:p>0.47722342733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2885662432">
                <text:p>0.4791288566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46987951807229">
                <text:p>0.34698795180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39599383667">
                <text:p>0.4807395993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712694877506">
                <text:p>0.320712694877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19205298013">
                <text:p>0.48211920529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15420023">
                <text:p>0.4833141542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44287949921753">
                <text:p>0.34428794992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233097881">
                <text:p>0.48435923309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054331864905">
                <text:p>0.323054331864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0999107939">
                <text:p>0.485280999107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079428118">
                <text:p>0.486100079428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342480790340285">
                <text:p>0.34248079034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740213523">
                <text:p>0.48683274021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661810613944">
                <text:p>0.32466181061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1982039769">
                <text:p>0.48749198203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320743754">
                <text:p>0.48808832074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341186027619821">
                <text:p>0.341186027619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354309889">
                <text:p>0.48863035430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33979829325">
                <text:p>0.325833979829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181246979">
                <text:p>0.48912518124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713968958">
                <text:p>0.48957871396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34021263289556">
                <text:p>0.3402126328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16700694">
                <text:p>0.48999591670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726726726727">
                <text:p>0.326726726726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09883063">
                <text:p>0.490380988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04369102">
                <text:p>0.49073750436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339454094292804">
                <text:p>0.33945409429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28743098">
                <text:p>0.49106852874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29392053614">
                <text:p>0.327429392053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01966717">
                <text:p>0.49137670196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11952529">
                <text:p>0.4916643119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338846308995563">
                <text:p>0.338846308995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50965353">
                <text:p>0.49193335096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96876220227">
                <text:p>0.327996876220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61895311">
                <text:p>0.49218556189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476101655">
                <text:p>0.49242247610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33834837846874">
                <text:p>0.3383483784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44566411">
                <text:p>0.49264544456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64784160987">
                <text:p>0.32846478416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63698488">
                <text:p>0.4928556636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196830366">
                <text:p>0.49305419683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337932976626302">
                <text:p>0.337932976626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1992223662">
                <text:p>0.49324199222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857221156481">
                <text:p>0.328857221156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898227759">
                <text:p>0.4934198982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76103247">
                <text:p>0.49358867610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337581149314739">
                <text:p>0.33758114931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10919449">
                <text:p>0.49374901091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191090269637">
                <text:p>0.329191090269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20855293">
                <text:p>0.49390152085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6516999">
                <text:p>0.4940467651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337279335410177">
                <text:p>0.337279335410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51060337">
                <text:p>0.49418525106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47859606411">
                <text:p>0.32947859606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39581973">
                <text:p>0.49431743958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0780372">
                <text:p>0.49444375078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337017575647762">
                <text:p>0.33701757564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68151953">
                <text:p>0.49456456815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28771494416">
                <text:p>0.329728771494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2535179">
                <text:p>0.49468024253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095514859">
                <text:p>0.49479109551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36788391006219">
                <text:p>0.33678839100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2409258">
                <text:p>0.49489742240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948445555382">
                <text:p>0.329948445555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4898475">
                <text:p>0.49499949489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3343365">
                <text:p>0.49509756334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336586055720549">
                <text:p>0.33658605572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5883671">
                <text:p>0.4951918588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142876959356">
                <text:p>0.330142876959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5022015">
                <text:p>0.49528259502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69710082">
                <text:p>0.49536996971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36406111882814">
                <text:p>0.33640611188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6319126">
                <text:p>0.49545416631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316181029138">
                <text:p>0.330316181029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5160486">
                <text:p>0.49553535516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4588929">
                <text:p>0.49561369458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.336245036868973">
                <text:p>0.33624503686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2033886">
                <text:p>0.49568933203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71624484335">
                <text:p>0.330471624484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4925752">
                <text:p>0.49576240492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1529519">
                <text:p>0.49583304152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0.336100010246952">
                <text:p>0.33610001024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1696362">
                <text:p>0.49590136169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611833484528">
                <text:p>0.330611833484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7542456">
                <text:p>0.4959674775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4063115">
                <text:p>0.49603149406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335968747093294">
                <text:p>0.33596874709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09689326">
                <text:p>0.49609350968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738943320209">
                <text:p>0.330738943320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6792892">
                <text:p>0.49615361679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2145625">
                <text:p>0.49621190214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.335849376643202">
                <text:p>0.33584937664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7337411">
                <text:p>0.49626844733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54707995655">
                <text:p>0.330854707995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29157362">
                <text:p>0.49632332915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19941814">
                <text:p>0.49637661994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335740352511841">
                <text:p>0.33574035251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7892492">
                <text:p>0.49642838789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6058170685">
                <text:p>0.330960581706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7367764">
                <text:p>0.4964786973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09149629">
                <text:p>0.4965276091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0.335640385301463">
                <text:p>0.33564038530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0688743">
                <text:p>0.4965751806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057780280104">
                <text:p>0.331057780280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6329579">
                <text:p>0.49662146632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7517562">
                <text:p>0.49666651751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0.335548391341536">
                <text:p>0.33554839134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2989848">
                <text:p>0.49671038298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7328095578">
                <text:p>0.331147328095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8951233">
                <text:p>0.49675310895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39236528">
                <text:p>0.49679473923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0.335463453228653">
                <text:p>0.33546345322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5460593">
                <text:p>0.49683531546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230094345292">
                <text:p>0.331230094345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157121">
                <text:p>0.49687487715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1907135">
                <text:p>0.49691346190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.33538478911411">
                <text:p>0.3353847891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5458082">
                <text:p>0.4969511054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06821350884">
                <text:p>0.331306821350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1834313">
                <text:p>0.49698784183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3439672">
                <text:p>0.49702370343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.335311728557172">
                <text:p>0.33531172855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152842">
                <text:p>0.49705872115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78146898521">
                <text:p>0.331378146898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416035">
                <text:p>0.49709292441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317564">
                <text:p>0.49712634131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335243693362723">
                <text:p>0.33524369336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8668788">
                <text:p>0.49715899866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444622015594">
                <text:p>0.331444622015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075861">
                <text:p>0.49719092207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006704">
                <text:p>0.4972221360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0.335180182242777">
                <text:p>0.33518018224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3853556">
                <text:p>0.49725266385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06725238893">
                <text:p>0.331506725238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7991447">
                <text:p>0.49728252799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49832893">
                <text:p>0.49731174983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335120758440221">
                <text:p>0.33512075844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49879107">
                <text:p>0.49734034987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64874156445">
                <text:p>0.331564874156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7767969">
                <text:p>0.4973683477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318999">
                <text:p>0.49739576231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0.335065039668157">
                <text:p>0.33506503966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575546">
                <text:p>0.49742261157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619434812069">
                <text:p>0.331619434812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2844397">
                <text:p>0.49744891284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2732983">
                <text:p>0.49747468273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335012689874616">
                <text:p>0.3350126898746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65cm" svg:y="7.42cm" style:legend-expansion="high" chart:style-name="ch2"/>
        <chart:plot-area chart:style-name="ch3" table:cell-range-address="curves.A2:curves.A197 curves.K1:curves.M197" chart:data-source-has-labels="row" svg:x="1.526cm" svg:y="0.334cm" svg:width="24.33cm" svg:height="15.78cm">
          <chart:coordinate-region svg:x="2.438cm" svg:y="0.533cm" svg:width="23.138cm" svg:height="14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K2:curves.K197" chart:label-cell-address="curves.K1:curves.K1" chart:class="chart:scatter">
            <chart:domain table:cell-range-address="curves.A2:curves.A197"/>
            <chart:data-point chart:repeated="196"/>
          </chart:series>
          <chart:series chart:style-name="ch8" chart:values-cell-range-address="curves.L2:curves.L197" chart:label-cell-address="curves.L1:curves.L1" chart:class="chart:scatter">
            <chart:data-point chart:repeated="196"/>
          </chart:series>
          <chart:series chart:style-name="ch9" chart:values-cell-range-address="curves.M2:curves.M197" chart:label-cell-address="curves.M1:curves.M1" chart:class="chart:scatter"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ve_1</text:p>
                <draw:g>
                  <svg:desc>curves.K1:curves.K1</svg:desc>
                </draw:g>
              </table:table-cell>
              <table:table-cell office:value-type="string">
                <text:p>curve_2</text:p>
                <draw:g>
                  <svg:desc>curves.L1:curves.L1</svg:desc>
                </draw:g>
              </table:table-cell>
              <table:table-cell office:value-type="string">
                <text:p>curve_3</text:p>
                <draw:g>
                  <svg:desc>curves.M1:curve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urves.A2:curves.A197</svg:desc>
                </draw:g>
              </table:table-cell>
              <table:table-cell office:value-type="float" office:value="NaN">
                <text:p>NaN</text:p>
                <draw:g>
                  <svg:desc>curves.K2:curves.K197</svg:desc>
                </draw:g>
              </table:table-cell>
              <table:table-cell office:value-type="float" office:value="0.444444444444444">
                <text:p>0.444444444444444</text:p>
                <draw:g>
                  <svg:desc>curves.L2:curves.L197</svg:desc>
                </draw:g>
              </table:table-cell>
              <table:table-cell office:value-type="float" office:value="NaN">
                <text:p>NaN</text:p>
                <draw:g>
                  <svg:desc>curves.M2:curves.M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38202247191">
                <text:p>0.44943820224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15267175572">
                <text:p>0.45801526717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36036036036036">
                <text:p>0.36036036036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088397790055">
                <text:p>0.46408839779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077519379845">
                <text:p>0.310077519379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19246861925">
                <text:p>0.46861924686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1147540984">
                <text:p>0.47213114754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351464435146444">
                <text:p>0.35146443514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4036939314">
                <text:p>0.47493403693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981132075472">
                <text:p>0.316981132075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3427331887">
                <text:p>0.47722342733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2885662432">
                <text:p>0.4791288566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46987951807229">
                <text:p>0.34698795180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39599383667">
                <text:p>0.4807395993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712694877506">
                <text:p>0.320712694877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19205298013">
                <text:p>0.48211920529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15420023">
                <text:p>0.4833141542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44287949921753">
                <text:p>0.34428794992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233097881">
                <text:p>0.48435923309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054331864905">
                <text:p>0.323054331864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0999107939">
                <text:p>0.485280999107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079428118">
                <text:p>0.486100079428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342480790340285">
                <text:p>0.34248079034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740213523">
                <text:p>0.48683274021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661810613944">
                <text:p>0.32466181061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1982039769">
                <text:p>0.48749198203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320743754">
                <text:p>0.48808832074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341186027619821">
                <text:p>0.341186027619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354309889">
                <text:p>0.48863035430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33979829325">
                <text:p>0.325833979829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181246979">
                <text:p>0.48912518124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713968958">
                <text:p>0.48957871396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34021263289556">
                <text:p>0.3402126328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16700694">
                <text:p>0.48999591670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726726726727">
                <text:p>0.326726726726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09883063">
                <text:p>0.490380988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04369102">
                <text:p>0.49073750436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339454094292804">
                <text:p>0.33945409429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28743098">
                <text:p>0.49106852874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29392053614">
                <text:p>0.327429392053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01966717">
                <text:p>0.49137670196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11952529">
                <text:p>0.49166431195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338846308995563">
                <text:p>0.338846308995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50965353">
                <text:p>0.49193335096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996876220227">
                <text:p>0.327996876220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61895311">
                <text:p>0.49218556189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476101655">
                <text:p>0.49242247610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33834837846874">
                <text:p>0.3383483784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44566411">
                <text:p>0.49264544456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64784160987">
                <text:p>0.32846478416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63698488">
                <text:p>0.4928556636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196830366">
                <text:p>0.49305419683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337932976626302">
                <text:p>0.337932976626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1992223662">
                <text:p>0.49324199222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857221156481">
                <text:p>0.328857221156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898227759">
                <text:p>0.4934198982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76103247">
                <text:p>0.49358867610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337581149314739">
                <text:p>0.33758114931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10919449">
                <text:p>0.49374901091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191090269637">
                <text:p>0.329191090269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20855293">
                <text:p>0.49390152085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6516999">
                <text:p>0.4940467651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337279335410177">
                <text:p>0.337279335410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51060337">
                <text:p>0.49418525106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47859606411">
                <text:p>0.32947859606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39581973">
                <text:p>0.49431743958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0780372">
                <text:p>0.49444375078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337017575647762">
                <text:p>0.33701757564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68151953">
                <text:p>0.49456456815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728771494416">
                <text:p>0.329728771494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2535179">
                <text:p>0.49468024253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095514859">
                <text:p>0.49479109551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36788391006219">
                <text:p>0.33678839100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2409258">
                <text:p>0.49489742240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948445555382">
                <text:p>0.329948445555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4898475">
                <text:p>0.49499949489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3343365">
                <text:p>0.49509756334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336586055720549">
                <text:p>0.33658605572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5883671">
                <text:p>0.4951918588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142876959356">
                <text:p>0.330142876959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5022015">
                <text:p>0.49528259502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69710082">
                <text:p>0.49536996971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36406111882814">
                <text:p>0.33640611188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6319126">
                <text:p>0.49545416631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316181029138">
                <text:p>0.330316181029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5160486">
                <text:p>0.49553535516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4588929">
                <text:p>0.49561369458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.336245036868973">
                <text:p>0.33624503686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2033886">
                <text:p>0.49568933203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71624484335">
                <text:p>0.330471624484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4925752">
                <text:p>0.49576240492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1529519">
                <text:p>0.49583304152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0.336100010246952">
                <text:p>0.33610001024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1696362">
                <text:p>0.49590136169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611833484528">
                <text:p>0.330611833484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7542456">
                <text:p>0.4959674775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4063115">
                <text:p>0.49603149406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335968747093294">
                <text:p>0.33596874709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09689326">
                <text:p>0.49609350968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738943320209">
                <text:p>0.330738943320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6792892">
                <text:p>0.49615361679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2145625">
                <text:p>0.49621190214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.335849376643202">
                <text:p>0.33584937664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7337411">
                <text:p>0.49626844733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54707995655">
                <text:p>0.330854707995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29157362">
                <text:p>0.49632332915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19941814">
                <text:p>0.49637661994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335740352511841">
                <text:p>0.33574035251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7892492">
                <text:p>0.49642838789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6058170685">
                <text:p>0.330960581706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7367764">
                <text:p>0.4964786973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09149629">
                <text:p>0.4965276091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0.335640385301463">
                <text:p>0.33564038530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0688743">
                <text:p>0.4965751806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057780280104">
                <text:p>0.331057780280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6329579">
                <text:p>0.49662146632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7517562">
                <text:p>0.49666651751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0.335548391341536">
                <text:p>0.33554839134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2989848">
                <text:p>0.49671038298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7328095578">
                <text:p>0.331147328095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8951233">
                <text:p>0.49675310895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39236528">
                <text:p>0.49679473923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0.335463453228653">
                <text:p>0.33546345322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5460593">
                <text:p>0.49683531546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230094345292">
                <text:p>0.331230094345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157121">
                <text:p>0.49687487715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1907135">
                <text:p>0.49691346190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.33538478911411">
                <text:p>0.3353847891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5458082">
                <text:p>0.49695110545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06821350884">
                <text:p>0.331306821350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1834313">
                <text:p>0.49698784183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3439672">
                <text:p>0.49702370343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.335311728557172">
                <text:p>0.33531172855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152842">
                <text:p>0.49705872115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78146898521">
                <text:p>0.331378146898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416035">
                <text:p>0.49709292441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317564">
                <text:p>0.49712634131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335243693362723">
                <text:p>0.33524369336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8668788">
                <text:p>0.49715899866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444622015594">
                <text:p>0.331444622015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075861">
                <text:p>0.49719092207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006704">
                <text:p>0.4972221360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0.335180182242777">
                <text:p>0.33518018224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3853556">
                <text:p>0.49725266385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06725238893">
                <text:p>0.331506725238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7991447">
                <text:p>0.49728252799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49832893">
                <text:p>0.49731174983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335120758440221">
                <text:p>0.33512075844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49879107">
                <text:p>0.49734034987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564874156445">
                <text:p>0.331564874156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7767969">
                <text:p>0.4973683477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318999">
                <text:p>0.49739576231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0.335065039668157">
                <text:p>0.33506503966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575546">
                <text:p>0.49742261157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619434812069">
                <text:p>0.331619434812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2844397">
                <text:p>0.49744891284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2732983">
                <text:p>0.49747468273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335012689874616">
                <text:p>0.3350126898746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651cm" svg:height="17.241cm" xlink:href=".." xlink:type="simple" chart:class="chart:scatter" chart:style-name="ch1">
        <chart:legend chart:legend-position="end" svg:x="28.196cm" svg:y="8.321cm" style:legend-expansion="high" chart:style-name="ch2"/>
        <chart:plot-area chart:style-name="ch3" table:cell-range-address="deltas.A2:deltas.A197 deltas.C1:deltas.C197" chart:data-source-has-labels="row" svg:x="0.613cm" svg:y="0.344cm" svg:width="26.97cm" svg:height="16.553cm">
          <chart:coordinate-region svg:x="2.478cm" svg:y="0.544cm" svg:width="24.825cm" svg:height="15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ltas.C2:deltas.C197" chart:label-cell-address="deltas.C1:deltas.C1" chart:class="chart:scatter">
            <chart:domain table:cell-range-address="deltas.A2:deltas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ge</text:p>
                <draw:g>
                  <svg:desc>deltas.C1:delta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eltas.A2:deltas.A197</svg:desc>
                </draw:g>
              </table:table-cell>
              <table:table-cell office:value-type="float" office:value="NaN">
                <text:p>NaN</text:p>
                <draw:g>
                  <svg:desc>deltas.C2:deltas.C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23809523809524">
                <text:p>0.002380952380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1587301587301">
                <text:p>0.0051587301587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11904761904762">
                <text:p>0.0011904761904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0216450216450219">
                <text:p>0.0021645021645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151515151515151">
                <text:p>0.001515151515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194250194250189">
                <text:p>0.0019425019425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416250416250369">
                <text:p>0.000416250416250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3270063270065">
                <text:p>0.00063270063270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027472527472527">
                <text:p>0.00027472527472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039592760180995">
                <text:p>0.00039592760180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040849673202615">
                <text:p>0.00040849673202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048159614723083">
                <text:p>0.00048159614723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013759889920887">
                <text:p>0.00013759889920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018428424001185">
                <text:p>0.00018428424001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01025290498975">
                <text:p>0.0001025290498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013373354334451">
                <text:p>0.00013373354334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16469038208169">
                <text:p>0.00016469038208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018633540372677">
                <text:p>0.00018633540372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00613154960981201">
                <text:p>0.0000613154960981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00767992072340001">
                <text:p>0.000076799207234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00488400488400901">
                <text:p>0.0000488400488400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006020799124245">
                <text:p>0.00006020799124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08210180623974">
                <text:p>0.00008210180623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009063568574142">
                <text:p>0.00009063568574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00324434556915399">
                <text:p>0.000032443455691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038974281187872">
                <text:p>0.000038974281187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269535966879661">
                <text:p>0.0000269535966879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032036274920568">
                <text:p>0.000032036274920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046685340802988">
                <text:p>0.000046685340802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0507000506999981">
                <text:p>0.0000507000506999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0191921244552391">
                <text:p>0.0000191921244552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022405285563208">
                <text:p>0.000022405285563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016413174307943">
                <text:p>0.000016413174307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019015262917699">
                <text:p>0.000019015262917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029036004645759">
                <text:p>0.000029036004645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03116565793821">
                <text:p>0.00003116565793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12277380399959">
                <text:p>0.000012277380399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0140371382572641">
                <text:p>0.0000140371382572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0107240248797132">
                <text:p>0.0000107240248797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0121908367933601">
                <text:p>0.0000121908367933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01927227875424">
                <text:p>0.00001927227875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020504655763011">
                <text:p>0.000020504655763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00832247792730697">
                <text:p>0.00000832247792730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009365448306962">
                <text:p>0.000009365448306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007387570412822">
                <text:p>0.000007387570412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00827616968414">
                <text:p>0.00000827616968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13438692683977">
                <text:p>0.000013438692683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014200458151651">
                <text:p>0.000014200458151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005899062502806">
                <text:p>0.000005899062502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006555840716703">
                <text:p>0.000006555840716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00530322671885">
                <text:p>0.00000530322671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00587249964339599">
                <text:p>0.00000587249964339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00974089226573099">
                <text:p>0.00000974089226573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010236761673645">
                <text:p>0.000010236761673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00433214722133903">
                <text:p>0.00000433214722133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00476607329768098">
                <text:p>0.00000476607329768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393467804894796">
                <text:p>0.00000393467804894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00431603915207497">
                <text:p>0.00000431603915207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00728438228438098">
                <text:p>0.00000728438228438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007620903143395">
                <text:p>0.000007620903143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00327445454754998">
                <text:p>0.00000327445454754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00357253668696898">
                <text:p>0.0000035725366869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0299925291331299">
                <text:p>0.0000029992529133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0326423172389997">
                <text:p>0.0000032642317238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0558909009613099">
                <text:p>0.00000558909009613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0582543637180999">
                <text:p>0.00000582543637180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00253485204290099">
                <text:p>0.00000253485204290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002746331127542">
                <text:p>0.000002746331127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00233831524386598">
                <text:p>0.00000233831524386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00252811355916897">
                <text:p>0.00000252811355916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004381583328949">
                <text:p>0.000004381583328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00455240961565903">
                <text:p>0.00000455240961565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00200221719204601">
                <text:p>0.00000200221719204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00215638401295499">
                <text:p>0.00000215638401295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00185814094436699">
                <text:p>0.00000185814094436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00199763067228498">
                <text:p>0.000001997630672284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00349831381274098">
                <text:p>0.0000034983138127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00362483235147001">
                <text:p>0.00000362483235147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00160893721450802">
                <text:p>0.00000160893721450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00172395795740302">
                <text:p>0.00000172395795740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001500928431448">
                <text:p>0.000001500928431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001605728410216">
                <text:p>0.000001605728410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00283736238792601">
                <text:p>0.00000283736238792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00293305213873399">
                <text:p>0.0000029330521387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00131226315882699">
                <text:p>0.000001312263158826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001399811507449">
                <text:p>0.000001399811507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001229709385235">
                <text:p>0.000001229709385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001309964103016">
                <text:p>0.000001309964103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00233296005972299">
                <text:p>0.00000233296005972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00240666514968099">
                <text:p>0.00000240666514968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001084264416535">
                <text:p>0.000001084264416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00115207463475101">
                <text:p>0.00000115207463475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00102008938534701">
                <text:p>0.000001020089385347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00108258248510009">
                <text:p>0.0000010825824851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00194137060764879">
                <text:p>0.00000194137060764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019990577012824">
                <text:p>0.0000019990577012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00906166265697601">
                <text:p>0.000000906166265697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00959500623041409">
                <text:p>0.0000009595006230414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00855528424626299">
                <text:p>0.000000855528424626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00904912968139893">
                <text:p>0.000000904912968139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016327383634743">
                <text:p>0.00000163273836347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0167853207375291">
                <text:p>0.00000167853207375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00765031203119807">
                <text:p>0.000000765031203119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00807554610194796">
                <text:p>0.000000807554610194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00724542008955496">
                <text:p>0.0000007245420089554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00764081912058994">
                <text:p>0.0000007640819120589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0138620888504369">
                <text:p>0.00000138620888504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014230224229718">
                <text:p>0.00000142302242297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00651746786116406">
                <text:p>0.000000651746786116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00686064954841612">
                <text:p>0.0000006860649548416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00618986465082392">
                <text:p>0.000000618986465082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00651017166715091">
                <text:p>0.000000651017166715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011869154441444">
                <text:p>0.0000011869154441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012168461366331">
                <text:p>0.0000012168461366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00559768684647914">
                <text:p>0.000000559768684647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00587768689162606">
                <text:p>0.0000005877686891626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00532977957852896">
                <text:p>0.0000005329779578528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00559200473324402">
                <text:p>0.000000559200473324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010240655401936">
                <text:p>0.000001024065540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010486494066361">
                <text:p>0.0000010486494066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00484314460702504">
                <text:p>0.000000484314460702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00507385704728905">
                <text:p>0.000000507385704728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00462193455674795">
                <text:p>0.000000462193455674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00483866649330298">
                <text:p>0.0000004838666493302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00889695546185403">
                <text:p>0.0000008896955461854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00910075003551">
                <text:p>0.0000009100750035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00421834101967699">
                <text:p>0.000000421834101967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00441014934593897">
                <text:p>0.000000441014934593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00403408286578499">
                <text:p>0.000000403408286578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00421477337251704">
                <text:p>0.000000421477337251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00777842079390103">
                <text:p>0.000000777842079390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00794878748426599">
                <text:p>0.000000794878748426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00369654858681295">
                <text:p>0.000000369654858681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00385731837875292">
                <text:p>0.000000385731837875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00354183881834297">
                <text:p>0.000000354183881834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00369367806189202">
                <text:p>0.0000003693678061892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00683979557218801">
                <text:p>0.000000683979557218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00698331586105301">
                <text:p>0.0000006983315861053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00325738398501003">
                <text:p>0.000000325738398501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00339314732999406">
                <text:p>0.000000339314732999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00312652988278507">
                <text:p>0.000000312652988278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00325505334268105">
                <text:p>0.000000325505334268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006046314771158">
                <text:p>0.0000006046314771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006168074590477">
                <text:p>0.0000006168074590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00288511848138704">
                <text:p>0.000000288511848138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00300055379900204">
                <text:p>0.000000300055379900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00277369415976905">
                <text:p>0.000000277369415976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00288321034259304">
                <text:p>0.000000288321034259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00537097311291104">
                <text:p>0.000000537097311291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00547494474150103">
                <text:p>0.000000547494474150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00256748363998896">
                <text:p>0.000000256748363998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00266625720819302">
                <text:p>0.0000002666257208193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00247201300969904">
                <text:p>0.0000002472013009699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00256590934721904">
                <text:p>0.0000002565909347219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00479257725635403">
                <text:p>0.000000479257725635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00488189372070894">
                <text:p>0.000000488189372070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00229481478659893">
                <text:p>0.0000002294814786598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00237982724408899">
                <text:p>0.0000002379827244088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00221254203290304">
                <text:p>0.000000221254203290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00229350664452405">
                <text:p>0.000000229350664452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00429433731503498">
                <text:p>0.000000429433731503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00437149216499992">
                <text:p>0.0000004371492164999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00205942845545997">
                <text:p>0.000000205942845545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00213299501855296">
                <text:p>0.000000213299501855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001988149774916">
                <text:p>0.00000019881497749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00205833425280803">
                <text:p>0.0000002058334252808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00386283535205499">
                <text:p>0.0000003862835352054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00392982988952401">
                <text:p>0.000000392982988952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00185516430255906">
                <text:p>0.000000185516430255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00191914809349">
                <text:p>0.0000001919148093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00179310310708891">
                <text:p>0.000000179310310708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00185424339852094">
                <text:p>0.0000001854243398520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003487261035435">
                <text:p>0.0000003487261035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00354571404757004">
                <text:p>0.000000354571404757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00167704417809406">
                <text:p>0.0000001677044178094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00173295594795301">
                <text:p>0.0000001732955947953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00162275751677297">
                <text:p>0.000000162275751677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00167626465609901">
                <text:p>0.0000001676264656099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003158839063464">
                <text:p>0.0000003158839063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00321006946889497">
                <text:p>0.000000321006946889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00152101569241598">
                <text:p>0.000000152101569241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00157008917984202">
                <text:p>0.000000157008917984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00147332338888001">
                <text:p>0.000000147332338888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00152035228878599">
                <text:p>0.000000152035228878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00287039588498999">
                <text:p>0.000000287039588498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00291548558188797">
                <text:p>0.0000002915485581887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00138375743159">
                <text:p>0.000000138375743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00142700685360302">
                <text:p>0.000000142700685360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00134168791164002">
                <text:p>0.000000134168791164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00138318999683702">
                <text:p>0.0000001383189996837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002616028721911">
                <text:p>0.0000002616028721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00265587082910198">
                <text:p>0.0000002655870829101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00126252964034697">
                <text:p>0.0000001262529640346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5.75cm" svg:y="7.918cm" style:legend-expansion="high" chart:style-name="ch2"/>
        <chart:plot-area chart:style-name="ch3" table:cell-range-address="cr_data_200.A1:cr_data_200.A197 cr_data_200.J1:cr_data_200.J197" chart:data-source-has-labels="row" svg:x="1.526cm" svg:y="0.334cm" svg:width="24.33cm" svg:height="15.78cm">
          <chart:coordinate-region svg:x="2.438cm" svg:y="0.533cm" svg:width="23.138cm" svg:height="14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J2:cr_data_200.J197" chart:label-cell-address="cr_data_200.J1:cr_data_200.J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 (gm)</text:p>
                <draw:g>
                  <svg:desc>cr_data_200.J1:cr_data_200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47213595499958">
                <text:p>0.447213595499958</text:p>
                <draw:g>
                  <svg:desc>cr_data_200.J2:cr_data_200.J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5148371670111">
                <text:p>0.365148371670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039335605413">
                <text:p>0.414039335605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298334620742">
                <text:p>0.387298334620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435780471985">
                <text:p>0.43643578047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77002188456">
                <text:p>0.29277002188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66574975495">
                <text:p>0.449466574975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466574975495">
                <text:p>0.449466574975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28612414344">
                <text:p>0.458028612414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374985078224">
                <text:p>0.360374985078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095480892257">
                <text:p>0.464095480892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086836473021">
                <text:p>0.310086836473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3348903205">
                <text:p>0.468623348903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23348903205">
                <text:p>0.468623348903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368521878">
                <text:p>0.47213368521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67511677404">
                <text:p>0.351467511677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5690145978">
                <text:p>0.474935690145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3388996208">
                <text:p>0.316983388996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4550103546">
                <text:p>0.477224550103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4550103546">
                <text:p>0.477224550103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29645702814">
                <text:p>0.479129645702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88959179744">
                <text:p>0.346988959179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170061865">
                <text:p>0.480740170061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3490294909">
                <text:p>0.320713490294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19628191605">
                <text:p>0.48211962819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19628191605">
                <text:p>0.482119628191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474207907">
                <text:p>0.4833144742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8371512342">
                <text:p>0.344288371512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479696483">
                <text:p>0.484359479696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4680163764">
                <text:p>0.323054680163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192194624">
                <text:p>0.48528119219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1192194624">
                <text:p>0.485281192194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232764228">
                <text:p>0.486100232764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099667384">
                <text:p>0.34248099667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863523239">
                <text:p>0.486832863523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1986388005">
                <text:p>0.324661986388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082326941">
                <text:p>0.487492082326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2082326941">
                <text:p>0.487492082326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03139879">
                <text:p>0.488088403139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140195701">
                <text:p>0.341186140195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22632976">
                <text:p>0.488630422632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4077882292">
                <text:p>0.325834077882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38377623">
                <text:p>0.489125238377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238377623">
                <text:p>0.489125238377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762108228">
                <text:p>0.489578762108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699426497">
                <text:p>0.340212699426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57550025">
                <text:p>0.489995957550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785655352">
                <text:p>0.326726785655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23194954">
                <text:p>0.490381023194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1023194954">
                <text:p>0.490381023194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34345785">
                <text:p>0.4907375343457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136095187">
                <text:p>0.339454136095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54642681">
                <text:p>0.491068554642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429569125">
                <text:p>0.327429429569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24459421">
                <text:p>0.491376724459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24459421">
                <text:p>0.4913767244594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31580599">
                <text:p>0.491664331580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36564483">
                <text:p>0.33884633656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6817068">
                <text:p>0.49193336817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901224866">
                <text:p>0.327996901224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77040452">
                <text:p>0.492185577040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577040452">
                <text:p>0.492185577040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48948596">
                <text:p>0.49242248948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397379166">
                <text:p>0.338348397379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56438516">
                <text:p>0.492645456438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801462156">
                <text:p>0.328464801462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74266064">
                <text:p>0.49285567426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74266064">
                <text:p>0.492855674266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06267778">
                <text:p>0.49305420626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2990026132">
                <text:p>0.337932990026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0678041">
                <text:p>0.493242000678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33505421">
                <text:p>0.328857233505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05823836">
                <text:p>0.4934199058238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905823836">
                <text:p>0.4934199058238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2947234">
                <text:p>0.493588682947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59072954">
                <text:p>0.337581159072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17102169">
                <text:p>0.493749017102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099318208">
                <text:p>0.329191099318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26454718">
                <text:p>0.493901526454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26454718">
                <text:p>0.4939015264547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0253315">
                <text:p>0.494046770253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42684074">
                <text:p>0.33727934268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55685679">
                <text:p>0.494185255685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602844889">
                <text:p>0.329478602844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3799768">
                <text:p>0.494317443799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43799768">
                <text:p>0.494317443799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4634537">
                <text:p>0.4944437546345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81180012">
                <text:p>0.337017581180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1680845">
                <text:p>0.4945645716808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76675429">
                <text:p>0.329728776675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57724">
                <text:p>0.4946802457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457724">
                <text:p>0.4946802457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098489931">
                <text:p>0.4947910984899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395288287">
                <text:p>0.336788395288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5148188">
                <text:p>0.494897425148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49581815">
                <text:p>0.329948449581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7424235">
                <text:p>0.494999497424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497424235">
                <text:p>0.494999497424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5676296">
                <text:p>0.495097565676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59086474">
                <text:p>0.336586059086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0994869">
                <text:p>0.495191860994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80135659">
                <text:p>0.330142880135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7021466">
                <text:p>0.495282597021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597021466">
                <text:p>0.495282597021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156515">
                <text:p>0.4953699715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4565026">
                <text:p>0.3364061145650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8042611">
                <text:p>0.4954541680426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3568304">
                <text:p>0.330316183568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6763851">
                <text:p>0.495535356763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6763851">
                <text:p>0.4955353567638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608246">
                <text:p>0.49561369608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39032595">
                <text:p>0.336245039032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3426828">
                <text:p>0.495689333426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26538409">
                <text:p>0.330471626538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6226433">
                <text:p>0.4957624062264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6226433">
                <text:p>0.495762406226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2745453">
                <text:p>0.4958330427454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2011477">
                <text:p>0.3361000120114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283434">
                <text:p>0.49590136283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5164018">
                <text:p>0.330611835164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8608626">
                <text:p>0.495967478608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78608626">
                <text:p>0.495967478608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5063054">
                <text:p>0.4960314950630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48546647">
                <text:p>0.335968748546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0628097">
                <text:p>0.4960935106280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4706743">
                <text:p>0.330738944706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7675101">
                <text:p>0.496153617675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7675101">
                <text:p>0.496153617675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297547">
                <text:p>0.49621190297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77851053">
                <text:p>0.3358493778510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118719">
                <text:p>0.4962684481187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09150415">
                <text:p>0.330854709150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29893631">
                <text:p>0.4963233298936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29893631">
                <text:p>0.496323329893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0636244">
                <text:p>0.496376620636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3523908">
                <text:p>0.335740353523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8548011">
                <text:p>0.496428388548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2676305">
                <text:p>0.330960582676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7987061">
                <text:p>0.4964786979870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7987061">
                <text:p>0.496478697987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09735171">
                <text:p>0.496527609735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6155856">
                <text:p>0.335640386155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2428">
                <text:p>0.4965751812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1099978">
                <text:p>0.3310577810999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6854239">
                <text:p>0.496621466854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6854239">
                <text:p>0.4966214668542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014748">
                <text:p>0.4966665180147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2067801">
                <text:p>0.3355483920678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461335">
                <text:p>0.4967103834613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28793639">
                <text:p>0.3311473287936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398661">
                <text:p>0.496753109398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09398661">
                <text:p>0.4967531093986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39661412">
                <text:p>0.496794739661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3849933">
                <text:p>0.3354634538499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5864335">
                <text:p>0.496835315864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4943347">
                <text:p>0.3312300949433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54102">
                <text:p>0.49687487754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754102">
                <text:p>0.49687487754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272396">
                <text:p>0.496913462272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89648708">
                <text:p>0.3353847896487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5805821">
                <text:p>0.4969511058058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1866217">
                <text:p>0.3313068218662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165569">
                <text:p>0.4969878421655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2165569">
                <text:p>0.4969878421655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375541">
                <text:p>0.497023703755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9019692">
                <text:p>0.3353117290196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45396">
                <text:p>0.49705872145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7344953">
                <text:p>0.331378147344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703369">
                <text:p>0.4970929247033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4703369">
                <text:p>0.4970929247033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591895">
                <text:p>0.4971263415918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3764914">
                <text:p>0.335243693764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8930843">
                <text:p>0.4971589989308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2404266">
                <text:p>0.331444622404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326319">
                <text:p>0.497190922326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326319">
                <text:p>0.4971909223263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246199">
                <text:p>0.497222136246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2594161">
                <text:p>0.335180182594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082682">
                <text:p>0.497252664082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5578851">
                <text:p>0.331506725578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210758">
                <text:p>0.4972825282107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8210758">
                <text:p>0.4972825282107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04291">
                <text:p>0.49731175004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8748575">
                <text:p>0.335120758748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080317">
                <text:p>0.497340350080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4455087">
                <text:p>0.331564874455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7960829">
                <text:p>0.497368347960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7960829">
                <text:p>0.4973683479608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503937">
                <text:p>0.4973957625039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3993987">
                <text:p>0.33506503993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752965">
                <text:p>0.4974226117529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5075486">
                <text:p>0.3316194350754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014675">
                <text:p>0.497448913014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3014675">
                <text:p>0.4974489130146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2896476">
                <text:p>0.4974746828964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90114973">
                <text:p>0.3350126901149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5.75cm" svg:y="7.918cm" style:legend-expansion="high" chart:style-name="ch2"/>
        <chart:plot-area chart:style-name="ch3" table:cell-range-address="cr_data_200.A1:cr_data_200.A197 cr_data_200.K1:cr_data_200.K197" chart:data-source-has-labels="row" svg:x="1.526cm" svg:y="0.334cm" svg:width="24.33cm" svg:height="15.78cm">
          <chart:coordinate-region svg:x="2.438cm" svg:y="0.533cm" svg:width="23.138cm" svg:height="14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K2:cr_data_200.K197" chart:label-cell-address="cr_data_200.K1:cr_data_200.K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 (hm)</text:p>
                <draw:g>
                  <svg:desc>cr_data_200.K1:cr_data_20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44444444444444">
                <text:p>0.444444444444444</text:p>
                <draw:g>
                  <svg:desc>cr_data_200.K2:cr_data_200.K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15267175572">
                <text:p>0.458015267175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36036036036">
                <text:p>0.36036036036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088397790055">
                <text:p>0.464088397790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077519379845">
                <text:p>0.310077519379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19246861925">
                <text:p>0.468619246861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19246861925">
                <text:p>0.468619246861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1147540984">
                <text:p>0.472131147540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64435146444">
                <text:p>0.351464435146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4036939314">
                <text:p>0.474934036939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1132075472">
                <text:p>0.316981132075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3427331887">
                <text:p>0.477223427331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3427331887">
                <text:p>0.477223427331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2885662432">
                <text:p>0.47912885662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87951807229">
                <text:p>0.346987951807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39599383667">
                <text:p>0.480739599383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2694877506">
                <text:p>0.320712694877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19205298013">
                <text:p>0.482119205298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19205298013">
                <text:p>0.482119205298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15420023">
                <text:p>0.48331415420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7949921753">
                <text:p>0.344287949921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233097881">
                <text:p>0.484359233097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4331864905">
                <text:p>0.323054331864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0999107939">
                <text:p>0.485280999107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0999107939">
                <text:p>0.485280999107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079428118">
                <text:p>0.486100079428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0790340285">
                <text:p>0.342480790340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740213523">
                <text:p>0.486832740213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1810613944">
                <text:p>0.32466181061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1982039769">
                <text:p>0.487491982039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1982039769">
                <text:p>0.487491982039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320743754">
                <text:p>0.488088320743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027619821">
                <text:p>0.341186027619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354309889">
                <text:p>0.488630354309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3979829325">
                <text:p>0.325833979829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181246979">
                <text:p>0.489125181246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181246979">
                <text:p>0.4891251812469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713968958">
                <text:p>0.489578713968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63289556">
                <text:p>0.34021263289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16700694">
                <text:p>0.489995916700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726726727">
                <text:p>0.326726726726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09883063">
                <text:p>0.4903809883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09883063">
                <text:p>0.4903809883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04369102">
                <text:p>0.49073750436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094292804">
                <text:p>0.339454094292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28743098">
                <text:p>0.491068528743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392053614">
                <text:p>0.327429392053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01966717">
                <text:p>0.491376701966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01966717">
                <text:p>0.491376701966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11952529">
                <text:p>0.491664311952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08995563">
                <text:p>0.338846308995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50965353">
                <text:p>0.491933350965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876220227">
                <text:p>0.327996876220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61895311">
                <text:p>0.492185561895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561895311">
                <text:p>0.492185561895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476101655">
                <text:p>0.492422476101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37846874">
                <text:p>0.338348378468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44566411">
                <text:p>0.4926454445664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784160987">
                <text:p>0.32846478416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63698488">
                <text:p>0.492855663698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63698488">
                <text:p>0.492855663698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196830366">
                <text:p>0.493054196830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2976626302">
                <text:p>0.337932976626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1992223662">
                <text:p>0.493241992223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21156481">
                <text:p>0.328857221156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898227759">
                <text:p>0.493419898227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898227759">
                <text:p>0.493419898227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76103247">
                <text:p>0.4935886761032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49314739">
                <text:p>0.337581149314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10919449">
                <text:p>0.493749010919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090269637">
                <text:p>0.329191090269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20855293">
                <text:p>0.493901520855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20855293">
                <text:p>0.493901520855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6516999">
                <text:p>0.49404676516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35410177">
                <text:p>0.337279335410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51060337">
                <text:p>0.494185251060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59606411">
                <text:p>0.32947859606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39581973">
                <text:p>0.494317439581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39581973">
                <text:p>0.494317439581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0780372">
                <text:p>0.494443750780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75647762">
                <text:p>0.337017575647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68151953">
                <text:p>0.494564568151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71494416">
                <text:p>0.329728771494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2535179">
                <text:p>0.494680242535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42535179">
                <text:p>0.494680242535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095514859">
                <text:p>0.494791095514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391006219">
                <text:p>0.336788391006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2409258">
                <text:p>0.494897422409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45555382">
                <text:p>0.329948445555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4898475">
                <text:p>0.4949994948984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494898475">
                <text:p>0.494999494898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3343365">
                <text:p>0.495097563343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55720549">
                <text:p>0.336586055720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5883671">
                <text:p>0.495191858836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76959356">
                <text:p>0.330142876959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5022015">
                <text:p>0.495282595022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595022015">
                <text:p>0.495282595022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69710082">
                <text:p>0.495369969710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1882814">
                <text:p>0.336406111882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6319126">
                <text:p>0.495454166319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1029138">
                <text:p>0.330316181029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5160486">
                <text:p>0.49553535516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5160486">
                <text:p>0.495535355160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4588929">
                <text:p>0.4956136945889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36868973">
                <text:p>0.336245036868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2033886">
                <text:p>0.495689332033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24484335">
                <text:p>0.330471624484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4925752">
                <text:p>0.495762404925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4925752">
                <text:p>0.495762404925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1529519">
                <text:p>0.495833041529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0246952">
                <text:p>0.336100010246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1696362">
                <text:p>0.495901361696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3484528">
                <text:p>0.330611833484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7542456">
                <text:p>0.495967477542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77542456">
                <text:p>0.495967477542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4063115">
                <text:p>0.496031494063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47093294">
                <text:p>0.3359687470932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09689326">
                <text:p>0.496093509689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3320209">
                <text:p>0.330738943320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6792892">
                <text:p>0.496153616792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6792892">
                <text:p>0.4961536167928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2145625">
                <text:p>0.49621190214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76643202">
                <text:p>0.335849376643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7337411">
                <text:p>0.496268447337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07995655">
                <text:p>0.330854707995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29157362">
                <text:p>0.496323329157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29157362">
                <text:p>0.496323329157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19941814">
                <text:p>0.496376619941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2511841">
                <text:p>0.3357403525118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7892492">
                <text:p>0.496428387892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170685">
                <text:p>0.330960581706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7367764">
                <text:p>0.4964786973677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7367764">
                <text:p>0.496478697367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09149629">
                <text:p>0.4965276091496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5301463">
                <text:p>0.335640385301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0688743">
                <text:p>0.496575180688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0280104">
                <text:p>0.331057780280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6329579">
                <text:p>0.496621466329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6329579">
                <text:p>0.4966214663295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7517562">
                <text:p>0.4966665175175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1341536">
                <text:p>0.3355483913415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2989848">
                <text:p>0.4967103829898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28095578">
                <text:p>0.331147328095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8951233">
                <text:p>0.496753108951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08951233">
                <text:p>0.4967531089512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39236528">
                <text:p>0.4967947392365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3228653">
                <text:p>0.3354634532286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5460593">
                <text:p>0.496835315460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4345292">
                <text:p>0.331230094345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157121">
                <text:p>0.496874877157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7157121">
                <text:p>0.4968748771571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1907135">
                <text:p>0.496913461907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8911411">
                <text:p>0.335384789114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5458082">
                <text:p>0.496951105458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1350884">
                <text:p>0.331306821350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1834313">
                <text:p>0.4969878418343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1834313">
                <text:p>0.4969878418343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3439672">
                <text:p>0.4970237034396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8557172">
                <text:p>0.3353117285571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152842">
                <text:p>0.497058721152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6898521">
                <text:p>0.331378146898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416035">
                <text:p>0.4970929244160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4416035">
                <text:p>0.497092924416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317564">
                <text:p>0.497126341317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3362723">
                <text:p>0.335243693362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8668788">
                <text:p>0.4971589986687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2015594">
                <text:p>0.331444622015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075861">
                <text:p>0.497190922075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075861">
                <text:p>0.497190922075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006704">
                <text:p>0.497222136006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2242777">
                <text:p>0.335180182242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3853556">
                <text:p>0.497252663853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5238893">
                <text:p>0.331506725238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7991447">
                <text:p>0.497282527991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7991447">
                <text:p>0.497282527991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49832893">
                <text:p>0.4973117498328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8440221">
                <text:p>0.3351207584402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49879107">
                <text:p>0.497340349879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4156445">
                <text:p>0.331564874156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7767969">
                <text:p>0.4973683477679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7767969">
                <text:p>0.4973683477679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318999">
                <text:p>0.497395762318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39668157">
                <text:p>0.335065039668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575546">
                <text:p>0.497422611575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4812069">
                <text:p>0.331619434812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2844397">
                <text:p>0.497448912844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2844397">
                <text:p>0.497448912844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2732983">
                <text:p>0.497474682732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89874616">
                <text:p>0.3350126898746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5.75cm" svg:y="7.918cm" style:legend-expansion="high" chart:style-name="ch2"/>
        <chart:plot-area chart:style-name="ch3" table:cell-range-address="cr_data_200.A1:cr_data_200.A197 cr_data_200.L1:cr_data_200.L197" chart:data-source-has-labels="row" svg:x="1.525cm" svg:y="0.334cm" svg:width="24.33cm" svg:height="15.78cm">
          <chart:coordinate-region svg:x="2.437cm" svg:y="0.533cm" svg:width="23.138cm" svg:height="14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L2:cr_data_200.L197" chart:label-cell-address="cr_data_200.L1:cr_data_200.L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 (qm)</text:p>
                <draw:g>
                  <svg:desc>cr_data_200.L1:cr_data_20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52769256906871">
                <text:p>0.452769256906871</text:p>
                <draw:g>
                  <svg:desc>cr_data_200.L2:cr_data_200.L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8178700572909">
                <text:p>0.368178700572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531946529912">
                <text:p>0.414531946529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701560481771">
                <text:p>0.387701560481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80080618256">
                <text:p>0.436580080618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944237920141">
                <text:p>0.292944237920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523322223366">
                <text:p>0.449523322223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523322223366">
                <text:p>0.449523322223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55303280741">
                <text:p>0.458055303280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404235107498">
                <text:p>0.360404235107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9647204768">
                <text:p>0.464109647204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105470939338">
                <text:p>0.310105470939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31553021673">
                <text:p>0.468631553021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31553021673">
                <text:p>0.468631553021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8760588013">
                <text:p>0.472138760588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73664766255">
                <text:p>0.351473664766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899656506">
                <text:p>0.4749389965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7902853751">
                <text:p>0.316987902853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6795649506">
                <text:p>0.477226795649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6795649506">
                <text:p>0.477226795649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1223861104">
                <text:p>0.479131223861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90973927699">
                <text:p>0.346990973927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1311418939">
                <text:p>0.480741311418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5081131689">
                <text:p>0.320715081131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47397916">
                <text:p>0.48212047397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2047397916">
                <text:p>0.48212047397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5114223472">
                <text:p>0.483315114223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9214694038">
                <text:p>0.344289214694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972893812">
                <text:p>0.484359972893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5376761857">
                <text:p>0.323055376761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57836807">
                <text:p>0.48528157836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157836807">
                <text:p>0.48528157836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539436496">
                <text:p>0.486100539436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1409341073">
                <text:p>0.342481409341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3110142703">
                <text:p>0.486833110142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2337936224">
                <text:p>0.32466233793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282901306">
                <text:p>0.487492282901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2282901306">
                <text:p>0.48749228290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567932143">
                <text:p>0.488088567932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365347499">
                <text:p>0.341186365347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559279159">
                <text:p>0.488630559279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4273988255">
                <text:p>0.325834273988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352638918">
                <text:p>0.489125352638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352638918">
                <text:p>0.489125352638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58386774">
                <text:p>0.489578858386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832488384">
                <text:p>0.340212832488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6039248691">
                <text:p>0.4899960392486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903512612">
                <text:p>0.326726903512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92972265">
                <text:p>0.490381092972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1092972265">
                <text:p>0.490381092972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94299153">
                <text:p>0.490737594299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219699957">
                <text:p>0.339454219699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606441847">
                <text:p>0.491068606441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50460015">
                <text:p>0.32742950460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6944483">
                <text:p>0.49137676944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6944483">
                <text:p>0.49137676944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70836739">
                <text:p>0.491664370836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91702327">
                <text:p>0.338846391702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402581336">
                <text:p>0.491933402581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951234148">
                <text:p>0.327996951234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607330732">
                <text:p>0.492185607330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607330732">
                <text:p>0.492185607330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16254568">
                <text:p>0.492422516254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435200019">
                <text:p>0.3383484352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80182726">
                <text:p>0.492645480182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836064496">
                <text:p>0.32846483606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95401215">
                <text:p>0.492855695401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95401215">
                <text:p>0.492855695401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25142602">
                <text:p>0.493054225142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301682579">
                <text:p>0.33793301682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17586799">
                <text:p>0.493242017586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58203302">
                <text:p>0.328857258203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2101599">
                <text:p>0.49341992101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92101599">
                <text:p>0.49341992101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96635208">
                <text:p>0.493588696635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78589384">
                <text:p>0.3375811785893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9467608">
                <text:p>0.493749029467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117415351">
                <text:p>0.329191117415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7653567">
                <text:p>0.493901537653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37653567">
                <text:p>0.493901537653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80419966">
                <text:p>0.494046780419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57231869">
                <text:p>0.3372793572318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4936363">
                <text:p>0.494185264936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616406447">
                <text:p>0.329478616406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5223536">
                <text:p>0.49431745223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5223536">
                <text:p>0.49431745223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62342867">
                <text:p>0.494443762342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92244512">
                <text:p>0.337017592244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8738628">
                <text:p>0.494564578738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87037454">
                <text:p>0.329728787037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52246842">
                <text:p>0.494680252246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52246842">
                <text:p>0.494680252246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4440075">
                <text:p>0.494791104440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403852422">
                <text:p>0.336788403852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30626049">
                <text:p>0.494897430626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5763468">
                <text:p>0.32994845763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502475755">
                <text:p>0.494999502475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502475755">
                <text:p>0.494999502475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7034216">
                <text:p>0.49509757034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65818324">
                <text:p>0.336586065818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5311187">
                <text:p>0.495191865311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86488265">
                <text:p>0.33014288648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601020368">
                <text:p>0.4952826010203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601020368">
                <text:p>0.4952826010203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5275286">
                <text:p>0.495369975275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9929451">
                <text:p>0.3364061199294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71489582">
                <text:p>0.4954541714895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8646637">
                <text:p>0.3303161886466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9970582">
                <text:p>0.4955353599705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9970582">
                <text:p>0.495535359970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9069521">
                <text:p>0.495613699069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43359837">
                <text:p>0.336245043359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6212712">
                <text:p>0.495689336212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30646558">
                <text:p>0.330471630646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8827794">
                <text:p>0.4957624088277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8827794">
                <text:p>0.4957624088277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517732">
                <text:p>0.495833045177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5540528">
                <text:p>0.336100015540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5110295">
                <text:p>0.495901365110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8522999">
                <text:p>0.330611838522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80740967">
                <text:p>0.495967480740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80740967">
                <text:p>0.495967480740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7062931">
                <text:p>0.4960314970629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51453353">
                <text:p>0.335968751453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2505639">
                <text:p>0.4960935125056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7479811">
                <text:p>0.330738947479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9439521">
                <text:p>0.4961536194395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9439521">
                <text:p>0.4961536194395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463516">
                <text:p>0.49621190463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80266755">
                <text:p>0.335849380266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9681336">
                <text:p>0.496268449681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11459934">
                <text:p>0.3308547114599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1366169">
                <text:p>0.496323331366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31366169">
                <text:p>0.496323331366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2025102">
                <text:p>0.496376622025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5548042">
                <text:p>0.335740355548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85905">
                <text:p>0.49642838985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4615214">
                <text:p>0.3309605846152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9225655">
                <text:p>0.496478699225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9225655">
                <text:p>0.496478699225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906256">
                <text:p>0.4965276109062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7864644">
                <text:p>0.335640387864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2350914">
                <text:p>0.4965751823509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2739724">
                <text:p>0.3310577827397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903557">
                <text:p>0.4966214679035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7903557">
                <text:p>0.4966214679035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900912">
                <text:p>0.49666651900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3520331">
                <text:p>0.3355483935203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440431">
                <text:p>0.49671038440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30189761">
                <text:p>0.331147330189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10293517">
                <text:p>0.496753110293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10293517">
                <text:p>0.496753110293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511179">
                <text:p>0.4967947405111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5092493">
                <text:p>0.335463455092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671819">
                <text:p>0.4968353166718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6139456">
                <text:p>0.331230096139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8308818">
                <text:p>0.496874878308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8308818">
                <text:p>0.4968748783088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3002916">
                <text:p>0.496913463002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90717903">
                <text:p>0.335384790717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501299">
                <text:p>0.496951106501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2896884">
                <text:p>0.331306822896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82808">
                <text:p>0.496987842828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282808">
                <text:p>0.496987842828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386885">
                <text:p>0.4970237043868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9944732">
                <text:p>0.335311729944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2056196">
                <text:p>0.497058722056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8237818">
                <text:p>0.3313781482378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5278039">
                <text:p>0.497092925278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5278039">
                <text:p>0.49709292527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2140557">
                <text:p>0.4971263421405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4569295">
                <text:p>0.335243694569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454952">
                <text:p>0.4971589994549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3181609">
                <text:p>0.331444623181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827234">
                <text:p>0.497190922827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827234">
                <text:p>0.497190922827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725189">
                <text:p>0.497222136725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3296931">
                <text:p>0.335180183296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540933">
                <text:p>0.497252664540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6258766">
                <text:p>0.331506726258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649381">
                <text:p>0.4972825286493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8649381">
                <text:p>0.4972825286493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462944">
                <text:p>0.4973117504629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9365283">
                <text:p>0.335120759365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482737">
                <text:p>0.4973403504827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5052371">
                <text:p>0.3315648750523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346548">
                <text:p>0.497368348346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8346548">
                <text:p>0.497368348346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873813">
                <text:p>0.4973957628738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40483296">
                <text:p>0.335065040483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2107803">
                <text:p>0.4974226121078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5602319">
                <text:p>0.3316194356023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355232">
                <text:p>0.4974489133552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3355232">
                <text:p>0.497448913355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223463">
                <text:p>0.4974746832234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90595687">
                <text:p>0.3350126905956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